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20000009000038C80000165DF919A87B.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67cm"/>
    </style:style>
    <style:style style:name="co2" style:family="table-column">
      <style:table-column-properties fo:break-before="auto" style:column-width="2.187cm"/>
    </style:style>
    <style:style style:name="co3" style:family="table-column">
      <style:table-column-properties fo:break-before="auto" style:column-width="5.115cm"/>
    </style:style>
    <style:style style:name="co4" style:family="table-column">
      <style:table-column-properties fo:break-before="auto" style:column-width="2.54cm"/>
    </style:style>
    <style:style style:name="co5" style:family="table-column">
      <style:table-column-properties fo:break-before="auto" style:column-width="5.045cm"/>
    </style:style>
    <style:style style:name="co6" style:family="table-column">
      <style:table-column-properties fo:break-before="auto" style:column-width="3.881cm"/>
    </style:style>
    <style:style style:name="co7" style:family="table-column">
      <style:table-column-properties fo:break-before="auto" style:column-width="22.828cm"/>
    </style:style>
    <style:style style:name="co8" style:family="table-column">
      <style:table-column-properties fo:break-before="auto" style:column-width="17.537cm"/>
    </style:style>
    <style:style style:name="co9" style:family="table-column">
      <style:table-column-properties fo:break-before="auto" style:column-width="5.997cm"/>
    </style:style>
    <style:style style:name="co10" style:family="table-column">
      <style:table-column-properties fo:break-before="auto" style:column-width="6.951cm"/>
    </style:style>
    <style:style style:name="co11" style:family="table-column">
      <style:table-column-properties fo:break-before="auto" style:column-width="4.2cm"/>
    </style:style>
    <style:style style:name="co12" style:family="table-column">
      <style:table-column-properties fo:break-before="auto" style:column-width="6.352cm"/>
    </style:style>
    <style:style style:name="co13" style:family="table-column">
      <style:table-column-properties fo:break-before="auto" style:column-width="7.586cm"/>
    </style:style>
    <style:style style:name="co14" style:family="table-column">
      <style:table-column-properties fo:break-before="auto" style:column-width="8.821cm"/>
    </style:style>
    <style:style style:name="co15" style:family="table-column">
      <style:table-column-properties fo:break-before="auto" style:column-width="5.329cm"/>
    </style:style>
    <style:style style:name="co16" style:family="table-column">
      <style:table-column-properties fo:break-before="auto" style:column-width="6.81cm"/>
    </style:style>
    <style:style style:name="co17" style:family="table-column">
      <style:table-column-properties fo:break-before="auto" style:column-width="4.551cm"/>
    </style:style>
    <style:style style:name="co18" style:family="table-column">
      <style:table-column-properties fo:break-before="auto" style:column-width="11.785cm"/>
    </style:style>
    <style:style style:name="co19" style:family="table-column">
      <style:table-column-properties fo:break-before="auto" style:column-width="5.435cm"/>
    </style:style>
    <style:style style:name="co20" style:family="table-column">
      <style:table-column-properties fo:break-before="auto" style:column-width="6.879cm"/>
    </style:style>
    <style:style style:name="co21" style:family="table-column">
      <style:table-column-properties fo:break-before="auto" style:column-width="5.151cm"/>
    </style:style>
    <style:style style:name="co22" style:family="table-column">
      <style:table-column-properties fo:break-before="auto" style:column-width="3.563cm"/>
    </style:style>
    <style:style style:name="co23" style:family="table-column">
      <style:table-column-properties fo:break-before="auto" style:column-width="6.211cm"/>
    </style:style>
    <style:style style:name="co24" style:family="table-column">
      <style:table-column-properties fo:break-before="auto" style:column-width="5.681cm"/>
    </style:style>
    <style:style style:name="co25" style:family="table-column">
      <style:table-column-properties fo:break-before="auto" style:column-width="12.314cm"/>
    </style:style>
    <style:style style:name="co26" style:family="table-column">
      <style:table-column-properties fo:break-before="auto" style:column-width="4.621cm"/>
    </style:style>
    <style:style style:name="co27" style:family="table-column">
      <style:table-column-properties fo:break-before="auto" style:column-width="5.398cm"/>
    </style:style>
    <style:style style:name="co28" style:family="table-column">
      <style:table-column-properties fo:break-before="auto" style:column-width="5.47cm"/>
    </style:style>
    <style:style style:name="co29" style:family="table-column">
      <style:table-column-properties fo:break-before="auto" style:column-width="6.033cm"/>
    </style:style>
    <style:style style:name="ro1" style:family="table-row">
      <style:table-row-properties style:row-height="3.096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661cm" fo:break-before="auto" style:use-optimal-row-height="false"/>
    </style:style>
    <style:style style:name="ro4" style:family="table-row">
      <style:table-row-properties style:row-height="0.556cm" fo:break-before="auto" style:use-optimal-row-height="false"/>
    </style:style>
    <style:style style:name="ro5" style:family="table-row">
      <style:table-row-properties style:row-height="0.291cm" fo:break-before="auto" style:use-optimal-row-height="false"/>
    </style:style>
    <style:style style:name="ro6" style:family="table-row">
      <style:table-row-properties style:row-height="0.318cm" fo:break-before="auto" style:use-optimal-row-height="false"/>
    </style:style>
    <style:style style:name="ro7" style:family="table-row">
      <style:table-row-properties style:row-height="0.106cm" fo:break-before="auto" style:use-optimal-row-height="false"/>
    </style:style>
    <style:style style:name="ro8" style:family="table-row">
      <style:table-row-properties style:row-height="1.085cm" fo:break-before="auto" style:use-optimal-row-height="false"/>
    </style:style>
    <style:style style:name="ro9" style:family="table-row">
      <style:table-row-properties style:row-height="1.138cm" fo:break-before="auto" style:use-optimal-row-height="false"/>
    </style:style>
    <style:style style:name="ro10" style:family="table-row">
      <style:table-row-properties style:row-height="1.588cm" fo:break-before="auto" style:use-optimal-row-height="false"/>
    </style:style>
    <style:style style:name="ro11" style:family="table-row">
      <style:table-row-properties style:row-height="1.032cm" fo:break-before="auto" style:use-optimal-row-height="false"/>
    </style:style>
    <style:style style:name="ro12" style:family="table-row">
      <style:table-row-properties style:row-height="1.217cm" fo:break-before="auto" style:use-optimal-row-height="false"/>
    </style:style>
    <style:style style:name="ro13" style:family="table-row">
      <style:table-row-properties style:row-height="2.196cm" fo:break-before="auto" style:use-optimal-row-height="false"/>
    </style:style>
    <style:style style:name="ro14" style:family="table-row">
      <style:table-row-properties style:row-height="0.159cm" fo:break-before="auto" style:use-optimal-row-height="false"/>
    </style:style>
    <style:style style:name="ro15" style:family="table-row">
      <style:table-row-properties style:row-height="1.561cm" fo:break-before="auto" style:use-optimal-row-height="false"/>
    </style:style>
    <style:style style:name="ro16" style:family="table-row">
      <style:table-row-properties style:row-height="1.058cm" fo:break-before="auto" style:use-optimal-row-height="false"/>
    </style:style>
    <style:style style:name="ro17" style:family="table-row">
      <style:table-row-properties style:row-height="0.9cm" fo:break-before="auto" style:use-optimal-row-height="false"/>
    </style:style>
    <style:style style:name="ro18" style:family="table-row">
      <style:table-row-properties style:row-height="1.164cm" fo:break-before="auto" style:use-optimal-row-height="false"/>
    </style:style>
    <style:style style:name="ro19" style:family="table-row">
      <style:table-row-properties style:row-height="2.646cm" fo:break-before="auto" style:use-optimal-row-height="false"/>
    </style:style>
    <style:style style:name="ro20" style:family="table-row">
      <style:table-row-properties style:row-height="1.111cm" fo:break-before="auto" style:use-optimal-row-height="false"/>
    </style:style>
    <style:style style:name="ro21" style:family="table-row">
      <style:table-row-properties style:row-height="1.64cm" fo:break-before="auto" style:use-optimal-row-height="false"/>
    </style:style>
    <style:style style:name="ro22" style:family="table-row">
      <style:table-row-properties style:row-height="2.223cm" fo:break-before="auto" style:use-optimal-row-height="false"/>
    </style:style>
    <style:style style:name="ro23" style:family="table-row">
      <style:table-row-properties style:row-height="4.974cm" fo:break-before="auto" style:use-optimal-row-height="false"/>
    </style:style>
    <style:style style:name="ro24" style:family="table-row">
      <style:table-row-properties style:row-height="3.254cm" fo:break-before="auto" style:use-optimal-row-height="false"/>
    </style:style>
    <style:style style:name="ro25" style:family="table-row">
      <style:table-row-properties style:row-height="3.149cm" fo:break-before="auto" style:use-optimal-row-height="false"/>
    </style:style>
    <style:style style:name="ro26" style:family="table-row">
      <style:table-row-properties style:row-height="4.948cm" fo:break-before="auto" style:use-optimal-row-height="false"/>
    </style:style>
    <style:style style:name="ro27" style:family="table-row">
      <style:table-row-properties style:row-height="3.334cm" fo:break-before="auto" style:use-optimal-row-height="false"/>
    </style:style>
    <style:style style:name="ro28" style:family="table-row">
      <style:table-row-properties style:row-height="2.275cm" fo:break-before="auto" style:use-optimal-row-height="false"/>
    </style:style>
    <style:style style:name="ro29" style:family="table-row">
      <style:table-row-properties style:row-height="1.693cm" fo:break-before="auto" style:use-optimal-row-height="false"/>
    </style:style>
    <style:style style:name="ro30" style:family="table-row">
      <style:table-row-properties style:row-height="2.381cm" fo:break-before="auto" style:use-optimal-row-height="false"/>
    </style:style>
    <style:style style:name="ro31" style:family="table-row">
      <style:table-row-properties style:row-height="2.725cm" fo:break-before="auto" style:use-optimal-row-height="false"/>
    </style:style>
    <style:style style:name="ro32" style:family="table-row">
      <style:table-row-properties style:row-height="4.392cm" fo:break-before="auto" style:use-optimal-row-height="false"/>
    </style:style>
    <style:style style:name="ro33" style:family="table-row">
      <style:table-row-properties style:row-height="0.582cm" fo:break-before="auto" style:use-optimal-row-height="false"/>
    </style:style>
    <style:style style:name="ro34" style:family="table-row">
      <style:table-row-properties style:row-height="2.99cm" fo:break-before="auto" style:use-optimal-row-height="false"/>
    </style:style>
    <style:style style:name="ro35" style:family="table-row">
      <style:table-row-properties style:row-height="1.984cm" fo:break-before="auto" style:use-optimal-row-height="false"/>
    </style:style>
    <style:style style:name="ro36" style:family="table-row">
      <style:table-row-properties style:row-height="2.302cm" fo:break-before="auto" style:use-optimal-row-height="false"/>
    </style:style>
    <style:style style:name="ro37" style:family="table-row">
      <style:table-row-properties style:row-height="1.905cm" fo:break-before="auto" style:use-optimal-row-height="false"/>
    </style:style>
    <style:style style:name="ro38" style:family="table-row">
      <style:table-row-properties style:row-height="1.799cm" fo:break-before="auto" style:use-optimal-row-height="false"/>
    </style:style>
    <style:style style:name="ro39" style:family="table-row">
      <style:table-row-properties style:row-height="2.249cm" fo:break-before="auto" style:use-optimal-row-height="false"/>
    </style:style>
    <style:style style:name="ro40" style:family="table-row">
      <style:table-row-properties style:row-height="3.651cm" fo:break-before="auto" style:use-optimal-row-height="false"/>
    </style:style>
    <style:style style:name="ro41" style:family="table-row">
      <style:table-row-properties style:row-height="2.54cm" fo:break-before="auto" style:use-optimal-row-height="false"/>
    </style:style>
    <style:style style:name="ro42" style:family="table-row">
      <style:table-row-properties style:row-height="1.931cm" fo:break-before="auto" style:use-optimal-row-height="false"/>
    </style:style>
    <style:style style:name="ro43" style:family="table-row">
      <style:table-row-properties style:row-height="1.852cm" fo:break-before="auto" style:use-optimal-row-height="false"/>
    </style:style>
    <style:style style:name="ro44" style:family="table-row">
      <style:table-row-properties style:row-height="1.879cm" fo:break-before="auto" style:use-optimal-row-height="false"/>
    </style:style>
    <style:style style:name="ro45" style:family="table-row">
      <style:table-row-properties style:row-height="2.858cm" fo:break-before="auto" style:use-optimal-row-height="false"/>
    </style:style>
    <style:style style:name="ro46" style:family="table-row">
      <style:table-row-properties style:row-height="3.043cm" fo:break-before="auto" style:use-optimal-row-height="false"/>
    </style:style>
    <style:style style:name="ta1" style:family="table" style:master-page-name="PageStyle_5f_Instructions">
      <style:table-properties table:display="true" style:writing-mode="lr-tb" tableooo:tab-color="#92d050"/>
    </style:style>
    <style:style style:name="ta2" style:family="table" style:master-page-name="PageStyle_5f_Publishing_20_Information">
      <style:table-properties table:display="true" style:writing-mode="lr-tb" tableooo:tab-color="#ffff00"/>
    </style:style>
    <style:style style:name="ta3" style:family="table" style:master-page-name="PageStyle_5f_Publishing_20_Info_20_GUIDE_20__28_DELETE_29__20_">
      <style:table-properties table:display="true" style:writing-mode="lr-tb" tableooo:tab-color="#ffff00"/>
    </style:style>
    <style:style style:name="ta4" style:family="table" style:master-page-name="PageStyle_5f_Organisation_20_Data">
      <style:table-properties table:display="true" style:writing-mode="lr-tb" tableooo:tab-color="#b3a2c7"/>
    </style:style>
    <style:style style:name="ta5" style:family="table" style:master-page-name="PageStyle_5f_Org_20_Data_20_Guide_20__28_DELETE_29_">
      <style:table-properties table:display="true" style:writing-mode="lr-tb" tableooo:tab-color="#b3a2c7"/>
    </style:style>
    <style:style style:name="ta6" style:family="table" style:master-page-name="PageStyle_5f_Activity_20_Data">
      <style:table-properties table:display="true" style:writing-mode="lr-tb" tableooo:tab-color="#00b0f0"/>
    </style:style>
    <style:style style:name="ta7" style:family="table" style:master-page-name="PageStyle_5f_Activity_20_Data_20_Guide_20__28_DELETE_29_">
      <style:table-properties table:display="true" style:writing-mode="lr-tb" tableooo:tab-color="#00b0f0"/>
    </style:style>
    <style:style style:name="ta8" style:family="table" style:master-page-name="PageStyle_5f_Drop-down_20_menu">
      <style:table-properties table:display="false" style:writing-mode="lr-tb"/>
    </style:style>
    <number:percentage-style style:name="N5010" number:language="en" number:country="GB">
      <number:number number:decimal-places="0" number:min-integer-digits="1"/>
      <number:text>%</number:text>
    </number:percentage-style>
    <style:style style:name="ce1" style:family="table-cell" style:parent-style-name="Default">
      <style:table-cell-properties fo:background-color="#ffffff" style:text-align-source="value-type" style:repeat-content="false" fo:wrap-option="wrap" style:direction="ltr" style:rotation-angle="0" style:rotation-align="none" style:shrink-to-fit="false" style:vertical-align="top" style:vertical-justify="auto"/>
      <style:paragraph-properties css3t:text-justify="auto" fo:margin-left="0cm" style:writing-mode="page"/>
    </style:style>
    <style:style style:name="ce2" style:family="table-cell" style:parent-style-name="Default">
      <style:table-cell-properties fo:background-color="#ffffff" style:text-align-source="value-type" style:repeat-content="false" fo:wrap-option="wrap"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 style:family="table-cell" style:parent-style-name="Default">
      <style:table-cell-properties fo:background-color="#ffffff" style:text-align-source="value-type" style:repeat-content="false" fo:wrap-option="wrap"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 style:family="table-cell" style:parent-style-name="Default">
      <style:table-cell-properties fo:background-color="#ffffff" style:text-align-source="value-type" style:repeat-content="false" fo:wrap-option="wrap"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table-cell-properties fo:background-color="#ffffff" style:text-align-source="fix" style:repeat-content="false" fo:wrap-option="wrap" fo:border="none" style:direction="ltr" style:rotation-angle="0" style:rotation-align="none" style:shrink-to-fit="false" style:vertical-align="top" style:vertical-justify="auto"/>
      <style:paragraph-properties fo:text-align="center" css3t:text-justify="auto" fo:margin-left="0cm" style:writing-mode="page"/>
    </style:style>
    <style:style style:name="ce6" style:family="table-cell" style:parent-style-name="Default">
      <style:table-cell-properties fo:background-color="#ffffff" style:text-align-source="value-type" style:repeat-content="false" fo:wrap-option="wrap" fo:border="none" style:direction="ltr" style:rotation-angle="0" style:rotation-align="none" style:shrink-to-fit="false" style:vertical-align="top" style:vertical-justify="auto"/>
      <style:paragraph-properties css3t:text-justify="auto" fo:margin-left="0cm" style:writing-mode="page"/>
      <style:text-properties fo:color="#4f81bd"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7" style:family="table-cell" style:parent-style-name="Excel_20_Built-in_20_Hyperlink" style:data-style-name="N5000">
      <style:table-cell-properties fo:border-bottom="none" style:cell-protect="protected" style:print-content="true" style:diagonal-bl-tr="none" style:diagonal-tl-br="none" style:text-align-source="fix" style:repeat-content="false" fo:background-color="transparent" fo:wrap-option="wrap" fo:border-left="none" style:direction="ltr" fo:border-right="0.99pt solid #000000" style:rotation-angle="0" style:rotation-align="none" style:shrink-to-fit="false" fo:border-top="none" style:vertical-align="top" style:vertical-justify="auto"/>
      <style:paragraph-properties fo:text-align="start" css3t:text-justify="auto" fo:margin-left="0cm" style:writing-mode="page"/>
      <style:text-properties fo:color="#0000ff" style:text-outline="false" style:text-line-through-style="none" style:font-name="Calibri" fo:font-size="12pt" fo:font-style="normal" fo:text-shadow="none" style:text-underline-style="solid" style:text-underline-width="auto" style:text-underline-color="font-color" fo:font-weight="bold" style:font-size-asian="12pt" style:font-style-asian="normal" style:font-weight-asian="bold" style:font-name-complex="Calibri" style:font-size-complex="12pt" style:font-style-complex="normal" style:font-weight-complex="bold"/>
    </style:style>
    <style:style style:name="ce8" style:family="table-cell" style:parent-style-name="Excel_20_Built-in_20_Hyperlink" style:data-style-name="N5000">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9" style:family="table-cell" style:parent-style-name="Default">
      <style:table-cell-properties fo:border-bottom="none" fo:background-color="#ffffff" style:text-align-source="fix" style:repeat-content="false" fo:wrap-option="wrap" fo:border-left="none" style:direction="ltr" fo:border-right="0.99pt solid #000000" style:rotation-angle="0" style:rotation-align="none" style:shrink-to-fit="false" fo:border-top="none" style:vertical-align="top" style:vertical-justify="auto"/>
      <style:paragraph-properties fo:text-align="start" css3t:text-justify="auto" fo:margin-left="0cm" style:writing-mode="page"/>
      <style:text-properties fo:color="#4f81bd"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 style:family="table-cell" style:parent-style-name="Default">
      <style:table-cell-properties fo:background-color="#ffffff" style:text-align-source="value-type" style:repeat-content="false" fo:wrap-option="wrap" fo:border="none" style:direction="ltr" style:rotation-angle="0" style:rotation-align="none" style:shrink-to-fit="false" style:vertical-align="top" style:vertical-justify="auto"/>
      <style:paragraph-properties css3t:text-justify="auto" fo:margin-left="0cm" style:writing-mode="page"/>
      <style:text-properties fo:color="#4f81bd"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 style:family="table-cell" style:parent-style-name="Default">
      <style:table-cell-properties fo:background-color="#ffffff" style:text-align-source="fix" style:repeat-content="false" fo:wrap-option="wrap" fo:border="none" style:direction="ltr" style:rotation-angle="0" style:rotation-align="none" style:shrink-to-fit="false" style:vertical-align="top" style:vertical-justify="auto"/>
      <style:paragraph-properties fo:text-align="start" css3t:text-justify="auto" fo:margin-left="0cm" style:writing-mode="page"/>
    </style:style>
    <style:style style:name="ce12" style:family="table-cell" style:parent-style-name="Default">
      <style:table-cell-properties fo:background-color="#ffffff" style:text-align-source="fix" style:repeat-content="false" fo:wrap-option="wrap" style:direction="ltr" style:rotation-angle="0" style:rotation-align="none" style:shrink-to-fit="false" style:vertical-align="top" style:vertical-justify="auto"/>
      <style:paragraph-properties fo:text-align="start" css3t:text-justify="auto" fo:margin-left="0cm" style:writing-mode="page"/>
    </style:style>
    <style:style style:name="ce13" style:family="table-cell" style:parent-style-name="Default">
      <style:table-cell-properties fo:background-color="#ffffff" style:text-align-source="value-type" style:repeat-content="false" fo:wrap-option="wrap" style:direction="ltr" style:rotation-angle="0" style:rotation-align="none" style:shrink-to-fit="false" style:vertical-align="top" style:vertical-justify="auto"/>
      <style:paragraph-properties css3t:text-justify="auto"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style:text-align-source="value-type" style:repeat-content="false" fo:background-color="transparent" fo:wrap-option="wrap" fo:border="none" style:direction="ltr" style:rotation-angle="0" style:rotation-align="none" style:shrink-to-fit="false" style:vertical-align="top" style:vertical-justify="auto"/>
      <style:paragraph-properties css3t:text-justify="auto" fo:margin-left="0cm" style:writing-mode="page"/>
    </style:style>
    <style:style style:name="ce15" style:family="table-cell" style:parent-style-name="Default">
      <style:table-cell-properties fo:background-color="#ffffff" style:text-align-source="value-type" style:repeat-content="false" fo:wrap-option="wrap" fo:border="none" style:direction="ltr" style:rotation-angle="0" style:rotation-align="none" style:shrink-to-fit="false" style:vertical-align="top" style:vertical-justify="auto"/>
      <style:paragraph-properties css3t:text-justify="auto" fo:margin-left="0cm" style:writing-mode="page"/>
    </style:style>
    <style:style style:name="ce16" style:family="table-cell" style:parent-style-name="Default">
      <style:table-cell-properties fo:background-color="#ffffff" style:text-align-source="value-type" style:repeat-content="false" fo:wrap-option="wrap" fo:border="none"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7" style:family="table-cell" style:parent-style-name="Default">
      <style:table-cell-properties fo:background-color="#ffffff" style:text-align-source="fix" style:repeat-content="false" fo:wrap-option="wrap" fo:border="none" style:direction="ltr" style:rotation-angle="0" style:rotation-align="none" style:shrink-to-fit="false" style:vertical-align="top" style:vertical-justify="auto"/>
      <style:paragraph-properties fo:text-align="start" css3t:text-justify="auto" fo:margin-left="1.108cm" style:writing-mode="page"/>
    </style:style>
    <style:style style:name="ce18" style:family="table-cell" style:parent-style-name="Default">
      <style:table-cell-properties fo:background-color="#ffffff" style:text-align-source="value-type" style:repeat-content="false" fo:wrap-option="wrap" fo:border="none"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fo:background-color="#ffffff" style:text-align-source="value-type" style:repeat-content="false" fo:wrap-option="wrap" fo:border="none"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table-cell-properties fo:background-color="#ffffff" style:text-align-source="value-type" style:repeat-content="false" fo:wrap-option="wrap"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Excel_20_Built-in_20_Hyperlink" style:data-style-name="N5000">
      <style:table-cell-properties fo:background-color="#ffffff"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vertical-justify="auto"/>
      <style:paragraph-properties css3t:text-justify="auto" fo:margin-left="0cm" style:writing-mode="page"/>
    </style:style>
    <style:style style:name="ce22" style:family="table-cell" style:parent-style-name="Default">
      <style:table-cell-properties fo:background-color="#ffffff" style:text-align-source="fix" style:repeat-content="false" fo:wrap-option="wrap" style:direction="ltr" style:rotation-angle="0" style:rotation-align="none" style:shrink-to-fit="false" style:vertical-align="top" style:vertical-justify="auto"/>
      <style:paragraph-properties fo:text-align="center" css3t:text-justify="auto" fo:margin-left="0cm" style:writing-mode="page"/>
    </style:style>
    <style:style style:name="ce2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4" style:family="table-cell" style:parent-style-name="Default">
      <style:table-cell-properties fo:border-bottom="none" fo:background-color="#ffffff" style:diagonal-bl-tr="none" style:diagonal-tl-br="none" style:text-align-source="fix" style:repeat-content="false" fo:wrap-option="wrap" fo:border-left="none" style:direction="ltr" fo:border-right="0.99pt solid #000000" style:rotation-angle="0" style:rotation-align="none" style:shrink-to-fit="false" fo:border-top="none" style:vertical-align="top" style:vertical-justify="auto"/>
      <style:paragraph-properties fo:text-align="start"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5"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style:vertical-justify="auto"/>
      <style:paragraph-properties css3t:text-justify="auto" fo:margin-left="0cm" style:writing-mode="page"/>
    </style:style>
    <style:style style:name="ce26" style:family="table-cell" style:parent-style-name="Default">
      <style:table-cell-properties fo:background-color="#ffffff" style:text-align-source="value-type" style:repeat-content="false" fo:wrap-option="wrap"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7" style:family="table-cell" style:parent-style-name="Default">
      <style:table-cell-properties fo:background-color="#ffffff" style:text-align-source="fix" style:repeat-content="false" fo:wrap-option="wrap" style:direction="ltr" style:rotation-angle="0" style:rotation-align="none" style:shrink-to-fit="false" style:vertical-align="top" style:vertical-justify="auto"/>
      <style:paragraph-properties fo:text-align="start" css3t:text-justify="auto" fo:margin-left="1.108cm" style:writing-mode="page"/>
    </style:style>
    <style:style style:name="ce28" style:family="table-cell" style:parent-style-name="Default">
      <style:table-cell-properties fo:background-color="#00b050"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 style:family="table-cell" style:parent-style-name="Default">
      <style:table-cell-properties fo:background-color="#92d050"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 style:family="table-cell" style:parent-style-name="Default">
      <style:table-cell-properties fo:background-color="#ffc000"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 style:family="table-cell" style:parent-style-name="Default">
      <style:table-cell-properties fo:background-color="#e46c0a"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Default">
      <style:table-cell-properties fo:background-color="#ff0000"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 style:family="table-cell" style:parent-style-name="Default">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 style:family="table-cell" style:parent-style-name="Default">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5" style:family="table-cell" style:parent-style-name="Default">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6" style:family="table-cell" style:parent-style-name="Default">
      <style:table-cell-properties fo:background-color="#ffffff" style:text-align-source="value-type" style:repeat-content="false" fo:wrap-option="wrap" style:direction="ltr" style:rotation-angle="0" style:rotation-align="none" style:shrink-to-fit="false" style:vertical-align="top" style:vertical-justify="auto"/>
      <style:paragraph-properties css3t:text-justify="auto" fo:margin-left="0cm" style:writing-mode="page"/>
      <style:text-properties fo:color="#4f81bd"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7" style:family="table-cell" style:parent-style-name="Default">
      <style:table-cell-properties fo:border-bottom="0.99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0.99pt solid #000000"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8"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9" style:family="table-cell" style:parent-style-name="Default">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4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1" style:family="table-cell" style:parent-style-name="Default">
      <style:table-cell-properties fo:border-bottom="0.99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0.99pt solid #000000" style:vertical-align="top" style:vertical-justify="auto"/>
      <style:paragraph-properties css3t:text-justify="auto"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42" style:family="table-cell" style:parent-style-name="Default">
      <style:table-cell-properties fo:border-bottom="0.99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0.99pt solid #000000" style:vertical-align="top"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3" style:family="table-cell" style:parent-style-name="Default">
      <style:table-cell-properties fo:border-bottom="0.99pt solid #000000" fo:background-color="#ffffff"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top"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4" style:family="table-cell" style:parent-style-name="Default">
      <style:table-cell-properties fo:border-bottom="0.99pt solid #000000" fo:background-color="#ffffff"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top" style:vertical-justify="auto"/>
      <style:paragraph-properties css3t:text-justify="auto"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45" style:family="table-cell" style:parent-style-name="Default">
      <style:table-cell-properties fo:border-bottom="0.99pt solid #000000" fo:background-color="#ffffff"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6" style:family="table-cell" style:parent-style-name="Default">
      <style:table-cell-properties fo:background-color="#ffffff" style:text-align-source="value-type" style:repeat-content="false" fo:wrap-option="no-wrap"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 style:family="table-cell" style:parent-style-name="Default">
      <style:table-cell-properties fo:background-color="#ffffff" style:text-align-source="value-type" style:repeat-content="false" fo:wrap-option="wrap"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8" style:family="table-cell" style:parent-style-name="Default">
      <style:table-cell-properties fo:background-color="#ffffff" style:text-align-source="value-type" style:repeat-content="false" fo:wrap-option="no-wrap" fo:border="none" style:direction="ltr" style:rotation-angle="0" style:rotation-align="none" style:shrink-to-fit="false" style:vertical-align="bottom" style:vertical-justify="auto"/>
      <style:paragraph-properties css3t:text-justify="auto" fo:margin-left="0cm" style:writing-mode="page"/>
      <style:text-properties fo:color="#4f81bd"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49" style:family="table-cell" style:parent-style-name="Default">
      <style:table-cell-properties fo:border-bottom="none" fo:background-color="#8eb4e3" style:diagonal-bl-tr="none" style:diagonal-tl-br="none" style:text-align-source="value-type" style:repeat-content="false" fo:wrap-option="wrap" fo:border-left="2.49pt solid #000000" style:direction="ltr" fo:border-right="2.49pt solid #000000" style:rotation-angle="0" style:rotation-align="none" style:shrink-to-fit="false" fo:border-top="2.49pt solid #000000" style:vertical-align="top"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50" style:family="table-cell" style:parent-style-name="Default">
      <style:table-cell-properties fo:border-bottom="0.06pt solid #000000" fo:background-color="#ffffff" style:diagonal-bl-tr="none" style:diagonal-tl-br="none" style:text-align-source="value-type" style:repeat-content="false" fo:wrap-option="wrap" fo:border-left="2.49pt solid #000000" style:direction="ltr" fo:border-right="2.49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1" style:family="table-cell" style:parent-style-name="Default">
      <style:table-cell-properties fo:border-bottom="0.06pt solid #000000" fo:background-color="#ffffff"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52" style:family="table-cell" style:parent-style-name="Default" style:data-style-name="N5010">
      <style:table-cell-properties fo:border-bottom="0.99pt solid #000000" fo:background-color="#ffffff"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3" style:family="table-cell" style:parent-style-name="Default" style:data-style-name="N5010">
      <style:table-cell-properties fo:border-bottom="0.06pt solid #000000" fo:background-color="#ffffff" style:diagonal-bl-tr="none" style:diagonal-tl-br="none" style:text-align-source="value-type" style:repeat-content="false" fo:wrap-option="wrap" fo:border-left="2.49pt solid #000000" style:direction="ltr" fo:border-right="2.49pt solid #000000" style:rotation-angle="0" style:rotation-align="none" style:shrink-to-fit="false" fo:border-top="0.99pt solid #000000" style:vertical-align="top" style:vertical-justify="auto"/>
      <style:paragraph-properties css3t:text-justify="auto" fo:margin-left="0cm" style:writing-mode="page"/>
      <style:text-properties fo:font-weight="bold" style:font-weight-asian="bold" style:font-weight-complex="bold"/>
    </style:style>
    <style:style style:name="ce54" style:family="table-cell" style:parent-style-name="Default">
      <style:table-cell-properties fo:border-bottom="0.06pt solid #000000" fo:background-color="#ffffff" style:diagonal-bl-tr="none" style:diagonal-tl-br="none" style:text-align-source="value-type" style:repeat-content="false" fo:wrap-option="wrap" fo:border-left="2.49pt solid #000000" style:direction="ltr" fo:border-right="0.06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55" style:family="table-cell" style:parent-style-name="Default" style:data-style-name="N5112">
      <style:table-cell-properties fo:border-bottom="0.99pt solid #000000" fo:background-color="#ffffff" style:diagonal-bl-tr="none" style:diagonal-tl-br="none" style:text-align-source="value-type" style:repeat-content="false" fo:wrap-option="wrap" fo:border-left="2.49pt solid #000000" style:direction="ltr" fo:border-right="0.06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6" style:family="table-cell" style:parent-style-name="Default" style:data-style-name="N5112">
      <style:table-cell-properties fo:border-bottom="0.06pt solid #000000" fo:background-color="#ffffff" style:diagonal-bl-tr="none" style:diagonal-tl-br="none" style:text-align-source="value-type" style:repeat-content="false" fo:wrap-option="wrap" fo:border-left="2.49pt solid #000000" style:direction="ltr" fo:border-right="2.49pt solid #000000" style:rotation-angle="0" style:rotation-align="none" style:shrink-to-fit="false" fo:border-top="0.99pt solid #000000" style:vertical-align="top" style:vertical-justify="auto"/>
      <style:paragraph-properties css3t:text-justify="auto" fo:margin-left="0cm" style:writing-mode="page"/>
      <style:text-properties fo:font-weight="bold" style:font-weight-asian="bold" style:font-weight-complex="bold"/>
    </style:style>
    <style:style style:name="ce57" style:family="table-cell" style:parent-style-name="Default">
      <style:table-cell-properties fo:border-bottom="0.99pt solid #000000" fo:background-color="#ffffff" style:diagonal-bl-tr="none" style:diagonal-tl-br="none" style:text-align-source="value-type" style:repeat-content="false" fo:wrap-option="wrap" fo:border-left="2.49pt solid #000000" style:direction="ltr" fo:border-right="0.06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8" style:family="table-cell" style:parent-style-name="Default">
      <style:table-cell-properties fo:border-bottom="0.06pt solid #000000" fo:background-color="#ffffff" style:diagonal-bl-tr="none" style:diagonal-tl-br="none" style:text-align-source="value-type" style:repeat-content="false" fo:wrap-option="wrap" fo:border-left="2.49pt solid #000000" style:direction="ltr" fo:border-right="2.49pt solid #000000" style:rotation-angle="0" style:rotation-align="none" style:shrink-to-fit="false" fo:border-top="0.99pt solid #000000" style:vertical-align="top" style:vertical-justify="auto"/>
      <style:paragraph-properties css3t:text-justify="auto" fo:margin-left="0cm" style:writing-mode="page"/>
      <style:text-properties fo:font-weight="bold" style:font-weight-asian="bold" style:font-weight-complex="bold"/>
    </style:style>
    <style:style style:name="ce59" style:family="table-cell" style:parent-style-name="Default">
      <style:table-cell-properties fo:border-bottom="0.99pt solid #000000" fo:background-color="#ffffff"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0" style:family="table-cell" style:parent-style-name="Default">
      <style:table-cell-properties fo:border-bottom="0.99pt solid #000000" fo:background-color="#ffffff" style:diagonal-bl-tr="none" style:diagonal-tl-br="none" style:text-align-source="value-type" style:repeat-content="false" fo:wrap-option="wrap" fo:border-left="2.49pt solid #000000" style:direction="ltr" fo:border-right="none" style:rotation-angle="0" style:rotation-align="none" style:shrink-to-fit="false" fo:border-top="0.06pt solid #000000"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1" style:family="table-cell" style:parent-style-name="Default">
      <style:table-cell-properties fo:border-bottom="0.06pt solid #000000" fo:background-color="#ffffff" style:diagonal-bl-tr="none" style:diagonal-tl-br="none" style:text-align-source="value-type" style:repeat-content="false" fo:wrap-option="no-wrap" fo:border-left="2.49pt solid #000000" style:direction="ltr" fo:border-right="none" style:rotation-angle="0" style:rotation-align="none" style:shrink-to-fit="false" fo:border-top="0.99pt solid #000000"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2" style:family="table-cell" style:parent-style-name="Default">
      <style:table-cell-properties fo:border-bottom="2.49pt solid #000000" fo:background-color="#ffffff"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3" style:family="table-cell" style:parent-style-name="Default">
      <style:table-cell-properties fo:background-color="#ffffff" style:text-align-source="value-type" style:repeat-content="false" fo:wrap-option="no-wrap" fo:border="none" style:direction="ltr" style:rotation-angle="0" style:rotation-align="none" style:shrink-to-fit="false" style:vertical-align="top" style:vertical-justify="auto"/>
      <style:paragraph-properties css3t:text-justify="auto" fo:margin-left="0cm" style:writing-mode="page"/>
      <style:text-properties fo:color="#4f81bd"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64" style:family="table-cell" style:parent-style-name="Default">
      <style:table-cell-properties fo:border-bottom="0.99pt solid #000000" fo:background-color="#ffffff" style:diagonal-bl-tr="none" style:diagonal-tl-br="none" style:text-align-source="value-type" style:repeat-content="false" fo:wrap-option="wrap" fo:border-left="2.49pt solid #000000" style:direction="ltr" fo:border-right="2.49pt solid #000000" style:rotation-angle="0" style:rotation-align="none" style:shrink-to-fit="false" fo:border-top="0.06pt solid #000000"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5" style:family="table-cell" style:parent-style-name="Default">
      <style:table-cell-properties fo:border-bottom="0.06pt solid #000000" fo:background-color="#ffffff" style:diagonal-bl-tr="none" style:diagonal-tl-br="none" style:text-align-source="value-type" style:repeat-content="false" fo:wrap-option="wrap" fo:border-left="2.49pt solid #000000" style:direction="ltr" fo:border-right="2.49pt solid #000000" style:rotation-angle="0" style:rotation-align="none" style:shrink-to-fit="false" fo:border-top="0.99pt solid #000000"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6" style:family="table-cell" style:parent-style-name="Default">
      <style:table-cell-properties fo:border-bottom="2.49pt solid #000000" fo:background-color="#ffffff" style:diagonal-bl-tr="none" style:diagonal-tl-br="none" style:text-align-source="value-type" style:repeat-content="false" fo:wrap-option="wrap" fo:border-left="2.49pt solid #000000" style:direction="ltr" fo:border-right="2.49pt solid #000000" style:rotation-angle="0" style:rotation-align="none" style:shrink-to-fit="false" fo:border-top="0.06pt solid #000000"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7" style:family="table-cell" style:parent-style-name="Default">
      <style:table-cell-properties fo:background-color="#ffffff" style:text-align-source="fix" style:repeat-content="false" fo:wrap-option="wrap" fo:border="none" style:direction="ltr" style:rotation-angle="0" style:rotation-align="none" style:shrink-to-fit="false" style:vertical-align="top" style:vertical-justify="auto"/>
      <style:paragraph-properties fo:text-align="start" css3t:text-justify="auto" fo:margin-left="0cm" style:writing-mode="page"/>
      <style:text-properties fo:color="#4f81bd"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68" style:family="table-cell" style:parent-style-name="Default">
      <style:table-cell-properties fo:border-bottom="0.06pt solid #000000" fo:background-color="#ffffff" style:diagonal-bl-tr="none" style:diagonal-tl-br="none" style:text-align-source="value-type" style:repeat-content="false" fo:wrap-option="wrap" fo:border-left="2.49pt solid #000000" style:direction="ltr" fo:border-right="2.49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style:vertical-justify="auto"/>
      <style:paragraph-properties css3t:text-justify="auto" fo:margin-left="0cm" style:writing-mode="page"/>
    </style:style>
    <style:style style:name="ce70"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none" style:rotation-angle="0" style:rotation-align="none" style:shrink-to-fit="false" fo:border-top="2.49pt solid #000000"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1" style:family="table-cell" style:parent-style-name="Default">
      <style:table-cell-properties fo:border-bottom="0.06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2" style:family="table-cell" style:parent-style-name="Default">
      <style:table-cell-properties fo:border-bottom="0.06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73" style:family="table-cell" style:parent-style-name="Default">
      <style:table-cell-properties fo:border-bottom="0.99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4" style:family="table-cell" style:parent-style-name="Default">
      <style:table-cell-properties fo:border-bottom="0.06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0.99pt solid #000000" style:vertical-align="top" style:vertical-justify="auto"/>
      <style:paragraph-properties css3t:text-justify="auto" fo:margin-left="0cm" style:writing-mode="page"/>
    </style:style>
    <style:style style:name="ce75" style:family="table-cell" style:parent-style-name="Default" style:data-style-name="N5112">
      <style:table-cell-properties fo:border-bottom="0.99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6" style:family="table-cell" style:parent-style-name="Default">
      <style:table-cell-properties fo:border-bottom="0.99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0.06pt solid #000000"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7" style:family="table-cell" style:parent-style-name="Default">
      <style:table-cell-properties fo:border-bottom="2.49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8" style:family="table-cell" style:parent-style-name="Default">
      <style:table-cell-properties fo:background-color="#ffffff" style:text-align-source="value-type" style:repeat-content="false" fo:wrap-option="no-wrap" style:direction="ltr" style:rotation-angle="0" style:rotation-align="none" style:shrink-to-fit="false" style:vertical-align="top" style:vertical-justify="auto"/>
      <style:paragraph-properties css3t:text-justify="auto" fo:margin-left="0cm" style:writing-mode="page"/>
    </style:style>
    <style:style style:name="ce79"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none" style:rotation-angle="0" style:rotation-align="none" style:shrink-to-fit="false" fo:border-top="2.49pt solid #000000" style:vertical-align="top" style:vertical-justify="auto"/>
      <style:paragraph-properties css3t:text-justify="auto" fo:margin-left="0cm" style:writing-mode="page"/>
    </style:style>
    <style:style style:name="ce80" style:family="table-cell" style:parent-style-name="Default">
      <style:table-cell-properties fo:border-bottom="0.06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top" style:vertical-justify="auto"/>
      <style:paragraph-properties css3t:text-justify="auto" fo:margin-left="0cm" style:writing-mode="page"/>
    </style:style>
    <style:style style:name="ce81" style:family="table-cell" style:parent-style-name="Default">
      <style:table-cell-properties fo:border-bottom="2.49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0.06pt solid #000000"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82"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2.49pt solid #000000"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3" style:family="table-cell" style:parent-style-name="Default">
      <style:table-cell-properties fo:border-bottom="0.06pt solid #000000"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4" style:family="table-cell" style:parent-style-name="Default">
      <style:table-cell-properties fo:border-bottom="0.06pt solid #000000" fo:background-color="#ffffff" style:diagonal-bl-tr="none" style:diagonal-tl-br="none" style:text-align-source="value-type" style:repeat-content="false" fo:wrap-option="wrap" fo:border-left="0.99pt solid #000000" style:direction="ltr" fo:border-right="2.49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85" style:family="table-cell" style:parent-style-name="Default">
      <style:table-cell-properties fo:border-bottom="0.99pt solid #000000" fo:background-color="#ffffff" style:diagonal-bl-tr="none" style:diagonal-tl-br="none" style:text-align-source="value-type" style:repeat-content="false" fo:wrap-option="wrap" fo:border-left="0.99pt solid #000000" style:direction="ltr" fo:border-right="2.49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86" style:family="table-cell" style:parent-style-name="Default">
      <style:table-cell-properties fo:border-bottom="0.06pt solid #000000"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0.99pt solid #000000" style:vertical-align="top" style:vertical-justify="auto"/>
      <style:paragraph-properties css3t:text-justify="auto" fo:margin-left="0cm" style:writing-mode="page"/>
    </style:style>
    <style:style style:name="ce87" style:family="table-cell" style:parent-style-name="Default">
      <style:table-cell-properties fo:border-bottom="0.06pt solid #000000" fo:background-color="#ffffff" style:diagonal-bl-tr="none" style:diagonal-tl-br="none" style:text-align-source="value-type" style:repeat-content="false" fo:wrap-option="wrap" fo:border-left="0.99pt solid #000000" style:direction="ltr" fo:border-right="2.49pt solid #000000" style:rotation-angle="0" style:rotation-align="none" style:shrink-to-fit="false" fo:border-top="none" style:vertical-align="top" style:vertical-justify="auto"/>
      <style:paragraph-properties css3t:text-justify="auto" fo:margin-left="0cm" style:writing-mode="page"/>
    </style:style>
    <style:style style:name="ce88" style:family="table-cell" style:parent-style-name="Default">
      <style:table-cell-properties fo:border-bottom="2.49pt solid #000000"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89"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2.49pt solid #000000" style:vertical-align="top" style:vertical-justify="auto"/>
      <style:paragraph-properties css3t:text-justify="auto" fo:margin-left="0cm" style:writing-mode="page"/>
    </style:style>
    <style:style style:name="ce90" style:family="table-cell" style:parent-style-name="Default">
      <style:table-cell-properties fo:border-bottom="0.06pt solid #000000"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style:vertical-justify="auto"/>
      <style:paragraph-properties css3t:text-justify="auto" fo:margin-left="0cm" style:writing-mode="page"/>
    </style:style>
    <style:style style:name="ce91" style:family="table-cell" style:parent-style-name="Default">
      <style:table-cell-properties fo:border-bottom="0.99pt solid #000000"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0.06pt solid #000000"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92" style:family="table-cell" style:parent-style-name="Default">
      <style:table-cell-properties fo:border-bottom="2.49pt solid #000000"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0.06pt solid #000000"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93" style:family="table-cell" style:parent-style-name="Default">
      <style:table-cell-properties fo:border-bottom="2.49pt solid #000000" fo:background-color="#ffffff" style:diagonal-bl-tr="none" style:diagonal-tl-br="none" style:text-align-source="value-type" style:repeat-content="false" fo:wrap-option="wrap" fo:border-left="0.99pt solid #000000" style:direction="ltr" fo:border-right="2.49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94" style:family="table-cell" style:parent-style-name="Default" style:data-style-name="N5000">
      <style:table-cell-properties fo:border-bottom="2.49pt solid #000000"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top" style:vertical-justify="auto"/>
      <style:paragraph-properties fo:text-align="start" css3t:text-justify="auto" fo:margin-left="0cm" style:writing-mode="page"/>
      <style:text-properties fo:color="#ff0000" style:text-outline="false" style:text-line-through-styl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95" style:family="table-cell" style:parent-style-name="Default" style:data-style-name="N5010">
      <style:table-cell-properties fo:border-bottom="0.99pt solid #000000" fo:background-color="#ffffff"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top" style:vertical-justify="auto"/>
      <style:paragraph-properties css3t:text-justify="auto" fo:margin-left="0cm" style:writing-mode="page"/>
      <style:text-properties fo:color="#ff0000" style:text-outline="false" style:text-line-through-style="none" style:font-name="Calibri" fo:font-size="10pt" fo:font-style="italic" fo:text-shadow="none" style:text-underline-style="none" fo:font-weight="bold" style:font-size-asian="10pt" style:font-style-asian="italic" style:font-weight-asian="bold" style:font-name-complex="Calibri" style:font-size-complex="10pt" style:font-style-complex="italic" style:font-weight-complex="bold"/>
    </style:style>
    <style:style style:name="ce96" style:family="table-cell" style:parent-style-name="Default" style:data-style-name="N5112">
      <style:table-cell-properties fo:border-bottom="0.99pt solid #000000" fo:background-color="#ffffff" style:diagonal-bl-tr="none" style:diagonal-tl-br="none" style:text-align-source="value-type" style:repeat-content="false" fo:wrap-option="wrap" fo:border-left="2.49pt solid #000000" style:direction="ltr" fo:border-right="0.06pt solid #000000" style:rotation-angle="0" style:rotation-align="none" style:shrink-to-fit="false" fo:border-top="none" style:vertical-align="top" style:vertical-justify="auto"/>
      <style:paragraph-properties css3t:text-justify="auto" fo:margin-left="0cm" style:writing-mode="page"/>
      <style:text-properties fo:color="#ff0000" style:text-outline="false" style:text-line-through-style="none" style:font-name="Calibri" fo:font-size="10pt" fo:font-style="italic" fo:text-shadow="none" style:text-underline-style="none" fo:font-weight="bold" style:font-size-asian="10pt" style:font-style-asian="italic" style:font-weight-asian="bold" style:font-name-complex="Calibri" style:font-size-complex="10pt" style:font-style-complex="italic" style:font-weight-complex="bold"/>
    </style:style>
    <style:style style:name="ce97" style:family="table-cell" style:parent-style-name="Default">
      <style:table-cell-properties fo:border-bottom="0.99pt solid #000000" fo:background-color="#ffffff" style:diagonal-bl-tr="none" style:diagonal-tl-br="none" style:text-align-source="value-type" style:repeat-content="false" fo:wrap-option="wrap" fo:border-left="2.49pt solid #000000" style:direction="ltr" fo:border-right="0.06pt solid #000000" style:rotation-angle="0" style:rotation-align="none" style:shrink-to-fit="false" fo:border-top="none" style:vertical-align="top" style:vertical-justify="auto"/>
      <style:paragraph-properties css3t:text-justify="auto" fo:margin-left="0cm" style:writing-mode="page"/>
      <style:text-properties fo:color="#ff0000" style:text-outline="false" style:text-line-through-style="none" style:font-name="Calibri" fo:font-size="10pt" fo:font-style="italic" fo:text-shadow="none" style:text-underline-style="none" fo:font-weight="bold" style:font-size-asian="10pt" style:font-style-asian="italic" style:font-weight-asian="bold" style:font-name-complex="Calibri" style:font-size-complex="10pt" style:font-style-complex="italic" style:font-weight-complex="bold"/>
    </style:style>
    <style:style style:name="ce98" style:family="table-cell" style:parent-style-name="Default">
      <style:table-cell-properties fo:border-bottom="0.99pt solid #000000" fo:background-color="#ffffff"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top" style:vertical-justify="auto"/>
      <style:paragraph-properties css3t:text-justify="auto" fo:margin-left="0cm" style:writing-mode="page"/>
      <style:text-properties fo:color="#ff0000" style:text-outline="false" style:text-line-through-style="none" style:font-name="Calibri" fo:font-size="10pt" fo:font-style="italic" fo:text-shadow="none" style:text-underline-style="none" fo:font-weight="bold" style:font-size-asian="10pt" style:font-style-asian="italic" style:font-weight-asian="bold" style:font-name-complex="Calibri" style:font-size-complex="10pt" style:font-style-complex="italic" style:font-weight-complex="bold"/>
    </style:style>
    <style:style style:name="ce99" style:family="table-cell" style:parent-style-name="Default">
      <style:table-cell-properties fo:border-bottom="0.99pt solid #000000" fo:background-color="#ffffff" style:diagonal-bl-tr="none" style:diagonal-tl-br="none" style:text-align-source="value-type" style:repeat-content="false" fo:wrap-option="wrap" fo:border-left="2.49pt solid #000000" style:direction="ltr" fo:border-right="none" style:rotation-angle="0" style:rotation-align="none" style:shrink-to-fit="false" fo:border-top="0.06pt solid #000000" style:vertical-align="top" style:vertical-justify="auto"/>
      <style:paragraph-properties css3t:text-justify="auto" fo:margin-left="0cm" style:writing-mode="page"/>
      <style:text-properties fo:color="#ff0000" style:text-outline="false" style:text-line-through-style="none" style:font-name="Calibri" fo:font-size="10pt" fo:font-style="italic" fo:text-shadow="none" style:text-underline-style="none" fo:font-weight="bold" style:font-size-asian="10pt" style:font-style-asian="italic" style:font-weight-asian="bold" style:font-name-complex="Calibri" style:font-size-complex="10pt" style:font-style-complex="italic" style:font-weight-complex="bold"/>
    </style:style>
    <style:style style:name="ce100" style:family="table-cell" style:parent-style-name="Default">
      <style:table-cell-properties fo:border-bottom="2.49pt solid #000000" fo:background-color="#ffffff" style:diagonal-bl-tr="none" style:diagonal-tl-br="none" style:text-align-source="value-type" style:repeat-content="false" fo:wrap-option="wrap" fo:border-left="2.49pt solid #000000" style:direction="ltr" fo:border-right="2.49pt solid #000000" style:rotation-angle="0" style:rotation-align="none" style:shrink-to-fit="false" fo:border-top="0.06pt solid #000000" style:vertical-align="top" style:vertical-justify="auto"/>
      <style:paragraph-properties css3t:text-justify="auto" fo:margin-left="0cm" style:writing-mode="page"/>
      <style:text-properties fo:color="#4f81bd" style:text-outline="false" style:text-line-through-style="none" style:font-name="Calibri" fo:font-size="10pt" fo:font-style="italic" fo:text-shadow="none" style:text-underline-style="none" fo:font-weight="normal" style:font-size-asian="10pt" style:font-style-asian="italic" style:font-weight-asian="normal" style:font-name-complex="Calibri" style:font-size-complex="10pt" style:font-style-complex="italic" style:font-weight-complex="normal"/>
    </style:style>
    <style:style style:name="ce101" style:family="table-cell" style:parent-style-name="Default">
      <style:table-cell-properties fo:border-bottom="0.99pt solid #000000" fo:background-color="#ffffff" style:diagonal-bl-tr="none" style:diagonal-tl-br="none" style:text-align-source="value-type" style:repeat-content="false" fo:wrap-option="wrap" fo:border-left="2.49pt solid #000000" style:direction="ltr" fo:border-right="2.49pt solid #000000" style:rotation-angle="0" style:rotation-align="none" style:shrink-to-fit="false" fo:border-top="0.06pt solid #000000" style:vertical-align="top" style:vertical-justify="auto"/>
      <style:paragraph-properties css3t:text-justify="auto" fo:margin-left="0cm" style:writing-mode="page"/>
      <style:text-properties fo:color="#ff0000" style:text-outline="false" style:text-line-through-style="none" style:font-name="Calibri" fo:font-size="10pt" fo:font-style="italic" fo:text-shadow="none" style:text-underline-style="none" fo:font-weight="bold" style:font-size-asian="10pt" style:font-style-asian="italic" style:font-weight-asian="bold" style:font-name-complex="Calibri" style:font-size-complex="10pt" style:font-style-complex="italic" style:font-weight-complex="bold"/>
    </style:style>
    <style:style style:name="ce102" style:family="table-cell" style:parent-style-name="Default">
      <style:table-cell-properties fo:border-bottom="2.49pt solid #000000" fo:background-color="#ffffff"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top" style:vertical-justify="auto"/>
      <style:paragraph-properties css3t:text-justify="auto" fo:margin-left="0cm" style:writing-mode="page"/>
      <style:text-properties fo:color="#ff0000" style:text-outline="false" style:text-line-through-style="none" style:font-name="Calibri" fo:font-size="10pt" fo:font-style="italic" fo:text-shadow="none" style:text-underline-style="none" fo:font-weight="bold" style:font-size-asian="10pt" style:font-style-asian="italic" style:font-weight-asian="bold" style:font-name-complex="Calibri" style:font-size-complex="10pt" style:font-style-complex="italic" style:font-weight-complex="bold"/>
    </style:style>
    <style:style style:name="ce103" style:family="table-cell" style:parent-style-name="Default">
      <style:table-cell-properties fo:border-bottom="0.99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top" style:vertical-justify="auto"/>
      <style:paragraph-properties css3t:text-justify="auto" fo:margin-left="0cm" style:writing-mode="page"/>
      <style:text-properties fo:color="#ff0000" style:text-outline="false" style:text-line-through-style="none" style:font-name="Calibri" fo:font-size="10pt" fo:font-style="italic" fo:text-shadow="none" style:text-underline-style="none" fo:font-weight="bold" style:font-size-asian="10pt" style:font-style-asian="italic" style:font-weight-asian="bold" style:font-name-complex="Calibri" style:font-size-complex="10pt" style:font-style-complex="italic" style:font-weight-complex="bold"/>
    </style:style>
    <style:style style:name="ce104" style:family="table-cell" style:parent-style-name="Default" style:data-style-name="N5112">
      <style:table-cell-properties fo:border-bottom="0.99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top" style:vertical-justify="auto"/>
      <style:paragraph-properties css3t:text-justify="auto" fo:margin-left="0cm" style:writing-mode="page"/>
      <style:text-properties fo:color="#ff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05" style:family="table-cell" style:parent-style-name="Default">
      <style:table-cell-properties fo:border-bottom="0.99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0.06pt solid #000000" style:vertical-align="top" style:vertical-justify="auto"/>
      <style:paragraph-properties css3t:text-justify="auto" fo:margin-left="0cm" style:writing-mode="page"/>
      <style:text-properties fo:color="#ff0000" style:text-outline="false" style:text-line-through-style="none" style:font-name="Calibri" fo:font-size="10pt" fo:font-style="italic" fo:text-shadow="none" style:text-underline-style="none" fo:font-weight="bold" style:font-size-asian="10pt" style:font-style-asian="italic" style:font-weight-asian="bold" style:font-name-complex="Calibri" style:font-size-complex="10pt" style:font-style-complex="italic" style:font-weight-complex="bold"/>
    </style:style>
    <style:style style:name="ce106" style:family="table-cell" style:parent-style-name="Default">
      <style:table-cell-properties fo:border-bottom="2.49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top" style:vertical-justify="auto"/>
      <style:paragraph-properties css3t:text-justify="auto" fo:margin-left="0cm" style:writing-mode="page"/>
      <style:text-properties fo:color="#ff0000" style:text-outline="false" style:text-line-through-style="none" style:font-name="Calibri" fo:font-size="10pt" fo:font-style="italic" fo:text-shadow="none" style:text-underline-style="none" fo:font-weight="bold" style:font-size-asian="10pt" style:font-style-asian="italic" style:font-weight-asian="bold" style:font-name-complex="Calibri" style:font-size-complex="10pt" style:font-style-complex="italic" style:font-weight-complex="bold"/>
    </style:style>
    <style:style style:name="ce107" style:family="table-cell" style:parent-style-name="Default" style:data-style-name="N5000">
      <style:table-cell-properties fo:border-bottom="0.99pt solid #000000" fo:background-color="#ffffff" style:diagonal-bl-tr="none" style:diagonal-tl-br="none" style:text-align-source="value-type" style:repeat-content="false" fo:wrap-option="wrap" fo:border-left="0.99pt solid #000000" style:direction="ltr" fo:border-right="2.49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08" style:family="table-cell" style:parent-style-name="Default">
      <style:table-cell-properties fo:border-bottom="0.99pt solid #000000" fo:background-color="#ffffff" style:diagonal-bl-tr="none" style:diagonal-tl-br="none" style:text-align-source="value-type" style:repeat-content="false" fo:wrap-option="wrap" fo:border-left="0.99pt solid #000000" style:direction="ltr" fo:border-right="2.49pt solid #000000" style:rotation-angle="0" style:rotation-align="none" style:shrink-to-fit="false" fo:border-top="none" style:vertical-align="top" style:vertical-justify="auto"/>
      <style:paragraph-properties css3t:text-justify="auto" fo:margin-left="0cm" style:writing-mode="page"/>
      <style:text-properties fo:color="#ff0000" style:text-outline="false" style:text-line-through-style="none" style:font-name="Calibri" fo:font-size="10pt" fo:font-style="italic" fo:text-shadow="none" style:text-underline-style="none" fo:font-weight="bold" style:font-size-asian="10pt" style:font-style-asian="italic" style:font-weight-asian="bold" style:font-name-complex="Calibri" style:font-size-complex="10pt" style:font-style-complex="italic" style:font-weight-complex="bold"/>
    </style:style>
    <style:style style:name="ce109" style:family="table-cell" style:parent-style-name="Default">
      <style:table-cell-properties fo:border-bottom="0.99pt solid #000000"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0.06pt solid #000000" style:vertical-align="top" style:vertical-justify="auto"/>
      <style:paragraph-properties css3t:text-justify="auto" fo:margin-left="0cm" style:writing-mode="page"/>
      <style:text-properties fo:color="#ff0000" style:text-outline="false" style:text-line-through-style="none" style:font-name="Calibri" fo:font-size="10pt" fo:font-style="italic" fo:text-shadow="none" style:text-underline-style="none" fo:font-weight="bold" style:font-size-asian="10pt" style:font-style-asian="italic" style:font-weight-asian="bold" style:font-name-complex="Calibri" style:font-size-complex="10pt" style:font-style-complex="italic" style:font-weight-complex="bold"/>
    </style:style>
    <style:style style:name="ce110" style:family="table-cell" style:parent-style-name="Default">
      <style:table-cell-properties fo:border-bottom="2.49pt solid #000000" fo:background-color="#ffffff" style:diagonal-bl-tr="none" style:diagonal-tl-br="none" style:text-align-source="value-type" style:repeat-content="false" fo:wrap-option="wrap" fo:border-left="0.99pt solid #000000" style:direction="ltr" fo:border-right="2.49pt solid #000000" style:rotation-angle="0" style:rotation-align="none" style:shrink-to-fit="false" fo:border-top="none" style:vertical-align="top" style:vertical-justify="auto"/>
      <style:paragraph-properties css3t:text-justify="auto" fo:margin-left="0cm" style:writing-mode="page"/>
      <style:text-properties fo:color="#ff0000" style:text-outline="false" style:text-line-through-style="none" style:font-name="Calibri" fo:font-size="10pt" fo:font-style="italic" fo:text-shadow="none" style:text-underline-style="none" fo:font-weight="bold" style:font-size-asian="10pt" style:font-style-asian="italic" style:font-weight-asian="bold" style:font-name-complex="Calibri" style:font-size-complex="10pt" style:font-style-complex="italic" style:font-weight-complex="bold"/>
    </style:style>
    <style:style style:name="ce111" style:family="table-cell" style:parent-style-name="Default">
      <style:table-cell-properties fo:background-color="#ffffff" style:text-align-source="fix" style:repeat-content="false" fo:wrap-option="wrap" style:direction="ltr"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1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style:vertical-justify="auto"/>
      <style:paragraph-properties css3t:text-justify="auto" fo:margin-left="0cm" style:writing-mode="page"/>
      <style:text-properties fo:color="#548dd4"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1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style:vertical-justify="auto"/>
      <style:paragraph-properties css3t:text-justify="auto" fo:margin-left="0cm" style:writing-mode="page"/>
      <style:text-properties fo:color="#548dd4"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4" style:family="table-cell" style:parent-style-name="Default">
      <style:table-cell-properties fo:background-color="#ffffff" style:text-align-source="value-type" style:repeat-content="false" fo:wrap-option="no-wrap" fo:border="none"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5" style:family="table-cell" style:parent-style-name="Excel_20_Built-in_20_Hyperlink" style:data-style-name="N500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cm" style:writing-mode="page"/>
    </style:style>
    <style:style style:name="ce116" style:family="table-cell" style:parent-style-name="Default">
      <style:table-cell-properties fo:border-bottom="none" fo:background-color="#8eb4e3" style:diagonal-bl-tr="none" style:diagonal-tl-br="none" style:text-align-source="fix" style:repeat-content="false" fo:wrap-option="wrap" fo:border-left="2.49pt solid #000000" style:direction="ltr" fo:border-right="0.99pt solid #000000" style:rotation-angle="0" style:rotation-align="none" style:shrink-to-fit="false" fo:border-top="2.49pt solid #000000" style:vertical-align="top" style:vertical-justify="auto"/>
      <style:paragraph-properties fo:text-align="center" css3t:text-justify="auto"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17" style:family="table-cell" style:parent-style-name="Default">
      <style:table-cell-properties fo:border-bottom="none" fo:background-color="#ffffff"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top" style:vertical-justify="auto"/>
      <style:paragraph-properties css3t:text-justify="auto" fo:margin-left="0cm" style:writing-mode="page"/>
    </style:style>
    <style:style style:name="ce118" style:family="table-cell" style:parent-style-name="Default">
      <style:table-cell-properties fo:border-bottom="0.99pt solid #000000" fo:background-color="#ffffff" style:diagonal-bl-tr="none" style:diagonal-tl-br="none" style:text-align-source="value-type" style:repeat-content="false" fo:wrap-option="wrap" fo:border-left="2.49pt solid #000000" style:direction="ltr" fo:border-right="0.99pt solid #000000" style:rotation-angle="0" style:rotation-align="none" style:shrink-to-fit="false" fo:border-top="0.99pt solid #000000" style:vertical-align="top" style:vertical-justify="auto"/>
      <style:paragraph-properties css3t:text-justify="auto" fo:margin-left="0cm" style:writing-mode="page"/>
    </style:style>
    <style:style style:name="ce119" style:family="table-cell" style:parent-style-name="Default">
      <style:table-cell-properties fo:border-bottom="2.49pt solid #000000" fo:background-color="#ffffff" style:diagonal-bl-tr="none" style:diagonal-tl-br="none" style:text-align-source="value-type" style:repeat-content="false" fo:wrap-option="wrap" fo:border-left="2.49pt solid #000000" style:direction="ltr" fo:border-right="0.99pt solid #000000" style:rotation-angle="0" style:rotation-align="none" style:shrink-to-fit="false" fo:border-top="0.99pt solid #000000" style:vertical-align="top" style:vertical-justify="auto"/>
      <style:paragraph-properties css3t:text-justify="auto" fo:margin-left="0cm" style:writing-mode="page"/>
    </style:style>
    <style:style style:name="ce120" style:family="table-cell" style:parent-style-name="Default">
      <style:table-cell-properties fo:border-bottom="none" fo:background-color="#8eb4e3" style:diagonal-bl-tr="none" style:diagonal-tl-br="none" style:text-align-source="fix" style:repeat-content="false" fo:wrap-option="wrap" fo:border-left="0.99pt solid #000000" style:direction="ltr" fo:border-right="0.99pt solid #000000" style:rotation-angle="0" style:rotation-align="none" style:shrink-to-fit="false" fo:border-top="2.49pt solid #000000" style:vertical-align="top" style:vertical-justify="auto"/>
      <style:paragraph-properties fo:text-align="center" css3t:text-justify="auto"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21" style:family="table-cell" style:parent-style-name="Default">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map style:condition="is-true-formula(NOT(ISERROR(SEARCH(&quot;GREEN&quot;;[.A1]))))" style:apply-style-name="ConditionalStyle_5f_430" style:base-cell-address="Instructions.A1"/>
      <style:map style:condition="is-true-formula(NOT(ISERROR(SEARCH(&quot;AMBER&quot;;[.A1]))))" style:apply-style-name="ConditionalStyle_5f_429" style:base-cell-address="Instructions.A1"/>
      <style:map style:condition="is-true-formula(NOT(ISERROR(SEARCH(&quot;RED&quot;;[.A1]))))" style:apply-style-name="ConditionalStyle_5f_428" style:base-cell-address="Instructions.A1"/>
      <style:map style:condition="is-true-formula(NOT(ISERROR(SEARCH(&quot;YES&quot;;[.A1]))))" style:apply-style-name="ConditionalStyle_5f_427" style:base-cell-address="Instructions.A1"/>
      <style:map style:condition="is-true-formula(NOT(ISERROR(SEARCH(&quot;NO&quot;;[.A1]))))" style:apply-style-name="ConditionalStyle_5f_426" style:base-cell-address="Instructions.A1"/>
      <style:map style:condition="is-true-formula(NOT(ISERROR(SEARCH(&quot;POSSIBLE&quot;;[.A1]))))" style:apply-style-name="ConditionalStyle_5f_425" style:base-cell-address="Instructions.A1"/>
      <style:map style:condition="is-true-formula(NOT(ISERROR(SEARCH(&quot;YES&quot;;[.A1]))))" style:apply-style-name="ConditionalStyle_5f_424" style:base-cell-address="Instructions.A1"/>
      <style:map style:condition="is-true-formula(NOT(ISERROR(SEARCH(&quot;GREEN&quot;;[.A1]))))" style:apply-style-name="ConditionalStyle_5f_423" style:base-cell-address="Instructions.A1"/>
      <style:map style:condition="is-true-formula(NOT(ISERROR(SEARCH(&quot;AMBER&quot;;[.A1]))))" style:apply-style-name="ConditionalStyle_5f_422" style:base-cell-address="Instructions.A1"/>
      <style:map style:condition="is-true-formula(NOT(ISERROR(SEARCH(&quot;RED&quot;;[.A1]))))" style:apply-style-name="ConditionalStyle_5f_421" style:base-cell-address="Instructions.A1"/>
      <style:map style:condition="is-true-formula(NOT(ISERROR(SEARCH(&quot;POSSIBLE&quot;;[.A1]))))" style:apply-style-name="ConditionalStyle_5f_420" style:base-cell-address="Instructions.A1"/>
      <style:map style:condition="is-true-formula(NOT(ISERROR(SEARCH(&quot;FUTURE&quot;;[.A1]))))" style:apply-style-name="ConditionalStyle_5f_419" style:base-cell-address="Instructions.A1"/>
      <style:map style:condition="is-true-formula(NOT(ISERROR(SEARCH(&quot;PARTIAL&quot;;[.A1]))))" style:apply-style-name="ConditionalStyle_5f_418" style:base-cell-address="Instructions.A1"/>
      <style:map style:condition="is-true-formula(NOT(ISERROR(SEARCH(&quot;YES&quot;;[.A1]))))" style:apply-style-name="ConditionalStyle_5f_417" style:base-cell-address="Instructions.A1"/>
      <style:map style:condition="is-true-formula(NOT(ISERROR(SEARCH(&quot;NO&quot;;[.A1]))))" style:apply-style-name="ConditionalStyle_5f_416" style:base-cell-address="Instructions.A1"/>
      <style:map style:condition="is-true-formula(NOT(ISERROR(SEARCH(&quot;POSSIBLE&quot;;[.A1]))))" style:apply-style-name="ConditionalStyle_5f_415" style:base-cell-address="Instructions.A1"/>
      <style:map style:condition="is-true-formula(NOT(ISERROR(SEARCH(&quot;YES&quot;;[.A1]))))" style:apply-style-name="ConditionalStyle_5f_414" style:base-cell-address="Instructions.A1"/>
      <style:map style:condition="is-true-formula(NOT(ISERROR(SEARCH(&quot;GREEN&quot;;[.A1]))))" style:apply-style-name="ConditionalStyle_5f_413" style:base-cell-address="Instructions.A1"/>
      <style:map style:condition="is-true-formula(NOT(ISERROR(SEARCH(&quot;AMBER&quot;;[.A1]))))" style:apply-style-name="ConditionalStyle_5f_412" style:base-cell-address="Instructions.A1"/>
      <style:map style:condition="is-true-formula(NOT(ISERROR(SEARCH(&quot;RED&quot;;[.A1]))))" style:apply-style-name="ConditionalStyle_5f_411" style:base-cell-address="Instructions.A1"/>
      <style:map style:condition="is-true-formula(NOT(ISERROR(SEARCH(&quot;NO&quot;;[.A1]))))" style:apply-style-name="ConditionalStyle_5f_410" style:base-cell-address="Instructions.A1"/>
      <style:map style:condition="is-true-formula(NOT(ISERROR(SEARCH(&quot;POSSIBLE&quot;;[.A1]))))" style:apply-style-name="ConditionalStyle_5f_409" style:base-cell-address="Instructions.A1"/>
      <style:map style:condition="is-true-formula(NOT(ISERROR(SEARCH(&quot;FUTURE&quot;;[.A1]))))" style:apply-style-name="ConditionalStyle_5f_408" style:base-cell-address="Instructions.A1"/>
      <style:map style:condition="is-true-formula(NOT(ISERROR(SEARCH(&quot;PARTIAL&quot;;[.A1]))))" style:apply-style-name="ConditionalStyle_5f_407" style:base-cell-address="Instructions.A1"/>
      <style:map style:condition="is-true-formula(NOT(ISERROR(SEARCH(&quot;YES&quot;;[.A1]))))" style:apply-style-name="ConditionalStyle_5f_406" style:base-cell-address="Instructions.A1"/>
      <style:map style:condition="is-true-formula(NOT(ISERROR(SEARCH(&quot;Unable to publish&quot;;[.A1]))))" style:apply-style-name="ConditionalStyle_5f_405" style:base-cell-address="Instructions.A1"/>
      <style:map style:condition="is-true-formula(NOT(ISERROR(SEARCH(&quot;Under consideration&quot;;[.A1]))))" style:apply-style-name="ConditionalStyle_5f_404" style:base-cell-address="Instructions.A1"/>
      <style:map style:condition="is-true-formula(NOT(ISERROR(SEARCH(&quot;Future publication&quot;;[.A1]))))" style:apply-style-name="ConditionalStyle_5f_403" style:base-cell-address="Instructions.A1"/>
      <style:map style:condition="is-true-formula(NOT(ISERROR(SEARCH(&quot;Partially comliant&quot;;[.A1]))))" style:apply-style-name="ConditionalStyle_5f_402" style:base-cell-address="Instructions.A1"/>
      <style:map style:condition="is-true-formula(NOT(ISERROR(SEARCH(&quot;Fully compliant&quot;;[.A1]))))" style:apply-style-name="ConditionalStyle_5f_401" style:base-cell-address="Instructions.A1"/>
      <style:map style:condition="is-true-formula(NOT(ISERROR(SEARCH(&quot;NO&quot;;[.A1]))))" style:apply-style-name="ConditionalStyle_5f_400" style:base-cell-address="Instructions.A1"/>
      <style:map style:condition="is-true-formula(NOT(ISERROR(SEARCH(&quot;POSSIBLE&quot;;[.A1]))))" style:apply-style-name="ConditionalStyle_5f_399" style:base-cell-address="Instructions.A1"/>
      <style:map style:condition="is-true-formula(NOT(ISERROR(SEARCH(&quot;FUTURE&quot;;[.A1]))))" style:apply-style-name="ConditionalStyle_5f_398" style:base-cell-address="Instructions.A1"/>
      <style:map style:condition="is-true-formula(NOT(ISERROR(SEARCH(&quot;PARTIAL&quot;;[.A1]))))" style:apply-style-name="ConditionalStyle_5f_397" style:base-cell-address="Instructions.A1"/>
      <style:map style:condition="is-true-formula(NOT(ISERROR(SEARCH(&quot;YES&quot;;[.A1]))))" style:apply-style-name="ConditionalStyle_5f_396" style:base-cell-address="Instructions.A1"/>
      <style:map style:condition="is-true-formula(NOT(ISERROR(SEARCH(&quot;Unable to publish&quot;;[.A1]))))" style:apply-style-name="ConditionalStyle_5f_395" style:base-cell-address="Instructions.A1"/>
      <style:map style:condition="is-true-formula(NOT(ISERROR(SEARCH(&quot;Under consideration&quot;;[.A1]))))" style:apply-style-name="ConditionalStyle_5f_394" style:base-cell-address="Instructions.A1"/>
      <style:map style:condition="is-true-formula(NOT(ISERROR(SEARCH(&quot;Future publication&quot;;[.A1]))))" style:apply-style-name="ConditionalStyle_5f_393" style:base-cell-address="Instructions.A1"/>
      <style:map style:condition="is-true-formula(NOT(ISERROR(SEARCH(&quot;Partially comliant&quot;;[.A1]))))" style:apply-style-name="ConditionalStyle_5f_392" style:base-cell-address="Instructions.A1"/>
      <style:map style:condition="is-true-formula(NOT(ISERROR(SEARCH(&quot;Fully compliant&quot;;[.A1]))))" style:apply-style-name="ConditionalStyle_5f_391" style:base-cell-address="Instructions.A1"/>
      <style:map style:condition="is-true-formula(NOT(ISERROR(SEARCH(&quot;NO&quot;;[.A1]))))" style:apply-style-name="ConditionalStyle_5f_390" style:base-cell-address="Instructions.A1"/>
      <style:map style:condition="is-true-formula(NOT(ISERROR(SEARCH(&quot;POSSIBLE&quot;;[.A1]))))" style:apply-style-name="ConditionalStyle_5f_389" style:base-cell-address="Instructions.A1"/>
      <style:map style:condition="is-true-formula(NOT(ISERROR(SEARCH(&quot;FUTURE&quot;;[.A1]))))" style:apply-style-name="ConditionalStyle_5f_388" style:base-cell-address="Instructions.A1"/>
      <style:map style:condition="is-true-formula(NOT(ISERROR(SEARCH(&quot;PARTIAL&quot;;[.A1]))))" style:apply-style-name="ConditionalStyle_5f_387" style:base-cell-address="Instructions.A1"/>
      <style:map style:condition="is-true-formula(NOT(ISERROR(SEARCH(&quot;YES&quot;;[.A1]))))" style:apply-style-name="ConditionalStyle_5f_386" style:base-cell-address="Instructions.A1"/>
    </style:style>
    <style:style style:name="ce122" style:family="table-cell" style:parent-style-name="Default">
      <style:table-cell-properties fo:border-bottom="2.49pt solid #000000" fo:background-color="#ffffff" style:diagonal-bl-tr="none" style:diagonal-tl-br="none" style:text-align-source="value-type" style:repeat-content="false" fo:wrap-option="wrap" fo:border-left="0.99pt solid #000000" style:direction="ltr" fo:border-right="0.99pt solid #000000" style:rotation-angle="0" style:rotation-align="none" style:shrink-to-fit="false" fo:border-top="0.99pt solid #000000" style:vertical-align="top" style:vertical-justify="auto"/>
      <style:paragraph-properties css3t:text-justify="auto" fo:margin-left="0cm" style:writing-mode="page"/>
      <style:map style:condition="is-true-formula(NOT(ISERROR(SEARCH(&quot;GREEN&quot;;[.A1]))))" style:apply-style-name="ConditionalStyle_5f_430" style:base-cell-address="Instructions.A1"/>
      <style:map style:condition="is-true-formula(NOT(ISERROR(SEARCH(&quot;AMBER&quot;;[.A1]))))" style:apply-style-name="ConditionalStyle_5f_429" style:base-cell-address="Instructions.A1"/>
      <style:map style:condition="is-true-formula(NOT(ISERROR(SEARCH(&quot;RED&quot;;[.A1]))))" style:apply-style-name="ConditionalStyle_5f_428" style:base-cell-address="Instructions.A1"/>
      <style:map style:condition="is-true-formula(NOT(ISERROR(SEARCH(&quot;YES&quot;;[.A1]))))" style:apply-style-name="ConditionalStyle_5f_427" style:base-cell-address="Instructions.A1"/>
      <style:map style:condition="is-true-formula(NOT(ISERROR(SEARCH(&quot;NO&quot;;[.A1]))))" style:apply-style-name="ConditionalStyle_5f_426" style:base-cell-address="Instructions.A1"/>
      <style:map style:condition="is-true-formula(NOT(ISERROR(SEARCH(&quot;POSSIBLE&quot;;[.A1]))))" style:apply-style-name="ConditionalStyle_5f_425" style:base-cell-address="Instructions.A1"/>
      <style:map style:condition="is-true-formula(NOT(ISERROR(SEARCH(&quot;YES&quot;;[.A1]))))" style:apply-style-name="ConditionalStyle_5f_424" style:base-cell-address="Instructions.A1"/>
      <style:map style:condition="is-true-formula(NOT(ISERROR(SEARCH(&quot;GREEN&quot;;[.A1]))))" style:apply-style-name="ConditionalStyle_5f_423" style:base-cell-address="Instructions.A1"/>
      <style:map style:condition="is-true-formula(NOT(ISERROR(SEARCH(&quot;AMBER&quot;;[.A1]))))" style:apply-style-name="ConditionalStyle_5f_422" style:base-cell-address="Instructions.A1"/>
      <style:map style:condition="is-true-formula(NOT(ISERROR(SEARCH(&quot;RED&quot;;[.A1]))))" style:apply-style-name="ConditionalStyle_5f_421" style:base-cell-address="Instructions.A1"/>
      <style:map style:condition="is-true-formula(NOT(ISERROR(SEARCH(&quot;POSSIBLE&quot;;[.A1]))))" style:apply-style-name="ConditionalStyle_5f_420" style:base-cell-address="Instructions.A1"/>
      <style:map style:condition="is-true-formula(NOT(ISERROR(SEARCH(&quot;FUTURE&quot;;[.A1]))))" style:apply-style-name="ConditionalStyle_5f_419" style:base-cell-address="Instructions.A1"/>
      <style:map style:condition="is-true-formula(NOT(ISERROR(SEARCH(&quot;PARTIAL&quot;;[.A1]))))" style:apply-style-name="ConditionalStyle_5f_418" style:base-cell-address="Instructions.A1"/>
      <style:map style:condition="is-true-formula(NOT(ISERROR(SEARCH(&quot;YES&quot;;[.A1]))))" style:apply-style-name="ConditionalStyle_5f_417" style:base-cell-address="Instructions.A1"/>
      <style:map style:condition="is-true-formula(NOT(ISERROR(SEARCH(&quot;NO&quot;;[.A1]))))" style:apply-style-name="ConditionalStyle_5f_416" style:base-cell-address="Instructions.A1"/>
      <style:map style:condition="is-true-formula(NOT(ISERROR(SEARCH(&quot;POSSIBLE&quot;;[.A1]))))" style:apply-style-name="ConditionalStyle_5f_415" style:base-cell-address="Instructions.A1"/>
      <style:map style:condition="is-true-formula(NOT(ISERROR(SEARCH(&quot;YES&quot;;[.A1]))))" style:apply-style-name="ConditionalStyle_5f_414" style:base-cell-address="Instructions.A1"/>
      <style:map style:condition="is-true-formula(NOT(ISERROR(SEARCH(&quot;GREEN&quot;;[.A1]))))" style:apply-style-name="ConditionalStyle_5f_413" style:base-cell-address="Instructions.A1"/>
      <style:map style:condition="is-true-formula(NOT(ISERROR(SEARCH(&quot;AMBER&quot;;[.A1]))))" style:apply-style-name="ConditionalStyle_5f_412" style:base-cell-address="Instructions.A1"/>
      <style:map style:condition="is-true-formula(NOT(ISERROR(SEARCH(&quot;RED&quot;;[.A1]))))" style:apply-style-name="ConditionalStyle_5f_411" style:base-cell-address="Instructions.A1"/>
      <style:map style:condition="is-true-formula(NOT(ISERROR(SEARCH(&quot;NO&quot;;[.A1]))))" style:apply-style-name="ConditionalStyle_5f_410" style:base-cell-address="Instructions.A1"/>
      <style:map style:condition="is-true-formula(NOT(ISERROR(SEARCH(&quot;POSSIBLE&quot;;[.A1]))))" style:apply-style-name="ConditionalStyle_5f_409" style:base-cell-address="Instructions.A1"/>
      <style:map style:condition="is-true-formula(NOT(ISERROR(SEARCH(&quot;FUTURE&quot;;[.A1]))))" style:apply-style-name="ConditionalStyle_5f_408" style:base-cell-address="Instructions.A1"/>
      <style:map style:condition="is-true-formula(NOT(ISERROR(SEARCH(&quot;PARTIAL&quot;;[.A1]))))" style:apply-style-name="ConditionalStyle_5f_407" style:base-cell-address="Instructions.A1"/>
      <style:map style:condition="is-true-formula(NOT(ISERROR(SEARCH(&quot;YES&quot;;[.A1]))))" style:apply-style-name="ConditionalStyle_5f_406" style:base-cell-address="Instructions.A1"/>
      <style:map style:condition="is-true-formula(NOT(ISERROR(SEARCH(&quot;Unable to publish&quot;;[.A1]))))" style:apply-style-name="ConditionalStyle_5f_405" style:base-cell-address="Instructions.A1"/>
      <style:map style:condition="is-true-formula(NOT(ISERROR(SEARCH(&quot;Under consideration&quot;;[.A1]))))" style:apply-style-name="ConditionalStyle_5f_404" style:base-cell-address="Instructions.A1"/>
      <style:map style:condition="is-true-formula(NOT(ISERROR(SEARCH(&quot;Future publication&quot;;[.A1]))))" style:apply-style-name="ConditionalStyle_5f_403" style:base-cell-address="Instructions.A1"/>
      <style:map style:condition="is-true-formula(NOT(ISERROR(SEARCH(&quot;Partially comliant&quot;;[.A1]))))" style:apply-style-name="ConditionalStyle_5f_402" style:base-cell-address="Instructions.A1"/>
      <style:map style:condition="is-true-formula(NOT(ISERROR(SEARCH(&quot;Fully compliant&quot;;[.A1]))))" style:apply-style-name="ConditionalStyle_5f_401" style:base-cell-address="Instructions.A1"/>
      <style:map style:condition="is-true-formula(NOT(ISERROR(SEARCH(&quot;NO&quot;;[.A1]))))" style:apply-style-name="ConditionalStyle_5f_400" style:base-cell-address="Instructions.A1"/>
      <style:map style:condition="is-true-formula(NOT(ISERROR(SEARCH(&quot;POSSIBLE&quot;;[.A1]))))" style:apply-style-name="ConditionalStyle_5f_399" style:base-cell-address="Instructions.A1"/>
      <style:map style:condition="is-true-formula(NOT(ISERROR(SEARCH(&quot;FUTURE&quot;;[.A1]))))" style:apply-style-name="ConditionalStyle_5f_398" style:base-cell-address="Instructions.A1"/>
      <style:map style:condition="is-true-formula(NOT(ISERROR(SEARCH(&quot;PARTIAL&quot;;[.A1]))))" style:apply-style-name="ConditionalStyle_5f_397" style:base-cell-address="Instructions.A1"/>
      <style:map style:condition="is-true-formula(NOT(ISERROR(SEARCH(&quot;YES&quot;;[.A1]))))" style:apply-style-name="ConditionalStyle_5f_396" style:base-cell-address="Instructions.A1"/>
      <style:map style:condition="is-true-formula(NOT(ISERROR(SEARCH(&quot;Unable to publish&quot;;[.A1]))))" style:apply-style-name="ConditionalStyle_5f_395" style:base-cell-address="Instructions.A1"/>
      <style:map style:condition="is-true-formula(NOT(ISERROR(SEARCH(&quot;Under consideration&quot;;[.A1]))))" style:apply-style-name="ConditionalStyle_5f_394" style:base-cell-address="Instructions.A1"/>
      <style:map style:condition="is-true-formula(NOT(ISERROR(SEARCH(&quot;Future publication&quot;;[.A1]))))" style:apply-style-name="ConditionalStyle_5f_393" style:base-cell-address="Instructions.A1"/>
      <style:map style:condition="is-true-formula(NOT(ISERROR(SEARCH(&quot;Partially comliant&quot;;[.A1]))))" style:apply-style-name="ConditionalStyle_5f_392" style:base-cell-address="Instructions.A1"/>
      <style:map style:condition="is-true-formula(NOT(ISERROR(SEARCH(&quot;Fully compliant&quot;;[.A1]))))" style:apply-style-name="ConditionalStyle_5f_391" style:base-cell-address="Instructions.A1"/>
      <style:map style:condition="is-true-formula(NOT(ISERROR(SEARCH(&quot;NO&quot;;[.A1]))))" style:apply-style-name="ConditionalStyle_5f_390" style:base-cell-address="Instructions.A1"/>
      <style:map style:condition="is-true-formula(NOT(ISERROR(SEARCH(&quot;POSSIBLE&quot;;[.A1]))))" style:apply-style-name="ConditionalStyle_5f_389" style:base-cell-address="Instructions.A1"/>
      <style:map style:condition="is-true-formula(NOT(ISERROR(SEARCH(&quot;FUTURE&quot;;[.A1]))))" style:apply-style-name="ConditionalStyle_5f_388" style:base-cell-address="Instructions.A1"/>
      <style:map style:condition="is-true-formula(NOT(ISERROR(SEARCH(&quot;PARTIAL&quot;;[.A1]))))" style:apply-style-name="ConditionalStyle_5f_387" style:base-cell-address="Instructions.A1"/>
      <style:map style:condition="is-true-formula(NOT(ISERROR(SEARCH(&quot;YES&quot;;[.A1]))))" style:apply-style-name="ConditionalStyle_5f_386" style:base-cell-address="Instructions.A1"/>
    </style:style>
    <style:style style:name="ce123" style:family="table-cell" style:parent-style-name="Default" style:data-style-name="N5112">
      <style:table-cell-properties fo:border-bottom="0.99pt solid #000000" fo:background-color="#ffffff" style:diagonal-bl-tr="none" style:diagonal-tl-br="none" style:text-align-source="value-type" style:repeat-content="false" fo:wrap-option="wrap" fo:border-left="0.99pt solid #000000" style:direction="ltr" fo:border-right="0.99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4" style:family="table-cell" style:parent-style-name="Default" style:data-style-name="N5112">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5" style:family="table-cell" style:parent-style-name="Default" style:data-style-name="N5112">
      <style:table-cell-properties fo:border-bottom="2.49pt solid #000000" fo:background-color="#ffffff" style:diagonal-bl-tr="none" style:diagonal-tl-br="none" style:text-align-source="value-type" style:repeat-content="false" fo:wrap-option="wrap" fo:border-left="0.99pt solid #000000" style:direction="ltr" fo:border-right="0.99pt solid #000000" style:rotation-angle="0" style:rotation-align="none" style:shrink-to-fit="false" fo:border-top="0.99pt solid #000000"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6" style:family="table-cell" style:parent-style-name="Default">
      <style:table-cell-properties fo:border-bottom="0.99pt solid #000000" fo:background-color="#ffffff" style:diagonal-bl-tr="none" style:diagonal-tl-br="none" style:text-align-source="value-type" style:repeat-content="false" fo:wrap-option="wrap" fo:border-left="0.99pt solid #000000" style:direction="ltr" fo:border-right="0.99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7" style:family="table-cell" style:parent-style-name="Default">
      <style:table-cell-properties fo:border-bottom="2.49pt solid #000000" fo:background-color="#ffffff" style:diagonal-bl-tr="none" style:diagonal-tl-br="none" style:text-align-source="value-type" style:repeat-content="false" fo:wrap-option="wrap" fo:border-left="0.99pt solid #000000" style:direction="ltr" fo:border-right="0.99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8" style:family="table-cell" style:parent-style-name="Excel_20_Built-in_20_Hyperlink"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style>
    <style:style style:name="ce129" style:family="table-cell" style:parent-style-name="Default">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0" style:family="table-cell" style:parent-style-name="Default">
      <style:table-cell-properties fo:border-bottom="2.49pt solid #000000" fo:background-color="#ffffff" style:diagonal-bl-tr="none" style:diagonal-tl-br="none" style:text-align-source="value-type" style:repeat-content="false" fo:wrap-option="wrap" fo:border-left="0.99pt solid #000000" style:direction="ltr" fo:border-right="0.99pt solid #000000" style:rotation-angle="0" style:rotation-align="none" style:shrink-to-fit="false" fo:border-top="0.99pt solid #000000"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1" style:family="table-cell" style:parent-style-name="Default">
      <style:table-cell-properties fo:border-bottom="none" fo:background-color="#8eb4e3" style:diagonal-bl-tr="none" style:diagonal-tl-br="none" style:text-align-source="fix" style:repeat-content="false" fo:wrap-option="wrap" fo:border-left="0.99pt solid #000000" style:direction="ltr" fo:border-right="2.49pt solid #000000" style:rotation-angle="0" style:rotation-align="none" style:shrink-to-fit="false" fo:border-top="2.49pt solid #000000" style:vertical-align="top" style:vertical-justify="auto"/>
      <style:paragraph-properties fo:text-align="center" css3t:text-justify="auto"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32" style:family="table-cell" style:parent-style-name="Default">
      <style:table-cell-properties fo:border-bottom="0.99pt solid #000000" fo:background-color="#ffffff" style:diagonal-bl-tr="none" style:diagonal-tl-br="none" style:text-align-source="value-type" style:repeat-content="false" fo:wrap-option="wrap" fo:border-left="0.99pt solid #000000" style:direction="ltr" fo:border-right="2.49pt solid #000000" style:rotation-angle="0" style:rotation-align="none" style:shrink-to-fit="false" fo:border-top="0.99pt solid #000000"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3" style:family="table-cell" style:parent-style-name="Default">
      <style:table-cell-properties fo:border-bottom="2.49pt solid #000000" fo:background-color="#ffffff" style:diagonal-bl-tr="none" style:diagonal-tl-br="none" style:text-align-source="value-type" style:repeat-content="false" fo:wrap-option="wrap" fo:border-left="0.99pt solid #000000" style:direction="ltr" fo:border-right="2.49pt solid #000000" style:rotation-angle="0" style:rotation-align="none" style:shrink-to-fit="false" fo:border-top="0.99pt solid #000000"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4" style:family="table-cell" style:parent-style-name="Default">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map style:condition="is-true-formula(NOT(ISERROR(SEARCH(&quot;GREEN&quot;;[.A1]))))" style:apply-style-name="ConditionalStyle_5f_385" style:base-cell-address="Instructions.A1"/>
      <style:map style:condition="is-true-formula(NOT(ISERROR(SEARCH(&quot;AMBER&quot;;[.A1]))))" style:apply-style-name="ConditionalStyle_5f_384" style:base-cell-address="Instructions.A1"/>
      <style:map style:condition="is-true-formula(NOT(ISERROR(SEARCH(&quot;RED&quot;;[.A1]))))" style:apply-style-name="ConditionalStyle_5f_383" style:base-cell-address="Instructions.A1"/>
      <style:map style:condition="is-true-formula(NOT(ISERROR(SEARCH(&quot;YES&quot;;[.A1]))))" style:apply-style-name="ConditionalStyle_5f_382" style:base-cell-address="Instructions.A1"/>
      <style:map style:condition="is-true-formula(NOT(ISERROR(SEARCH(&quot;NO&quot;;[.A1]))))" style:apply-style-name="ConditionalStyle_5f_381" style:base-cell-address="Instructions.A1"/>
      <style:map style:condition="is-true-formula(NOT(ISERROR(SEARCH(&quot;POSSIBLE&quot;;[.A1]))))" style:apply-style-name="ConditionalStyle_5f_380" style:base-cell-address="Instructions.A1"/>
      <style:map style:condition="is-true-formula(NOT(ISERROR(SEARCH(&quot;YES&quot;;[.A1]))))" style:apply-style-name="ConditionalStyle_5f_379" style:base-cell-address="Instructions.A1"/>
      <style:map style:condition="is-true-formula(NOT(ISERROR(SEARCH(&quot;GREEN&quot;;[.A1]))))" style:apply-style-name="ConditionalStyle_5f_378" style:base-cell-address="Instructions.A1"/>
      <style:map style:condition="is-true-formula(NOT(ISERROR(SEARCH(&quot;AMBER&quot;;[.A1]))))" style:apply-style-name="ConditionalStyle_5f_377" style:base-cell-address="Instructions.A1"/>
      <style:map style:condition="is-true-formula(NOT(ISERROR(SEARCH(&quot;RED&quot;;[.A1]))))" style:apply-style-name="ConditionalStyle_5f_376" style:base-cell-address="Instructions.A1"/>
      <style:map style:condition="is-true-formula(NOT(ISERROR(SEARCH(&quot;POSSIBLE&quot;;[.A1]))))" style:apply-style-name="ConditionalStyle_5f_375" style:base-cell-address="Instructions.A1"/>
      <style:map style:condition="is-true-formula(NOT(ISERROR(SEARCH(&quot;FUTURE&quot;;[.A1]))))" style:apply-style-name="ConditionalStyle_5f_374" style:base-cell-address="Instructions.A1"/>
      <style:map style:condition="is-true-formula(NOT(ISERROR(SEARCH(&quot;PARTIAL&quot;;[.A1]))))" style:apply-style-name="ConditionalStyle_5f_373" style:base-cell-address="Instructions.A1"/>
      <style:map style:condition="is-true-formula(NOT(ISERROR(SEARCH(&quot;YES&quot;;[.A1]))))" style:apply-style-name="ConditionalStyle_5f_372" style:base-cell-address="Instructions.A1"/>
      <style:map style:condition="is-true-formula(NOT(ISERROR(SEARCH(&quot;NO&quot;;[.A1]))))" style:apply-style-name="ConditionalStyle_5f_371" style:base-cell-address="Instructions.A1"/>
      <style:map style:condition="is-true-formula(NOT(ISERROR(SEARCH(&quot;POSSIBLE&quot;;[.A1]))))" style:apply-style-name="ConditionalStyle_5f_370" style:base-cell-address="Instructions.A1"/>
      <style:map style:condition="is-true-formula(NOT(ISERROR(SEARCH(&quot;YES&quot;;[.A1]))))" style:apply-style-name="ConditionalStyle_5f_369" style:base-cell-address="Instructions.A1"/>
      <style:map style:condition="is-true-formula(NOT(ISERROR(SEARCH(&quot;GREEN&quot;;[.A1]))))" style:apply-style-name="ConditionalStyle_5f_368" style:base-cell-address="Instructions.A1"/>
      <style:map style:condition="is-true-formula(NOT(ISERROR(SEARCH(&quot;AMBER&quot;;[.A1]))))" style:apply-style-name="ConditionalStyle_5f_367" style:base-cell-address="Instructions.A1"/>
      <style:map style:condition="is-true-formula(NOT(ISERROR(SEARCH(&quot;RED&quot;;[.A1]))))" style:apply-style-name="ConditionalStyle_5f_366" style:base-cell-address="Instructions.A1"/>
      <style:map style:condition="is-true-formula(NOT(ISERROR(SEARCH(&quot;NO&quot;;[.A1]))))" style:apply-style-name="ConditionalStyle_5f_365" style:base-cell-address="Instructions.A1"/>
      <style:map style:condition="is-true-formula(NOT(ISERROR(SEARCH(&quot;POSSIBLE&quot;;[.A1]))))" style:apply-style-name="ConditionalStyle_5f_364" style:base-cell-address="Instructions.A1"/>
      <style:map style:condition="is-true-formula(NOT(ISERROR(SEARCH(&quot;FUTURE&quot;;[.A1]))))" style:apply-style-name="ConditionalStyle_5f_363" style:base-cell-address="Instructions.A1"/>
      <style:map style:condition="is-true-formula(NOT(ISERROR(SEARCH(&quot;PARTIAL&quot;;[.A1]))))" style:apply-style-name="ConditionalStyle_5f_362" style:base-cell-address="Instructions.A1"/>
      <style:map style:condition="is-true-formula(NOT(ISERROR(SEARCH(&quot;YES&quot;;[.A1]))))" style:apply-style-name="ConditionalStyle_5f_361" style:base-cell-address="Instructions.A1"/>
      <style:map style:condition="is-true-formula(NOT(ISERROR(SEARCH(&quot;Unable to publish&quot;;[.A1]))))" style:apply-style-name="ConditionalStyle_5f_360" style:base-cell-address="Instructions.A1"/>
      <style:map style:condition="is-true-formula(NOT(ISERROR(SEARCH(&quot;Under consideration&quot;;[.A1]))))" style:apply-style-name="ConditionalStyle_5f_359" style:base-cell-address="Instructions.A1"/>
      <style:map style:condition="is-true-formula(NOT(ISERROR(SEARCH(&quot;Future publication&quot;;[.A1]))))" style:apply-style-name="ConditionalStyle_5f_358" style:base-cell-address="Instructions.A1"/>
      <style:map style:condition="is-true-formula(NOT(ISERROR(SEARCH(&quot;Partially comliant&quot;;[.A1]))))" style:apply-style-name="ConditionalStyle_5f_357" style:base-cell-address="Instructions.A1"/>
      <style:map style:condition="is-true-formula(NOT(ISERROR(SEARCH(&quot;Fully compliant&quot;;[.A1]))))" style:apply-style-name="ConditionalStyle_5f_356" style:base-cell-address="Instructions.A1"/>
      <style:map style:condition="is-true-formula(NOT(ISERROR(SEARCH(&quot;NO&quot;;[.A1]))))" style:apply-style-name="ConditionalStyle_5f_355" style:base-cell-address="Instructions.A1"/>
      <style:map style:condition="is-true-formula(NOT(ISERROR(SEARCH(&quot;POSSIBLE&quot;;[.A1]))))" style:apply-style-name="ConditionalStyle_5f_354" style:base-cell-address="Instructions.A1"/>
      <style:map style:condition="is-true-formula(NOT(ISERROR(SEARCH(&quot;FUTURE&quot;;[.A1]))))" style:apply-style-name="ConditionalStyle_5f_353" style:base-cell-address="Instructions.A1"/>
      <style:map style:condition="is-true-formula(NOT(ISERROR(SEARCH(&quot;PARTIAL&quot;;[.A1]))))" style:apply-style-name="ConditionalStyle_5f_352" style:base-cell-address="Instructions.A1"/>
      <style:map style:condition="is-true-formula(NOT(ISERROR(SEARCH(&quot;YES&quot;;[.A1]))))" style:apply-style-name="ConditionalStyle_5f_351" style:base-cell-address="Instructions.A1"/>
      <style:map style:condition="is-true-formula(NOT(ISERROR(SEARCH(&quot;Unable to publish&quot;;[.A1]))))" style:apply-style-name="ConditionalStyle_5f_350" style:base-cell-address="Instructions.A1"/>
      <style:map style:condition="is-true-formula(NOT(ISERROR(SEARCH(&quot;Under consideration&quot;;[.A1]))))" style:apply-style-name="ConditionalStyle_5f_349" style:base-cell-address="Instructions.A1"/>
      <style:map style:condition="is-true-formula(NOT(ISERROR(SEARCH(&quot;Future publication&quot;;[.A1]))))" style:apply-style-name="ConditionalStyle_5f_348" style:base-cell-address="Instructions.A1"/>
      <style:map style:condition="is-true-formula(NOT(ISERROR(SEARCH(&quot;Partially comliant&quot;;[.A1]))))" style:apply-style-name="ConditionalStyle_5f_347" style:base-cell-address="Instructions.A1"/>
      <style:map style:condition="is-true-formula(NOT(ISERROR(SEARCH(&quot;Fully compliant&quot;;[.A1]))))" style:apply-style-name="ConditionalStyle_5f_346" style:base-cell-address="Instructions.A1"/>
      <style:map style:condition="is-true-formula(NOT(ISERROR(SEARCH(&quot;NO&quot;;[.A1]))))" style:apply-style-name="ConditionalStyle_5f_345" style:base-cell-address="Instructions.A1"/>
      <style:map style:condition="is-true-formula(NOT(ISERROR(SEARCH(&quot;POSSIBLE&quot;;[.A1]))))" style:apply-style-name="ConditionalStyle_5f_344" style:base-cell-address="Instructions.A1"/>
      <style:map style:condition="is-true-formula(NOT(ISERROR(SEARCH(&quot;FUTURE&quot;;[.A1]))))" style:apply-style-name="ConditionalStyle_5f_343" style:base-cell-address="Instructions.A1"/>
      <style:map style:condition="is-true-formula(NOT(ISERROR(SEARCH(&quot;PARTIAL&quot;;[.A1]))))" style:apply-style-name="ConditionalStyle_5f_342" style:base-cell-address="Instructions.A1"/>
      <style:map style:condition="is-true-formula(NOT(ISERROR(SEARCH(&quot;YES&quot;;[.A1]))))" style:apply-style-name="ConditionalStyle_5f_341" style:base-cell-address="Instructions.A1"/>
    </style:style>
    <style:style style:name="ce135" style:family="table-cell" style:parent-style-name="Default">
      <style:table-cell-properties fo:border-bottom="2.49pt solid #000000" fo:background-color="#ffffff" style:diagonal-bl-tr="none" style:diagonal-tl-br="none" style:text-align-source="value-type" style:repeat-content="false" fo:wrap-option="wrap" fo:border-left="0.99pt solid #000000" style:direction="ltr" fo:border-right="0.99pt solid #000000" style:rotation-angle="0" style:rotation-align="none" style:shrink-to-fit="false" fo:border-top="0.99pt solid #000000" style:vertical-align="top" style:vertical-justify="auto"/>
      <style:paragraph-properties css3t:text-justify="auto" fo:margin-left="0cm" style:writing-mode="page"/>
      <style:map style:condition="is-true-formula(NOT(ISERROR(SEARCH(&quot;GREEN&quot;;[.A1]))))" style:apply-style-name="ConditionalStyle_5f_385" style:base-cell-address="Instructions.A1"/>
      <style:map style:condition="is-true-formula(NOT(ISERROR(SEARCH(&quot;AMBER&quot;;[.A1]))))" style:apply-style-name="ConditionalStyle_5f_384" style:base-cell-address="Instructions.A1"/>
      <style:map style:condition="is-true-formula(NOT(ISERROR(SEARCH(&quot;RED&quot;;[.A1]))))" style:apply-style-name="ConditionalStyle_5f_383" style:base-cell-address="Instructions.A1"/>
      <style:map style:condition="is-true-formula(NOT(ISERROR(SEARCH(&quot;YES&quot;;[.A1]))))" style:apply-style-name="ConditionalStyle_5f_382" style:base-cell-address="Instructions.A1"/>
      <style:map style:condition="is-true-formula(NOT(ISERROR(SEARCH(&quot;NO&quot;;[.A1]))))" style:apply-style-name="ConditionalStyle_5f_381" style:base-cell-address="Instructions.A1"/>
      <style:map style:condition="is-true-formula(NOT(ISERROR(SEARCH(&quot;POSSIBLE&quot;;[.A1]))))" style:apply-style-name="ConditionalStyle_5f_380" style:base-cell-address="Instructions.A1"/>
      <style:map style:condition="is-true-formula(NOT(ISERROR(SEARCH(&quot;YES&quot;;[.A1]))))" style:apply-style-name="ConditionalStyle_5f_379" style:base-cell-address="Instructions.A1"/>
      <style:map style:condition="is-true-formula(NOT(ISERROR(SEARCH(&quot;GREEN&quot;;[.A1]))))" style:apply-style-name="ConditionalStyle_5f_378" style:base-cell-address="Instructions.A1"/>
      <style:map style:condition="is-true-formula(NOT(ISERROR(SEARCH(&quot;AMBER&quot;;[.A1]))))" style:apply-style-name="ConditionalStyle_5f_377" style:base-cell-address="Instructions.A1"/>
      <style:map style:condition="is-true-formula(NOT(ISERROR(SEARCH(&quot;RED&quot;;[.A1]))))" style:apply-style-name="ConditionalStyle_5f_376" style:base-cell-address="Instructions.A1"/>
      <style:map style:condition="is-true-formula(NOT(ISERROR(SEARCH(&quot;POSSIBLE&quot;;[.A1]))))" style:apply-style-name="ConditionalStyle_5f_375" style:base-cell-address="Instructions.A1"/>
      <style:map style:condition="is-true-formula(NOT(ISERROR(SEARCH(&quot;FUTURE&quot;;[.A1]))))" style:apply-style-name="ConditionalStyle_5f_374" style:base-cell-address="Instructions.A1"/>
      <style:map style:condition="is-true-formula(NOT(ISERROR(SEARCH(&quot;PARTIAL&quot;;[.A1]))))" style:apply-style-name="ConditionalStyle_5f_373" style:base-cell-address="Instructions.A1"/>
      <style:map style:condition="is-true-formula(NOT(ISERROR(SEARCH(&quot;YES&quot;;[.A1]))))" style:apply-style-name="ConditionalStyle_5f_372" style:base-cell-address="Instructions.A1"/>
      <style:map style:condition="is-true-formula(NOT(ISERROR(SEARCH(&quot;NO&quot;;[.A1]))))" style:apply-style-name="ConditionalStyle_5f_371" style:base-cell-address="Instructions.A1"/>
      <style:map style:condition="is-true-formula(NOT(ISERROR(SEARCH(&quot;POSSIBLE&quot;;[.A1]))))" style:apply-style-name="ConditionalStyle_5f_370" style:base-cell-address="Instructions.A1"/>
      <style:map style:condition="is-true-formula(NOT(ISERROR(SEARCH(&quot;YES&quot;;[.A1]))))" style:apply-style-name="ConditionalStyle_5f_369" style:base-cell-address="Instructions.A1"/>
      <style:map style:condition="is-true-formula(NOT(ISERROR(SEARCH(&quot;GREEN&quot;;[.A1]))))" style:apply-style-name="ConditionalStyle_5f_368" style:base-cell-address="Instructions.A1"/>
      <style:map style:condition="is-true-formula(NOT(ISERROR(SEARCH(&quot;AMBER&quot;;[.A1]))))" style:apply-style-name="ConditionalStyle_5f_367" style:base-cell-address="Instructions.A1"/>
      <style:map style:condition="is-true-formula(NOT(ISERROR(SEARCH(&quot;RED&quot;;[.A1]))))" style:apply-style-name="ConditionalStyle_5f_366" style:base-cell-address="Instructions.A1"/>
      <style:map style:condition="is-true-formula(NOT(ISERROR(SEARCH(&quot;NO&quot;;[.A1]))))" style:apply-style-name="ConditionalStyle_5f_365" style:base-cell-address="Instructions.A1"/>
      <style:map style:condition="is-true-formula(NOT(ISERROR(SEARCH(&quot;POSSIBLE&quot;;[.A1]))))" style:apply-style-name="ConditionalStyle_5f_364" style:base-cell-address="Instructions.A1"/>
      <style:map style:condition="is-true-formula(NOT(ISERROR(SEARCH(&quot;FUTURE&quot;;[.A1]))))" style:apply-style-name="ConditionalStyle_5f_363" style:base-cell-address="Instructions.A1"/>
      <style:map style:condition="is-true-formula(NOT(ISERROR(SEARCH(&quot;PARTIAL&quot;;[.A1]))))" style:apply-style-name="ConditionalStyle_5f_362" style:base-cell-address="Instructions.A1"/>
      <style:map style:condition="is-true-formula(NOT(ISERROR(SEARCH(&quot;YES&quot;;[.A1]))))" style:apply-style-name="ConditionalStyle_5f_361" style:base-cell-address="Instructions.A1"/>
      <style:map style:condition="is-true-formula(NOT(ISERROR(SEARCH(&quot;Unable to publish&quot;;[.A1]))))" style:apply-style-name="ConditionalStyle_5f_360" style:base-cell-address="Instructions.A1"/>
      <style:map style:condition="is-true-formula(NOT(ISERROR(SEARCH(&quot;Under consideration&quot;;[.A1]))))" style:apply-style-name="ConditionalStyle_5f_359" style:base-cell-address="Instructions.A1"/>
      <style:map style:condition="is-true-formula(NOT(ISERROR(SEARCH(&quot;Future publication&quot;;[.A1]))))" style:apply-style-name="ConditionalStyle_5f_358" style:base-cell-address="Instructions.A1"/>
      <style:map style:condition="is-true-formula(NOT(ISERROR(SEARCH(&quot;Partially comliant&quot;;[.A1]))))" style:apply-style-name="ConditionalStyle_5f_357" style:base-cell-address="Instructions.A1"/>
      <style:map style:condition="is-true-formula(NOT(ISERROR(SEARCH(&quot;Fully compliant&quot;;[.A1]))))" style:apply-style-name="ConditionalStyle_5f_356" style:base-cell-address="Instructions.A1"/>
      <style:map style:condition="is-true-formula(NOT(ISERROR(SEARCH(&quot;NO&quot;;[.A1]))))" style:apply-style-name="ConditionalStyle_5f_355" style:base-cell-address="Instructions.A1"/>
      <style:map style:condition="is-true-formula(NOT(ISERROR(SEARCH(&quot;POSSIBLE&quot;;[.A1]))))" style:apply-style-name="ConditionalStyle_5f_354" style:base-cell-address="Instructions.A1"/>
      <style:map style:condition="is-true-formula(NOT(ISERROR(SEARCH(&quot;FUTURE&quot;;[.A1]))))" style:apply-style-name="ConditionalStyle_5f_353" style:base-cell-address="Instructions.A1"/>
      <style:map style:condition="is-true-formula(NOT(ISERROR(SEARCH(&quot;PARTIAL&quot;;[.A1]))))" style:apply-style-name="ConditionalStyle_5f_352" style:base-cell-address="Instructions.A1"/>
      <style:map style:condition="is-true-formula(NOT(ISERROR(SEARCH(&quot;YES&quot;;[.A1]))))" style:apply-style-name="ConditionalStyle_5f_351" style:base-cell-address="Instructions.A1"/>
      <style:map style:condition="is-true-formula(NOT(ISERROR(SEARCH(&quot;Unable to publish&quot;;[.A1]))))" style:apply-style-name="ConditionalStyle_5f_350" style:base-cell-address="Instructions.A1"/>
      <style:map style:condition="is-true-formula(NOT(ISERROR(SEARCH(&quot;Under consideration&quot;;[.A1]))))" style:apply-style-name="ConditionalStyle_5f_349" style:base-cell-address="Instructions.A1"/>
      <style:map style:condition="is-true-formula(NOT(ISERROR(SEARCH(&quot;Future publication&quot;;[.A1]))))" style:apply-style-name="ConditionalStyle_5f_348" style:base-cell-address="Instructions.A1"/>
      <style:map style:condition="is-true-formula(NOT(ISERROR(SEARCH(&quot;Partially comliant&quot;;[.A1]))))" style:apply-style-name="ConditionalStyle_5f_347" style:base-cell-address="Instructions.A1"/>
      <style:map style:condition="is-true-formula(NOT(ISERROR(SEARCH(&quot;Fully compliant&quot;;[.A1]))))" style:apply-style-name="ConditionalStyle_5f_346" style:base-cell-address="Instructions.A1"/>
      <style:map style:condition="is-true-formula(NOT(ISERROR(SEARCH(&quot;NO&quot;;[.A1]))))" style:apply-style-name="ConditionalStyle_5f_345" style:base-cell-address="Instructions.A1"/>
      <style:map style:condition="is-true-formula(NOT(ISERROR(SEARCH(&quot;POSSIBLE&quot;;[.A1]))))" style:apply-style-name="ConditionalStyle_5f_344" style:base-cell-address="Instructions.A1"/>
      <style:map style:condition="is-true-formula(NOT(ISERROR(SEARCH(&quot;FUTURE&quot;;[.A1]))))" style:apply-style-name="ConditionalStyle_5f_343" style:base-cell-address="Instructions.A1"/>
      <style:map style:condition="is-true-formula(NOT(ISERROR(SEARCH(&quot;PARTIAL&quot;;[.A1]))))" style:apply-style-name="ConditionalStyle_5f_342" style:base-cell-address="Instructions.A1"/>
      <style:map style:condition="is-true-formula(NOT(ISERROR(SEARCH(&quot;YES&quot;;[.A1]))))" style:apply-style-name="ConditionalStyle_5f_341" style:base-cell-address="Instructions.A1"/>
    </style:style>
    <style:style style:name="ce136" style:family="table-cell" style:parent-style-name="Default">
      <style:table-cell-properties fo:border-bottom="0.99pt solid #000000" fo:background-color="#ffffff" style:diagonal-bl-tr="none" style:diagonal-tl-br="none" style:text-align-source="value-type" style:repeat-content="false" fo:wrap-option="wrap" fo:border-left="0.99pt solid #000000" style:direction="ltr" fo:border-right="0.99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0pt" fo:font-style="italic" fo:text-shadow="none" style:text-underline-style="none" fo:font-weight="normal" style:font-size-asian="10pt" style:font-style-asian="italic" style:font-weight-asian="normal" style:font-name-complex="Calibri" style:font-size-complex="10pt" style:font-style-complex="italic" style:font-weight-complex="normal"/>
    </style:style>
    <style:style style:name="ce137" style:family="table-cell" style:parent-style-name="Default">
      <style:table-cell-properties fo:border-bottom="2.49pt solid #000000" fo:background-color="#ffffff" style:diagonal-bl-tr="none" style:diagonal-tl-br="none" style:text-align-source="value-type" style:repeat-content="false" fo:wrap-option="wrap" fo:border-left="0.99pt solid #000000" style:direction="ltr" fo:border-right="0.99pt solid #000000" style:rotation-angle="0" style:rotation-align="none" style:shrink-to-fit="false" fo:border-top="0.99pt solid #000000" style:vertical-align="top" style:vertical-justify="auto"/>
      <style:paragraph-properties css3t:text-justify="auto" fo:margin-left="0cm" style:writing-mode="page"/>
      <style:text-properties fo:color="#000000" style:text-outline="false" style:text-line-through-style="none" style:font-name="Calibri" fo:font-size="10pt" fo:font-style="italic" fo:text-shadow="none" style:text-underline-style="none" fo:font-weight="normal" style:font-size-asian="10pt" style:font-style-asian="italic" style:font-weight-asian="normal" style:font-name-complex="Calibri" style:font-size-complex="10pt" style:font-style-complex="italic" style:font-weight-complex="normal"/>
    </style:style>
    <style:style style:name="ce138" style:family="table-cell" style:parent-style-name="Default">
      <style:table-cell-properties fo:border-bottom="0.99pt solid #000000" fo:background-color="#ffffff" style:diagonal-bl-tr="none" style:diagonal-tl-br="none" style:text-align-source="value-type" style:repeat-content="false" fo:wrap-option="wrap" fo:border-left="0.99pt solid #000000" style:direction="ltr" fo:border-right="2.49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0pt" fo:font-style="italic" fo:text-shadow="none" style:text-underline-style="none" fo:font-weight="normal" style:font-size-asian="10pt" style:font-style-asian="italic" style:font-weight-asian="normal" style:font-name-complex="Calibri" style:font-size-complex="10pt" style:font-style-complex="italic" style:font-weight-complex="normal"/>
    </style:style>
    <style:style style:name="ce139" style:family="table-cell" style:parent-style-name="Default">
      <style:table-cell-properties fo:border-bottom="0.99pt solid #000000" fo:background-color="#ffffff" style:diagonal-bl-tr="none" style:diagonal-tl-br="none" style:text-align-source="value-type" style:repeat-content="false" fo:wrap-option="wrap" fo:border-left="0.99pt solid #000000" style:direction="ltr" fo:border-right="2.49pt solid #000000" style:rotation-angle="0" style:rotation-align="none" style:shrink-to-fit="false" fo:border-top="0.99pt solid #000000" style:vertical-align="top" style:vertical-justify="auto"/>
      <style:paragraph-properties css3t:text-justify="auto" fo:margin-left="0cm" style:writing-mode="page"/>
      <style:text-properties fo:color="#000000" style:text-outline="false" style:text-line-through-style="none" style:font-name="Calibri" fo:font-size="10pt" fo:font-style="italic" fo:text-shadow="none" style:text-underline-style="none" fo:font-weight="normal" style:font-size-asian="10pt" style:font-style-asian="italic" style:font-weight-asian="normal" style:font-name-complex="Calibri" style:font-size-complex="10pt" style:font-style-complex="italic" style:font-weight-complex="normal"/>
    </style:style>
    <style:style style:name="ce140" style:family="table-cell" style:parent-style-name="Default">
      <style:table-cell-properties fo:border-bottom="0.99pt solid #000000" fo:background-color="#ffffff" style:diagonal-bl-tr="none" style:diagonal-tl-br="none" style:text-align-source="value-type" style:repeat-content="false" fo:wrap-option="wrap" fo:border-left="0.99pt solid #000000" style:direction="ltr" fo:border-right="2.49pt solid #000000" style:rotation-angle="0" style:rotation-align="none" style:shrink-to-fit="false" fo:border-top="none" style:vertical-align="top" style:vertical-justify="auto"/>
      <style:paragraph-properties css3t:text-justify="auto" fo:margin-left="0cm" style:writing-mode="page"/>
      <style:text-properties fo:color="#4f81bd" style:text-outline="false" style:text-line-through-style="none" style:font-name="Calibri" fo:font-size="10pt" fo:font-style="italic" fo:text-shadow="none" style:text-underline-style="none" fo:font-weight="normal" style:font-size-asian="10pt" style:font-style-asian="italic" style:font-weight-asian="normal" style:font-name-complex="Calibri" style:font-size-complex="10pt" style:font-style-complex="italic" style:font-weight-complex="normal"/>
    </style:style>
    <style:style style:name="ce141" style:family="table-cell" style:parent-style-name="Default">
      <style:table-cell-properties fo:border-bottom="2.49pt solid #000000" fo:background-color="#ffffff" style:diagonal-bl-tr="none" style:diagonal-tl-br="none" style:text-align-source="value-type" style:repeat-content="false" fo:wrap-option="wrap" fo:border-left="0.99pt solid #000000" style:direction="ltr" fo:border-right="2.49pt solid #000000" style:rotation-angle="0" style:rotation-align="none" style:shrink-to-fit="false" fo:border-top="0.99pt solid #000000" style:vertical-align="top" style:vertical-justify="auto"/>
      <style:paragraph-properties css3t:text-justify="auto" fo:margin-left="0cm" style:writing-mode="page"/>
      <style:text-properties fo:color="#000000" style:text-outline="false" style:text-line-through-style="none" style:font-name="Calibri" fo:font-size="10pt" fo:font-style="italic" fo:text-shadow="none" style:text-underline-style="none" fo:font-weight="bold" style:font-size-asian="10pt" style:font-style-asian="italic" style:font-weight-asian="bold" style:font-name-complex="Calibri" style:font-size-complex="10pt" style:font-style-complex="italic" style:font-weight-complex="bold"/>
    </style:style>
    <style:style style:name="ce142" style:family="table-cell" style:parent-style-name="Default">
      <style:table-cell-properties fo:border-bottom="0.99pt solid #000000" fo:background-color="#dbeef4" style:diagonal-bl-tr="none" style:diagonal-tl-br="none" style:text-align-source="fix" style:repeat-content="false" fo:wrap-option="wrap" fo:border-left="2.49pt solid #000000" style:direction="ltr" fo:border-right="2.49pt solid #000000"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43" style:family="table-cell" style:parent-style-name="Default">
      <style:table-cell-properties fo:border-bottom="0.99pt solid #000000" fo:background-color="#ffffff"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4" style:family="table-cell" style:parent-style-name="Default">
      <style:table-cell-properties fo:border-bottom="0.99pt solid #000000" fo:background-color="#ffffff" style:diagonal-bl-tr="none" style:diagonal-tl-br="none" style:text-align-source="value-type" style:repeat-content="false" fo:wrap-option="wrap" fo:border-left="2.49pt solid #000000" style:direction="ltr" fo:border-right="none" style:rotation-angle="0" style:rotation-align="none" style:shrink-to-fit="false" fo:border-top="0.99pt solid #000000"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5" style:family="table-cell" style:parent-style-name="Default">
      <style:table-cell-properties fo:border-bottom="0.99pt solid #000000" fo:background-color="#dbeef4" style:diagonal-bl-tr="none" style:diagonal-tl-br="none" style:text-align-source="value-type" style:repeat-content="false" fo:wrap-option="wrap" fo:border-left="2.49pt solid #000000" style:direction="ltr" fo:border-right="2.49pt solid #000000" style:rotation-angle="0" style:rotation-align="none" style:shrink-to-fit="false" fo:border-top="0.99pt solid #000000" style:vertical-align="top"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46" style:family="table-cell" style:parent-style-name="Excel_20_Built-in_20_Hyperlink" style:data-style-name="N5000">
      <style:table-cell-properties fo:border-bottom="0.99pt solid #000000" fo:background-color="#ffffff" style:cell-protect="protected" style:print-content="true" style:diagonal-bl-tr="none" style:diagonal-tl-br="none" style:text-align-source="value-type" style:repeat-content="false" fo:wrap-option="wrap" fo:border-left="2.49pt solid #000000" style:direction="ltr" fo:border-right="none" style:rotation-angle="0" style:rotation-align="none" style:shrink-to-fit="false" fo:border-top="0.99pt solid #000000" style:vertical-align="top" style:vertical-justify="auto"/>
      <style:paragraph-properties css3t:text-justify="auto" fo:margin-left="0cm" style:writing-mode="page"/>
    </style:style>
    <style:style style:name="ce147" style:family="table-cell" style:parent-style-name="Default">
      <style:table-cell-properties fo:border-bottom="0.99pt solid #000000" fo:background-color="#f2f2f2" style:diagonal-bl-tr="none" style:diagonal-tl-br="none" style:text-align-source="value-type" style:repeat-content="false" fo:wrap-option="wrap" fo:border-left="2.49pt solid #000000" style:direction="ltr" fo:border-right="none" style:rotation-angle="0" style:rotation-align="none" style:shrink-to-fit="false" fo:border-top="0.99pt solid #000000"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8" style:family="table-cell" style:parent-style-name="Default">
      <style:table-cell-properties fo:border-bottom="2.49pt solid #000000" fo:background-color="#ffffff" style:diagonal-bl-tr="none" style:diagonal-tl-br="none" style:text-align-source="value-type" style:repeat-content="false" fo:wrap-option="wrap" fo:border-left="2.49pt solid #000000" style:direction="ltr" fo:border-right="none" style:rotation-angle="0" style:rotation-align="none" style:shrink-to-fit="false" fo:border-top="0.99pt solid #000000"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9" style:family="table-cell" style:parent-style-name="Excel_20_Built-in_20_Hyperlink" style:data-style-name="N50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style:vertical-justify="auto"/>
      <style:paragraph-properties css3t:text-justify="auto" fo:margin-left="0cm" style:writing-mode="page"/>
    </style:style>
    <style:style style:name="ce150" style:family="table-cell" style:parent-style-name="Default">
      <style:table-cell-properties fo:border-bottom="0.99pt solid #000000" fo:background-color="#dbeef4" style:diagonal-bl-tr="none" style:diagonal-tl-br="none" style:text-align-source="fix" style:repeat-content="false" fo:wrap-option="wrap" fo:border-left="none" style:direction="ltr" fo:border-right="none"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1" style:family="table-cell" style:parent-style-name="Default">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map style:condition="is-true-formula(NOT(ISERROR(SEARCH(&quot;GREEN&quot;;[.A1]))))" style:apply-style-name="ConditionalStyle_5f_340" style:base-cell-address="Instructions.A1"/>
      <style:map style:condition="is-true-formula(NOT(ISERROR(SEARCH(&quot;AMBER&quot;;[.A1]))))" style:apply-style-name="ConditionalStyle_5f_339" style:base-cell-address="Instructions.A1"/>
      <style:map style:condition="is-true-formula(NOT(ISERROR(SEARCH(&quot;RED&quot;;[.A1]))))" style:apply-style-name="ConditionalStyle_5f_338" style:base-cell-address="Instructions.A1"/>
      <style:map style:condition="is-true-formula(NOT(ISERROR(SEARCH(&quot;YES&quot;;[.A1]))))" style:apply-style-name="ConditionalStyle_5f_337" style:base-cell-address="Instructions.A1"/>
      <style:map style:condition="is-true-formula(NOT(ISERROR(SEARCH(&quot;NO&quot;;[.A1]))))" style:apply-style-name="ConditionalStyle_5f_336" style:base-cell-address="Instructions.A1"/>
      <style:map style:condition="is-true-formula(NOT(ISERROR(SEARCH(&quot;POSSIBLE&quot;;[.A1]))))" style:apply-style-name="ConditionalStyle_5f_335" style:base-cell-address="Instructions.A1"/>
      <style:map style:condition="is-true-formula(NOT(ISERROR(SEARCH(&quot;YES&quot;;[.A1]))))" style:apply-style-name="ConditionalStyle_5f_334" style:base-cell-address="Instructions.A1"/>
      <style:map style:condition="is-true-formula(NOT(ISERROR(SEARCH(&quot;GREEN&quot;;[.A1]))))" style:apply-style-name="ConditionalStyle_5f_333" style:base-cell-address="Instructions.A1"/>
      <style:map style:condition="is-true-formula(NOT(ISERROR(SEARCH(&quot;AMBER&quot;;[.A1]))))" style:apply-style-name="ConditionalStyle_5f_332" style:base-cell-address="Instructions.A1"/>
      <style:map style:condition="is-true-formula(NOT(ISERROR(SEARCH(&quot;RED&quot;;[.A1]))))" style:apply-style-name="ConditionalStyle_5f_331" style:base-cell-address="Instructions.A1"/>
      <style:map style:condition="is-true-formula(NOT(ISERROR(SEARCH(&quot;POSSIBLE&quot;;[.A1]))))" style:apply-style-name="ConditionalStyle_5f_330" style:base-cell-address="Instructions.A1"/>
      <style:map style:condition="is-true-formula(NOT(ISERROR(SEARCH(&quot;FUTURE&quot;;[.A1]))))" style:apply-style-name="ConditionalStyle_5f_329" style:base-cell-address="Instructions.A1"/>
      <style:map style:condition="is-true-formula(NOT(ISERROR(SEARCH(&quot;PARTIAL&quot;;[.A1]))))" style:apply-style-name="ConditionalStyle_5f_328" style:base-cell-address="Instructions.A1"/>
      <style:map style:condition="is-true-formula(NOT(ISERROR(SEARCH(&quot;YES&quot;;[.A1]))))" style:apply-style-name="ConditionalStyle_5f_327" style:base-cell-address="Instructions.A1"/>
      <style:map style:condition="is-true-formula(NOT(ISERROR(SEARCH(&quot;NO&quot;;[.A1]))))" style:apply-style-name="ConditionalStyle_5f_326" style:base-cell-address="Instructions.A1"/>
      <style:map style:condition="is-true-formula(NOT(ISERROR(SEARCH(&quot;POSSIBLE&quot;;[.A1]))))" style:apply-style-name="ConditionalStyle_5f_325" style:base-cell-address="Instructions.A1"/>
      <style:map style:condition="is-true-formula(NOT(ISERROR(SEARCH(&quot;YES&quot;;[.A1]))))" style:apply-style-name="ConditionalStyle_5f_324" style:base-cell-address="Instructions.A1"/>
      <style:map style:condition="is-true-formula(NOT(ISERROR(SEARCH(&quot;GREEN&quot;;[.A1]))))" style:apply-style-name="ConditionalStyle_5f_323" style:base-cell-address="Instructions.A1"/>
      <style:map style:condition="is-true-formula(NOT(ISERROR(SEARCH(&quot;AMBER&quot;;[.A1]))))" style:apply-style-name="ConditionalStyle_5f_322" style:base-cell-address="Instructions.A1"/>
      <style:map style:condition="is-true-formula(NOT(ISERROR(SEARCH(&quot;RED&quot;;[.A1]))))" style:apply-style-name="ConditionalStyle_5f_321" style:base-cell-address="Instructions.A1"/>
      <style:map style:condition="is-true-formula(NOT(ISERROR(SEARCH(&quot;NO&quot;;[.A1]))))" style:apply-style-name="ConditionalStyle_5f_320" style:base-cell-address="Instructions.A1"/>
      <style:map style:condition="is-true-formula(NOT(ISERROR(SEARCH(&quot;POSSIBLE&quot;;[.A1]))))" style:apply-style-name="ConditionalStyle_5f_319" style:base-cell-address="Instructions.A1"/>
      <style:map style:condition="is-true-formula(NOT(ISERROR(SEARCH(&quot;FUTURE&quot;;[.A1]))))" style:apply-style-name="ConditionalStyle_5f_318" style:base-cell-address="Instructions.A1"/>
      <style:map style:condition="is-true-formula(NOT(ISERROR(SEARCH(&quot;PARTIAL&quot;;[.A1]))))" style:apply-style-name="ConditionalStyle_5f_317" style:base-cell-address="Instructions.A1"/>
      <style:map style:condition="is-true-formula(NOT(ISERROR(SEARCH(&quot;YES&quot;;[.A1]))))" style:apply-style-name="ConditionalStyle_5f_316" style:base-cell-address="Instructions.A1"/>
      <style:map style:condition="is-true-formula(NOT(ISERROR(SEARCH(&quot;Unable to publish&quot;;[.A1]))))" style:apply-style-name="ConditionalStyle_5f_280" style:base-cell-address="Instructions.A1"/>
      <style:map style:condition="is-true-formula(NOT(ISERROR(SEARCH(&quot;Under consideration&quot;;[.A1]))))" style:apply-style-name="ConditionalStyle_5f_279" style:base-cell-address="Instructions.A1"/>
      <style:map style:condition="is-true-formula(NOT(ISERROR(SEARCH(&quot;Future publication&quot;;[.A1]))))" style:apply-style-name="ConditionalStyle_5f_278" style:base-cell-address="Instructions.A1"/>
      <style:map style:condition="is-true-formula(NOT(ISERROR(SEARCH(&quot;Partially comliant&quot;;[.A1]))))" style:apply-style-name="ConditionalStyle_5f_277" style:base-cell-address="Instructions.A1"/>
      <style:map style:condition="is-true-formula(NOT(ISERROR(SEARCH(&quot;Fully compliant&quot;;[.A1]))))" style:apply-style-name="ConditionalStyle_5f_276" style:base-cell-address="Instructions.A1"/>
      <style:map style:condition="is-true-formula(NOT(ISERROR(SEARCH(&quot;NO&quot;;[.A1]))))" style:apply-style-name="ConditionalStyle_5f_275" style:base-cell-address="Instructions.A1"/>
      <style:map style:condition="is-true-formula(NOT(ISERROR(SEARCH(&quot;POSSIBLE&quot;;[.A1]))))" style:apply-style-name="ConditionalStyle_5f_274" style:base-cell-address="Instructions.A1"/>
      <style:map style:condition="is-true-formula(NOT(ISERROR(SEARCH(&quot;FUTURE&quot;;[.A1]))))" style:apply-style-name="ConditionalStyle_5f_273" style:base-cell-address="Instructions.A1"/>
      <style:map style:condition="is-true-formula(NOT(ISERROR(SEARCH(&quot;PARTIAL&quot;;[.A1]))))" style:apply-style-name="ConditionalStyle_5f_272" style:base-cell-address="Instructions.A1"/>
      <style:map style:condition="is-true-formula(NOT(ISERROR(SEARCH(&quot;YES&quot;;[.A1]))))" style:apply-style-name="ConditionalStyle_5f_271" style:base-cell-address="Instructions.A1"/>
    </style:style>
    <style:style style:name="ce152" style:family="table-cell" style:parent-style-name="Default">
      <style:table-cell-properties fo:border-bottom="0.99pt solid #000000" fo:background-color="#dbeef4" style:diagonal-bl-tr="none" style:diagonal-tl-br="none" style:text-align-source="value-type" style:repeat-content="false" fo:wrap-option="no-wrap" fo:border-left="none" style:direction="ltr" fo:border-right="none" style:rotation-angle="0" style:rotation-align="none" style:shrink-to-fit="false" fo:border-top="0.99pt solid #000000" style:vertical-align="top"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53" style:family="table-cell" style:parent-style-name="Default">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map style:condition="is-true-formula(NOT(ISERROR(SEARCH(&quot;GREEN&quot;;[.A1]))))" style:apply-style-name="ConditionalStyle_5f_340" style:base-cell-address="Instructions.A1"/>
      <style:map style:condition="is-true-formula(NOT(ISERROR(SEARCH(&quot;AMBER&quot;;[.A1]))))" style:apply-style-name="ConditionalStyle_5f_339" style:base-cell-address="Instructions.A1"/>
      <style:map style:condition="is-true-formula(NOT(ISERROR(SEARCH(&quot;RED&quot;;[.A1]))))" style:apply-style-name="ConditionalStyle_5f_338" style:base-cell-address="Instructions.A1"/>
      <style:map style:condition="is-true-formula(NOT(ISERROR(SEARCH(&quot;YES&quot;;[.A1]))))" style:apply-style-name="ConditionalStyle_5f_337" style:base-cell-address="Instructions.A1"/>
      <style:map style:condition="is-true-formula(NOT(ISERROR(SEARCH(&quot;NO&quot;;[.A1]))))" style:apply-style-name="ConditionalStyle_5f_336" style:base-cell-address="Instructions.A1"/>
      <style:map style:condition="is-true-formula(NOT(ISERROR(SEARCH(&quot;POSSIBLE&quot;;[.A1]))))" style:apply-style-name="ConditionalStyle_5f_335" style:base-cell-address="Instructions.A1"/>
      <style:map style:condition="is-true-formula(NOT(ISERROR(SEARCH(&quot;YES&quot;;[.A1]))))" style:apply-style-name="ConditionalStyle_5f_334" style:base-cell-address="Instructions.A1"/>
      <style:map style:condition="is-true-formula(NOT(ISERROR(SEARCH(&quot;GREEN&quot;;[.A1]))))" style:apply-style-name="ConditionalStyle_5f_333" style:base-cell-address="Instructions.A1"/>
      <style:map style:condition="is-true-formula(NOT(ISERROR(SEARCH(&quot;AMBER&quot;;[.A1]))))" style:apply-style-name="ConditionalStyle_5f_332" style:base-cell-address="Instructions.A1"/>
      <style:map style:condition="is-true-formula(NOT(ISERROR(SEARCH(&quot;RED&quot;;[.A1]))))" style:apply-style-name="ConditionalStyle_5f_331" style:base-cell-address="Instructions.A1"/>
      <style:map style:condition="is-true-formula(NOT(ISERROR(SEARCH(&quot;POSSIBLE&quot;;[.A1]))))" style:apply-style-name="ConditionalStyle_5f_330" style:base-cell-address="Instructions.A1"/>
      <style:map style:condition="is-true-formula(NOT(ISERROR(SEARCH(&quot;FUTURE&quot;;[.A1]))))" style:apply-style-name="ConditionalStyle_5f_329" style:base-cell-address="Instructions.A1"/>
      <style:map style:condition="is-true-formula(NOT(ISERROR(SEARCH(&quot;PARTIAL&quot;;[.A1]))))" style:apply-style-name="ConditionalStyle_5f_328" style:base-cell-address="Instructions.A1"/>
      <style:map style:condition="is-true-formula(NOT(ISERROR(SEARCH(&quot;YES&quot;;[.A1]))))" style:apply-style-name="ConditionalStyle_5f_327" style:base-cell-address="Instructions.A1"/>
      <style:map style:condition="is-true-formula(NOT(ISERROR(SEARCH(&quot;NO&quot;;[.A1]))))" style:apply-style-name="ConditionalStyle_5f_326" style:base-cell-address="Instructions.A1"/>
      <style:map style:condition="is-true-formula(NOT(ISERROR(SEARCH(&quot;POSSIBLE&quot;;[.A1]))))" style:apply-style-name="ConditionalStyle_5f_325" style:base-cell-address="Instructions.A1"/>
      <style:map style:condition="is-true-formula(NOT(ISERROR(SEARCH(&quot;YES&quot;;[.A1]))))" style:apply-style-name="ConditionalStyle_5f_324" style:base-cell-address="Instructions.A1"/>
      <style:map style:condition="is-true-formula(NOT(ISERROR(SEARCH(&quot;GREEN&quot;;[.A1]))))" style:apply-style-name="ConditionalStyle_5f_323" style:base-cell-address="Instructions.A1"/>
      <style:map style:condition="is-true-formula(NOT(ISERROR(SEARCH(&quot;AMBER&quot;;[.A1]))))" style:apply-style-name="ConditionalStyle_5f_322" style:base-cell-address="Instructions.A1"/>
      <style:map style:condition="is-true-formula(NOT(ISERROR(SEARCH(&quot;RED&quot;;[.A1]))))" style:apply-style-name="ConditionalStyle_5f_321" style:base-cell-address="Instructions.A1"/>
      <style:map style:condition="is-true-formula(NOT(ISERROR(SEARCH(&quot;NO&quot;;[.A1]))))" style:apply-style-name="ConditionalStyle_5f_315" style:base-cell-address="Instructions.A1"/>
      <style:map style:condition="is-true-formula(NOT(ISERROR(SEARCH(&quot;POSSIBLE&quot;;[.A1]))))" style:apply-style-name="ConditionalStyle_5f_314" style:base-cell-address="Instructions.A1"/>
      <style:map style:condition="is-true-formula(NOT(ISERROR(SEARCH(&quot;FUTURE&quot;;[.A1]))))" style:apply-style-name="ConditionalStyle_5f_313" style:base-cell-address="Instructions.A1"/>
      <style:map style:condition="is-true-formula(NOT(ISERROR(SEARCH(&quot;PARTIAL&quot;;[.A1]))))" style:apply-style-name="ConditionalStyle_5f_312" style:base-cell-address="Instructions.A1"/>
      <style:map style:condition="is-true-formula(NOT(ISERROR(SEARCH(&quot;YES&quot;;[.A1]))))" style:apply-style-name="ConditionalStyle_5f_311" style:base-cell-address="Instructions.A1"/>
      <style:map style:condition="is-true-formula(NOT(ISERROR(SEARCH(&quot;Unable to publish&quot;;[.A1]))))" style:apply-style-name="ConditionalStyle_5f_270" style:base-cell-address="Instructions.A1"/>
      <style:map style:condition="is-true-formula(NOT(ISERROR(SEARCH(&quot;Under consideration&quot;;[.A1]))))" style:apply-style-name="ConditionalStyle_5f_269" style:base-cell-address="Instructions.A1"/>
      <style:map style:condition="is-true-formula(NOT(ISERROR(SEARCH(&quot;Future publication&quot;;[.A1]))))" style:apply-style-name="ConditionalStyle_5f_268" style:base-cell-address="Instructions.A1"/>
      <style:map style:condition="is-true-formula(NOT(ISERROR(SEARCH(&quot;Partially comliant&quot;;[.A1]))))" style:apply-style-name="ConditionalStyle_5f_267" style:base-cell-address="Instructions.A1"/>
      <style:map style:condition="is-true-formula(NOT(ISERROR(SEARCH(&quot;Fully compliant&quot;;[.A1]))))" style:apply-style-name="ConditionalStyle_5f_266" style:base-cell-address="Instructions.A1"/>
      <style:map style:condition="is-true-formula(NOT(ISERROR(SEARCH(&quot;NO&quot;;[.A1]))))" style:apply-style-name="ConditionalStyle_5f_265" style:base-cell-address="Instructions.A1"/>
      <style:map style:condition="is-true-formula(NOT(ISERROR(SEARCH(&quot;POSSIBLE&quot;;[.A1]))))" style:apply-style-name="ConditionalStyle_5f_264" style:base-cell-address="Instructions.A1"/>
      <style:map style:condition="is-true-formula(NOT(ISERROR(SEARCH(&quot;FUTURE&quot;;[.A1]))))" style:apply-style-name="ConditionalStyle_5f_263" style:base-cell-address="Instructions.A1"/>
      <style:map style:condition="is-true-formula(NOT(ISERROR(SEARCH(&quot;PARTIAL&quot;;[.A1]))))" style:apply-style-name="ConditionalStyle_5f_262" style:base-cell-address="Instructions.A1"/>
      <style:map style:condition="is-true-formula(NOT(ISERROR(SEARCH(&quot;YES&quot;;[.A1]))))" style:apply-style-name="ConditionalStyle_5f_261" style:base-cell-address="Instructions.A1"/>
    </style:style>
    <style:style style:name="ce154" style:family="table-cell" style:parent-style-name="Default">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map style:condition="is-true-formula(NOT(ISERROR(SEARCH(&quot;GREEN&quot;;[.A1]))))" style:apply-style-name="ConditionalStyle_5f_340" style:base-cell-address="Instructions.A1"/>
      <style:map style:condition="is-true-formula(NOT(ISERROR(SEARCH(&quot;AMBER&quot;;[.A1]))))" style:apply-style-name="ConditionalStyle_5f_339" style:base-cell-address="Instructions.A1"/>
      <style:map style:condition="is-true-formula(NOT(ISERROR(SEARCH(&quot;RED&quot;;[.A1]))))" style:apply-style-name="ConditionalStyle_5f_338" style:base-cell-address="Instructions.A1"/>
      <style:map style:condition="is-true-formula(NOT(ISERROR(SEARCH(&quot;YES&quot;;[.A1]))))" style:apply-style-name="ConditionalStyle_5f_337" style:base-cell-address="Instructions.A1"/>
      <style:map style:condition="is-true-formula(NOT(ISERROR(SEARCH(&quot;NO&quot;;[.A1]))))" style:apply-style-name="ConditionalStyle_5f_336" style:base-cell-address="Instructions.A1"/>
      <style:map style:condition="is-true-formula(NOT(ISERROR(SEARCH(&quot;POSSIBLE&quot;;[.A1]))))" style:apply-style-name="ConditionalStyle_5f_335" style:base-cell-address="Instructions.A1"/>
      <style:map style:condition="is-true-formula(NOT(ISERROR(SEARCH(&quot;YES&quot;;[.A1]))))" style:apply-style-name="ConditionalStyle_5f_334" style:base-cell-address="Instructions.A1"/>
      <style:map style:condition="is-true-formula(NOT(ISERROR(SEARCH(&quot;GREEN&quot;;[.A1]))))" style:apply-style-name="ConditionalStyle_5f_333" style:base-cell-address="Instructions.A1"/>
      <style:map style:condition="is-true-formula(NOT(ISERROR(SEARCH(&quot;AMBER&quot;;[.A1]))))" style:apply-style-name="ConditionalStyle_5f_332" style:base-cell-address="Instructions.A1"/>
      <style:map style:condition="is-true-formula(NOT(ISERROR(SEARCH(&quot;RED&quot;;[.A1]))))" style:apply-style-name="ConditionalStyle_5f_331" style:base-cell-address="Instructions.A1"/>
      <style:map style:condition="is-true-formula(NOT(ISERROR(SEARCH(&quot;POSSIBLE&quot;;[.A1]))))" style:apply-style-name="ConditionalStyle_5f_330" style:base-cell-address="Instructions.A1"/>
      <style:map style:condition="is-true-formula(NOT(ISERROR(SEARCH(&quot;FUTURE&quot;;[.A1]))))" style:apply-style-name="ConditionalStyle_5f_329" style:base-cell-address="Instructions.A1"/>
      <style:map style:condition="is-true-formula(NOT(ISERROR(SEARCH(&quot;PARTIAL&quot;;[.A1]))))" style:apply-style-name="ConditionalStyle_5f_328" style:base-cell-address="Instructions.A1"/>
      <style:map style:condition="is-true-formula(NOT(ISERROR(SEARCH(&quot;YES&quot;;[.A1]))))" style:apply-style-name="ConditionalStyle_5f_327" style:base-cell-address="Instructions.A1"/>
      <style:map style:condition="is-true-formula(NOT(ISERROR(SEARCH(&quot;NO&quot;;[.A1]))))" style:apply-style-name="ConditionalStyle_5f_326" style:base-cell-address="Instructions.A1"/>
      <style:map style:condition="is-true-formula(NOT(ISERROR(SEARCH(&quot;POSSIBLE&quot;;[.A1]))))" style:apply-style-name="ConditionalStyle_5f_325" style:base-cell-address="Instructions.A1"/>
      <style:map style:condition="is-true-formula(NOT(ISERROR(SEARCH(&quot;YES&quot;;[.A1]))))" style:apply-style-name="ConditionalStyle_5f_324" style:base-cell-address="Instructions.A1"/>
      <style:map style:condition="is-true-formula(NOT(ISERROR(SEARCH(&quot;GREEN&quot;;[.A1]))))" style:apply-style-name="ConditionalStyle_5f_323" style:base-cell-address="Instructions.A1"/>
      <style:map style:condition="is-true-formula(NOT(ISERROR(SEARCH(&quot;AMBER&quot;;[.A1]))))" style:apply-style-name="ConditionalStyle_5f_322" style:base-cell-address="Instructions.A1"/>
      <style:map style:condition="is-true-formula(NOT(ISERROR(SEARCH(&quot;RED&quot;;[.A1]))))" style:apply-style-name="ConditionalStyle_5f_321" style:base-cell-address="Instructions.A1"/>
      <style:map style:condition="is-true-formula(NOT(ISERROR(SEARCH(&quot;NO&quot;;[.A1]))))" style:apply-style-name="ConditionalStyle_5f_315" style:base-cell-address="Instructions.A1"/>
      <style:map style:condition="is-true-formula(NOT(ISERROR(SEARCH(&quot;POSSIBLE&quot;;[.A1]))))" style:apply-style-name="ConditionalStyle_5f_314" style:base-cell-address="Instructions.A1"/>
      <style:map style:condition="is-true-formula(NOT(ISERROR(SEARCH(&quot;FUTURE&quot;;[.A1]))))" style:apply-style-name="ConditionalStyle_5f_313" style:base-cell-address="Instructions.A1"/>
      <style:map style:condition="is-true-formula(NOT(ISERROR(SEARCH(&quot;PARTIAL&quot;;[.A1]))))" style:apply-style-name="ConditionalStyle_5f_312" style:base-cell-address="Instructions.A1"/>
      <style:map style:condition="is-true-formula(NOT(ISERROR(SEARCH(&quot;YES&quot;;[.A1]))))" style:apply-style-name="ConditionalStyle_5f_311" style:base-cell-address="Instructions.A1"/>
      <style:map style:condition="is-true-formula(NOT(ISERROR(SEARCH(&quot;Unable to publish&quot;;[.A1]))))" style:apply-style-name="ConditionalStyle_5f_260" style:base-cell-address="Instructions.A1"/>
      <style:map style:condition="is-true-formula(NOT(ISERROR(SEARCH(&quot;Under consideration&quot;;[.A1]))))" style:apply-style-name="ConditionalStyle_5f_259" style:base-cell-address="Instructions.A1"/>
      <style:map style:condition="is-true-formula(NOT(ISERROR(SEARCH(&quot;Future publication&quot;;[.A1]))))" style:apply-style-name="ConditionalStyle_5f_258" style:base-cell-address="Instructions.A1"/>
      <style:map style:condition="is-true-formula(NOT(ISERROR(SEARCH(&quot;Partially comliant&quot;;[.A1]))))" style:apply-style-name="ConditionalStyle_5f_257" style:base-cell-address="Instructions.A1"/>
      <style:map style:condition="is-true-formula(NOT(ISERROR(SEARCH(&quot;Fully compliant&quot;;[.A1]))))" style:apply-style-name="ConditionalStyle_5f_256" style:base-cell-address="Instructions.A1"/>
      <style:map style:condition="is-true-formula(NOT(ISERROR(SEARCH(&quot;NO&quot;;[.A1]))))" style:apply-style-name="ConditionalStyle_5f_255" style:base-cell-address="Instructions.A1"/>
      <style:map style:condition="is-true-formula(NOT(ISERROR(SEARCH(&quot;POSSIBLE&quot;;[.A1]))))" style:apply-style-name="ConditionalStyle_5f_254" style:base-cell-address="Instructions.A1"/>
      <style:map style:condition="is-true-formula(NOT(ISERROR(SEARCH(&quot;FUTURE&quot;;[.A1]))))" style:apply-style-name="ConditionalStyle_5f_253" style:base-cell-address="Instructions.A1"/>
      <style:map style:condition="is-true-formula(NOT(ISERROR(SEARCH(&quot;PARTIAL&quot;;[.A1]))))" style:apply-style-name="ConditionalStyle_5f_252" style:base-cell-address="Instructions.A1"/>
      <style:map style:condition="is-true-formula(NOT(ISERROR(SEARCH(&quot;YES&quot;;[.A1]))))" style:apply-style-name="ConditionalStyle_5f_251" style:base-cell-address="Instructions.A1"/>
    </style:style>
    <style:style style:name="ce155" style:family="table-cell" style:parent-style-name="Default">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map style:condition="is-true-formula(NOT(ISERROR(SEARCH(&quot;GREEN&quot;;[.A1]))))" style:apply-style-name="ConditionalStyle_5f_340" style:base-cell-address="Instructions.A1"/>
      <style:map style:condition="is-true-formula(NOT(ISERROR(SEARCH(&quot;AMBER&quot;;[.A1]))))" style:apply-style-name="ConditionalStyle_5f_339" style:base-cell-address="Instructions.A1"/>
      <style:map style:condition="is-true-formula(NOT(ISERROR(SEARCH(&quot;RED&quot;;[.A1]))))" style:apply-style-name="ConditionalStyle_5f_338" style:base-cell-address="Instructions.A1"/>
      <style:map style:condition="is-true-formula(NOT(ISERROR(SEARCH(&quot;YES&quot;;[.A1]))))" style:apply-style-name="ConditionalStyle_5f_337" style:base-cell-address="Instructions.A1"/>
      <style:map style:condition="is-true-formula(NOT(ISERROR(SEARCH(&quot;NO&quot;;[.A1]))))" style:apply-style-name="ConditionalStyle_5f_336" style:base-cell-address="Instructions.A1"/>
      <style:map style:condition="is-true-formula(NOT(ISERROR(SEARCH(&quot;POSSIBLE&quot;;[.A1]))))" style:apply-style-name="ConditionalStyle_5f_335" style:base-cell-address="Instructions.A1"/>
      <style:map style:condition="is-true-formula(NOT(ISERROR(SEARCH(&quot;YES&quot;;[.A1]))))" style:apply-style-name="ConditionalStyle_5f_334" style:base-cell-address="Instructions.A1"/>
      <style:map style:condition="is-true-formula(NOT(ISERROR(SEARCH(&quot;GREEN&quot;;[.A1]))))" style:apply-style-name="ConditionalStyle_5f_333" style:base-cell-address="Instructions.A1"/>
      <style:map style:condition="is-true-formula(NOT(ISERROR(SEARCH(&quot;AMBER&quot;;[.A1]))))" style:apply-style-name="ConditionalStyle_5f_332" style:base-cell-address="Instructions.A1"/>
      <style:map style:condition="is-true-formula(NOT(ISERROR(SEARCH(&quot;RED&quot;;[.A1]))))" style:apply-style-name="ConditionalStyle_5f_331" style:base-cell-address="Instructions.A1"/>
      <style:map style:condition="is-true-formula(NOT(ISERROR(SEARCH(&quot;POSSIBLE&quot;;[.A1]))))" style:apply-style-name="ConditionalStyle_5f_330" style:base-cell-address="Instructions.A1"/>
      <style:map style:condition="is-true-formula(NOT(ISERROR(SEARCH(&quot;FUTURE&quot;;[.A1]))))" style:apply-style-name="ConditionalStyle_5f_329" style:base-cell-address="Instructions.A1"/>
      <style:map style:condition="is-true-formula(NOT(ISERROR(SEARCH(&quot;PARTIAL&quot;;[.A1]))))" style:apply-style-name="ConditionalStyle_5f_328" style:base-cell-address="Instructions.A1"/>
      <style:map style:condition="is-true-formula(NOT(ISERROR(SEARCH(&quot;YES&quot;;[.A1]))))" style:apply-style-name="ConditionalStyle_5f_327" style:base-cell-address="Instructions.A1"/>
      <style:map style:condition="is-true-formula(NOT(ISERROR(SEARCH(&quot;NO&quot;;[.A1]))))" style:apply-style-name="ConditionalStyle_5f_326" style:base-cell-address="Instructions.A1"/>
      <style:map style:condition="is-true-formula(NOT(ISERROR(SEARCH(&quot;POSSIBLE&quot;;[.A1]))))" style:apply-style-name="ConditionalStyle_5f_325" style:base-cell-address="Instructions.A1"/>
      <style:map style:condition="is-true-formula(NOT(ISERROR(SEARCH(&quot;YES&quot;;[.A1]))))" style:apply-style-name="ConditionalStyle_5f_324" style:base-cell-address="Instructions.A1"/>
      <style:map style:condition="is-true-formula(NOT(ISERROR(SEARCH(&quot;GREEN&quot;;[.A1]))))" style:apply-style-name="ConditionalStyle_5f_323" style:base-cell-address="Instructions.A1"/>
      <style:map style:condition="is-true-formula(NOT(ISERROR(SEARCH(&quot;AMBER&quot;;[.A1]))))" style:apply-style-name="ConditionalStyle_5f_322" style:base-cell-address="Instructions.A1"/>
      <style:map style:condition="is-true-formula(NOT(ISERROR(SEARCH(&quot;RED&quot;;[.A1]))))" style:apply-style-name="ConditionalStyle_5f_321" style:base-cell-address="Instructions.A1"/>
      <style:map style:condition="is-true-formula(NOT(ISERROR(SEARCH(&quot;NO&quot;;[.A1]))))" style:apply-style-name="ConditionalStyle_5f_310" style:base-cell-address="Instructions.A1"/>
      <style:map style:condition="is-true-formula(NOT(ISERROR(SEARCH(&quot;POSSIBLE&quot;;[.A1]))))" style:apply-style-name="ConditionalStyle_5f_309" style:base-cell-address="Instructions.A1"/>
      <style:map style:condition="is-true-formula(NOT(ISERROR(SEARCH(&quot;FUTURE&quot;;[.A1]))))" style:apply-style-name="ConditionalStyle_5f_308" style:base-cell-address="Instructions.A1"/>
      <style:map style:condition="is-true-formula(NOT(ISERROR(SEARCH(&quot;PARTIAL&quot;;[.A1]))))" style:apply-style-name="ConditionalStyle_5f_307" style:base-cell-address="Instructions.A1"/>
      <style:map style:condition="is-true-formula(NOT(ISERROR(SEARCH(&quot;YES&quot;;[.A1]))))" style:apply-style-name="ConditionalStyle_5f_306" style:base-cell-address="Instructions.A1"/>
      <style:map style:condition="is-true-formula(NOT(ISERROR(SEARCH(&quot;Unable to publish&quot;;[.A1]))))" style:apply-style-name="ConditionalStyle_5f_250" style:base-cell-address="Instructions.A1"/>
      <style:map style:condition="is-true-formula(NOT(ISERROR(SEARCH(&quot;Under consideration&quot;;[.A1]))))" style:apply-style-name="ConditionalStyle_5f_249" style:base-cell-address="Instructions.A1"/>
      <style:map style:condition="is-true-formula(NOT(ISERROR(SEARCH(&quot;Future publication&quot;;[.A1]))))" style:apply-style-name="ConditionalStyle_5f_248" style:base-cell-address="Instructions.A1"/>
      <style:map style:condition="is-true-formula(NOT(ISERROR(SEARCH(&quot;Partially comliant&quot;;[.A1]))))" style:apply-style-name="ConditionalStyle_5f_247" style:base-cell-address="Instructions.A1"/>
      <style:map style:condition="is-true-formula(NOT(ISERROR(SEARCH(&quot;Fully compliant&quot;;[.A1]))))" style:apply-style-name="ConditionalStyle_5f_246" style:base-cell-address="Instructions.A1"/>
      <style:map style:condition="is-true-formula(NOT(ISERROR(SEARCH(&quot;NO&quot;;[.A1]))))" style:apply-style-name="ConditionalStyle_5f_245" style:base-cell-address="Instructions.A1"/>
      <style:map style:condition="is-true-formula(NOT(ISERROR(SEARCH(&quot;POSSIBLE&quot;;[.A1]))))" style:apply-style-name="ConditionalStyle_5f_244" style:base-cell-address="Instructions.A1"/>
      <style:map style:condition="is-true-formula(NOT(ISERROR(SEARCH(&quot;FUTURE&quot;;[.A1]))))" style:apply-style-name="ConditionalStyle_5f_243" style:base-cell-address="Instructions.A1"/>
      <style:map style:condition="is-true-formula(NOT(ISERROR(SEARCH(&quot;PARTIAL&quot;;[.A1]))))" style:apply-style-name="ConditionalStyle_5f_242" style:base-cell-address="Instructions.A1"/>
      <style:map style:condition="is-true-formula(NOT(ISERROR(SEARCH(&quot;YES&quot;;[.A1]))))" style:apply-style-name="ConditionalStyle_5f_241" style:base-cell-address="Instructions.A1"/>
    </style:style>
    <style:style style:name="ce156" style:family="table-cell" style:parent-style-name="Default">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map style:condition="is-true-formula(NOT(ISERROR(SEARCH(&quot;GREEN&quot;;[.A1]))))" style:apply-style-name="ConditionalStyle_5f_340" style:base-cell-address="Instructions.A1"/>
      <style:map style:condition="is-true-formula(NOT(ISERROR(SEARCH(&quot;AMBER&quot;;[.A1]))))" style:apply-style-name="ConditionalStyle_5f_339" style:base-cell-address="Instructions.A1"/>
      <style:map style:condition="is-true-formula(NOT(ISERROR(SEARCH(&quot;RED&quot;;[.A1]))))" style:apply-style-name="ConditionalStyle_5f_338" style:base-cell-address="Instructions.A1"/>
      <style:map style:condition="is-true-formula(NOT(ISERROR(SEARCH(&quot;YES&quot;;[.A1]))))" style:apply-style-name="ConditionalStyle_5f_337" style:base-cell-address="Instructions.A1"/>
      <style:map style:condition="is-true-formula(NOT(ISERROR(SEARCH(&quot;NO&quot;;[.A1]))))" style:apply-style-name="ConditionalStyle_5f_336" style:base-cell-address="Instructions.A1"/>
      <style:map style:condition="is-true-formula(NOT(ISERROR(SEARCH(&quot;POSSIBLE&quot;;[.A1]))))" style:apply-style-name="ConditionalStyle_5f_335" style:base-cell-address="Instructions.A1"/>
      <style:map style:condition="is-true-formula(NOT(ISERROR(SEARCH(&quot;YES&quot;;[.A1]))))" style:apply-style-name="ConditionalStyle_5f_334" style:base-cell-address="Instructions.A1"/>
      <style:map style:condition="is-true-formula(NOT(ISERROR(SEARCH(&quot;GREEN&quot;;[.A1]))))" style:apply-style-name="ConditionalStyle_5f_333" style:base-cell-address="Instructions.A1"/>
      <style:map style:condition="is-true-formula(NOT(ISERROR(SEARCH(&quot;AMBER&quot;;[.A1]))))" style:apply-style-name="ConditionalStyle_5f_332" style:base-cell-address="Instructions.A1"/>
      <style:map style:condition="is-true-formula(NOT(ISERROR(SEARCH(&quot;RED&quot;;[.A1]))))" style:apply-style-name="ConditionalStyle_5f_331" style:base-cell-address="Instructions.A1"/>
      <style:map style:condition="is-true-formula(NOT(ISERROR(SEARCH(&quot;POSSIBLE&quot;;[.A1]))))" style:apply-style-name="ConditionalStyle_5f_330" style:base-cell-address="Instructions.A1"/>
      <style:map style:condition="is-true-formula(NOT(ISERROR(SEARCH(&quot;FUTURE&quot;;[.A1]))))" style:apply-style-name="ConditionalStyle_5f_329" style:base-cell-address="Instructions.A1"/>
      <style:map style:condition="is-true-formula(NOT(ISERROR(SEARCH(&quot;PARTIAL&quot;;[.A1]))))" style:apply-style-name="ConditionalStyle_5f_328" style:base-cell-address="Instructions.A1"/>
      <style:map style:condition="is-true-formula(NOT(ISERROR(SEARCH(&quot;YES&quot;;[.A1]))))" style:apply-style-name="ConditionalStyle_5f_327" style:base-cell-address="Instructions.A1"/>
      <style:map style:condition="is-true-formula(NOT(ISERROR(SEARCH(&quot;NO&quot;;[.A1]))))" style:apply-style-name="ConditionalStyle_5f_326" style:base-cell-address="Instructions.A1"/>
      <style:map style:condition="is-true-formula(NOT(ISERROR(SEARCH(&quot;POSSIBLE&quot;;[.A1]))))" style:apply-style-name="ConditionalStyle_5f_325" style:base-cell-address="Instructions.A1"/>
      <style:map style:condition="is-true-formula(NOT(ISERROR(SEARCH(&quot;YES&quot;;[.A1]))))" style:apply-style-name="ConditionalStyle_5f_324" style:base-cell-address="Instructions.A1"/>
      <style:map style:condition="is-true-formula(NOT(ISERROR(SEARCH(&quot;GREEN&quot;;[.A1]))))" style:apply-style-name="ConditionalStyle_5f_323" style:base-cell-address="Instructions.A1"/>
      <style:map style:condition="is-true-formula(NOT(ISERROR(SEARCH(&quot;AMBER&quot;;[.A1]))))" style:apply-style-name="ConditionalStyle_5f_322" style:base-cell-address="Instructions.A1"/>
      <style:map style:condition="is-true-formula(NOT(ISERROR(SEARCH(&quot;RED&quot;;[.A1]))))" style:apply-style-name="ConditionalStyle_5f_321" style:base-cell-address="Instructions.A1"/>
      <style:map style:condition="is-true-formula(NOT(ISERROR(SEARCH(&quot;NO&quot;;[.A1]))))" style:apply-style-name="ConditionalStyle_5f_305" style:base-cell-address="Instructions.A1"/>
      <style:map style:condition="is-true-formula(NOT(ISERROR(SEARCH(&quot;POSSIBLE&quot;;[.A1]))))" style:apply-style-name="ConditionalStyle_5f_304" style:base-cell-address="Instructions.A1"/>
      <style:map style:condition="is-true-formula(NOT(ISERROR(SEARCH(&quot;FUTURE&quot;;[.A1]))))" style:apply-style-name="ConditionalStyle_5f_303" style:base-cell-address="Instructions.A1"/>
      <style:map style:condition="is-true-formula(NOT(ISERROR(SEARCH(&quot;PARTIAL&quot;;[.A1]))))" style:apply-style-name="ConditionalStyle_5f_302" style:base-cell-address="Instructions.A1"/>
      <style:map style:condition="is-true-formula(NOT(ISERROR(SEARCH(&quot;YES&quot;;[.A1]))))" style:apply-style-name="ConditionalStyle_5f_301" style:base-cell-address="Instructions.A1"/>
      <style:map style:condition="is-true-formula(NOT(ISERROR(SEARCH(&quot;Unable to publish&quot;;[.A1]))))" style:apply-style-name="ConditionalStyle_5f_240" style:base-cell-address="Instructions.A1"/>
      <style:map style:condition="is-true-formula(NOT(ISERROR(SEARCH(&quot;Under consideration&quot;;[.A1]))))" style:apply-style-name="ConditionalStyle_5f_239" style:base-cell-address="Instructions.A1"/>
      <style:map style:condition="is-true-formula(NOT(ISERROR(SEARCH(&quot;Future publication&quot;;[.A1]))))" style:apply-style-name="ConditionalStyle_5f_238" style:base-cell-address="Instructions.A1"/>
      <style:map style:condition="is-true-formula(NOT(ISERROR(SEARCH(&quot;Partially comliant&quot;;[.A1]))))" style:apply-style-name="ConditionalStyle_5f_237" style:base-cell-address="Instructions.A1"/>
      <style:map style:condition="is-true-formula(NOT(ISERROR(SEARCH(&quot;Fully compliant&quot;;[.A1]))))" style:apply-style-name="ConditionalStyle_5f_236" style:base-cell-address="Instructions.A1"/>
      <style:map style:condition="is-true-formula(NOT(ISERROR(SEARCH(&quot;NO&quot;;[.A1]))))" style:apply-style-name="ConditionalStyle_5f_235" style:base-cell-address="Instructions.A1"/>
      <style:map style:condition="is-true-formula(NOT(ISERROR(SEARCH(&quot;POSSIBLE&quot;;[.A1]))))" style:apply-style-name="ConditionalStyle_5f_234" style:base-cell-address="Instructions.A1"/>
      <style:map style:condition="is-true-formula(NOT(ISERROR(SEARCH(&quot;FUTURE&quot;;[.A1]))))" style:apply-style-name="ConditionalStyle_5f_233" style:base-cell-address="Instructions.A1"/>
      <style:map style:condition="is-true-formula(NOT(ISERROR(SEARCH(&quot;PARTIAL&quot;;[.A1]))))" style:apply-style-name="ConditionalStyle_5f_232" style:base-cell-address="Instructions.A1"/>
      <style:map style:condition="is-true-formula(NOT(ISERROR(SEARCH(&quot;YES&quot;;[.A1]))))" style:apply-style-name="ConditionalStyle_5f_231" style:base-cell-address="Instructions.A1"/>
    </style:style>
    <style:style style:name="ce157" style:family="table-cell" style:parent-style-name="Default">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map style:condition="is-true-formula(NOT(ISERROR(SEARCH(&quot;GREEN&quot;;[.A1]))))" style:apply-style-name="ConditionalStyle_5f_340" style:base-cell-address="Instructions.A1"/>
      <style:map style:condition="is-true-formula(NOT(ISERROR(SEARCH(&quot;AMBER&quot;;[.A1]))))" style:apply-style-name="ConditionalStyle_5f_339" style:base-cell-address="Instructions.A1"/>
      <style:map style:condition="is-true-formula(NOT(ISERROR(SEARCH(&quot;RED&quot;;[.A1]))))" style:apply-style-name="ConditionalStyle_5f_338" style:base-cell-address="Instructions.A1"/>
      <style:map style:condition="is-true-formula(NOT(ISERROR(SEARCH(&quot;YES&quot;;[.A1]))))" style:apply-style-name="ConditionalStyle_5f_337" style:base-cell-address="Instructions.A1"/>
      <style:map style:condition="is-true-formula(NOT(ISERROR(SEARCH(&quot;NO&quot;;[.A1]))))" style:apply-style-name="ConditionalStyle_5f_336" style:base-cell-address="Instructions.A1"/>
      <style:map style:condition="is-true-formula(NOT(ISERROR(SEARCH(&quot;POSSIBLE&quot;;[.A1]))))" style:apply-style-name="ConditionalStyle_5f_335" style:base-cell-address="Instructions.A1"/>
      <style:map style:condition="is-true-formula(NOT(ISERROR(SEARCH(&quot;YES&quot;;[.A1]))))" style:apply-style-name="ConditionalStyle_5f_334" style:base-cell-address="Instructions.A1"/>
      <style:map style:condition="is-true-formula(NOT(ISERROR(SEARCH(&quot;GREEN&quot;;[.A1]))))" style:apply-style-name="ConditionalStyle_5f_333" style:base-cell-address="Instructions.A1"/>
      <style:map style:condition="is-true-formula(NOT(ISERROR(SEARCH(&quot;AMBER&quot;;[.A1]))))" style:apply-style-name="ConditionalStyle_5f_332" style:base-cell-address="Instructions.A1"/>
      <style:map style:condition="is-true-formula(NOT(ISERROR(SEARCH(&quot;RED&quot;;[.A1]))))" style:apply-style-name="ConditionalStyle_5f_331" style:base-cell-address="Instructions.A1"/>
      <style:map style:condition="is-true-formula(NOT(ISERROR(SEARCH(&quot;POSSIBLE&quot;;[.A1]))))" style:apply-style-name="ConditionalStyle_5f_330" style:base-cell-address="Instructions.A1"/>
      <style:map style:condition="is-true-formula(NOT(ISERROR(SEARCH(&quot;FUTURE&quot;;[.A1]))))" style:apply-style-name="ConditionalStyle_5f_329" style:base-cell-address="Instructions.A1"/>
      <style:map style:condition="is-true-formula(NOT(ISERROR(SEARCH(&quot;PARTIAL&quot;;[.A1]))))" style:apply-style-name="ConditionalStyle_5f_328" style:base-cell-address="Instructions.A1"/>
      <style:map style:condition="is-true-formula(NOT(ISERROR(SEARCH(&quot;YES&quot;;[.A1]))))" style:apply-style-name="ConditionalStyle_5f_327" style:base-cell-address="Instructions.A1"/>
      <style:map style:condition="is-true-formula(NOT(ISERROR(SEARCH(&quot;NO&quot;;[.A1]))))" style:apply-style-name="ConditionalStyle_5f_326" style:base-cell-address="Instructions.A1"/>
      <style:map style:condition="is-true-formula(NOT(ISERROR(SEARCH(&quot;POSSIBLE&quot;;[.A1]))))" style:apply-style-name="ConditionalStyle_5f_325" style:base-cell-address="Instructions.A1"/>
      <style:map style:condition="is-true-formula(NOT(ISERROR(SEARCH(&quot;YES&quot;;[.A1]))))" style:apply-style-name="ConditionalStyle_5f_324" style:base-cell-address="Instructions.A1"/>
      <style:map style:condition="is-true-formula(NOT(ISERROR(SEARCH(&quot;GREEN&quot;;[.A1]))))" style:apply-style-name="ConditionalStyle_5f_323" style:base-cell-address="Instructions.A1"/>
      <style:map style:condition="is-true-formula(NOT(ISERROR(SEARCH(&quot;AMBER&quot;;[.A1]))))" style:apply-style-name="ConditionalStyle_5f_322" style:base-cell-address="Instructions.A1"/>
      <style:map style:condition="is-true-formula(NOT(ISERROR(SEARCH(&quot;RED&quot;;[.A1]))))" style:apply-style-name="ConditionalStyle_5f_321" style:base-cell-address="Instructions.A1"/>
      <style:map style:condition="is-true-formula(NOT(ISERROR(SEARCH(&quot;NO&quot;;[.A1]))))" style:apply-style-name="ConditionalStyle_5f_305" style:base-cell-address="Instructions.A1"/>
      <style:map style:condition="is-true-formula(NOT(ISERROR(SEARCH(&quot;POSSIBLE&quot;;[.A1]))))" style:apply-style-name="ConditionalStyle_5f_304" style:base-cell-address="Instructions.A1"/>
      <style:map style:condition="is-true-formula(NOT(ISERROR(SEARCH(&quot;FUTURE&quot;;[.A1]))))" style:apply-style-name="ConditionalStyle_5f_303" style:base-cell-address="Instructions.A1"/>
      <style:map style:condition="is-true-formula(NOT(ISERROR(SEARCH(&quot;PARTIAL&quot;;[.A1]))))" style:apply-style-name="ConditionalStyle_5f_302" style:base-cell-address="Instructions.A1"/>
      <style:map style:condition="is-true-formula(NOT(ISERROR(SEARCH(&quot;YES&quot;;[.A1]))))" style:apply-style-name="ConditionalStyle_5f_301" style:base-cell-address="Instructions.A1"/>
      <style:map style:condition="is-true-formula(NOT(ISERROR(SEARCH(&quot;Unable to publish&quot;;[.A1]))))" style:apply-style-name="ConditionalStyle_5f_230" style:base-cell-address="Instructions.A1"/>
      <style:map style:condition="is-true-formula(NOT(ISERROR(SEARCH(&quot;Under consideration&quot;;[.A1]))))" style:apply-style-name="ConditionalStyle_5f_229" style:base-cell-address="Instructions.A1"/>
      <style:map style:condition="is-true-formula(NOT(ISERROR(SEARCH(&quot;Future publication&quot;;[.A1]))))" style:apply-style-name="ConditionalStyle_5f_228" style:base-cell-address="Instructions.A1"/>
      <style:map style:condition="is-true-formula(NOT(ISERROR(SEARCH(&quot;Partially comliant&quot;;[.A1]))))" style:apply-style-name="ConditionalStyle_5f_227" style:base-cell-address="Instructions.A1"/>
      <style:map style:condition="is-true-formula(NOT(ISERROR(SEARCH(&quot;Fully compliant&quot;;[.A1]))))" style:apply-style-name="ConditionalStyle_5f_226" style:base-cell-address="Instructions.A1"/>
      <style:map style:condition="is-true-formula(NOT(ISERROR(SEARCH(&quot;NO&quot;;[.A1]))))" style:apply-style-name="ConditionalStyle_5f_225" style:base-cell-address="Instructions.A1"/>
      <style:map style:condition="is-true-formula(NOT(ISERROR(SEARCH(&quot;POSSIBLE&quot;;[.A1]))))" style:apply-style-name="ConditionalStyle_5f_224" style:base-cell-address="Instructions.A1"/>
      <style:map style:condition="is-true-formula(NOT(ISERROR(SEARCH(&quot;FUTURE&quot;;[.A1]))))" style:apply-style-name="ConditionalStyle_5f_223" style:base-cell-address="Instructions.A1"/>
      <style:map style:condition="is-true-formula(NOT(ISERROR(SEARCH(&quot;PARTIAL&quot;;[.A1]))))" style:apply-style-name="ConditionalStyle_5f_222" style:base-cell-address="Instructions.A1"/>
      <style:map style:condition="is-true-formula(NOT(ISERROR(SEARCH(&quot;YES&quot;;[.A1]))))" style:apply-style-name="ConditionalStyle_5f_221" style:base-cell-address="Instructions.A1"/>
    </style:style>
    <style:style style:name="ce158" style:family="table-cell" style:parent-style-name="Default">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map style:condition="is-true-formula(NOT(ISERROR(SEARCH(&quot;GREEN&quot;;[.A1]))))" style:apply-style-name="ConditionalStyle_5f_340" style:base-cell-address="Instructions.A1"/>
      <style:map style:condition="is-true-formula(NOT(ISERROR(SEARCH(&quot;AMBER&quot;;[.A1]))))" style:apply-style-name="ConditionalStyle_5f_339" style:base-cell-address="Instructions.A1"/>
      <style:map style:condition="is-true-formula(NOT(ISERROR(SEARCH(&quot;RED&quot;;[.A1]))))" style:apply-style-name="ConditionalStyle_5f_338" style:base-cell-address="Instructions.A1"/>
      <style:map style:condition="is-true-formula(NOT(ISERROR(SEARCH(&quot;YES&quot;;[.A1]))))" style:apply-style-name="ConditionalStyle_5f_337" style:base-cell-address="Instructions.A1"/>
      <style:map style:condition="is-true-formula(NOT(ISERROR(SEARCH(&quot;NO&quot;;[.A1]))))" style:apply-style-name="ConditionalStyle_5f_336" style:base-cell-address="Instructions.A1"/>
      <style:map style:condition="is-true-formula(NOT(ISERROR(SEARCH(&quot;POSSIBLE&quot;;[.A1]))))" style:apply-style-name="ConditionalStyle_5f_335" style:base-cell-address="Instructions.A1"/>
      <style:map style:condition="is-true-formula(NOT(ISERROR(SEARCH(&quot;YES&quot;;[.A1]))))" style:apply-style-name="ConditionalStyle_5f_334" style:base-cell-address="Instructions.A1"/>
      <style:map style:condition="is-true-formula(NOT(ISERROR(SEARCH(&quot;GREEN&quot;;[.A1]))))" style:apply-style-name="ConditionalStyle_5f_333" style:base-cell-address="Instructions.A1"/>
      <style:map style:condition="is-true-formula(NOT(ISERROR(SEARCH(&quot;AMBER&quot;;[.A1]))))" style:apply-style-name="ConditionalStyle_5f_332" style:base-cell-address="Instructions.A1"/>
      <style:map style:condition="is-true-formula(NOT(ISERROR(SEARCH(&quot;RED&quot;;[.A1]))))" style:apply-style-name="ConditionalStyle_5f_331" style:base-cell-address="Instructions.A1"/>
      <style:map style:condition="is-true-formula(NOT(ISERROR(SEARCH(&quot;POSSIBLE&quot;;[.A1]))))" style:apply-style-name="ConditionalStyle_5f_330" style:base-cell-address="Instructions.A1"/>
      <style:map style:condition="is-true-formula(NOT(ISERROR(SEARCH(&quot;FUTURE&quot;;[.A1]))))" style:apply-style-name="ConditionalStyle_5f_329" style:base-cell-address="Instructions.A1"/>
      <style:map style:condition="is-true-formula(NOT(ISERROR(SEARCH(&quot;PARTIAL&quot;;[.A1]))))" style:apply-style-name="ConditionalStyle_5f_328" style:base-cell-address="Instructions.A1"/>
      <style:map style:condition="is-true-formula(NOT(ISERROR(SEARCH(&quot;YES&quot;;[.A1]))))" style:apply-style-name="ConditionalStyle_5f_327" style:base-cell-address="Instructions.A1"/>
      <style:map style:condition="is-true-formula(NOT(ISERROR(SEARCH(&quot;NO&quot;;[.A1]))))" style:apply-style-name="ConditionalStyle_5f_326" style:base-cell-address="Instructions.A1"/>
      <style:map style:condition="is-true-formula(NOT(ISERROR(SEARCH(&quot;POSSIBLE&quot;;[.A1]))))" style:apply-style-name="ConditionalStyle_5f_325" style:base-cell-address="Instructions.A1"/>
      <style:map style:condition="is-true-formula(NOT(ISERROR(SEARCH(&quot;YES&quot;;[.A1]))))" style:apply-style-name="ConditionalStyle_5f_324" style:base-cell-address="Instructions.A1"/>
      <style:map style:condition="is-true-formula(NOT(ISERROR(SEARCH(&quot;GREEN&quot;;[.A1]))))" style:apply-style-name="ConditionalStyle_5f_323" style:base-cell-address="Instructions.A1"/>
      <style:map style:condition="is-true-formula(NOT(ISERROR(SEARCH(&quot;AMBER&quot;;[.A1]))))" style:apply-style-name="ConditionalStyle_5f_322" style:base-cell-address="Instructions.A1"/>
      <style:map style:condition="is-true-formula(NOT(ISERROR(SEARCH(&quot;RED&quot;;[.A1]))))" style:apply-style-name="ConditionalStyle_5f_321" style:base-cell-address="Instructions.A1"/>
      <style:map style:condition="is-true-formula(NOT(ISERROR(SEARCH(&quot;NO&quot;;[.A1]))))" style:apply-style-name="ConditionalStyle_5f_300" style:base-cell-address="Instructions.A1"/>
      <style:map style:condition="is-true-formula(NOT(ISERROR(SEARCH(&quot;POSSIBLE&quot;;[.A1]))))" style:apply-style-name="ConditionalStyle_5f_299" style:base-cell-address="Instructions.A1"/>
      <style:map style:condition="is-true-formula(NOT(ISERROR(SEARCH(&quot;FUTURE&quot;;[.A1]))))" style:apply-style-name="ConditionalStyle_5f_298" style:base-cell-address="Instructions.A1"/>
      <style:map style:condition="is-true-formula(NOT(ISERROR(SEARCH(&quot;PARTIAL&quot;;[.A1]))))" style:apply-style-name="ConditionalStyle_5f_297" style:base-cell-address="Instructions.A1"/>
      <style:map style:condition="is-true-formula(NOT(ISERROR(SEARCH(&quot;YES&quot;;[.A1]))))" style:apply-style-name="ConditionalStyle_5f_296" style:base-cell-address="Instructions.A1"/>
      <style:map style:condition="is-true-formula(NOT(ISERROR(SEARCH(&quot;Unable to publish&quot;;[.A1]))))" style:apply-style-name="ConditionalStyle_5f_220" style:base-cell-address="Instructions.A1"/>
      <style:map style:condition="is-true-formula(NOT(ISERROR(SEARCH(&quot;Under consideration&quot;;[.A1]))))" style:apply-style-name="ConditionalStyle_5f_219" style:base-cell-address="Instructions.A1"/>
      <style:map style:condition="is-true-formula(NOT(ISERROR(SEARCH(&quot;Future publication&quot;;[.A1]))))" style:apply-style-name="ConditionalStyle_5f_218" style:base-cell-address="Instructions.A1"/>
      <style:map style:condition="is-true-formula(NOT(ISERROR(SEARCH(&quot;Partially comliant&quot;;[.A1]))))" style:apply-style-name="ConditionalStyle_5f_217" style:base-cell-address="Instructions.A1"/>
      <style:map style:condition="is-true-formula(NOT(ISERROR(SEARCH(&quot;Fully compliant&quot;;[.A1]))))" style:apply-style-name="ConditionalStyle_5f_216" style:base-cell-address="Instructions.A1"/>
      <style:map style:condition="is-true-formula(NOT(ISERROR(SEARCH(&quot;NO&quot;;[.A1]))))" style:apply-style-name="ConditionalStyle_5f_215" style:base-cell-address="Instructions.A1"/>
      <style:map style:condition="is-true-formula(NOT(ISERROR(SEARCH(&quot;POSSIBLE&quot;;[.A1]))))" style:apply-style-name="ConditionalStyle_5f_214" style:base-cell-address="Instructions.A1"/>
      <style:map style:condition="is-true-formula(NOT(ISERROR(SEARCH(&quot;FUTURE&quot;;[.A1]))))" style:apply-style-name="ConditionalStyle_5f_213" style:base-cell-address="Instructions.A1"/>
      <style:map style:condition="is-true-formula(NOT(ISERROR(SEARCH(&quot;PARTIAL&quot;;[.A1]))))" style:apply-style-name="ConditionalStyle_5f_212" style:base-cell-address="Instructions.A1"/>
      <style:map style:condition="is-true-formula(NOT(ISERROR(SEARCH(&quot;YES&quot;;[.A1]))))" style:apply-style-name="ConditionalStyle_5f_211" style:base-cell-address="Instructions.A1"/>
    </style:style>
    <style:style style:name="ce159" style:family="table-cell" style:parent-style-name="Default">
      <style:table-cell-properties fo:background-color="#f2f2f2"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map style:condition="is-true-formula(NOT(ISERROR(SEARCH(&quot;GREEN&quot;;[.A1]))))" style:apply-style-name="ConditionalStyle_5f_340" style:base-cell-address="Instructions.A1"/>
      <style:map style:condition="is-true-formula(NOT(ISERROR(SEARCH(&quot;AMBER&quot;;[.A1]))))" style:apply-style-name="ConditionalStyle_5f_339" style:base-cell-address="Instructions.A1"/>
      <style:map style:condition="is-true-formula(NOT(ISERROR(SEARCH(&quot;RED&quot;;[.A1]))))" style:apply-style-name="ConditionalStyle_5f_338" style:base-cell-address="Instructions.A1"/>
      <style:map style:condition="is-true-formula(NOT(ISERROR(SEARCH(&quot;YES&quot;;[.A1]))))" style:apply-style-name="ConditionalStyle_5f_337" style:base-cell-address="Instructions.A1"/>
      <style:map style:condition="is-true-formula(NOT(ISERROR(SEARCH(&quot;NO&quot;;[.A1]))))" style:apply-style-name="ConditionalStyle_5f_336" style:base-cell-address="Instructions.A1"/>
      <style:map style:condition="is-true-formula(NOT(ISERROR(SEARCH(&quot;POSSIBLE&quot;;[.A1]))))" style:apply-style-name="ConditionalStyle_5f_335" style:base-cell-address="Instructions.A1"/>
      <style:map style:condition="is-true-formula(NOT(ISERROR(SEARCH(&quot;YES&quot;;[.A1]))))" style:apply-style-name="ConditionalStyle_5f_334" style:base-cell-address="Instructions.A1"/>
      <style:map style:condition="is-true-formula(NOT(ISERROR(SEARCH(&quot;GREEN&quot;;[.A1]))))" style:apply-style-name="ConditionalStyle_5f_333" style:base-cell-address="Instructions.A1"/>
      <style:map style:condition="is-true-formula(NOT(ISERROR(SEARCH(&quot;AMBER&quot;;[.A1]))))" style:apply-style-name="ConditionalStyle_5f_332" style:base-cell-address="Instructions.A1"/>
      <style:map style:condition="is-true-formula(NOT(ISERROR(SEARCH(&quot;RED&quot;;[.A1]))))" style:apply-style-name="ConditionalStyle_5f_331" style:base-cell-address="Instructions.A1"/>
      <style:map style:condition="is-true-formula(NOT(ISERROR(SEARCH(&quot;POSSIBLE&quot;;[.A1]))))" style:apply-style-name="ConditionalStyle_5f_330" style:base-cell-address="Instructions.A1"/>
      <style:map style:condition="is-true-formula(NOT(ISERROR(SEARCH(&quot;FUTURE&quot;;[.A1]))))" style:apply-style-name="ConditionalStyle_5f_329" style:base-cell-address="Instructions.A1"/>
      <style:map style:condition="is-true-formula(NOT(ISERROR(SEARCH(&quot;PARTIAL&quot;;[.A1]))))" style:apply-style-name="ConditionalStyle_5f_328" style:base-cell-address="Instructions.A1"/>
      <style:map style:condition="is-true-formula(NOT(ISERROR(SEARCH(&quot;YES&quot;;[.A1]))))" style:apply-style-name="ConditionalStyle_5f_327" style:base-cell-address="Instructions.A1"/>
      <style:map style:condition="is-true-formula(NOT(ISERROR(SEARCH(&quot;NO&quot;;[.A1]))))" style:apply-style-name="ConditionalStyle_5f_326" style:base-cell-address="Instructions.A1"/>
      <style:map style:condition="is-true-formula(NOT(ISERROR(SEARCH(&quot;POSSIBLE&quot;;[.A1]))))" style:apply-style-name="ConditionalStyle_5f_325" style:base-cell-address="Instructions.A1"/>
      <style:map style:condition="is-true-formula(NOT(ISERROR(SEARCH(&quot;YES&quot;;[.A1]))))" style:apply-style-name="ConditionalStyle_5f_324" style:base-cell-address="Instructions.A1"/>
      <style:map style:condition="is-true-formula(NOT(ISERROR(SEARCH(&quot;GREEN&quot;;[.A1]))))" style:apply-style-name="ConditionalStyle_5f_323" style:base-cell-address="Instructions.A1"/>
      <style:map style:condition="is-true-formula(NOT(ISERROR(SEARCH(&quot;AMBER&quot;;[.A1]))))" style:apply-style-name="ConditionalStyle_5f_322" style:base-cell-address="Instructions.A1"/>
      <style:map style:condition="is-true-formula(NOT(ISERROR(SEARCH(&quot;RED&quot;;[.A1]))))" style:apply-style-name="ConditionalStyle_5f_321" style:base-cell-address="Instructions.A1"/>
      <style:map style:condition="is-true-formula(NOT(ISERROR(SEARCH(&quot;NO&quot;;[.A1]))))" style:apply-style-name="ConditionalStyle_5f_300" style:base-cell-address="Instructions.A1"/>
      <style:map style:condition="is-true-formula(NOT(ISERROR(SEARCH(&quot;POSSIBLE&quot;;[.A1]))))" style:apply-style-name="ConditionalStyle_5f_299" style:base-cell-address="Instructions.A1"/>
      <style:map style:condition="is-true-formula(NOT(ISERROR(SEARCH(&quot;FUTURE&quot;;[.A1]))))" style:apply-style-name="ConditionalStyle_5f_298" style:base-cell-address="Instructions.A1"/>
      <style:map style:condition="is-true-formula(NOT(ISERROR(SEARCH(&quot;PARTIAL&quot;;[.A1]))))" style:apply-style-name="ConditionalStyle_5f_297" style:base-cell-address="Instructions.A1"/>
      <style:map style:condition="is-true-formula(NOT(ISERROR(SEARCH(&quot;YES&quot;;[.A1]))))" style:apply-style-name="ConditionalStyle_5f_296" style:base-cell-address="Instructions.A1"/>
      <style:map style:condition="is-true-formula(NOT(ISERROR(SEARCH(&quot;Unable to publish&quot;;[.A1]))))" style:apply-style-name="ConditionalStyle_5f_220" style:base-cell-address="Instructions.A1"/>
      <style:map style:condition="is-true-formula(NOT(ISERROR(SEARCH(&quot;Under consideration&quot;;[.A1]))))" style:apply-style-name="ConditionalStyle_5f_219" style:base-cell-address="Instructions.A1"/>
      <style:map style:condition="is-true-formula(NOT(ISERROR(SEARCH(&quot;Future publication&quot;;[.A1]))))" style:apply-style-name="ConditionalStyle_5f_218" style:base-cell-address="Instructions.A1"/>
      <style:map style:condition="is-true-formula(NOT(ISERROR(SEARCH(&quot;Partially comliant&quot;;[.A1]))))" style:apply-style-name="ConditionalStyle_5f_217" style:base-cell-address="Instructions.A1"/>
      <style:map style:condition="is-true-formula(NOT(ISERROR(SEARCH(&quot;Fully compliant&quot;;[.A1]))))" style:apply-style-name="ConditionalStyle_5f_216" style:base-cell-address="Instructions.A1"/>
      <style:map style:condition="is-true-formula(NOT(ISERROR(SEARCH(&quot;NO&quot;;[.A1]))))" style:apply-style-name="ConditionalStyle_5f_215" style:base-cell-address="Instructions.A1"/>
      <style:map style:condition="is-true-formula(NOT(ISERROR(SEARCH(&quot;POSSIBLE&quot;;[.A1]))))" style:apply-style-name="ConditionalStyle_5f_214" style:base-cell-address="Instructions.A1"/>
      <style:map style:condition="is-true-formula(NOT(ISERROR(SEARCH(&quot;FUTURE&quot;;[.A1]))))" style:apply-style-name="ConditionalStyle_5f_213" style:base-cell-address="Instructions.A1"/>
      <style:map style:condition="is-true-formula(NOT(ISERROR(SEARCH(&quot;PARTIAL&quot;;[.A1]))))" style:apply-style-name="ConditionalStyle_5f_212" style:base-cell-address="Instructions.A1"/>
      <style:map style:condition="is-true-formula(NOT(ISERROR(SEARCH(&quot;YES&quot;;[.A1]))))" style:apply-style-name="ConditionalStyle_5f_211" style:base-cell-address="Instructions.A1"/>
    </style:style>
    <style:style style:name="ce160" style:family="table-cell" style:parent-style-name="Default">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map style:condition="is-true-formula(NOT(ISERROR(SEARCH(&quot;GREEN&quot;;[.A1]))))" style:apply-style-name="ConditionalStyle_5f_340" style:base-cell-address="Instructions.A1"/>
      <style:map style:condition="is-true-formula(NOT(ISERROR(SEARCH(&quot;AMBER&quot;;[.A1]))))" style:apply-style-name="ConditionalStyle_5f_339" style:base-cell-address="Instructions.A1"/>
      <style:map style:condition="is-true-formula(NOT(ISERROR(SEARCH(&quot;RED&quot;;[.A1]))))" style:apply-style-name="ConditionalStyle_5f_338" style:base-cell-address="Instructions.A1"/>
      <style:map style:condition="is-true-formula(NOT(ISERROR(SEARCH(&quot;YES&quot;;[.A1]))))" style:apply-style-name="ConditionalStyle_5f_337" style:base-cell-address="Instructions.A1"/>
      <style:map style:condition="is-true-formula(NOT(ISERROR(SEARCH(&quot;NO&quot;;[.A1]))))" style:apply-style-name="ConditionalStyle_5f_336" style:base-cell-address="Instructions.A1"/>
      <style:map style:condition="is-true-formula(NOT(ISERROR(SEARCH(&quot;POSSIBLE&quot;;[.A1]))))" style:apply-style-name="ConditionalStyle_5f_335" style:base-cell-address="Instructions.A1"/>
      <style:map style:condition="is-true-formula(NOT(ISERROR(SEARCH(&quot;YES&quot;;[.A1]))))" style:apply-style-name="ConditionalStyle_5f_334" style:base-cell-address="Instructions.A1"/>
      <style:map style:condition="is-true-formula(NOT(ISERROR(SEARCH(&quot;GREEN&quot;;[.A1]))))" style:apply-style-name="ConditionalStyle_5f_333" style:base-cell-address="Instructions.A1"/>
      <style:map style:condition="is-true-formula(NOT(ISERROR(SEARCH(&quot;AMBER&quot;;[.A1]))))" style:apply-style-name="ConditionalStyle_5f_332" style:base-cell-address="Instructions.A1"/>
      <style:map style:condition="is-true-formula(NOT(ISERROR(SEARCH(&quot;RED&quot;;[.A1]))))" style:apply-style-name="ConditionalStyle_5f_331" style:base-cell-address="Instructions.A1"/>
      <style:map style:condition="is-true-formula(NOT(ISERROR(SEARCH(&quot;POSSIBLE&quot;;[.A1]))))" style:apply-style-name="ConditionalStyle_5f_330" style:base-cell-address="Instructions.A1"/>
      <style:map style:condition="is-true-formula(NOT(ISERROR(SEARCH(&quot;FUTURE&quot;;[.A1]))))" style:apply-style-name="ConditionalStyle_5f_329" style:base-cell-address="Instructions.A1"/>
      <style:map style:condition="is-true-formula(NOT(ISERROR(SEARCH(&quot;PARTIAL&quot;;[.A1]))))" style:apply-style-name="ConditionalStyle_5f_328" style:base-cell-address="Instructions.A1"/>
      <style:map style:condition="is-true-formula(NOT(ISERROR(SEARCH(&quot;YES&quot;;[.A1]))))" style:apply-style-name="ConditionalStyle_5f_327" style:base-cell-address="Instructions.A1"/>
      <style:map style:condition="is-true-formula(NOT(ISERROR(SEARCH(&quot;NO&quot;;[.A1]))))" style:apply-style-name="ConditionalStyle_5f_326" style:base-cell-address="Instructions.A1"/>
      <style:map style:condition="is-true-formula(NOT(ISERROR(SEARCH(&quot;POSSIBLE&quot;;[.A1]))))" style:apply-style-name="ConditionalStyle_5f_325" style:base-cell-address="Instructions.A1"/>
      <style:map style:condition="is-true-formula(NOT(ISERROR(SEARCH(&quot;YES&quot;;[.A1]))))" style:apply-style-name="ConditionalStyle_5f_324" style:base-cell-address="Instructions.A1"/>
      <style:map style:condition="is-true-formula(NOT(ISERROR(SEARCH(&quot;GREEN&quot;;[.A1]))))" style:apply-style-name="ConditionalStyle_5f_323" style:base-cell-address="Instructions.A1"/>
      <style:map style:condition="is-true-formula(NOT(ISERROR(SEARCH(&quot;AMBER&quot;;[.A1]))))" style:apply-style-name="ConditionalStyle_5f_322" style:base-cell-address="Instructions.A1"/>
      <style:map style:condition="is-true-formula(NOT(ISERROR(SEARCH(&quot;RED&quot;;[.A1]))))" style:apply-style-name="ConditionalStyle_5f_321" style:base-cell-address="Instructions.A1"/>
      <style:map style:condition="is-true-formula(NOT(ISERROR(SEARCH(&quot;NO&quot;;[.A1]))))" style:apply-style-name="ConditionalStyle_5f_295" style:base-cell-address="Instructions.A1"/>
      <style:map style:condition="is-true-formula(NOT(ISERROR(SEARCH(&quot;POSSIBLE&quot;;[.A1]))))" style:apply-style-name="ConditionalStyle_5f_294" style:base-cell-address="Instructions.A1"/>
      <style:map style:condition="is-true-formula(NOT(ISERROR(SEARCH(&quot;FUTURE&quot;;[.A1]))))" style:apply-style-name="ConditionalStyle_5f_293" style:base-cell-address="Instructions.A1"/>
      <style:map style:condition="is-true-formula(NOT(ISERROR(SEARCH(&quot;PARTIAL&quot;;[.A1]))))" style:apply-style-name="ConditionalStyle_5f_292" style:base-cell-address="Instructions.A1"/>
      <style:map style:condition="is-true-formula(NOT(ISERROR(SEARCH(&quot;YES&quot;;[.A1]))))" style:apply-style-name="ConditionalStyle_5f_291" style:base-cell-address="Instructions.A1"/>
      <style:map style:condition="is-true-formula(NOT(ISERROR(SEARCH(&quot;Unable to publish&quot;;[.A1]))))" style:apply-style-name="ConditionalStyle_5f_210" style:base-cell-address="Instructions.A1"/>
      <style:map style:condition="is-true-formula(NOT(ISERROR(SEARCH(&quot;Under consideration&quot;;[.A1]))))" style:apply-style-name="ConditionalStyle_5f_209" style:base-cell-address="Instructions.A1"/>
      <style:map style:condition="is-true-formula(NOT(ISERROR(SEARCH(&quot;Future publication&quot;;[.A1]))))" style:apply-style-name="ConditionalStyle_5f_208" style:base-cell-address="Instructions.A1"/>
      <style:map style:condition="is-true-formula(NOT(ISERROR(SEARCH(&quot;Partially comliant&quot;;[.A1]))))" style:apply-style-name="ConditionalStyle_5f_207" style:base-cell-address="Instructions.A1"/>
      <style:map style:condition="is-true-formula(NOT(ISERROR(SEARCH(&quot;Fully compliant&quot;;[.A1]))))" style:apply-style-name="ConditionalStyle_5f_206" style:base-cell-address="Instructions.A1"/>
      <style:map style:condition="is-true-formula(NOT(ISERROR(SEARCH(&quot;NO&quot;;[.A1]))))" style:apply-style-name="ConditionalStyle_5f_205" style:base-cell-address="Instructions.A1"/>
      <style:map style:condition="is-true-formula(NOT(ISERROR(SEARCH(&quot;POSSIBLE&quot;;[.A1]))))" style:apply-style-name="ConditionalStyle_5f_204" style:base-cell-address="Instructions.A1"/>
      <style:map style:condition="is-true-formula(NOT(ISERROR(SEARCH(&quot;FUTURE&quot;;[.A1]))))" style:apply-style-name="ConditionalStyle_5f_203" style:base-cell-address="Instructions.A1"/>
      <style:map style:condition="is-true-formula(NOT(ISERROR(SEARCH(&quot;PARTIAL&quot;;[.A1]))))" style:apply-style-name="ConditionalStyle_5f_202" style:base-cell-address="Instructions.A1"/>
      <style:map style:condition="is-true-formula(NOT(ISERROR(SEARCH(&quot;YES&quot;;[.A1]))))" style:apply-style-name="ConditionalStyle_5f_201" style:base-cell-address="Instructions.A1"/>
    </style:style>
    <style:style style:name="ce161" style:family="table-cell" style:parent-style-name="Default">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map style:condition="is-true-formula(NOT(ISERROR(SEARCH(&quot;GREEN&quot;;[.A1]))))" style:apply-style-name="ConditionalStyle_5f_340" style:base-cell-address="Instructions.A1"/>
      <style:map style:condition="is-true-formula(NOT(ISERROR(SEARCH(&quot;AMBER&quot;;[.A1]))))" style:apply-style-name="ConditionalStyle_5f_339" style:base-cell-address="Instructions.A1"/>
      <style:map style:condition="is-true-formula(NOT(ISERROR(SEARCH(&quot;RED&quot;;[.A1]))))" style:apply-style-name="ConditionalStyle_5f_338" style:base-cell-address="Instructions.A1"/>
      <style:map style:condition="is-true-formula(NOT(ISERROR(SEARCH(&quot;YES&quot;;[.A1]))))" style:apply-style-name="ConditionalStyle_5f_337" style:base-cell-address="Instructions.A1"/>
      <style:map style:condition="is-true-formula(NOT(ISERROR(SEARCH(&quot;NO&quot;;[.A1]))))" style:apply-style-name="ConditionalStyle_5f_336" style:base-cell-address="Instructions.A1"/>
      <style:map style:condition="is-true-formula(NOT(ISERROR(SEARCH(&quot;POSSIBLE&quot;;[.A1]))))" style:apply-style-name="ConditionalStyle_5f_335" style:base-cell-address="Instructions.A1"/>
      <style:map style:condition="is-true-formula(NOT(ISERROR(SEARCH(&quot;YES&quot;;[.A1]))))" style:apply-style-name="ConditionalStyle_5f_334" style:base-cell-address="Instructions.A1"/>
      <style:map style:condition="is-true-formula(NOT(ISERROR(SEARCH(&quot;GREEN&quot;;[.A1]))))" style:apply-style-name="ConditionalStyle_5f_333" style:base-cell-address="Instructions.A1"/>
      <style:map style:condition="is-true-formula(NOT(ISERROR(SEARCH(&quot;AMBER&quot;;[.A1]))))" style:apply-style-name="ConditionalStyle_5f_332" style:base-cell-address="Instructions.A1"/>
      <style:map style:condition="is-true-formula(NOT(ISERROR(SEARCH(&quot;RED&quot;;[.A1]))))" style:apply-style-name="ConditionalStyle_5f_331" style:base-cell-address="Instructions.A1"/>
      <style:map style:condition="is-true-formula(NOT(ISERROR(SEARCH(&quot;POSSIBLE&quot;;[.A1]))))" style:apply-style-name="ConditionalStyle_5f_330" style:base-cell-address="Instructions.A1"/>
      <style:map style:condition="is-true-formula(NOT(ISERROR(SEARCH(&quot;FUTURE&quot;;[.A1]))))" style:apply-style-name="ConditionalStyle_5f_329" style:base-cell-address="Instructions.A1"/>
      <style:map style:condition="is-true-formula(NOT(ISERROR(SEARCH(&quot;PARTIAL&quot;;[.A1]))))" style:apply-style-name="ConditionalStyle_5f_328" style:base-cell-address="Instructions.A1"/>
      <style:map style:condition="is-true-formula(NOT(ISERROR(SEARCH(&quot;YES&quot;;[.A1]))))" style:apply-style-name="ConditionalStyle_5f_327" style:base-cell-address="Instructions.A1"/>
      <style:map style:condition="is-true-formula(NOT(ISERROR(SEARCH(&quot;NO&quot;;[.A1]))))" style:apply-style-name="ConditionalStyle_5f_326" style:base-cell-address="Instructions.A1"/>
      <style:map style:condition="is-true-formula(NOT(ISERROR(SEARCH(&quot;POSSIBLE&quot;;[.A1]))))" style:apply-style-name="ConditionalStyle_5f_325" style:base-cell-address="Instructions.A1"/>
      <style:map style:condition="is-true-formula(NOT(ISERROR(SEARCH(&quot;YES&quot;;[.A1]))))" style:apply-style-name="ConditionalStyle_5f_324" style:base-cell-address="Instructions.A1"/>
      <style:map style:condition="is-true-formula(NOT(ISERROR(SEARCH(&quot;GREEN&quot;;[.A1]))))" style:apply-style-name="ConditionalStyle_5f_323" style:base-cell-address="Instructions.A1"/>
      <style:map style:condition="is-true-formula(NOT(ISERROR(SEARCH(&quot;AMBER&quot;;[.A1]))))" style:apply-style-name="ConditionalStyle_5f_322" style:base-cell-address="Instructions.A1"/>
      <style:map style:condition="is-true-formula(NOT(ISERROR(SEARCH(&quot;RED&quot;;[.A1]))))" style:apply-style-name="ConditionalStyle_5f_321" style:base-cell-address="Instructions.A1"/>
      <style:map style:condition="is-true-formula(NOT(ISERROR(SEARCH(&quot;NO&quot;;[.A1]))))" style:apply-style-name="ConditionalStyle_5f_290" style:base-cell-address="Instructions.A1"/>
      <style:map style:condition="is-true-formula(NOT(ISERROR(SEARCH(&quot;POSSIBLE&quot;;[.A1]))))" style:apply-style-name="ConditionalStyle_5f_289" style:base-cell-address="Instructions.A1"/>
      <style:map style:condition="is-true-formula(NOT(ISERROR(SEARCH(&quot;FUTURE&quot;;[.A1]))))" style:apply-style-name="ConditionalStyle_5f_288" style:base-cell-address="Instructions.A1"/>
      <style:map style:condition="is-true-formula(NOT(ISERROR(SEARCH(&quot;PARTIAL&quot;;[.A1]))))" style:apply-style-name="ConditionalStyle_5f_287" style:base-cell-address="Instructions.A1"/>
      <style:map style:condition="is-true-formula(NOT(ISERROR(SEARCH(&quot;YES&quot;;[.A1]))))" style:apply-style-name="ConditionalStyle_5f_286" style:base-cell-address="Instructions.A1"/>
      <style:map style:condition="is-true-formula(NOT(ISERROR(SEARCH(&quot;Unable to publish&quot;;[.A1]))))" style:apply-style-name="ConditionalStyle_5f_200" style:base-cell-address="Instructions.A1"/>
      <style:map style:condition="is-true-formula(NOT(ISERROR(SEARCH(&quot;Under consideration&quot;;[.A1]))))" style:apply-style-name="ConditionalStyle_5f_199" style:base-cell-address="Instructions.A1"/>
      <style:map style:condition="is-true-formula(NOT(ISERROR(SEARCH(&quot;Future publication&quot;;[.A1]))))" style:apply-style-name="ConditionalStyle_5f_198" style:base-cell-address="Instructions.A1"/>
      <style:map style:condition="is-true-formula(NOT(ISERROR(SEARCH(&quot;Partially comliant&quot;;[.A1]))))" style:apply-style-name="ConditionalStyle_5f_197" style:base-cell-address="Instructions.A1"/>
      <style:map style:condition="is-true-formula(NOT(ISERROR(SEARCH(&quot;Fully compliant&quot;;[.A1]))))" style:apply-style-name="ConditionalStyle_5f_196" style:base-cell-address="Instructions.A1"/>
      <style:map style:condition="is-true-formula(NOT(ISERROR(SEARCH(&quot;NO&quot;;[.A1]))))" style:apply-style-name="ConditionalStyle_5f_195" style:base-cell-address="Instructions.A1"/>
      <style:map style:condition="is-true-formula(NOT(ISERROR(SEARCH(&quot;POSSIBLE&quot;;[.A1]))))" style:apply-style-name="ConditionalStyle_5f_194" style:base-cell-address="Instructions.A1"/>
      <style:map style:condition="is-true-formula(NOT(ISERROR(SEARCH(&quot;FUTURE&quot;;[.A1]))))" style:apply-style-name="ConditionalStyle_5f_193" style:base-cell-address="Instructions.A1"/>
      <style:map style:condition="is-true-formula(NOT(ISERROR(SEARCH(&quot;PARTIAL&quot;;[.A1]))))" style:apply-style-name="ConditionalStyle_5f_192" style:base-cell-address="Instructions.A1"/>
      <style:map style:condition="is-true-formula(NOT(ISERROR(SEARCH(&quot;YES&quot;;[.A1]))))" style:apply-style-name="ConditionalStyle_5f_191" style:base-cell-address="Instructions.A1"/>
    </style:style>
    <style:style style:name="ce162" style:family="table-cell" style:parent-style-name="Default">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map style:condition="is-true-formula(NOT(ISERROR(SEARCH(&quot;GREEN&quot;;[.A1]))))" style:apply-style-name="ConditionalStyle_5f_340" style:base-cell-address="Instructions.A1"/>
      <style:map style:condition="is-true-formula(NOT(ISERROR(SEARCH(&quot;AMBER&quot;;[.A1]))))" style:apply-style-name="ConditionalStyle_5f_339" style:base-cell-address="Instructions.A1"/>
      <style:map style:condition="is-true-formula(NOT(ISERROR(SEARCH(&quot;RED&quot;;[.A1]))))" style:apply-style-name="ConditionalStyle_5f_338" style:base-cell-address="Instructions.A1"/>
      <style:map style:condition="is-true-formula(NOT(ISERROR(SEARCH(&quot;YES&quot;;[.A1]))))" style:apply-style-name="ConditionalStyle_5f_337" style:base-cell-address="Instructions.A1"/>
      <style:map style:condition="is-true-formula(NOT(ISERROR(SEARCH(&quot;NO&quot;;[.A1]))))" style:apply-style-name="ConditionalStyle_5f_336" style:base-cell-address="Instructions.A1"/>
      <style:map style:condition="is-true-formula(NOT(ISERROR(SEARCH(&quot;POSSIBLE&quot;;[.A1]))))" style:apply-style-name="ConditionalStyle_5f_335" style:base-cell-address="Instructions.A1"/>
      <style:map style:condition="is-true-formula(NOT(ISERROR(SEARCH(&quot;YES&quot;;[.A1]))))" style:apply-style-name="ConditionalStyle_5f_334" style:base-cell-address="Instructions.A1"/>
      <style:map style:condition="is-true-formula(NOT(ISERROR(SEARCH(&quot;GREEN&quot;;[.A1]))))" style:apply-style-name="ConditionalStyle_5f_333" style:base-cell-address="Instructions.A1"/>
      <style:map style:condition="is-true-formula(NOT(ISERROR(SEARCH(&quot;AMBER&quot;;[.A1]))))" style:apply-style-name="ConditionalStyle_5f_332" style:base-cell-address="Instructions.A1"/>
      <style:map style:condition="is-true-formula(NOT(ISERROR(SEARCH(&quot;RED&quot;;[.A1]))))" style:apply-style-name="ConditionalStyle_5f_331" style:base-cell-address="Instructions.A1"/>
      <style:map style:condition="is-true-formula(NOT(ISERROR(SEARCH(&quot;POSSIBLE&quot;;[.A1]))))" style:apply-style-name="ConditionalStyle_5f_330" style:base-cell-address="Instructions.A1"/>
      <style:map style:condition="is-true-formula(NOT(ISERROR(SEARCH(&quot;FUTURE&quot;;[.A1]))))" style:apply-style-name="ConditionalStyle_5f_329" style:base-cell-address="Instructions.A1"/>
      <style:map style:condition="is-true-formula(NOT(ISERROR(SEARCH(&quot;PARTIAL&quot;;[.A1]))))" style:apply-style-name="ConditionalStyle_5f_328" style:base-cell-address="Instructions.A1"/>
      <style:map style:condition="is-true-formula(NOT(ISERROR(SEARCH(&quot;YES&quot;;[.A1]))))" style:apply-style-name="ConditionalStyle_5f_327" style:base-cell-address="Instructions.A1"/>
      <style:map style:condition="is-true-formula(NOT(ISERROR(SEARCH(&quot;NO&quot;;[.A1]))))" style:apply-style-name="ConditionalStyle_5f_326" style:base-cell-address="Instructions.A1"/>
      <style:map style:condition="is-true-formula(NOT(ISERROR(SEARCH(&quot;POSSIBLE&quot;;[.A1]))))" style:apply-style-name="ConditionalStyle_5f_325" style:base-cell-address="Instructions.A1"/>
      <style:map style:condition="is-true-formula(NOT(ISERROR(SEARCH(&quot;YES&quot;;[.A1]))))" style:apply-style-name="ConditionalStyle_5f_324" style:base-cell-address="Instructions.A1"/>
      <style:map style:condition="is-true-formula(NOT(ISERROR(SEARCH(&quot;GREEN&quot;;[.A1]))))" style:apply-style-name="ConditionalStyle_5f_323" style:base-cell-address="Instructions.A1"/>
      <style:map style:condition="is-true-formula(NOT(ISERROR(SEARCH(&quot;AMBER&quot;;[.A1]))))" style:apply-style-name="ConditionalStyle_5f_322" style:base-cell-address="Instructions.A1"/>
      <style:map style:condition="is-true-formula(NOT(ISERROR(SEARCH(&quot;RED&quot;;[.A1]))))" style:apply-style-name="ConditionalStyle_5f_321" style:base-cell-address="Instructions.A1"/>
      <style:map style:condition="is-true-formula(NOT(ISERROR(SEARCH(&quot;NO&quot;;[.A1]))))" style:apply-style-name="ConditionalStyle_5f_285" style:base-cell-address="Instructions.A1"/>
      <style:map style:condition="is-true-formula(NOT(ISERROR(SEARCH(&quot;POSSIBLE&quot;;[.A1]))))" style:apply-style-name="ConditionalStyle_5f_284" style:base-cell-address="Instructions.A1"/>
      <style:map style:condition="is-true-formula(NOT(ISERROR(SEARCH(&quot;FUTURE&quot;;[.A1]))))" style:apply-style-name="ConditionalStyle_5f_283" style:base-cell-address="Instructions.A1"/>
      <style:map style:condition="is-true-formula(NOT(ISERROR(SEARCH(&quot;PARTIAL&quot;;[.A1]))))" style:apply-style-name="ConditionalStyle_5f_282" style:base-cell-address="Instructions.A1"/>
      <style:map style:condition="is-true-formula(NOT(ISERROR(SEARCH(&quot;YES&quot;;[.A1]))))" style:apply-style-name="ConditionalStyle_5f_281" style:base-cell-address="Instructions.A1"/>
      <style:map style:condition="is-true-formula(NOT(ISERROR(SEARCH(&quot;Unable to publish&quot;;[.A1]))))" style:apply-style-name="ConditionalStyle_5f_190" style:base-cell-address="Instructions.A1"/>
      <style:map style:condition="is-true-formula(NOT(ISERROR(SEARCH(&quot;Under consideration&quot;;[.A1]))))" style:apply-style-name="ConditionalStyle_5f_189" style:base-cell-address="Instructions.A1"/>
      <style:map style:condition="is-true-formula(NOT(ISERROR(SEARCH(&quot;Future publication&quot;;[.A1]))))" style:apply-style-name="ConditionalStyle_5f_188" style:base-cell-address="Instructions.A1"/>
      <style:map style:condition="is-true-formula(NOT(ISERROR(SEARCH(&quot;Partially comliant&quot;;[.A1]))))" style:apply-style-name="ConditionalStyle_5f_187" style:base-cell-address="Instructions.A1"/>
      <style:map style:condition="is-true-formula(NOT(ISERROR(SEARCH(&quot;Fully compliant&quot;;[.A1]))))" style:apply-style-name="ConditionalStyle_5f_186" style:base-cell-address="Instructions.A1"/>
      <style:map style:condition="is-true-formula(NOT(ISERROR(SEARCH(&quot;NO&quot;;[.A1]))))" style:apply-style-name="ConditionalStyle_5f_185" style:base-cell-address="Instructions.A1"/>
      <style:map style:condition="is-true-formula(NOT(ISERROR(SEARCH(&quot;POSSIBLE&quot;;[.A1]))))" style:apply-style-name="ConditionalStyle_5f_184" style:base-cell-address="Instructions.A1"/>
      <style:map style:condition="is-true-formula(NOT(ISERROR(SEARCH(&quot;FUTURE&quot;;[.A1]))))" style:apply-style-name="ConditionalStyle_5f_183" style:base-cell-address="Instructions.A1"/>
      <style:map style:condition="is-true-formula(NOT(ISERROR(SEARCH(&quot;PARTIAL&quot;;[.A1]))))" style:apply-style-name="ConditionalStyle_5f_182" style:base-cell-address="Instructions.A1"/>
      <style:map style:condition="is-true-formula(NOT(ISERROR(SEARCH(&quot;YES&quot;;[.A1]))))" style:apply-style-name="ConditionalStyle_5f_181" style:base-cell-address="Instructions.A1"/>
    </style:style>
    <style:style style:name="ce163" style:family="table-cell" style:parent-style-name="Default">
      <style:table-cell-properties fo:border-bottom="2.49pt solid #000000" fo:background-color="#ffffff" style:diagonal-bl-tr="none" style:diagonal-tl-br="none" style:text-align-source="value-type" style:repeat-content="false" fo:wrap-option="wrap" fo:border-left="0.99pt solid #000000" style:direction="ltr" fo:border-right="0.99pt solid #000000" style:rotation-angle="0" style:rotation-align="none" style:shrink-to-fit="false" fo:border-top="0.99pt solid #000000" style:vertical-align="top" style:vertical-justify="auto"/>
      <style:paragraph-properties css3t:text-justify="auto" fo:margin-left="0cm" style:writing-mode="page"/>
      <style:map style:condition="is-true-formula(NOT(ISERROR(SEARCH(&quot;GREEN&quot;;[.A1]))))" style:apply-style-name="ConditionalStyle_5f_340" style:base-cell-address="Instructions.A1"/>
      <style:map style:condition="is-true-formula(NOT(ISERROR(SEARCH(&quot;AMBER&quot;;[.A1]))))" style:apply-style-name="ConditionalStyle_5f_339" style:base-cell-address="Instructions.A1"/>
      <style:map style:condition="is-true-formula(NOT(ISERROR(SEARCH(&quot;RED&quot;;[.A1]))))" style:apply-style-name="ConditionalStyle_5f_338" style:base-cell-address="Instructions.A1"/>
      <style:map style:condition="is-true-formula(NOT(ISERROR(SEARCH(&quot;YES&quot;;[.A1]))))" style:apply-style-name="ConditionalStyle_5f_337" style:base-cell-address="Instructions.A1"/>
      <style:map style:condition="is-true-formula(NOT(ISERROR(SEARCH(&quot;NO&quot;;[.A1]))))" style:apply-style-name="ConditionalStyle_5f_336" style:base-cell-address="Instructions.A1"/>
      <style:map style:condition="is-true-formula(NOT(ISERROR(SEARCH(&quot;POSSIBLE&quot;;[.A1]))))" style:apply-style-name="ConditionalStyle_5f_335" style:base-cell-address="Instructions.A1"/>
      <style:map style:condition="is-true-formula(NOT(ISERROR(SEARCH(&quot;YES&quot;;[.A1]))))" style:apply-style-name="ConditionalStyle_5f_334" style:base-cell-address="Instructions.A1"/>
      <style:map style:condition="is-true-formula(NOT(ISERROR(SEARCH(&quot;GREEN&quot;;[.A1]))))" style:apply-style-name="ConditionalStyle_5f_333" style:base-cell-address="Instructions.A1"/>
      <style:map style:condition="is-true-formula(NOT(ISERROR(SEARCH(&quot;AMBER&quot;;[.A1]))))" style:apply-style-name="ConditionalStyle_5f_332" style:base-cell-address="Instructions.A1"/>
      <style:map style:condition="is-true-formula(NOT(ISERROR(SEARCH(&quot;RED&quot;;[.A1]))))" style:apply-style-name="ConditionalStyle_5f_331" style:base-cell-address="Instructions.A1"/>
      <style:map style:condition="is-true-formula(NOT(ISERROR(SEARCH(&quot;POSSIBLE&quot;;[.A1]))))" style:apply-style-name="ConditionalStyle_5f_330" style:base-cell-address="Instructions.A1"/>
      <style:map style:condition="is-true-formula(NOT(ISERROR(SEARCH(&quot;FUTURE&quot;;[.A1]))))" style:apply-style-name="ConditionalStyle_5f_329" style:base-cell-address="Instructions.A1"/>
      <style:map style:condition="is-true-formula(NOT(ISERROR(SEARCH(&quot;PARTIAL&quot;;[.A1]))))" style:apply-style-name="ConditionalStyle_5f_328" style:base-cell-address="Instructions.A1"/>
      <style:map style:condition="is-true-formula(NOT(ISERROR(SEARCH(&quot;YES&quot;;[.A1]))))" style:apply-style-name="ConditionalStyle_5f_327" style:base-cell-address="Instructions.A1"/>
      <style:map style:condition="is-true-formula(NOT(ISERROR(SEARCH(&quot;NO&quot;;[.A1]))))" style:apply-style-name="ConditionalStyle_5f_326" style:base-cell-address="Instructions.A1"/>
      <style:map style:condition="is-true-formula(NOT(ISERROR(SEARCH(&quot;POSSIBLE&quot;;[.A1]))))" style:apply-style-name="ConditionalStyle_5f_325" style:base-cell-address="Instructions.A1"/>
      <style:map style:condition="is-true-formula(NOT(ISERROR(SEARCH(&quot;YES&quot;;[.A1]))))" style:apply-style-name="ConditionalStyle_5f_324" style:base-cell-address="Instructions.A1"/>
      <style:map style:condition="is-true-formula(NOT(ISERROR(SEARCH(&quot;GREEN&quot;;[.A1]))))" style:apply-style-name="ConditionalStyle_5f_323" style:base-cell-address="Instructions.A1"/>
      <style:map style:condition="is-true-formula(NOT(ISERROR(SEARCH(&quot;AMBER&quot;;[.A1]))))" style:apply-style-name="ConditionalStyle_5f_322" style:base-cell-address="Instructions.A1"/>
      <style:map style:condition="is-true-formula(NOT(ISERROR(SEARCH(&quot;RED&quot;;[.A1]))))" style:apply-style-name="ConditionalStyle_5f_321" style:base-cell-address="Instructions.A1"/>
      <style:map style:condition="is-true-formula(NOT(ISERROR(SEARCH(&quot;NO&quot;;[.A1]))))" style:apply-style-name="ConditionalStyle_5f_285" style:base-cell-address="Instructions.A1"/>
      <style:map style:condition="is-true-formula(NOT(ISERROR(SEARCH(&quot;POSSIBLE&quot;;[.A1]))))" style:apply-style-name="ConditionalStyle_5f_284" style:base-cell-address="Instructions.A1"/>
      <style:map style:condition="is-true-formula(NOT(ISERROR(SEARCH(&quot;FUTURE&quot;;[.A1]))))" style:apply-style-name="ConditionalStyle_5f_283" style:base-cell-address="Instructions.A1"/>
      <style:map style:condition="is-true-formula(NOT(ISERROR(SEARCH(&quot;PARTIAL&quot;;[.A1]))))" style:apply-style-name="ConditionalStyle_5f_282" style:base-cell-address="Instructions.A1"/>
      <style:map style:condition="is-true-formula(NOT(ISERROR(SEARCH(&quot;YES&quot;;[.A1]))))" style:apply-style-name="ConditionalStyle_5f_281" style:base-cell-address="Instructions.A1"/>
      <style:map style:condition="is-true-formula(NOT(ISERROR(SEARCH(&quot;Unable to publish&quot;;[.A1]))))" style:apply-style-name="ConditionalStyle_5f_190" style:base-cell-address="Instructions.A1"/>
      <style:map style:condition="is-true-formula(NOT(ISERROR(SEARCH(&quot;Under consideration&quot;;[.A1]))))" style:apply-style-name="ConditionalStyle_5f_189" style:base-cell-address="Instructions.A1"/>
      <style:map style:condition="is-true-formula(NOT(ISERROR(SEARCH(&quot;Future publication&quot;;[.A1]))))" style:apply-style-name="ConditionalStyle_5f_188" style:base-cell-address="Instructions.A1"/>
      <style:map style:condition="is-true-formula(NOT(ISERROR(SEARCH(&quot;Partially comliant&quot;;[.A1]))))" style:apply-style-name="ConditionalStyle_5f_187" style:base-cell-address="Instructions.A1"/>
      <style:map style:condition="is-true-formula(NOT(ISERROR(SEARCH(&quot;Fully compliant&quot;;[.A1]))))" style:apply-style-name="ConditionalStyle_5f_186" style:base-cell-address="Instructions.A1"/>
      <style:map style:condition="is-true-formula(NOT(ISERROR(SEARCH(&quot;NO&quot;;[.A1]))))" style:apply-style-name="ConditionalStyle_5f_185" style:base-cell-address="Instructions.A1"/>
      <style:map style:condition="is-true-formula(NOT(ISERROR(SEARCH(&quot;POSSIBLE&quot;;[.A1]))))" style:apply-style-name="ConditionalStyle_5f_184" style:base-cell-address="Instructions.A1"/>
      <style:map style:condition="is-true-formula(NOT(ISERROR(SEARCH(&quot;FUTURE&quot;;[.A1]))))" style:apply-style-name="ConditionalStyle_5f_183" style:base-cell-address="Instructions.A1"/>
      <style:map style:condition="is-true-formula(NOT(ISERROR(SEARCH(&quot;PARTIAL&quot;;[.A1]))))" style:apply-style-name="ConditionalStyle_5f_182" style:base-cell-address="Instructions.A1"/>
      <style:map style:condition="is-true-formula(NOT(ISERROR(SEARCH(&quot;YES&quot;;[.A1]))))" style:apply-style-name="ConditionalStyle_5f_181" style:base-cell-address="Instructions.A1"/>
    </style:style>
    <style:style style:name="ce164" style:family="table-cell" style:parent-style-name="Default" style:data-style-name="N5112">
      <style:table-cell-properties fo:background-color="#f2f2f2"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65" style:family="table-cell" style:parent-style-name="Default">
      <style:table-cell-properties fo:background-color="#f2f2f2"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66" style:family="table-cell" style:parent-style-name="Default">
      <style:table-cell-properties fo:border-bottom="0.99pt solid #000000" fo:background-color="#dbeef4" style:diagonal-bl-tr="none" style:diagonal-tl-br="none" style:text-align-source="fix" style:repeat-content="false" fo:wrap-option="wrap" fo:border-left="none" style:direction="ltr" fo:border-right="2.49pt solid #000000"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7" style:family="table-cell" style:parent-style-name="Default">
      <style:table-cell-properties fo:border-bottom="0.99pt solid #000000" fo:background-color="#dbeef4" style:diagonal-bl-tr="none" style:diagonal-tl-br="none" style:text-align-source="value-type" style:repeat-content="false" fo:wrap-option="no-wrap" fo:border-left="none" style:direction="ltr" fo:border-right="2.49pt solid #000000" style:rotation-angle="0" style:rotation-align="none" style:shrink-to-fit="false" fo:border-top="0.99pt solid #000000" style:vertical-align="top"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68" style:family="table-cell" style:parent-style-name="Default">
      <style:table-cell-properties fo:border-bottom="0.99pt solid #000000" fo:background-color="#f2f2f2" style:diagonal-bl-tr="none" style:diagonal-tl-br="none" style:text-align-source="value-type" style:repeat-content="false" fo:wrap-option="wrap" fo:border-left="0.99pt solid #000000" style:direction="ltr" fo:border-right="2.49pt solid #000000" style:rotation-angle="0" style:rotation-align="none" style:shrink-to-fit="false" fo:border-top="0.99pt solid #000000"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69" style:family="table-cell" style:parent-style-name="Default">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map style:condition="is-true-formula(NOT(ISERROR(SEARCH(&quot;GREEN&quot;;[.A1]))))" style:apply-style-name="ConditionalStyle_5f_180" style:base-cell-address="Instructions.A1"/>
      <style:map style:condition="is-true-formula(NOT(ISERROR(SEARCH(&quot;AMBER&quot;;[.A1]))))" style:apply-style-name="ConditionalStyle_5f_179" style:base-cell-address="Instructions.A1"/>
      <style:map style:condition="is-true-formula(NOT(ISERROR(SEARCH(&quot;RED&quot;;[.A1]))))" style:apply-style-name="ConditionalStyle_5f_178" style:base-cell-address="Instructions.A1"/>
      <style:map style:condition="is-true-formula(NOT(ISERROR(SEARCH(&quot;YES&quot;;[.A1]))))" style:apply-style-name="ConditionalStyle_5f_177" style:base-cell-address="Instructions.A1"/>
      <style:map style:condition="is-true-formula(NOT(ISERROR(SEARCH(&quot;NO&quot;;[.A1]))))" style:apply-style-name="ConditionalStyle_5f_176" style:base-cell-address="Instructions.A1"/>
      <style:map style:condition="is-true-formula(NOT(ISERROR(SEARCH(&quot;POSSIBLE&quot;;[.A1]))))" style:apply-style-name="ConditionalStyle_5f_175" style:base-cell-address="Instructions.A1"/>
      <style:map style:condition="is-true-formula(NOT(ISERROR(SEARCH(&quot;YES&quot;;[.A1]))))" style:apply-style-name="ConditionalStyle_5f_174" style:base-cell-address="Instructions.A1"/>
      <style:map style:condition="is-true-formula(NOT(ISERROR(SEARCH(&quot;GREEN&quot;;[.A1]))))" style:apply-style-name="ConditionalStyle_5f_173" style:base-cell-address="Instructions.A1"/>
      <style:map style:condition="is-true-formula(NOT(ISERROR(SEARCH(&quot;AMBER&quot;;[.A1]))))" style:apply-style-name="ConditionalStyle_5f_172" style:base-cell-address="Instructions.A1"/>
      <style:map style:condition="is-true-formula(NOT(ISERROR(SEARCH(&quot;RED&quot;;[.A1]))))" style:apply-style-name="ConditionalStyle_5f_171" style:base-cell-address="Instructions.A1"/>
      <style:map style:condition="is-true-formula(NOT(ISERROR(SEARCH(&quot;POSSIBLE&quot;;[.A1]))))" style:apply-style-name="ConditionalStyle_5f_170" style:base-cell-address="Instructions.A1"/>
      <style:map style:condition="is-true-formula(NOT(ISERROR(SEARCH(&quot;FUTURE&quot;;[.A1]))))" style:apply-style-name="ConditionalStyle_5f_169" style:base-cell-address="Instructions.A1"/>
      <style:map style:condition="is-true-formula(NOT(ISERROR(SEARCH(&quot;PARTIAL&quot;;[.A1]))))" style:apply-style-name="ConditionalStyle_5f_168" style:base-cell-address="Instructions.A1"/>
      <style:map style:condition="is-true-formula(NOT(ISERROR(SEARCH(&quot;YES&quot;;[.A1]))))" style:apply-style-name="ConditionalStyle_5f_167" style:base-cell-address="Instructions.A1"/>
      <style:map style:condition="is-true-formula(NOT(ISERROR(SEARCH(&quot;NO&quot;;[.A1]))))" style:apply-style-name="ConditionalStyle_5f_166" style:base-cell-address="Instructions.A1"/>
      <style:map style:condition="is-true-formula(NOT(ISERROR(SEARCH(&quot;POSSIBLE&quot;;[.A1]))))" style:apply-style-name="ConditionalStyle_5f_165" style:base-cell-address="Instructions.A1"/>
      <style:map style:condition="is-true-formula(NOT(ISERROR(SEARCH(&quot;YES&quot;;[.A1]))))" style:apply-style-name="ConditionalStyle_5f_164" style:base-cell-address="Instructions.A1"/>
      <style:map style:condition="is-true-formula(NOT(ISERROR(SEARCH(&quot;GREEN&quot;;[.A1]))))" style:apply-style-name="ConditionalStyle_5f_163" style:base-cell-address="Instructions.A1"/>
      <style:map style:condition="is-true-formula(NOT(ISERROR(SEARCH(&quot;AMBER&quot;;[.A1]))))" style:apply-style-name="ConditionalStyle_5f_162" style:base-cell-address="Instructions.A1"/>
      <style:map style:condition="is-true-formula(NOT(ISERROR(SEARCH(&quot;RED&quot;;[.A1]))))" style:apply-style-name="ConditionalStyle_5f_161" style:base-cell-address="Instructions.A1"/>
      <style:map style:condition="is-true-formula(NOT(ISERROR(SEARCH(&quot;NO&quot;;[.A1]))))" style:apply-style-name="ConditionalStyle_5f_160" style:base-cell-address="Instructions.A1"/>
      <style:map style:condition="is-true-formula(NOT(ISERROR(SEARCH(&quot;POSSIBLE&quot;;[.A1]))))" style:apply-style-name="ConditionalStyle_5f_159" style:base-cell-address="Instructions.A1"/>
      <style:map style:condition="is-true-formula(NOT(ISERROR(SEARCH(&quot;FUTURE&quot;;[.A1]))))" style:apply-style-name="ConditionalStyle_5f_158" style:base-cell-address="Instructions.A1"/>
      <style:map style:condition="is-true-formula(NOT(ISERROR(SEARCH(&quot;PARTIAL&quot;;[.A1]))))" style:apply-style-name="ConditionalStyle_5f_157" style:base-cell-address="Instructions.A1"/>
      <style:map style:condition="is-true-formula(NOT(ISERROR(SEARCH(&quot;YES&quot;;[.A1]))))" style:apply-style-name="ConditionalStyle_5f_156" style:base-cell-address="Instructions.A1"/>
      <style:map style:condition="is-true-formula(NOT(ISERROR(SEARCH(&quot;Unable to publish&quot;;[.A1]))))" style:apply-style-name="ConditionalStyle_5f_120" style:base-cell-address="Instructions.A1"/>
      <style:map style:condition="is-true-formula(NOT(ISERROR(SEARCH(&quot;Under consideration&quot;;[.A1]))))" style:apply-style-name="ConditionalStyle_5f_119" style:base-cell-address="Instructions.A1"/>
      <style:map style:condition="is-true-formula(NOT(ISERROR(SEARCH(&quot;Future publication&quot;;[.A1]))))" style:apply-style-name="ConditionalStyle_5f_118" style:base-cell-address="Instructions.A1"/>
      <style:map style:condition="is-true-formula(NOT(ISERROR(SEARCH(&quot;Partially comliant&quot;;[.A1]))))" style:apply-style-name="ConditionalStyle_5f_117" style:base-cell-address="Instructions.A1"/>
      <style:map style:condition="is-true-formula(NOT(ISERROR(SEARCH(&quot;Fully compliant&quot;;[.A1]))))" style:apply-style-name="ConditionalStyle_5f_116" style:base-cell-address="Instructions.A1"/>
      <style:map style:condition="is-true-formula(NOT(ISERROR(SEARCH(&quot;NO&quot;;[.A1]))))" style:apply-style-name="ConditionalStyle_5f_115" style:base-cell-address="Instructions.A1"/>
      <style:map style:condition="is-true-formula(NOT(ISERROR(SEARCH(&quot;POSSIBLE&quot;;[.A1]))))" style:apply-style-name="ConditionalStyle_5f_114" style:base-cell-address="Instructions.A1"/>
      <style:map style:condition="is-true-formula(NOT(ISERROR(SEARCH(&quot;FUTURE&quot;;[.A1]))))" style:apply-style-name="ConditionalStyle_5f_113" style:base-cell-address="Instructions.A1"/>
      <style:map style:condition="is-true-formula(NOT(ISERROR(SEARCH(&quot;PARTIAL&quot;;[.A1]))))" style:apply-style-name="ConditionalStyle_5f_112" style:base-cell-address="Instructions.A1"/>
      <style:map style:condition="is-true-formula(NOT(ISERROR(SEARCH(&quot;YES&quot;;[.A1]))))" style:apply-style-name="ConditionalStyle_5f_111" style:base-cell-address="Instructions.A1"/>
    </style:style>
    <style:style style:name="ce170" style:family="table-cell" style:parent-style-name="Default">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map style:condition="is-true-formula(NOT(ISERROR(SEARCH(&quot;GREEN&quot;;[.A1]))))" style:apply-style-name="ConditionalStyle_5f_180" style:base-cell-address="Instructions.A1"/>
      <style:map style:condition="is-true-formula(NOT(ISERROR(SEARCH(&quot;AMBER&quot;;[.A1]))))" style:apply-style-name="ConditionalStyle_5f_179" style:base-cell-address="Instructions.A1"/>
      <style:map style:condition="is-true-formula(NOT(ISERROR(SEARCH(&quot;RED&quot;;[.A1]))))" style:apply-style-name="ConditionalStyle_5f_178" style:base-cell-address="Instructions.A1"/>
      <style:map style:condition="is-true-formula(NOT(ISERROR(SEARCH(&quot;YES&quot;;[.A1]))))" style:apply-style-name="ConditionalStyle_5f_177" style:base-cell-address="Instructions.A1"/>
      <style:map style:condition="is-true-formula(NOT(ISERROR(SEARCH(&quot;NO&quot;;[.A1]))))" style:apply-style-name="ConditionalStyle_5f_176" style:base-cell-address="Instructions.A1"/>
      <style:map style:condition="is-true-formula(NOT(ISERROR(SEARCH(&quot;POSSIBLE&quot;;[.A1]))))" style:apply-style-name="ConditionalStyle_5f_175" style:base-cell-address="Instructions.A1"/>
      <style:map style:condition="is-true-formula(NOT(ISERROR(SEARCH(&quot;YES&quot;;[.A1]))))" style:apply-style-name="ConditionalStyle_5f_174" style:base-cell-address="Instructions.A1"/>
      <style:map style:condition="is-true-formula(NOT(ISERROR(SEARCH(&quot;GREEN&quot;;[.A1]))))" style:apply-style-name="ConditionalStyle_5f_173" style:base-cell-address="Instructions.A1"/>
      <style:map style:condition="is-true-formula(NOT(ISERROR(SEARCH(&quot;AMBER&quot;;[.A1]))))" style:apply-style-name="ConditionalStyle_5f_172" style:base-cell-address="Instructions.A1"/>
      <style:map style:condition="is-true-formula(NOT(ISERROR(SEARCH(&quot;RED&quot;;[.A1]))))" style:apply-style-name="ConditionalStyle_5f_171" style:base-cell-address="Instructions.A1"/>
      <style:map style:condition="is-true-formula(NOT(ISERROR(SEARCH(&quot;POSSIBLE&quot;;[.A1]))))" style:apply-style-name="ConditionalStyle_5f_170" style:base-cell-address="Instructions.A1"/>
      <style:map style:condition="is-true-formula(NOT(ISERROR(SEARCH(&quot;FUTURE&quot;;[.A1]))))" style:apply-style-name="ConditionalStyle_5f_169" style:base-cell-address="Instructions.A1"/>
      <style:map style:condition="is-true-formula(NOT(ISERROR(SEARCH(&quot;PARTIAL&quot;;[.A1]))))" style:apply-style-name="ConditionalStyle_5f_168" style:base-cell-address="Instructions.A1"/>
      <style:map style:condition="is-true-formula(NOT(ISERROR(SEARCH(&quot;YES&quot;;[.A1]))))" style:apply-style-name="ConditionalStyle_5f_167" style:base-cell-address="Instructions.A1"/>
      <style:map style:condition="is-true-formula(NOT(ISERROR(SEARCH(&quot;NO&quot;;[.A1]))))" style:apply-style-name="ConditionalStyle_5f_166" style:base-cell-address="Instructions.A1"/>
      <style:map style:condition="is-true-formula(NOT(ISERROR(SEARCH(&quot;POSSIBLE&quot;;[.A1]))))" style:apply-style-name="ConditionalStyle_5f_165" style:base-cell-address="Instructions.A1"/>
      <style:map style:condition="is-true-formula(NOT(ISERROR(SEARCH(&quot;YES&quot;;[.A1]))))" style:apply-style-name="ConditionalStyle_5f_164" style:base-cell-address="Instructions.A1"/>
      <style:map style:condition="is-true-formula(NOT(ISERROR(SEARCH(&quot;GREEN&quot;;[.A1]))))" style:apply-style-name="ConditionalStyle_5f_163" style:base-cell-address="Instructions.A1"/>
      <style:map style:condition="is-true-formula(NOT(ISERROR(SEARCH(&quot;AMBER&quot;;[.A1]))))" style:apply-style-name="ConditionalStyle_5f_162" style:base-cell-address="Instructions.A1"/>
      <style:map style:condition="is-true-formula(NOT(ISERROR(SEARCH(&quot;RED&quot;;[.A1]))))" style:apply-style-name="ConditionalStyle_5f_161" style:base-cell-address="Instructions.A1"/>
      <style:map style:condition="is-true-formula(NOT(ISERROR(SEARCH(&quot;NO&quot;;[.A1]))))" style:apply-style-name="ConditionalStyle_5f_155" style:base-cell-address="Instructions.A1"/>
      <style:map style:condition="is-true-formula(NOT(ISERROR(SEARCH(&quot;POSSIBLE&quot;;[.A1]))))" style:apply-style-name="ConditionalStyle_5f_154" style:base-cell-address="Instructions.A1"/>
      <style:map style:condition="is-true-formula(NOT(ISERROR(SEARCH(&quot;FUTURE&quot;;[.A1]))))" style:apply-style-name="ConditionalStyle_5f_153" style:base-cell-address="Instructions.A1"/>
      <style:map style:condition="is-true-formula(NOT(ISERROR(SEARCH(&quot;PARTIAL&quot;;[.A1]))))" style:apply-style-name="ConditionalStyle_5f_152" style:base-cell-address="Instructions.A1"/>
      <style:map style:condition="is-true-formula(NOT(ISERROR(SEARCH(&quot;YES&quot;;[.A1]))))" style:apply-style-name="ConditionalStyle_5f_151" style:base-cell-address="Instructions.A1"/>
      <style:map style:condition="is-true-formula(NOT(ISERROR(SEARCH(&quot;Unable to publish&quot;;[.A1]))))" style:apply-style-name="ConditionalStyle_5f_110" style:base-cell-address="Instructions.A1"/>
      <style:map style:condition="is-true-formula(NOT(ISERROR(SEARCH(&quot;Under consideration&quot;;[.A1]))))" style:apply-style-name="ConditionalStyle_5f_109" style:base-cell-address="Instructions.A1"/>
      <style:map style:condition="is-true-formula(NOT(ISERROR(SEARCH(&quot;Future publication&quot;;[.A1]))))" style:apply-style-name="ConditionalStyle_5f_108" style:base-cell-address="Instructions.A1"/>
      <style:map style:condition="is-true-formula(NOT(ISERROR(SEARCH(&quot;Partially comliant&quot;;[.A1]))))" style:apply-style-name="ConditionalStyle_5f_107" style:base-cell-address="Instructions.A1"/>
      <style:map style:condition="is-true-formula(NOT(ISERROR(SEARCH(&quot;Fully compliant&quot;;[.A1]))))" style:apply-style-name="ConditionalStyle_5f_106" style:base-cell-address="Instructions.A1"/>
      <style:map style:condition="is-true-formula(NOT(ISERROR(SEARCH(&quot;NO&quot;;[.A1]))))" style:apply-style-name="ConditionalStyle_5f_105" style:base-cell-address="Instructions.A1"/>
      <style:map style:condition="is-true-formula(NOT(ISERROR(SEARCH(&quot;POSSIBLE&quot;;[.A1]))))" style:apply-style-name="ConditionalStyle_5f_104" style:base-cell-address="Instructions.A1"/>
      <style:map style:condition="is-true-formula(NOT(ISERROR(SEARCH(&quot;FUTURE&quot;;[.A1]))))" style:apply-style-name="ConditionalStyle_5f_103" style:base-cell-address="Instructions.A1"/>
      <style:map style:condition="is-true-formula(NOT(ISERROR(SEARCH(&quot;PARTIAL&quot;;[.A1]))))" style:apply-style-name="ConditionalStyle_5f_102" style:base-cell-address="Instructions.A1"/>
      <style:map style:condition="is-true-formula(NOT(ISERROR(SEARCH(&quot;YES&quot;;[.A1]))))" style:apply-style-name="ConditionalStyle_5f_101" style:base-cell-address="Instructions.A1"/>
    </style:style>
    <style:style style:name="ce171" style:family="table-cell" style:parent-style-name="Default">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map style:condition="is-true-formula(NOT(ISERROR(SEARCH(&quot;GREEN&quot;;[.A1]))))" style:apply-style-name="ConditionalStyle_5f_180" style:base-cell-address="Instructions.A1"/>
      <style:map style:condition="is-true-formula(NOT(ISERROR(SEARCH(&quot;AMBER&quot;;[.A1]))))" style:apply-style-name="ConditionalStyle_5f_179" style:base-cell-address="Instructions.A1"/>
      <style:map style:condition="is-true-formula(NOT(ISERROR(SEARCH(&quot;RED&quot;;[.A1]))))" style:apply-style-name="ConditionalStyle_5f_178" style:base-cell-address="Instructions.A1"/>
      <style:map style:condition="is-true-formula(NOT(ISERROR(SEARCH(&quot;YES&quot;;[.A1]))))" style:apply-style-name="ConditionalStyle_5f_177" style:base-cell-address="Instructions.A1"/>
      <style:map style:condition="is-true-formula(NOT(ISERROR(SEARCH(&quot;NO&quot;;[.A1]))))" style:apply-style-name="ConditionalStyle_5f_176" style:base-cell-address="Instructions.A1"/>
      <style:map style:condition="is-true-formula(NOT(ISERROR(SEARCH(&quot;POSSIBLE&quot;;[.A1]))))" style:apply-style-name="ConditionalStyle_5f_175" style:base-cell-address="Instructions.A1"/>
      <style:map style:condition="is-true-formula(NOT(ISERROR(SEARCH(&quot;YES&quot;;[.A1]))))" style:apply-style-name="ConditionalStyle_5f_174" style:base-cell-address="Instructions.A1"/>
      <style:map style:condition="is-true-formula(NOT(ISERROR(SEARCH(&quot;GREEN&quot;;[.A1]))))" style:apply-style-name="ConditionalStyle_5f_173" style:base-cell-address="Instructions.A1"/>
      <style:map style:condition="is-true-formula(NOT(ISERROR(SEARCH(&quot;AMBER&quot;;[.A1]))))" style:apply-style-name="ConditionalStyle_5f_172" style:base-cell-address="Instructions.A1"/>
      <style:map style:condition="is-true-formula(NOT(ISERROR(SEARCH(&quot;RED&quot;;[.A1]))))" style:apply-style-name="ConditionalStyle_5f_171" style:base-cell-address="Instructions.A1"/>
      <style:map style:condition="is-true-formula(NOT(ISERROR(SEARCH(&quot;POSSIBLE&quot;;[.A1]))))" style:apply-style-name="ConditionalStyle_5f_170" style:base-cell-address="Instructions.A1"/>
      <style:map style:condition="is-true-formula(NOT(ISERROR(SEARCH(&quot;FUTURE&quot;;[.A1]))))" style:apply-style-name="ConditionalStyle_5f_169" style:base-cell-address="Instructions.A1"/>
      <style:map style:condition="is-true-formula(NOT(ISERROR(SEARCH(&quot;PARTIAL&quot;;[.A1]))))" style:apply-style-name="ConditionalStyle_5f_168" style:base-cell-address="Instructions.A1"/>
      <style:map style:condition="is-true-formula(NOT(ISERROR(SEARCH(&quot;YES&quot;;[.A1]))))" style:apply-style-name="ConditionalStyle_5f_167" style:base-cell-address="Instructions.A1"/>
      <style:map style:condition="is-true-formula(NOT(ISERROR(SEARCH(&quot;NO&quot;;[.A1]))))" style:apply-style-name="ConditionalStyle_5f_166" style:base-cell-address="Instructions.A1"/>
      <style:map style:condition="is-true-formula(NOT(ISERROR(SEARCH(&quot;POSSIBLE&quot;;[.A1]))))" style:apply-style-name="ConditionalStyle_5f_165" style:base-cell-address="Instructions.A1"/>
      <style:map style:condition="is-true-formula(NOT(ISERROR(SEARCH(&quot;YES&quot;;[.A1]))))" style:apply-style-name="ConditionalStyle_5f_164" style:base-cell-address="Instructions.A1"/>
      <style:map style:condition="is-true-formula(NOT(ISERROR(SEARCH(&quot;GREEN&quot;;[.A1]))))" style:apply-style-name="ConditionalStyle_5f_163" style:base-cell-address="Instructions.A1"/>
      <style:map style:condition="is-true-formula(NOT(ISERROR(SEARCH(&quot;AMBER&quot;;[.A1]))))" style:apply-style-name="ConditionalStyle_5f_162" style:base-cell-address="Instructions.A1"/>
      <style:map style:condition="is-true-formula(NOT(ISERROR(SEARCH(&quot;RED&quot;;[.A1]))))" style:apply-style-name="ConditionalStyle_5f_161" style:base-cell-address="Instructions.A1"/>
      <style:map style:condition="is-true-formula(NOT(ISERROR(SEARCH(&quot;NO&quot;;[.A1]))))" style:apply-style-name="ConditionalStyle_5f_155" style:base-cell-address="Instructions.A1"/>
      <style:map style:condition="is-true-formula(NOT(ISERROR(SEARCH(&quot;POSSIBLE&quot;;[.A1]))))" style:apply-style-name="ConditionalStyle_5f_154" style:base-cell-address="Instructions.A1"/>
      <style:map style:condition="is-true-formula(NOT(ISERROR(SEARCH(&quot;FUTURE&quot;;[.A1]))))" style:apply-style-name="ConditionalStyle_5f_153" style:base-cell-address="Instructions.A1"/>
      <style:map style:condition="is-true-formula(NOT(ISERROR(SEARCH(&quot;PARTIAL&quot;;[.A1]))))" style:apply-style-name="ConditionalStyle_5f_152" style:base-cell-address="Instructions.A1"/>
      <style:map style:condition="is-true-formula(NOT(ISERROR(SEARCH(&quot;YES&quot;;[.A1]))))" style:apply-style-name="ConditionalStyle_5f_151" style:base-cell-address="Instructions.A1"/>
      <style:map style:condition="is-true-formula(NOT(ISERROR(SEARCH(&quot;Unable to publish&quot;;[.A1]))))" style:apply-style-name="ConditionalStyle_5f_100" style:base-cell-address="Instructions.A1"/>
      <style:map style:condition="is-true-formula(NOT(ISERROR(SEARCH(&quot;Under consideration&quot;;[.A1]))))" style:apply-style-name="ConditionalStyle_5f_99" style:base-cell-address="Instructions.A1"/>
      <style:map style:condition="is-true-formula(NOT(ISERROR(SEARCH(&quot;Future publication&quot;;[.A1]))))" style:apply-style-name="ConditionalStyle_5f_98" style:base-cell-address="Instructions.A1"/>
      <style:map style:condition="is-true-formula(NOT(ISERROR(SEARCH(&quot;Partially comliant&quot;;[.A1]))))" style:apply-style-name="ConditionalStyle_5f_97" style:base-cell-address="Instructions.A1"/>
      <style:map style:condition="is-true-formula(NOT(ISERROR(SEARCH(&quot;Fully compliant&quot;;[.A1]))))" style:apply-style-name="ConditionalStyle_5f_96" style:base-cell-address="Instructions.A1"/>
      <style:map style:condition="is-true-formula(NOT(ISERROR(SEARCH(&quot;NO&quot;;[.A1]))))" style:apply-style-name="ConditionalStyle_5f_95" style:base-cell-address="Instructions.A1"/>
      <style:map style:condition="is-true-formula(NOT(ISERROR(SEARCH(&quot;POSSIBLE&quot;;[.A1]))))" style:apply-style-name="ConditionalStyle_5f_94" style:base-cell-address="Instructions.A1"/>
      <style:map style:condition="is-true-formula(NOT(ISERROR(SEARCH(&quot;FUTURE&quot;;[.A1]))))" style:apply-style-name="ConditionalStyle_5f_93" style:base-cell-address="Instructions.A1"/>
      <style:map style:condition="is-true-formula(NOT(ISERROR(SEARCH(&quot;PARTIAL&quot;;[.A1]))))" style:apply-style-name="ConditionalStyle_5f_92" style:base-cell-address="Instructions.A1"/>
      <style:map style:condition="is-true-formula(NOT(ISERROR(SEARCH(&quot;YES&quot;;[.A1]))))" style:apply-style-name="ConditionalStyle_5f_91" style:base-cell-address="Instructions.A1"/>
    </style:style>
    <style:style style:name="ce172" style:family="table-cell" style:parent-style-name="Default">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map style:condition="is-true-formula(NOT(ISERROR(SEARCH(&quot;GREEN&quot;;[.A1]))))" style:apply-style-name="ConditionalStyle_5f_180" style:base-cell-address="Instructions.A1"/>
      <style:map style:condition="is-true-formula(NOT(ISERROR(SEARCH(&quot;AMBER&quot;;[.A1]))))" style:apply-style-name="ConditionalStyle_5f_179" style:base-cell-address="Instructions.A1"/>
      <style:map style:condition="is-true-formula(NOT(ISERROR(SEARCH(&quot;RED&quot;;[.A1]))))" style:apply-style-name="ConditionalStyle_5f_178" style:base-cell-address="Instructions.A1"/>
      <style:map style:condition="is-true-formula(NOT(ISERROR(SEARCH(&quot;YES&quot;;[.A1]))))" style:apply-style-name="ConditionalStyle_5f_177" style:base-cell-address="Instructions.A1"/>
      <style:map style:condition="is-true-formula(NOT(ISERROR(SEARCH(&quot;NO&quot;;[.A1]))))" style:apply-style-name="ConditionalStyle_5f_176" style:base-cell-address="Instructions.A1"/>
      <style:map style:condition="is-true-formula(NOT(ISERROR(SEARCH(&quot;POSSIBLE&quot;;[.A1]))))" style:apply-style-name="ConditionalStyle_5f_175" style:base-cell-address="Instructions.A1"/>
      <style:map style:condition="is-true-formula(NOT(ISERROR(SEARCH(&quot;YES&quot;;[.A1]))))" style:apply-style-name="ConditionalStyle_5f_174" style:base-cell-address="Instructions.A1"/>
      <style:map style:condition="is-true-formula(NOT(ISERROR(SEARCH(&quot;GREEN&quot;;[.A1]))))" style:apply-style-name="ConditionalStyle_5f_173" style:base-cell-address="Instructions.A1"/>
      <style:map style:condition="is-true-formula(NOT(ISERROR(SEARCH(&quot;AMBER&quot;;[.A1]))))" style:apply-style-name="ConditionalStyle_5f_172" style:base-cell-address="Instructions.A1"/>
      <style:map style:condition="is-true-formula(NOT(ISERROR(SEARCH(&quot;RED&quot;;[.A1]))))" style:apply-style-name="ConditionalStyle_5f_171" style:base-cell-address="Instructions.A1"/>
      <style:map style:condition="is-true-formula(NOT(ISERROR(SEARCH(&quot;POSSIBLE&quot;;[.A1]))))" style:apply-style-name="ConditionalStyle_5f_170" style:base-cell-address="Instructions.A1"/>
      <style:map style:condition="is-true-formula(NOT(ISERROR(SEARCH(&quot;FUTURE&quot;;[.A1]))))" style:apply-style-name="ConditionalStyle_5f_169" style:base-cell-address="Instructions.A1"/>
      <style:map style:condition="is-true-formula(NOT(ISERROR(SEARCH(&quot;PARTIAL&quot;;[.A1]))))" style:apply-style-name="ConditionalStyle_5f_168" style:base-cell-address="Instructions.A1"/>
      <style:map style:condition="is-true-formula(NOT(ISERROR(SEARCH(&quot;YES&quot;;[.A1]))))" style:apply-style-name="ConditionalStyle_5f_167" style:base-cell-address="Instructions.A1"/>
      <style:map style:condition="is-true-formula(NOT(ISERROR(SEARCH(&quot;NO&quot;;[.A1]))))" style:apply-style-name="ConditionalStyle_5f_166" style:base-cell-address="Instructions.A1"/>
      <style:map style:condition="is-true-formula(NOT(ISERROR(SEARCH(&quot;POSSIBLE&quot;;[.A1]))))" style:apply-style-name="ConditionalStyle_5f_165" style:base-cell-address="Instructions.A1"/>
      <style:map style:condition="is-true-formula(NOT(ISERROR(SEARCH(&quot;YES&quot;;[.A1]))))" style:apply-style-name="ConditionalStyle_5f_164" style:base-cell-address="Instructions.A1"/>
      <style:map style:condition="is-true-formula(NOT(ISERROR(SEARCH(&quot;GREEN&quot;;[.A1]))))" style:apply-style-name="ConditionalStyle_5f_163" style:base-cell-address="Instructions.A1"/>
      <style:map style:condition="is-true-formula(NOT(ISERROR(SEARCH(&quot;AMBER&quot;;[.A1]))))" style:apply-style-name="ConditionalStyle_5f_162" style:base-cell-address="Instructions.A1"/>
      <style:map style:condition="is-true-formula(NOT(ISERROR(SEARCH(&quot;RED&quot;;[.A1]))))" style:apply-style-name="ConditionalStyle_5f_161" style:base-cell-address="Instructions.A1"/>
      <style:map style:condition="is-true-formula(NOT(ISERROR(SEARCH(&quot;NO&quot;;[.A1]))))" style:apply-style-name="ConditionalStyle_5f_150" style:base-cell-address="Instructions.A1"/>
      <style:map style:condition="is-true-formula(NOT(ISERROR(SEARCH(&quot;POSSIBLE&quot;;[.A1]))))" style:apply-style-name="ConditionalStyle_5f_149" style:base-cell-address="Instructions.A1"/>
      <style:map style:condition="is-true-formula(NOT(ISERROR(SEARCH(&quot;FUTURE&quot;;[.A1]))))" style:apply-style-name="ConditionalStyle_5f_148" style:base-cell-address="Instructions.A1"/>
      <style:map style:condition="is-true-formula(NOT(ISERROR(SEARCH(&quot;PARTIAL&quot;;[.A1]))))" style:apply-style-name="ConditionalStyle_5f_147" style:base-cell-address="Instructions.A1"/>
      <style:map style:condition="is-true-formula(NOT(ISERROR(SEARCH(&quot;YES&quot;;[.A1]))))" style:apply-style-name="ConditionalStyle_5f_146" style:base-cell-address="Instructions.A1"/>
      <style:map style:condition="is-true-formula(NOT(ISERROR(SEARCH(&quot;Unable to publish&quot;;[.A1]))))" style:apply-style-name="ConditionalStyle_5f_90" style:base-cell-address="Instructions.A1"/>
      <style:map style:condition="is-true-formula(NOT(ISERROR(SEARCH(&quot;Under consideration&quot;;[.A1]))))" style:apply-style-name="ConditionalStyle_5f_89" style:base-cell-address="Instructions.A1"/>
      <style:map style:condition="is-true-formula(NOT(ISERROR(SEARCH(&quot;Future publication&quot;;[.A1]))))" style:apply-style-name="ConditionalStyle_5f_88" style:base-cell-address="Instructions.A1"/>
      <style:map style:condition="is-true-formula(NOT(ISERROR(SEARCH(&quot;Partially comliant&quot;;[.A1]))))" style:apply-style-name="ConditionalStyle_5f_87" style:base-cell-address="Instructions.A1"/>
      <style:map style:condition="is-true-formula(NOT(ISERROR(SEARCH(&quot;Fully compliant&quot;;[.A1]))))" style:apply-style-name="ConditionalStyle_5f_86" style:base-cell-address="Instructions.A1"/>
      <style:map style:condition="is-true-formula(NOT(ISERROR(SEARCH(&quot;NO&quot;;[.A1]))))" style:apply-style-name="ConditionalStyle_5f_85" style:base-cell-address="Instructions.A1"/>
      <style:map style:condition="is-true-formula(NOT(ISERROR(SEARCH(&quot;POSSIBLE&quot;;[.A1]))))" style:apply-style-name="ConditionalStyle_5f_84" style:base-cell-address="Instructions.A1"/>
      <style:map style:condition="is-true-formula(NOT(ISERROR(SEARCH(&quot;FUTURE&quot;;[.A1]))))" style:apply-style-name="ConditionalStyle_5f_83" style:base-cell-address="Instructions.A1"/>
      <style:map style:condition="is-true-formula(NOT(ISERROR(SEARCH(&quot;PARTIAL&quot;;[.A1]))))" style:apply-style-name="ConditionalStyle_5f_82" style:base-cell-address="Instructions.A1"/>
      <style:map style:condition="is-true-formula(NOT(ISERROR(SEARCH(&quot;YES&quot;;[.A1]))))" style:apply-style-name="ConditionalStyle_5f_81" style:base-cell-address="Instructions.A1"/>
    </style:style>
    <style:style style:name="ce173" style:family="table-cell" style:parent-style-name="Default">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map style:condition="is-true-formula(NOT(ISERROR(SEARCH(&quot;GREEN&quot;;[.A1]))))" style:apply-style-name="ConditionalStyle_5f_180" style:base-cell-address="Instructions.A1"/>
      <style:map style:condition="is-true-formula(NOT(ISERROR(SEARCH(&quot;AMBER&quot;;[.A1]))))" style:apply-style-name="ConditionalStyle_5f_179" style:base-cell-address="Instructions.A1"/>
      <style:map style:condition="is-true-formula(NOT(ISERROR(SEARCH(&quot;RED&quot;;[.A1]))))" style:apply-style-name="ConditionalStyle_5f_178" style:base-cell-address="Instructions.A1"/>
      <style:map style:condition="is-true-formula(NOT(ISERROR(SEARCH(&quot;YES&quot;;[.A1]))))" style:apply-style-name="ConditionalStyle_5f_177" style:base-cell-address="Instructions.A1"/>
      <style:map style:condition="is-true-formula(NOT(ISERROR(SEARCH(&quot;NO&quot;;[.A1]))))" style:apply-style-name="ConditionalStyle_5f_176" style:base-cell-address="Instructions.A1"/>
      <style:map style:condition="is-true-formula(NOT(ISERROR(SEARCH(&quot;POSSIBLE&quot;;[.A1]))))" style:apply-style-name="ConditionalStyle_5f_175" style:base-cell-address="Instructions.A1"/>
      <style:map style:condition="is-true-formula(NOT(ISERROR(SEARCH(&quot;YES&quot;;[.A1]))))" style:apply-style-name="ConditionalStyle_5f_174" style:base-cell-address="Instructions.A1"/>
      <style:map style:condition="is-true-formula(NOT(ISERROR(SEARCH(&quot;GREEN&quot;;[.A1]))))" style:apply-style-name="ConditionalStyle_5f_173" style:base-cell-address="Instructions.A1"/>
      <style:map style:condition="is-true-formula(NOT(ISERROR(SEARCH(&quot;AMBER&quot;;[.A1]))))" style:apply-style-name="ConditionalStyle_5f_172" style:base-cell-address="Instructions.A1"/>
      <style:map style:condition="is-true-formula(NOT(ISERROR(SEARCH(&quot;RED&quot;;[.A1]))))" style:apply-style-name="ConditionalStyle_5f_171" style:base-cell-address="Instructions.A1"/>
      <style:map style:condition="is-true-formula(NOT(ISERROR(SEARCH(&quot;POSSIBLE&quot;;[.A1]))))" style:apply-style-name="ConditionalStyle_5f_170" style:base-cell-address="Instructions.A1"/>
      <style:map style:condition="is-true-formula(NOT(ISERROR(SEARCH(&quot;FUTURE&quot;;[.A1]))))" style:apply-style-name="ConditionalStyle_5f_169" style:base-cell-address="Instructions.A1"/>
      <style:map style:condition="is-true-formula(NOT(ISERROR(SEARCH(&quot;PARTIAL&quot;;[.A1]))))" style:apply-style-name="ConditionalStyle_5f_168" style:base-cell-address="Instructions.A1"/>
      <style:map style:condition="is-true-formula(NOT(ISERROR(SEARCH(&quot;YES&quot;;[.A1]))))" style:apply-style-name="ConditionalStyle_5f_167" style:base-cell-address="Instructions.A1"/>
      <style:map style:condition="is-true-formula(NOT(ISERROR(SEARCH(&quot;NO&quot;;[.A1]))))" style:apply-style-name="ConditionalStyle_5f_166" style:base-cell-address="Instructions.A1"/>
      <style:map style:condition="is-true-formula(NOT(ISERROR(SEARCH(&quot;POSSIBLE&quot;;[.A1]))))" style:apply-style-name="ConditionalStyle_5f_165" style:base-cell-address="Instructions.A1"/>
      <style:map style:condition="is-true-formula(NOT(ISERROR(SEARCH(&quot;YES&quot;;[.A1]))))" style:apply-style-name="ConditionalStyle_5f_164" style:base-cell-address="Instructions.A1"/>
      <style:map style:condition="is-true-formula(NOT(ISERROR(SEARCH(&quot;GREEN&quot;;[.A1]))))" style:apply-style-name="ConditionalStyle_5f_163" style:base-cell-address="Instructions.A1"/>
      <style:map style:condition="is-true-formula(NOT(ISERROR(SEARCH(&quot;AMBER&quot;;[.A1]))))" style:apply-style-name="ConditionalStyle_5f_162" style:base-cell-address="Instructions.A1"/>
      <style:map style:condition="is-true-formula(NOT(ISERROR(SEARCH(&quot;RED&quot;;[.A1]))))" style:apply-style-name="ConditionalStyle_5f_161" style:base-cell-address="Instructions.A1"/>
      <style:map style:condition="is-true-formula(NOT(ISERROR(SEARCH(&quot;NO&quot;;[.A1]))))" style:apply-style-name="ConditionalStyle_5f_145" style:base-cell-address="Instructions.A1"/>
      <style:map style:condition="is-true-formula(NOT(ISERROR(SEARCH(&quot;POSSIBLE&quot;;[.A1]))))" style:apply-style-name="ConditionalStyle_5f_144" style:base-cell-address="Instructions.A1"/>
      <style:map style:condition="is-true-formula(NOT(ISERROR(SEARCH(&quot;FUTURE&quot;;[.A1]))))" style:apply-style-name="ConditionalStyle_5f_143" style:base-cell-address="Instructions.A1"/>
      <style:map style:condition="is-true-formula(NOT(ISERROR(SEARCH(&quot;PARTIAL&quot;;[.A1]))))" style:apply-style-name="ConditionalStyle_5f_142" style:base-cell-address="Instructions.A1"/>
      <style:map style:condition="is-true-formula(NOT(ISERROR(SEARCH(&quot;YES&quot;;[.A1]))))" style:apply-style-name="ConditionalStyle_5f_141" style:base-cell-address="Instructions.A1"/>
      <style:map style:condition="is-true-formula(NOT(ISERROR(SEARCH(&quot;Unable to publish&quot;;[.A1]))))" style:apply-style-name="ConditionalStyle_5f_80" style:base-cell-address="Instructions.A1"/>
      <style:map style:condition="is-true-formula(NOT(ISERROR(SEARCH(&quot;Under consideration&quot;;[.A1]))))" style:apply-style-name="ConditionalStyle_5f_79" style:base-cell-address="Instructions.A1"/>
      <style:map style:condition="is-true-formula(NOT(ISERROR(SEARCH(&quot;Future publication&quot;;[.A1]))))" style:apply-style-name="ConditionalStyle_5f_78" style:base-cell-address="Instructions.A1"/>
      <style:map style:condition="is-true-formula(NOT(ISERROR(SEARCH(&quot;Partially comliant&quot;;[.A1]))))" style:apply-style-name="ConditionalStyle_5f_77" style:base-cell-address="Instructions.A1"/>
      <style:map style:condition="is-true-formula(NOT(ISERROR(SEARCH(&quot;Fully compliant&quot;;[.A1]))))" style:apply-style-name="ConditionalStyle_5f_76" style:base-cell-address="Instructions.A1"/>
      <style:map style:condition="is-true-formula(NOT(ISERROR(SEARCH(&quot;NO&quot;;[.A1]))))" style:apply-style-name="ConditionalStyle_5f_75" style:base-cell-address="Instructions.A1"/>
      <style:map style:condition="is-true-formula(NOT(ISERROR(SEARCH(&quot;POSSIBLE&quot;;[.A1]))))" style:apply-style-name="ConditionalStyle_5f_74" style:base-cell-address="Instructions.A1"/>
      <style:map style:condition="is-true-formula(NOT(ISERROR(SEARCH(&quot;FUTURE&quot;;[.A1]))))" style:apply-style-name="ConditionalStyle_5f_73" style:base-cell-address="Instructions.A1"/>
      <style:map style:condition="is-true-formula(NOT(ISERROR(SEARCH(&quot;PARTIAL&quot;;[.A1]))))" style:apply-style-name="ConditionalStyle_5f_72" style:base-cell-address="Instructions.A1"/>
      <style:map style:condition="is-true-formula(NOT(ISERROR(SEARCH(&quot;YES&quot;;[.A1]))))" style:apply-style-name="ConditionalStyle_5f_71" style:base-cell-address="Instructions.A1"/>
    </style:style>
    <style:style style:name="ce174" style:family="table-cell" style:parent-style-name="Default">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map style:condition="is-true-formula(NOT(ISERROR(SEARCH(&quot;GREEN&quot;;[.A1]))))" style:apply-style-name="ConditionalStyle_5f_180" style:base-cell-address="Instructions.A1"/>
      <style:map style:condition="is-true-formula(NOT(ISERROR(SEARCH(&quot;AMBER&quot;;[.A1]))))" style:apply-style-name="ConditionalStyle_5f_179" style:base-cell-address="Instructions.A1"/>
      <style:map style:condition="is-true-formula(NOT(ISERROR(SEARCH(&quot;RED&quot;;[.A1]))))" style:apply-style-name="ConditionalStyle_5f_178" style:base-cell-address="Instructions.A1"/>
      <style:map style:condition="is-true-formula(NOT(ISERROR(SEARCH(&quot;YES&quot;;[.A1]))))" style:apply-style-name="ConditionalStyle_5f_177" style:base-cell-address="Instructions.A1"/>
      <style:map style:condition="is-true-formula(NOT(ISERROR(SEARCH(&quot;NO&quot;;[.A1]))))" style:apply-style-name="ConditionalStyle_5f_176" style:base-cell-address="Instructions.A1"/>
      <style:map style:condition="is-true-formula(NOT(ISERROR(SEARCH(&quot;POSSIBLE&quot;;[.A1]))))" style:apply-style-name="ConditionalStyle_5f_175" style:base-cell-address="Instructions.A1"/>
      <style:map style:condition="is-true-formula(NOT(ISERROR(SEARCH(&quot;YES&quot;;[.A1]))))" style:apply-style-name="ConditionalStyle_5f_174" style:base-cell-address="Instructions.A1"/>
      <style:map style:condition="is-true-formula(NOT(ISERROR(SEARCH(&quot;GREEN&quot;;[.A1]))))" style:apply-style-name="ConditionalStyle_5f_173" style:base-cell-address="Instructions.A1"/>
      <style:map style:condition="is-true-formula(NOT(ISERROR(SEARCH(&quot;AMBER&quot;;[.A1]))))" style:apply-style-name="ConditionalStyle_5f_172" style:base-cell-address="Instructions.A1"/>
      <style:map style:condition="is-true-formula(NOT(ISERROR(SEARCH(&quot;RED&quot;;[.A1]))))" style:apply-style-name="ConditionalStyle_5f_171" style:base-cell-address="Instructions.A1"/>
      <style:map style:condition="is-true-formula(NOT(ISERROR(SEARCH(&quot;POSSIBLE&quot;;[.A1]))))" style:apply-style-name="ConditionalStyle_5f_170" style:base-cell-address="Instructions.A1"/>
      <style:map style:condition="is-true-formula(NOT(ISERROR(SEARCH(&quot;FUTURE&quot;;[.A1]))))" style:apply-style-name="ConditionalStyle_5f_169" style:base-cell-address="Instructions.A1"/>
      <style:map style:condition="is-true-formula(NOT(ISERROR(SEARCH(&quot;PARTIAL&quot;;[.A1]))))" style:apply-style-name="ConditionalStyle_5f_168" style:base-cell-address="Instructions.A1"/>
      <style:map style:condition="is-true-formula(NOT(ISERROR(SEARCH(&quot;YES&quot;;[.A1]))))" style:apply-style-name="ConditionalStyle_5f_167" style:base-cell-address="Instructions.A1"/>
      <style:map style:condition="is-true-formula(NOT(ISERROR(SEARCH(&quot;NO&quot;;[.A1]))))" style:apply-style-name="ConditionalStyle_5f_166" style:base-cell-address="Instructions.A1"/>
      <style:map style:condition="is-true-formula(NOT(ISERROR(SEARCH(&quot;POSSIBLE&quot;;[.A1]))))" style:apply-style-name="ConditionalStyle_5f_165" style:base-cell-address="Instructions.A1"/>
      <style:map style:condition="is-true-formula(NOT(ISERROR(SEARCH(&quot;YES&quot;;[.A1]))))" style:apply-style-name="ConditionalStyle_5f_164" style:base-cell-address="Instructions.A1"/>
      <style:map style:condition="is-true-formula(NOT(ISERROR(SEARCH(&quot;GREEN&quot;;[.A1]))))" style:apply-style-name="ConditionalStyle_5f_163" style:base-cell-address="Instructions.A1"/>
      <style:map style:condition="is-true-formula(NOT(ISERROR(SEARCH(&quot;AMBER&quot;;[.A1]))))" style:apply-style-name="ConditionalStyle_5f_162" style:base-cell-address="Instructions.A1"/>
      <style:map style:condition="is-true-formula(NOT(ISERROR(SEARCH(&quot;RED&quot;;[.A1]))))" style:apply-style-name="ConditionalStyle_5f_161" style:base-cell-address="Instructions.A1"/>
      <style:map style:condition="is-true-formula(NOT(ISERROR(SEARCH(&quot;NO&quot;;[.A1]))))" style:apply-style-name="ConditionalStyle_5f_145" style:base-cell-address="Instructions.A1"/>
      <style:map style:condition="is-true-formula(NOT(ISERROR(SEARCH(&quot;POSSIBLE&quot;;[.A1]))))" style:apply-style-name="ConditionalStyle_5f_144" style:base-cell-address="Instructions.A1"/>
      <style:map style:condition="is-true-formula(NOT(ISERROR(SEARCH(&quot;FUTURE&quot;;[.A1]))))" style:apply-style-name="ConditionalStyle_5f_143" style:base-cell-address="Instructions.A1"/>
      <style:map style:condition="is-true-formula(NOT(ISERROR(SEARCH(&quot;PARTIAL&quot;;[.A1]))))" style:apply-style-name="ConditionalStyle_5f_142" style:base-cell-address="Instructions.A1"/>
      <style:map style:condition="is-true-formula(NOT(ISERROR(SEARCH(&quot;YES&quot;;[.A1]))))" style:apply-style-name="ConditionalStyle_5f_141" style:base-cell-address="Instructions.A1"/>
      <style:map style:condition="is-true-formula(NOT(ISERROR(SEARCH(&quot;Unable to publish&quot;;[.A1]))))" style:apply-style-name="ConditionalStyle_5f_70" style:base-cell-address="Instructions.A1"/>
      <style:map style:condition="is-true-formula(NOT(ISERROR(SEARCH(&quot;Under consideration&quot;;[.A1]))))" style:apply-style-name="ConditionalStyle_5f_69" style:base-cell-address="Instructions.A1"/>
      <style:map style:condition="is-true-formula(NOT(ISERROR(SEARCH(&quot;Future publication&quot;;[.A1]))))" style:apply-style-name="ConditionalStyle_5f_68" style:base-cell-address="Instructions.A1"/>
      <style:map style:condition="is-true-formula(NOT(ISERROR(SEARCH(&quot;Partially comliant&quot;;[.A1]))))" style:apply-style-name="ConditionalStyle_5f_67" style:base-cell-address="Instructions.A1"/>
      <style:map style:condition="is-true-formula(NOT(ISERROR(SEARCH(&quot;Fully compliant&quot;;[.A1]))))" style:apply-style-name="ConditionalStyle_5f_66" style:base-cell-address="Instructions.A1"/>
      <style:map style:condition="is-true-formula(NOT(ISERROR(SEARCH(&quot;NO&quot;;[.A1]))))" style:apply-style-name="ConditionalStyle_5f_65" style:base-cell-address="Instructions.A1"/>
      <style:map style:condition="is-true-formula(NOT(ISERROR(SEARCH(&quot;POSSIBLE&quot;;[.A1]))))" style:apply-style-name="ConditionalStyle_5f_64" style:base-cell-address="Instructions.A1"/>
      <style:map style:condition="is-true-formula(NOT(ISERROR(SEARCH(&quot;FUTURE&quot;;[.A1]))))" style:apply-style-name="ConditionalStyle_5f_63" style:base-cell-address="Instructions.A1"/>
      <style:map style:condition="is-true-formula(NOT(ISERROR(SEARCH(&quot;PARTIAL&quot;;[.A1]))))" style:apply-style-name="ConditionalStyle_5f_62" style:base-cell-address="Instructions.A1"/>
      <style:map style:condition="is-true-formula(NOT(ISERROR(SEARCH(&quot;YES&quot;;[.A1]))))" style:apply-style-name="ConditionalStyle_5f_61" style:base-cell-address="Instructions.A1"/>
    </style:style>
    <style:style style:name="ce175" style:family="table-cell" style:parent-style-name="Default">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map style:condition="is-true-formula(NOT(ISERROR(SEARCH(&quot;GREEN&quot;;[.A1]))))" style:apply-style-name="ConditionalStyle_5f_180" style:base-cell-address="Instructions.A1"/>
      <style:map style:condition="is-true-formula(NOT(ISERROR(SEARCH(&quot;AMBER&quot;;[.A1]))))" style:apply-style-name="ConditionalStyle_5f_179" style:base-cell-address="Instructions.A1"/>
      <style:map style:condition="is-true-formula(NOT(ISERROR(SEARCH(&quot;RED&quot;;[.A1]))))" style:apply-style-name="ConditionalStyle_5f_178" style:base-cell-address="Instructions.A1"/>
      <style:map style:condition="is-true-formula(NOT(ISERROR(SEARCH(&quot;YES&quot;;[.A1]))))" style:apply-style-name="ConditionalStyle_5f_177" style:base-cell-address="Instructions.A1"/>
      <style:map style:condition="is-true-formula(NOT(ISERROR(SEARCH(&quot;NO&quot;;[.A1]))))" style:apply-style-name="ConditionalStyle_5f_176" style:base-cell-address="Instructions.A1"/>
      <style:map style:condition="is-true-formula(NOT(ISERROR(SEARCH(&quot;POSSIBLE&quot;;[.A1]))))" style:apply-style-name="ConditionalStyle_5f_175" style:base-cell-address="Instructions.A1"/>
      <style:map style:condition="is-true-formula(NOT(ISERROR(SEARCH(&quot;YES&quot;;[.A1]))))" style:apply-style-name="ConditionalStyle_5f_174" style:base-cell-address="Instructions.A1"/>
      <style:map style:condition="is-true-formula(NOT(ISERROR(SEARCH(&quot;GREEN&quot;;[.A1]))))" style:apply-style-name="ConditionalStyle_5f_173" style:base-cell-address="Instructions.A1"/>
      <style:map style:condition="is-true-formula(NOT(ISERROR(SEARCH(&quot;AMBER&quot;;[.A1]))))" style:apply-style-name="ConditionalStyle_5f_172" style:base-cell-address="Instructions.A1"/>
      <style:map style:condition="is-true-formula(NOT(ISERROR(SEARCH(&quot;RED&quot;;[.A1]))))" style:apply-style-name="ConditionalStyle_5f_171" style:base-cell-address="Instructions.A1"/>
      <style:map style:condition="is-true-formula(NOT(ISERROR(SEARCH(&quot;POSSIBLE&quot;;[.A1]))))" style:apply-style-name="ConditionalStyle_5f_170" style:base-cell-address="Instructions.A1"/>
      <style:map style:condition="is-true-formula(NOT(ISERROR(SEARCH(&quot;FUTURE&quot;;[.A1]))))" style:apply-style-name="ConditionalStyle_5f_169" style:base-cell-address="Instructions.A1"/>
      <style:map style:condition="is-true-formula(NOT(ISERROR(SEARCH(&quot;PARTIAL&quot;;[.A1]))))" style:apply-style-name="ConditionalStyle_5f_168" style:base-cell-address="Instructions.A1"/>
      <style:map style:condition="is-true-formula(NOT(ISERROR(SEARCH(&quot;YES&quot;;[.A1]))))" style:apply-style-name="ConditionalStyle_5f_167" style:base-cell-address="Instructions.A1"/>
      <style:map style:condition="is-true-formula(NOT(ISERROR(SEARCH(&quot;NO&quot;;[.A1]))))" style:apply-style-name="ConditionalStyle_5f_166" style:base-cell-address="Instructions.A1"/>
      <style:map style:condition="is-true-formula(NOT(ISERROR(SEARCH(&quot;POSSIBLE&quot;;[.A1]))))" style:apply-style-name="ConditionalStyle_5f_165" style:base-cell-address="Instructions.A1"/>
      <style:map style:condition="is-true-formula(NOT(ISERROR(SEARCH(&quot;YES&quot;;[.A1]))))" style:apply-style-name="ConditionalStyle_5f_164" style:base-cell-address="Instructions.A1"/>
      <style:map style:condition="is-true-formula(NOT(ISERROR(SEARCH(&quot;GREEN&quot;;[.A1]))))" style:apply-style-name="ConditionalStyle_5f_163" style:base-cell-address="Instructions.A1"/>
      <style:map style:condition="is-true-formula(NOT(ISERROR(SEARCH(&quot;AMBER&quot;;[.A1]))))" style:apply-style-name="ConditionalStyle_5f_162" style:base-cell-address="Instructions.A1"/>
      <style:map style:condition="is-true-formula(NOT(ISERROR(SEARCH(&quot;RED&quot;;[.A1]))))" style:apply-style-name="ConditionalStyle_5f_161" style:base-cell-address="Instructions.A1"/>
      <style:map style:condition="is-true-formula(NOT(ISERROR(SEARCH(&quot;NO&quot;;[.A1]))))" style:apply-style-name="ConditionalStyle_5f_140" style:base-cell-address="Instructions.A1"/>
      <style:map style:condition="is-true-formula(NOT(ISERROR(SEARCH(&quot;POSSIBLE&quot;;[.A1]))))" style:apply-style-name="ConditionalStyle_5f_139" style:base-cell-address="Instructions.A1"/>
      <style:map style:condition="is-true-formula(NOT(ISERROR(SEARCH(&quot;FUTURE&quot;;[.A1]))))" style:apply-style-name="ConditionalStyle_5f_138" style:base-cell-address="Instructions.A1"/>
      <style:map style:condition="is-true-formula(NOT(ISERROR(SEARCH(&quot;PARTIAL&quot;;[.A1]))))" style:apply-style-name="ConditionalStyle_5f_137" style:base-cell-address="Instructions.A1"/>
      <style:map style:condition="is-true-formula(NOT(ISERROR(SEARCH(&quot;YES&quot;;[.A1]))))" style:apply-style-name="ConditionalStyle_5f_136" style:base-cell-address="Instructions.A1"/>
      <style:map style:condition="is-true-formula(NOT(ISERROR(SEARCH(&quot;Unable to publish&quot;;[.A1]))))" style:apply-style-name="ConditionalStyle_5f_60" style:base-cell-address="Instructions.A1"/>
      <style:map style:condition="is-true-formula(NOT(ISERROR(SEARCH(&quot;Under consideration&quot;;[.A1]))))" style:apply-style-name="ConditionalStyle_5f_59" style:base-cell-address="Instructions.A1"/>
      <style:map style:condition="is-true-formula(NOT(ISERROR(SEARCH(&quot;Future publication&quot;;[.A1]))))" style:apply-style-name="ConditionalStyle_5f_58" style:base-cell-address="Instructions.A1"/>
      <style:map style:condition="is-true-formula(NOT(ISERROR(SEARCH(&quot;Partially comliant&quot;;[.A1]))))" style:apply-style-name="ConditionalStyle_5f_57" style:base-cell-address="Instructions.A1"/>
      <style:map style:condition="is-true-formula(NOT(ISERROR(SEARCH(&quot;Fully compliant&quot;;[.A1]))))" style:apply-style-name="ConditionalStyle_5f_56" style:base-cell-address="Instructions.A1"/>
      <style:map style:condition="is-true-formula(NOT(ISERROR(SEARCH(&quot;NO&quot;;[.A1]))))" style:apply-style-name="ConditionalStyle_5f_55" style:base-cell-address="Instructions.A1"/>
      <style:map style:condition="is-true-formula(NOT(ISERROR(SEARCH(&quot;POSSIBLE&quot;;[.A1]))))" style:apply-style-name="ConditionalStyle_5f_54" style:base-cell-address="Instructions.A1"/>
      <style:map style:condition="is-true-formula(NOT(ISERROR(SEARCH(&quot;FUTURE&quot;;[.A1]))))" style:apply-style-name="ConditionalStyle_5f_53" style:base-cell-address="Instructions.A1"/>
      <style:map style:condition="is-true-formula(NOT(ISERROR(SEARCH(&quot;PARTIAL&quot;;[.A1]))))" style:apply-style-name="ConditionalStyle_5f_52" style:base-cell-address="Instructions.A1"/>
      <style:map style:condition="is-true-formula(NOT(ISERROR(SEARCH(&quot;YES&quot;;[.A1]))))" style:apply-style-name="ConditionalStyle_5f_51" style:base-cell-address="Instructions.A1"/>
    </style:style>
    <style:style style:name="ce176" style:family="table-cell" style:parent-style-name="Default">
      <style:table-cell-properties fo:background-color="#f2f2f2"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map style:condition="is-true-formula(NOT(ISERROR(SEARCH(&quot;GREEN&quot;;[.A1]))))" style:apply-style-name="ConditionalStyle_5f_180" style:base-cell-address="Instructions.A1"/>
      <style:map style:condition="is-true-formula(NOT(ISERROR(SEARCH(&quot;AMBER&quot;;[.A1]))))" style:apply-style-name="ConditionalStyle_5f_179" style:base-cell-address="Instructions.A1"/>
      <style:map style:condition="is-true-formula(NOT(ISERROR(SEARCH(&quot;RED&quot;;[.A1]))))" style:apply-style-name="ConditionalStyle_5f_178" style:base-cell-address="Instructions.A1"/>
      <style:map style:condition="is-true-formula(NOT(ISERROR(SEARCH(&quot;YES&quot;;[.A1]))))" style:apply-style-name="ConditionalStyle_5f_177" style:base-cell-address="Instructions.A1"/>
      <style:map style:condition="is-true-formula(NOT(ISERROR(SEARCH(&quot;NO&quot;;[.A1]))))" style:apply-style-name="ConditionalStyle_5f_176" style:base-cell-address="Instructions.A1"/>
      <style:map style:condition="is-true-formula(NOT(ISERROR(SEARCH(&quot;POSSIBLE&quot;;[.A1]))))" style:apply-style-name="ConditionalStyle_5f_175" style:base-cell-address="Instructions.A1"/>
      <style:map style:condition="is-true-formula(NOT(ISERROR(SEARCH(&quot;YES&quot;;[.A1]))))" style:apply-style-name="ConditionalStyle_5f_174" style:base-cell-address="Instructions.A1"/>
      <style:map style:condition="is-true-formula(NOT(ISERROR(SEARCH(&quot;GREEN&quot;;[.A1]))))" style:apply-style-name="ConditionalStyle_5f_173" style:base-cell-address="Instructions.A1"/>
      <style:map style:condition="is-true-formula(NOT(ISERROR(SEARCH(&quot;AMBER&quot;;[.A1]))))" style:apply-style-name="ConditionalStyle_5f_172" style:base-cell-address="Instructions.A1"/>
      <style:map style:condition="is-true-formula(NOT(ISERROR(SEARCH(&quot;RED&quot;;[.A1]))))" style:apply-style-name="ConditionalStyle_5f_171" style:base-cell-address="Instructions.A1"/>
      <style:map style:condition="is-true-formula(NOT(ISERROR(SEARCH(&quot;POSSIBLE&quot;;[.A1]))))" style:apply-style-name="ConditionalStyle_5f_170" style:base-cell-address="Instructions.A1"/>
      <style:map style:condition="is-true-formula(NOT(ISERROR(SEARCH(&quot;FUTURE&quot;;[.A1]))))" style:apply-style-name="ConditionalStyle_5f_169" style:base-cell-address="Instructions.A1"/>
      <style:map style:condition="is-true-formula(NOT(ISERROR(SEARCH(&quot;PARTIAL&quot;;[.A1]))))" style:apply-style-name="ConditionalStyle_5f_168" style:base-cell-address="Instructions.A1"/>
      <style:map style:condition="is-true-formula(NOT(ISERROR(SEARCH(&quot;YES&quot;;[.A1]))))" style:apply-style-name="ConditionalStyle_5f_167" style:base-cell-address="Instructions.A1"/>
      <style:map style:condition="is-true-formula(NOT(ISERROR(SEARCH(&quot;NO&quot;;[.A1]))))" style:apply-style-name="ConditionalStyle_5f_166" style:base-cell-address="Instructions.A1"/>
      <style:map style:condition="is-true-formula(NOT(ISERROR(SEARCH(&quot;POSSIBLE&quot;;[.A1]))))" style:apply-style-name="ConditionalStyle_5f_165" style:base-cell-address="Instructions.A1"/>
      <style:map style:condition="is-true-formula(NOT(ISERROR(SEARCH(&quot;YES&quot;;[.A1]))))" style:apply-style-name="ConditionalStyle_5f_164" style:base-cell-address="Instructions.A1"/>
      <style:map style:condition="is-true-formula(NOT(ISERROR(SEARCH(&quot;GREEN&quot;;[.A1]))))" style:apply-style-name="ConditionalStyle_5f_163" style:base-cell-address="Instructions.A1"/>
      <style:map style:condition="is-true-formula(NOT(ISERROR(SEARCH(&quot;AMBER&quot;;[.A1]))))" style:apply-style-name="ConditionalStyle_5f_162" style:base-cell-address="Instructions.A1"/>
      <style:map style:condition="is-true-formula(NOT(ISERROR(SEARCH(&quot;RED&quot;;[.A1]))))" style:apply-style-name="ConditionalStyle_5f_161" style:base-cell-address="Instructions.A1"/>
      <style:map style:condition="is-true-formula(NOT(ISERROR(SEARCH(&quot;NO&quot;;[.A1]))))" style:apply-style-name="ConditionalStyle_5f_140" style:base-cell-address="Instructions.A1"/>
      <style:map style:condition="is-true-formula(NOT(ISERROR(SEARCH(&quot;POSSIBLE&quot;;[.A1]))))" style:apply-style-name="ConditionalStyle_5f_139" style:base-cell-address="Instructions.A1"/>
      <style:map style:condition="is-true-formula(NOT(ISERROR(SEARCH(&quot;FUTURE&quot;;[.A1]))))" style:apply-style-name="ConditionalStyle_5f_138" style:base-cell-address="Instructions.A1"/>
      <style:map style:condition="is-true-formula(NOT(ISERROR(SEARCH(&quot;PARTIAL&quot;;[.A1]))))" style:apply-style-name="ConditionalStyle_5f_137" style:base-cell-address="Instructions.A1"/>
      <style:map style:condition="is-true-formula(NOT(ISERROR(SEARCH(&quot;YES&quot;;[.A1]))))" style:apply-style-name="ConditionalStyle_5f_136" style:base-cell-address="Instructions.A1"/>
      <style:map style:condition="is-true-formula(NOT(ISERROR(SEARCH(&quot;Unable to publish&quot;;[.A1]))))" style:apply-style-name="ConditionalStyle_5f_60" style:base-cell-address="Instructions.A1"/>
      <style:map style:condition="is-true-formula(NOT(ISERROR(SEARCH(&quot;Under consideration&quot;;[.A1]))))" style:apply-style-name="ConditionalStyle_5f_59" style:base-cell-address="Instructions.A1"/>
      <style:map style:condition="is-true-formula(NOT(ISERROR(SEARCH(&quot;Future publication&quot;;[.A1]))))" style:apply-style-name="ConditionalStyle_5f_58" style:base-cell-address="Instructions.A1"/>
      <style:map style:condition="is-true-formula(NOT(ISERROR(SEARCH(&quot;Partially comliant&quot;;[.A1]))))" style:apply-style-name="ConditionalStyle_5f_57" style:base-cell-address="Instructions.A1"/>
      <style:map style:condition="is-true-formula(NOT(ISERROR(SEARCH(&quot;Fully compliant&quot;;[.A1]))))" style:apply-style-name="ConditionalStyle_5f_56" style:base-cell-address="Instructions.A1"/>
      <style:map style:condition="is-true-formula(NOT(ISERROR(SEARCH(&quot;NO&quot;;[.A1]))))" style:apply-style-name="ConditionalStyle_5f_55" style:base-cell-address="Instructions.A1"/>
      <style:map style:condition="is-true-formula(NOT(ISERROR(SEARCH(&quot;POSSIBLE&quot;;[.A1]))))" style:apply-style-name="ConditionalStyle_5f_54" style:base-cell-address="Instructions.A1"/>
      <style:map style:condition="is-true-formula(NOT(ISERROR(SEARCH(&quot;FUTURE&quot;;[.A1]))))" style:apply-style-name="ConditionalStyle_5f_53" style:base-cell-address="Instructions.A1"/>
      <style:map style:condition="is-true-formula(NOT(ISERROR(SEARCH(&quot;PARTIAL&quot;;[.A1]))))" style:apply-style-name="ConditionalStyle_5f_52" style:base-cell-address="Instructions.A1"/>
      <style:map style:condition="is-true-formula(NOT(ISERROR(SEARCH(&quot;YES&quot;;[.A1]))))" style:apply-style-name="ConditionalStyle_5f_51" style:base-cell-address="Instructions.A1"/>
    </style:style>
    <style:style style:name="ce177" style:family="table-cell" style:parent-style-name="Default">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map style:condition="is-true-formula(NOT(ISERROR(SEARCH(&quot;GREEN&quot;;[.A1]))))" style:apply-style-name="ConditionalStyle_5f_180" style:base-cell-address="Instructions.A1"/>
      <style:map style:condition="is-true-formula(NOT(ISERROR(SEARCH(&quot;AMBER&quot;;[.A1]))))" style:apply-style-name="ConditionalStyle_5f_179" style:base-cell-address="Instructions.A1"/>
      <style:map style:condition="is-true-formula(NOT(ISERROR(SEARCH(&quot;RED&quot;;[.A1]))))" style:apply-style-name="ConditionalStyle_5f_178" style:base-cell-address="Instructions.A1"/>
      <style:map style:condition="is-true-formula(NOT(ISERROR(SEARCH(&quot;YES&quot;;[.A1]))))" style:apply-style-name="ConditionalStyle_5f_177" style:base-cell-address="Instructions.A1"/>
      <style:map style:condition="is-true-formula(NOT(ISERROR(SEARCH(&quot;NO&quot;;[.A1]))))" style:apply-style-name="ConditionalStyle_5f_176" style:base-cell-address="Instructions.A1"/>
      <style:map style:condition="is-true-formula(NOT(ISERROR(SEARCH(&quot;POSSIBLE&quot;;[.A1]))))" style:apply-style-name="ConditionalStyle_5f_175" style:base-cell-address="Instructions.A1"/>
      <style:map style:condition="is-true-formula(NOT(ISERROR(SEARCH(&quot;YES&quot;;[.A1]))))" style:apply-style-name="ConditionalStyle_5f_174" style:base-cell-address="Instructions.A1"/>
      <style:map style:condition="is-true-formula(NOT(ISERROR(SEARCH(&quot;GREEN&quot;;[.A1]))))" style:apply-style-name="ConditionalStyle_5f_173" style:base-cell-address="Instructions.A1"/>
      <style:map style:condition="is-true-formula(NOT(ISERROR(SEARCH(&quot;AMBER&quot;;[.A1]))))" style:apply-style-name="ConditionalStyle_5f_172" style:base-cell-address="Instructions.A1"/>
      <style:map style:condition="is-true-formula(NOT(ISERROR(SEARCH(&quot;RED&quot;;[.A1]))))" style:apply-style-name="ConditionalStyle_5f_171" style:base-cell-address="Instructions.A1"/>
      <style:map style:condition="is-true-formula(NOT(ISERROR(SEARCH(&quot;POSSIBLE&quot;;[.A1]))))" style:apply-style-name="ConditionalStyle_5f_170" style:base-cell-address="Instructions.A1"/>
      <style:map style:condition="is-true-formula(NOT(ISERROR(SEARCH(&quot;FUTURE&quot;;[.A1]))))" style:apply-style-name="ConditionalStyle_5f_169" style:base-cell-address="Instructions.A1"/>
      <style:map style:condition="is-true-formula(NOT(ISERROR(SEARCH(&quot;PARTIAL&quot;;[.A1]))))" style:apply-style-name="ConditionalStyle_5f_168" style:base-cell-address="Instructions.A1"/>
      <style:map style:condition="is-true-formula(NOT(ISERROR(SEARCH(&quot;YES&quot;;[.A1]))))" style:apply-style-name="ConditionalStyle_5f_167" style:base-cell-address="Instructions.A1"/>
      <style:map style:condition="is-true-formula(NOT(ISERROR(SEARCH(&quot;NO&quot;;[.A1]))))" style:apply-style-name="ConditionalStyle_5f_166" style:base-cell-address="Instructions.A1"/>
      <style:map style:condition="is-true-formula(NOT(ISERROR(SEARCH(&quot;POSSIBLE&quot;;[.A1]))))" style:apply-style-name="ConditionalStyle_5f_165" style:base-cell-address="Instructions.A1"/>
      <style:map style:condition="is-true-formula(NOT(ISERROR(SEARCH(&quot;YES&quot;;[.A1]))))" style:apply-style-name="ConditionalStyle_5f_164" style:base-cell-address="Instructions.A1"/>
      <style:map style:condition="is-true-formula(NOT(ISERROR(SEARCH(&quot;GREEN&quot;;[.A1]))))" style:apply-style-name="ConditionalStyle_5f_163" style:base-cell-address="Instructions.A1"/>
      <style:map style:condition="is-true-formula(NOT(ISERROR(SEARCH(&quot;AMBER&quot;;[.A1]))))" style:apply-style-name="ConditionalStyle_5f_162" style:base-cell-address="Instructions.A1"/>
      <style:map style:condition="is-true-formula(NOT(ISERROR(SEARCH(&quot;RED&quot;;[.A1]))))" style:apply-style-name="ConditionalStyle_5f_161" style:base-cell-address="Instructions.A1"/>
      <style:map style:condition="is-true-formula(NOT(ISERROR(SEARCH(&quot;NO&quot;;[.A1]))))" style:apply-style-name="ConditionalStyle_5f_135" style:base-cell-address="Instructions.A1"/>
      <style:map style:condition="is-true-formula(NOT(ISERROR(SEARCH(&quot;POSSIBLE&quot;;[.A1]))))" style:apply-style-name="ConditionalStyle_5f_134" style:base-cell-address="Instructions.A1"/>
      <style:map style:condition="is-true-formula(NOT(ISERROR(SEARCH(&quot;FUTURE&quot;;[.A1]))))" style:apply-style-name="ConditionalStyle_5f_133" style:base-cell-address="Instructions.A1"/>
      <style:map style:condition="is-true-formula(NOT(ISERROR(SEARCH(&quot;PARTIAL&quot;;[.A1]))))" style:apply-style-name="ConditionalStyle_5f_132" style:base-cell-address="Instructions.A1"/>
      <style:map style:condition="is-true-formula(NOT(ISERROR(SEARCH(&quot;YES&quot;;[.A1]))))" style:apply-style-name="ConditionalStyle_5f_131" style:base-cell-address="Instructions.A1"/>
      <style:map style:condition="is-true-formula(NOT(ISERROR(SEARCH(&quot;Unable to publish&quot;;[.A1]))))" style:apply-style-name="ConditionalStyle_5f_50" style:base-cell-address="Instructions.A1"/>
      <style:map style:condition="is-true-formula(NOT(ISERROR(SEARCH(&quot;Under consideration&quot;;[.A1]))))" style:apply-style-name="ConditionalStyle_5f_49" style:base-cell-address="Instructions.A1"/>
      <style:map style:condition="is-true-formula(NOT(ISERROR(SEARCH(&quot;Future publication&quot;;[.A1]))))" style:apply-style-name="ConditionalStyle_5f_48" style:base-cell-address="Instructions.A1"/>
      <style:map style:condition="is-true-formula(NOT(ISERROR(SEARCH(&quot;Partially comliant&quot;;[.A1]))))" style:apply-style-name="ConditionalStyle_5f_47" style:base-cell-address="Instructions.A1"/>
      <style:map style:condition="is-true-formula(NOT(ISERROR(SEARCH(&quot;Fully compliant&quot;;[.A1]))))" style:apply-style-name="ConditionalStyle_5f_46" style:base-cell-address="Instructions.A1"/>
      <style:map style:condition="is-true-formula(NOT(ISERROR(SEARCH(&quot;NO&quot;;[.A1]))))" style:apply-style-name="ConditionalStyle_5f_45" style:base-cell-address="Instructions.A1"/>
      <style:map style:condition="is-true-formula(NOT(ISERROR(SEARCH(&quot;POSSIBLE&quot;;[.A1]))))" style:apply-style-name="ConditionalStyle_5f_44" style:base-cell-address="Instructions.A1"/>
      <style:map style:condition="is-true-formula(NOT(ISERROR(SEARCH(&quot;FUTURE&quot;;[.A1]))))" style:apply-style-name="ConditionalStyle_5f_43" style:base-cell-address="Instructions.A1"/>
      <style:map style:condition="is-true-formula(NOT(ISERROR(SEARCH(&quot;PARTIAL&quot;;[.A1]))))" style:apply-style-name="ConditionalStyle_5f_42" style:base-cell-address="Instructions.A1"/>
      <style:map style:condition="is-true-formula(NOT(ISERROR(SEARCH(&quot;YES&quot;;[.A1]))))" style:apply-style-name="ConditionalStyle_5f_41" style:base-cell-address="Instructions.A1"/>
    </style:style>
    <style:style style:name="ce178" style:family="table-cell" style:parent-style-name="Default">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map style:condition="is-true-formula(NOT(ISERROR(SEARCH(&quot;GREEN&quot;;[.A1]))))" style:apply-style-name="ConditionalStyle_5f_180" style:base-cell-address="Instructions.A1"/>
      <style:map style:condition="is-true-formula(NOT(ISERROR(SEARCH(&quot;AMBER&quot;;[.A1]))))" style:apply-style-name="ConditionalStyle_5f_179" style:base-cell-address="Instructions.A1"/>
      <style:map style:condition="is-true-formula(NOT(ISERROR(SEARCH(&quot;RED&quot;;[.A1]))))" style:apply-style-name="ConditionalStyle_5f_178" style:base-cell-address="Instructions.A1"/>
      <style:map style:condition="is-true-formula(NOT(ISERROR(SEARCH(&quot;YES&quot;;[.A1]))))" style:apply-style-name="ConditionalStyle_5f_177" style:base-cell-address="Instructions.A1"/>
      <style:map style:condition="is-true-formula(NOT(ISERROR(SEARCH(&quot;NO&quot;;[.A1]))))" style:apply-style-name="ConditionalStyle_5f_176" style:base-cell-address="Instructions.A1"/>
      <style:map style:condition="is-true-formula(NOT(ISERROR(SEARCH(&quot;POSSIBLE&quot;;[.A1]))))" style:apply-style-name="ConditionalStyle_5f_175" style:base-cell-address="Instructions.A1"/>
      <style:map style:condition="is-true-formula(NOT(ISERROR(SEARCH(&quot;YES&quot;;[.A1]))))" style:apply-style-name="ConditionalStyle_5f_174" style:base-cell-address="Instructions.A1"/>
      <style:map style:condition="is-true-formula(NOT(ISERROR(SEARCH(&quot;GREEN&quot;;[.A1]))))" style:apply-style-name="ConditionalStyle_5f_173" style:base-cell-address="Instructions.A1"/>
      <style:map style:condition="is-true-formula(NOT(ISERROR(SEARCH(&quot;AMBER&quot;;[.A1]))))" style:apply-style-name="ConditionalStyle_5f_172" style:base-cell-address="Instructions.A1"/>
      <style:map style:condition="is-true-formula(NOT(ISERROR(SEARCH(&quot;RED&quot;;[.A1]))))" style:apply-style-name="ConditionalStyle_5f_171" style:base-cell-address="Instructions.A1"/>
      <style:map style:condition="is-true-formula(NOT(ISERROR(SEARCH(&quot;POSSIBLE&quot;;[.A1]))))" style:apply-style-name="ConditionalStyle_5f_170" style:base-cell-address="Instructions.A1"/>
      <style:map style:condition="is-true-formula(NOT(ISERROR(SEARCH(&quot;FUTURE&quot;;[.A1]))))" style:apply-style-name="ConditionalStyle_5f_169" style:base-cell-address="Instructions.A1"/>
      <style:map style:condition="is-true-formula(NOT(ISERROR(SEARCH(&quot;PARTIAL&quot;;[.A1]))))" style:apply-style-name="ConditionalStyle_5f_168" style:base-cell-address="Instructions.A1"/>
      <style:map style:condition="is-true-formula(NOT(ISERROR(SEARCH(&quot;YES&quot;;[.A1]))))" style:apply-style-name="ConditionalStyle_5f_167" style:base-cell-address="Instructions.A1"/>
      <style:map style:condition="is-true-formula(NOT(ISERROR(SEARCH(&quot;NO&quot;;[.A1]))))" style:apply-style-name="ConditionalStyle_5f_166" style:base-cell-address="Instructions.A1"/>
      <style:map style:condition="is-true-formula(NOT(ISERROR(SEARCH(&quot;POSSIBLE&quot;;[.A1]))))" style:apply-style-name="ConditionalStyle_5f_165" style:base-cell-address="Instructions.A1"/>
      <style:map style:condition="is-true-formula(NOT(ISERROR(SEARCH(&quot;YES&quot;;[.A1]))))" style:apply-style-name="ConditionalStyle_5f_164" style:base-cell-address="Instructions.A1"/>
      <style:map style:condition="is-true-formula(NOT(ISERROR(SEARCH(&quot;GREEN&quot;;[.A1]))))" style:apply-style-name="ConditionalStyle_5f_163" style:base-cell-address="Instructions.A1"/>
      <style:map style:condition="is-true-formula(NOT(ISERROR(SEARCH(&quot;AMBER&quot;;[.A1]))))" style:apply-style-name="ConditionalStyle_5f_162" style:base-cell-address="Instructions.A1"/>
      <style:map style:condition="is-true-formula(NOT(ISERROR(SEARCH(&quot;RED&quot;;[.A1]))))" style:apply-style-name="ConditionalStyle_5f_161" style:base-cell-address="Instructions.A1"/>
      <style:map style:condition="is-true-formula(NOT(ISERROR(SEARCH(&quot;NO&quot;;[.A1]))))" style:apply-style-name="ConditionalStyle_5f_130" style:base-cell-address="Instructions.A1"/>
      <style:map style:condition="is-true-formula(NOT(ISERROR(SEARCH(&quot;POSSIBLE&quot;;[.A1]))))" style:apply-style-name="ConditionalStyle_5f_129" style:base-cell-address="Instructions.A1"/>
      <style:map style:condition="is-true-formula(NOT(ISERROR(SEARCH(&quot;FUTURE&quot;;[.A1]))))" style:apply-style-name="ConditionalStyle_5f_128" style:base-cell-address="Instructions.A1"/>
      <style:map style:condition="is-true-formula(NOT(ISERROR(SEARCH(&quot;PARTIAL&quot;;[.A1]))))" style:apply-style-name="ConditionalStyle_5f_127" style:base-cell-address="Instructions.A1"/>
      <style:map style:condition="is-true-formula(NOT(ISERROR(SEARCH(&quot;YES&quot;;[.A1]))))" style:apply-style-name="ConditionalStyle_5f_126" style:base-cell-address="Instructions.A1"/>
      <style:map style:condition="is-true-formula(NOT(ISERROR(SEARCH(&quot;Unable to publish&quot;;[.A1]))))" style:apply-style-name="ConditionalStyle_5f_40" style:base-cell-address="Instructions.A1"/>
      <style:map style:condition="is-true-formula(NOT(ISERROR(SEARCH(&quot;Under consideration&quot;;[.A1]))))" style:apply-style-name="ConditionalStyle_5f_39" style:base-cell-address="Instructions.A1"/>
      <style:map style:condition="is-true-formula(NOT(ISERROR(SEARCH(&quot;Future publication&quot;;[.A1]))))" style:apply-style-name="ConditionalStyle_5f_38" style:base-cell-address="Instructions.A1"/>
      <style:map style:condition="is-true-formula(NOT(ISERROR(SEARCH(&quot;Partially comliant&quot;;[.A1]))))" style:apply-style-name="ConditionalStyle_5f_37" style:base-cell-address="Instructions.A1"/>
      <style:map style:condition="is-true-formula(NOT(ISERROR(SEARCH(&quot;Fully compliant&quot;;[.A1]))))" style:apply-style-name="ConditionalStyle_5f_36" style:base-cell-address="Instructions.A1"/>
      <style:map style:condition="is-true-formula(NOT(ISERROR(SEARCH(&quot;NO&quot;;[.A1]))))" style:apply-style-name="ConditionalStyle_5f_35" style:base-cell-address="Instructions.A1"/>
      <style:map style:condition="is-true-formula(NOT(ISERROR(SEARCH(&quot;POSSIBLE&quot;;[.A1]))))" style:apply-style-name="ConditionalStyle_5f_34" style:base-cell-address="Instructions.A1"/>
      <style:map style:condition="is-true-formula(NOT(ISERROR(SEARCH(&quot;FUTURE&quot;;[.A1]))))" style:apply-style-name="ConditionalStyle_5f_33" style:base-cell-address="Instructions.A1"/>
      <style:map style:condition="is-true-formula(NOT(ISERROR(SEARCH(&quot;PARTIAL&quot;;[.A1]))))" style:apply-style-name="ConditionalStyle_5f_32" style:base-cell-address="Instructions.A1"/>
      <style:map style:condition="is-true-formula(NOT(ISERROR(SEARCH(&quot;YES&quot;;[.A1]))))" style:apply-style-name="ConditionalStyle_5f_31" style:base-cell-address="Instructions.A1"/>
    </style:style>
    <style:style style:name="ce179" style:family="table-cell" style:parent-style-name="Default">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map style:condition="is-true-formula(NOT(ISERROR(SEARCH(&quot;GREEN&quot;;[.A1]))))" style:apply-style-name="ConditionalStyle_5f_180" style:base-cell-address="Instructions.A1"/>
      <style:map style:condition="is-true-formula(NOT(ISERROR(SEARCH(&quot;AMBER&quot;;[.A1]))))" style:apply-style-name="ConditionalStyle_5f_179" style:base-cell-address="Instructions.A1"/>
      <style:map style:condition="is-true-formula(NOT(ISERROR(SEARCH(&quot;RED&quot;;[.A1]))))" style:apply-style-name="ConditionalStyle_5f_178" style:base-cell-address="Instructions.A1"/>
      <style:map style:condition="is-true-formula(NOT(ISERROR(SEARCH(&quot;YES&quot;;[.A1]))))" style:apply-style-name="ConditionalStyle_5f_177" style:base-cell-address="Instructions.A1"/>
      <style:map style:condition="is-true-formula(NOT(ISERROR(SEARCH(&quot;NO&quot;;[.A1]))))" style:apply-style-name="ConditionalStyle_5f_176" style:base-cell-address="Instructions.A1"/>
      <style:map style:condition="is-true-formula(NOT(ISERROR(SEARCH(&quot;POSSIBLE&quot;;[.A1]))))" style:apply-style-name="ConditionalStyle_5f_175" style:base-cell-address="Instructions.A1"/>
      <style:map style:condition="is-true-formula(NOT(ISERROR(SEARCH(&quot;YES&quot;;[.A1]))))" style:apply-style-name="ConditionalStyle_5f_174" style:base-cell-address="Instructions.A1"/>
      <style:map style:condition="is-true-formula(NOT(ISERROR(SEARCH(&quot;GREEN&quot;;[.A1]))))" style:apply-style-name="ConditionalStyle_5f_173" style:base-cell-address="Instructions.A1"/>
      <style:map style:condition="is-true-formula(NOT(ISERROR(SEARCH(&quot;AMBER&quot;;[.A1]))))" style:apply-style-name="ConditionalStyle_5f_172" style:base-cell-address="Instructions.A1"/>
      <style:map style:condition="is-true-formula(NOT(ISERROR(SEARCH(&quot;RED&quot;;[.A1]))))" style:apply-style-name="ConditionalStyle_5f_171" style:base-cell-address="Instructions.A1"/>
      <style:map style:condition="is-true-formula(NOT(ISERROR(SEARCH(&quot;POSSIBLE&quot;;[.A1]))))" style:apply-style-name="ConditionalStyle_5f_170" style:base-cell-address="Instructions.A1"/>
      <style:map style:condition="is-true-formula(NOT(ISERROR(SEARCH(&quot;FUTURE&quot;;[.A1]))))" style:apply-style-name="ConditionalStyle_5f_169" style:base-cell-address="Instructions.A1"/>
      <style:map style:condition="is-true-formula(NOT(ISERROR(SEARCH(&quot;PARTIAL&quot;;[.A1]))))" style:apply-style-name="ConditionalStyle_5f_168" style:base-cell-address="Instructions.A1"/>
      <style:map style:condition="is-true-formula(NOT(ISERROR(SEARCH(&quot;YES&quot;;[.A1]))))" style:apply-style-name="ConditionalStyle_5f_167" style:base-cell-address="Instructions.A1"/>
      <style:map style:condition="is-true-formula(NOT(ISERROR(SEARCH(&quot;NO&quot;;[.A1]))))" style:apply-style-name="ConditionalStyle_5f_166" style:base-cell-address="Instructions.A1"/>
      <style:map style:condition="is-true-formula(NOT(ISERROR(SEARCH(&quot;POSSIBLE&quot;;[.A1]))))" style:apply-style-name="ConditionalStyle_5f_165" style:base-cell-address="Instructions.A1"/>
      <style:map style:condition="is-true-formula(NOT(ISERROR(SEARCH(&quot;YES&quot;;[.A1]))))" style:apply-style-name="ConditionalStyle_5f_164" style:base-cell-address="Instructions.A1"/>
      <style:map style:condition="is-true-formula(NOT(ISERROR(SEARCH(&quot;GREEN&quot;;[.A1]))))" style:apply-style-name="ConditionalStyle_5f_163" style:base-cell-address="Instructions.A1"/>
      <style:map style:condition="is-true-formula(NOT(ISERROR(SEARCH(&quot;AMBER&quot;;[.A1]))))" style:apply-style-name="ConditionalStyle_5f_162" style:base-cell-address="Instructions.A1"/>
      <style:map style:condition="is-true-formula(NOT(ISERROR(SEARCH(&quot;RED&quot;;[.A1]))))" style:apply-style-name="ConditionalStyle_5f_161" style:base-cell-address="Instructions.A1"/>
      <style:map style:condition="is-true-formula(NOT(ISERROR(SEARCH(&quot;NO&quot;;[.A1]))))" style:apply-style-name="ConditionalStyle_5f_125" style:base-cell-address="Instructions.A1"/>
      <style:map style:condition="is-true-formula(NOT(ISERROR(SEARCH(&quot;POSSIBLE&quot;;[.A1]))))" style:apply-style-name="ConditionalStyle_5f_124" style:base-cell-address="Instructions.A1"/>
      <style:map style:condition="is-true-formula(NOT(ISERROR(SEARCH(&quot;FUTURE&quot;;[.A1]))))" style:apply-style-name="ConditionalStyle_5f_123" style:base-cell-address="Instructions.A1"/>
      <style:map style:condition="is-true-formula(NOT(ISERROR(SEARCH(&quot;PARTIAL&quot;;[.A1]))))" style:apply-style-name="ConditionalStyle_5f_122" style:base-cell-address="Instructions.A1"/>
      <style:map style:condition="is-true-formula(NOT(ISERROR(SEARCH(&quot;YES&quot;;[.A1]))))" style:apply-style-name="ConditionalStyle_5f_121" style:base-cell-address="Instructions.A1"/>
      <style:map style:condition="is-true-formula(NOT(ISERROR(SEARCH(&quot;Unable to publish&quot;;[.A1]))))" style:apply-style-name="ConditionalStyle_5f_30" style:base-cell-address="Instructions.A1"/>
      <style:map style:condition="is-true-formula(NOT(ISERROR(SEARCH(&quot;Under consideration&quot;;[.A1]))))" style:apply-style-name="ConditionalStyle_5f_29" style:base-cell-address="Instructions.A1"/>
      <style:map style:condition="is-true-formula(NOT(ISERROR(SEARCH(&quot;Future publication&quot;;[.A1]))))" style:apply-style-name="ConditionalStyle_5f_28" style:base-cell-address="Instructions.A1"/>
      <style:map style:condition="is-true-formula(NOT(ISERROR(SEARCH(&quot;Partially comliant&quot;;[.A1]))))" style:apply-style-name="ConditionalStyle_5f_27" style:base-cell-address="Instructions.A1"/>
      <style:map style:condition="is-true-formula(NOT(ISERROR(SEARCH(&quot;Fully compliant&quot;;[.A1]))))" style:apply-style-name="ConditionalStyle_5f_26" style:base-cell-address="Instructions.A1"/>
      <style:map style:condition="is-true-formula(NOT(ISERROR(SEARCH(&quot;NO&quot;;[.A1]))))" style:apply-style-name="ConditionalStyle_5f_25" style:base-cell-address="Instructions.A1"/>
      <style:map style:condition="is-true-formula(NOT(ISERROR(SEARCH(&quot;POSSIBLE&quot;;[.A1]))))" style:apply-style-name="ConditionalStyle_5f_24" style:base-cell-address="Instructions.A1"/>
      <style:map style:condition="is-true-formula(NOT(ISERROR(SEARCH(&quot;FUTURE&quot;;[.A1]))))" style:apply-style-name="ConditionalStyle_5f_23" style:base-cell-address="Instructions.A1"/>
      <style:map style:condition="is-true-formula(NOT(ISERROR(SEARCH(&quot;PARTIAL&quot;;[.A1]))))" style:apply-style-name="ConditionalStyle_5f_22" style:base-cell-address="Instructions.A1"/>
      <style:map style:condition="is-true-formula(NOT(ISERROR(SEARCH(&quot;YES&quot;;[.A1]))))" style:apply-style-name="ConditionalStyle_5f_21" style:base-cell-address="Instructions.A1"/>
    </style:style>
    <style:style style:name="ce180" style:family="table-cell" style:parent-style-name="Default">
      <style:table-cell-properties fo:border-bottom="2.49pt solid #000000" fo:background-color="#ffffff" style:diagonal-bl-tr="none" style:diagonal-tl-br="none" style:text-align-source="value-type" style:repeat-content="false" fo:wrap-option="wrap" fo:border-left="0.99pt solid #000000" style:direction="ltr" fo:border-right="0.99pt solid #000000" style:rotation-angle="0" style:rotation-align="none" style:shrink-to-fit="false" fo:border-top="0.99pt solid #000000" style:vertical-align="top" style:vertical-justify="auto"/>
      <style:paragraph-properties css3t:text-justify="auto" fo:margin-left="0cm" style:writing-mode="page"/>
      <style:map style:condition="is-true-formula(NOT(ISERROR(SEARCH(&quot;GREEN&quot;;[.A1]))))" style:apply-style-name="ConditionalStyle_5f_180" style:base-cell-address="Instructions.A1"/>
      <style:map style:condition="is-true-formula(NOT(ISERROR(SEARCH(&quot;AMBER&quot;;[.A1]))))" style:apply-style-name="ConditionalStyle_5f_179" style:base-cell-address="Instructions.A1"/>
      <style:map style:condition="is-true-formula(NOT(ISERROR(SEARCH(&quot;RED&quot;;[.A1]))))" style:apply-style-name="ConditionalStyle_5f_178" style:base-cell-address="Instructions.A1"/>
      <style:map style:condition="is-true-formula(NOT(ISERROR(SEARCH(&quot;YES&quot;;[.A1]))))" style:apply-style-name="ConditionalStyle_5f_177" style:base-cell-address="Instructions.A1"/>
      <style:map style:condition="is-true-formula(NOT(ISERROR(SEARCH(&quot;NO&quot;;[.A1]))))" style:apply-style-name="ConditionalStyle_5f_176" style:base-cell-address="Instructions.A1"/>
      <style:map style:condition="is-true-formula(NOT(ISERROR(SEARCH(&quot;POSSIBLE&quot;;[.A1]))))" style:apply-style-name="ConditionalStyle_5f_175" style:base-cell-address="Instructions.A1"/>
      <style:map style:condition="is-true-formula(NOT(ISERROR(SEARCH(&quot;YES&quot;;[.A1]))))" style:apply-style-name="ConditionalStyle_5f_174" style:base-cell-address="Instructions.A1"/>
      <style:map style:condition="is-true-formula(NOT(ISERROR(SEARCH(&quot;GREEN&quot;;[.A1]))))" style:apply-style-name="ConditionalStyle_5f_173" style:base-cell-address="Instructions.A1"/>
      <style:map style:condition="is-true-formula(NOT(ISERROR(SEARCH(&quot;AMBER&quot;;[.A1]))))" style:apply-style-name="ConditionalStyle_5f_172" style:base-cell-address="Instructions.A1"/>
      <style:map style:condition="is-true-formula(NOT(ISERROR(SEARCH(&quot;RED&quot;;[.A1]))))" style:apply-style-name="ConditionalStyle_5f_171" style:base-cell-address="Instructions.A1"/>
      <style:map style:condition="is-true-formula(NOT(ISERROR(SEARCH(&quot;POSSIBLE&quot;;[.A1]))))" style:apply-style-name="ConditionalStyle_5f_170" style:base-cell-address="Instructions.A1"/>
      <style:map style:condition="is-true-formula(NOT(ISERROR(SEARCH(&quot;FUTURE&quot;;[.A1]))))" style:apply-style-name="ConditionalStyle_5f_169" style:base-cell-address="Instructions.A1"/>
      <style:map style:condition="is-true-formula(NOT(ISERROR(SEARCH(&quot;PARTIAL&quot;;[.A1]))))" style:apply-style-name="ConditionalStyle_5f_168" style:base-cell-address="Instructions.A1"/>
      <style:map style:condition="is-true-formula(NOT(ISERROR(SEARCH(&quot;YES&quot;;[.A1]))))" style:apply-style-name="ConditionalStyle_5f_167" style:base-cell-address="Instructions.A1"/>
      <style:map style:condition="is-true-formula(NOT(ISERROR(SEARCH(&quot;NO&quot;;[.A1]))))" style:apply-style-name="ConditionalStyle_5f_166" style:base-cell-address="Instructions.A1"/>
      <style:map style:condition="is-true-formula(NOT(ISERROR(SEARCH(&quot;POSSIBLE&quot;;[.A1]))))" style:apply-style-name="ConditionalStyle_5f_165" style:base-cell-address="Instructions.A1"/>
      <style:map style:condition="is-true-formula(NOT(ISERROR(SEARCH(&quot;YES&quot;;[.A1]))))" style:apply-style-name="ConditionalStyle_5f_164" style:base-cell-address="Instructions.A1"/>
      <style:map style:condition="is-true-formula(NOT(ISERROR(SEARCH(&quot;GREEN&quot;;[.A1]))))" style:apply-style-name="ConditionalStyle_5f_163" style:base-cell-address="Instructions.A1"/>
      <style:map style:condition="is-true-formula(NOT(ISERROR(SEARCH(&quot;AMBER&quot;;[.A1]))))" style:apply-style-name="ConditionalStyle_5f_162" style:base-cell-address="Instructions.A1"/>
      <style:map style:condition="is-true-formula(NOT(ISERROR(SEARCH(&quot;RED&quot;;[.A1]))))" style:apply-style-name="ConditionalStyle_5f_161" style:base-cell-address="Instructions.A1"/>
      <style:map style:condition="is-true-formula(NOT(ISERROR(SEARCH(&quot;NO&quot;;[.A1]))))" style:apply-style-name="ConditionalStyle_5f_125" style:base-cell-address="Instructions.A1"/>
      <style:map style:condition="is-true-formula(NOT(ISERROR(SEARCH(&quot;POSSIBLE&quot;;[.A1]))))" style:apply-style-name="ConditionalStyle_5f_124" style:base-cell-address="Instructions.A1"/>
      <style:map style:condition="is-true-formula(NOT(ISERROR(SEARCH(&quot;FUTURE&quot;;[.A1]))))" style:apply-style-name="ConditionalStyle_5f_123" style:base-cell-address="Instructions.A1"/>
      <style:map style:condition="is-true-formula(NOT(ISERROR(SEARCH(&quot;PARTIAL&quot;;[.A1]))))" style:apply-style-name="ConditionalStyle_5f_122" style:base-cell-address="Instructions.A1"/>
      <style:map style:condition="is-true-formula(NOT(ISERROR(SEARCH(&quot;YES&quot;;[.A1]))))" style:apply-style-name="ConditionalStyle_5f_121" style:base-cell-address="Instructions.A1"/>
      <style:map style:condition="is-true-formula(NOT(ISERROR(SEARCH(&quot;Unable to publish&quot;;[.A1]))))" style:apply-style-name="ConditionalStyle_5f_30" style:base-cell-address="Instructions.A1"/>
      <style:map style:condition="is-true-formula(NOT(ISERROR(SEARCH(&quot;Under consideration&quot;;[.A1]))))" style:apply-style-name="ConditionalStyle_5f_29" style:base-cell-address="Instructions.A1"/>
      <style:map style:condition="is-true-formula(NOT(ISERROR(SEARCH(&quot;Future publication&quot;;[.A1]))))" style:apply-style-name="ConditionalStyle_5f_28" style:base-cell-address="Instructions.A1"/>
      <style:map style:condition="is-true-formula(NOT(ISERROR(SEARCH(&quot;Partially comliant&quot;;[.A1]))))" style:apply-style-name="ConditionalStyle_5f_27" style:base-cell-address="Instructions.A1"/>
      <style:map style:condition="is-true-formula(NOT(ISERROR(SEARCH(&quot;Fully compliant&quot;;[.A1]))))" style:apply-style-name="ConditionalStyle_5f_26" style:base-cell-address="Instructions.A1"/>
      <style:map style:condition="is-true-formula(NOT(ISERROR(SEARCH(&quot;NO&quot;;[.A1]))))" style:apply-style-name="ConditionalStyle_5f_25" style:base-cell-address="Instructions.A1"/>
      <style:map style:condition="is-true-formula(NOT(ISERROR(SEARCH(&quot;POSSIBLE&quot;;[.A1]))))" style:apply-style-name="ConditionalStyle_5f_24" style:base-cell-address="Instructions.A1"/>
      <style:map style:condition="is-true-formula(NOT(ISERROR(SEARCH(&quot;FUTURE&quot;;[.A1]))))" style:apply-style-name="ConditionalStyle_5f_23" style:base-cell-address="Instructions.A1"/>
      <style:map style:condition="is-true-formula(NOT(ISERROR(SEARCH(&quot;PARTIAL&quot;;[.A1]))))" style:apply-style-name="ConditionalStyle_5f_22" style:base-cell-address="Instructions.A1"/>
      <style:map style:condition="is-true-formula(NOT(ISERROR(SEARCH(&quot;YES&quot;;[.A1]))))" style:apply-style-name="ConditionalStyle_5f_21" style:base-cell-address="Instructions.A1"/>
    </style:style>
    <style:style style:name="ce181" style:family="table-cell" style:parent-style-name="Default">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0pt" fo:font-style="italic" fo:text-shadow="none" style:text-underline-style="none" fo:font-weight="normal" style:font-size-asian="10pt" style:font-style-asian="italic" style:font-weight-asian="normal" style:font-name-complex="Calibri" style:font-size-complex="10pt" style:font-style-complex="italic" style:font-weight-complex="normal"/>
    </style:style>
    <style:style style:name="ce182" style:family="table-cell" style:parent-style-name="Excel_20_Built-in_20_Hyperlink" style:data-style-name="N5000">
      <style:table-cell-properties fo:background-color="#ffffff" style:cell-protect="protected" style:print-content="true"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style>
    <style:style style:name="ce183" style:family="table-cell" style:parent-style-name="Default">
      <style:table-cell-properties fo:border-bottom="none" fo:background-color="#8eb4e3" style:diagonal-bl-tr="none" style:diagonal-tl-br="none" style:text-align-source="fix" style:repeat-content="false" fo:wrap-option="wrap" fo:border-left="0.99pt solid #000000" style:direction="ltr" fo:border-right="none" style:rotation-angle="0" style:rotation-align="none" style:shrink-to-fit="false" fo:border-top="2.49pt solid #000000" style:vertical-align="top" style:vertical-justify="auto"/>
      <style:paragraph-properties fo:text-align="center" css3t:text-justify="auto"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84" style:family="table-cell" style:parent-style-name="Default">
      <style:table-cell-properties fo:border-bottom="0.99pt solid #000000" fo:background-color="#ffffff"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0pt" fo:font-style="italic" fo:text-shadow="none" style:text-underline-style="none" fo:font-weight="normal" style:font-size-asian="10pt" style:font-style-asian="italic" style:font-weight-asian="normal" style:font-name-complex="Calibri" style:font-size-complex="10pt" style:font-style-complex="italic" style:font-weight-complex="normal"/>
    </style:style>
    <style:style style:name="ce185" style:family="table-cell" style:parent-style-name="Default">
      <style:table-cell-properties fo:border-bottom="0.99pt solid #000000" fo:background-color="#ffffff" style:diagonal-bl-tr="none" style:diagonal-tl-br="none" style:text-align-source="value-type" style:repeat-content="false" fo:wrap-option="wrap" fo:border-left="0.99pt solid #000000" style:direction="ltr" fo:border-right="none" style:rotation-angle="0" style:rotation-align="none" style:shrink-to-fit="false" fo:border-top="0.99pt solid #000000"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86" style:family="table-cell" style:parent-style-name="Default">
      <style:table-cell-properties fo:border-bottom="0.99pt solid #000000" fo:background-color="#ffffff" style:diagonal-bl-tr="none" style:diagonal-tl-br="none" style:text-align-source="value-type" style:repeat-content="false" fo:wrap-option="wrap" fo:border-left="0.99pt solid #000000" style:direction="ltr" fo:border-right="none" style:rotation-angle="0" style:rotation-align="none" style:shrink-to-fit="false" fo:border-top="0.99pt solid #000000" style:vertical-align="top" style:vertical-justify="auto"/>
      <style:paragraph-properties css3t:text-justify="auto" fo:margin-left="0cm" style:writing-mode="page"/>
      <style:text-properties fo:color="#000000" style:text-outline="false" style:text-line-through-style="none" style:font-name="Calibri" fo:font-size="10pt" fo:font-style="italic" fo:text-shadow="none" style:text-underline-style="none" fo:font-weight="normal" style:font-size-asian="10pt" style:font-style-asian="italic" style:font-weight-asian="normal" style:font-name-complex="Calibri" style:font-size-complex="10pt" style:font-style-complex="italic" style:font-weight-complex="normal"/>
    </style:style>
    <style:style style:name="ce187" style:family="table-cell" style:parent-style-name="Default">
      <style:table-cell-properties fo:border-bottom="0.99pt solid #000000" fo:background-color="#ffffff"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88" style:family="table-cell" style:parent-style-name="Default">
      <style:table-cell-properties fo:border-bottom="0.99pt solid #000000" fo:background-color="#f2f2f2" style:diagonal-bl-tr="none" style:diagonal-tl-br="none" style:text-align-source="value-type" style:repeat-content="false" fo:wrap-option="wrap" fo:border-left="0.99pt solid #000000" style:direction="ltr" fo:border-right="none" style:rotation-angle="0" style:rotation-align="none" style:shrink-to-fit="false" fo:border-top="0.99pt solid #000000"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89" style:family="table-cell" style:parent-style-name="Default">
      <style:table-cell-properties fo:border-bottom="2.49pt solid #000000" fo:background-color="#ffffff" style:diagonal-bl-tr="none" style:diagonal-tl-br="none" style:text-align-source="value-type" style:repeat-content="false" fo:wrap-option="wrap" fo:border-left="0.99pt solid #000000" style:direction="ltr" fo:border-right="none" style:rotation-angle="0" style:rotation-align="none" style:shrink-to-fit="false" fo:border-top="0.99pt solid #000000" style:vertical-align="top" style:vertical-justify="auto"/>
      <style:paragraph-properties css3t:text-justify="auto" fo:margin-left="0cm" style:writing-mode="page"/>
      <style:text-properties fo:color="#000000" style:text-outline="false" style:text-line-through-style="none" style:font-name="Calibri" fo:font-size="10pt" fo:font-style="italic" fo:text-shadow="none" style:text-underline-style="none" fo:font-weight="normal" style:font-size-asian="10pt" style:font-style-asian="italic" style:font-weight-asian="normal" style:font-name-complex="Calibri" style:font-size-complex="10pt" style:font-style-complex="italic" style:font-weight-complex="normal"/>
    </style:style>
    <style:style style:name="ce190" style:family="table-cell" style:parent-style-name="Default">
      <style:table-cell-properties fo:border-bottom="0.99pt solid #000000" fo:background-color="#ffffff" style:diagonal-bl-tr="none" style:diagonal-tl-br="none" style:text-align-source="value-type" style:repeat-content="false" fo:wrap-option="wrap" fo:border-left="0.99pt solid #000000" style:direction="ltr" fo:border-right="2.49pt solid #000000" style:rotation-angle="0" style:rotation-align="none" style:shrink-to-fit="false" fo:border-top="none" style:vertical-align="top" style:vertical-justify="auto"/>
      <style:paragraph-properties css3t:text-justify="auto" fo:margin-left="0cm" style:writing-mode="page"/>
      <style:text-properties fo:color="#00b050" style:text-outline="false" style:text-line-through-style="none" style:font-name="Calibri" fo:font-size="10pt" fo:font-style="italic" fo:text-shadow="none" style:text-underline-style="none" fo:font-weight="bold" style:font-size-asian="10pt" style:font-style-asian="italic" style:font-weight-asian="bold" style:font-name-complex="Calibri" style:font-size-complex="10pt" style:font-style-complex="italic" style:font-weight-complex="bold"/>
    </style:style>
    <style:style style:name="ce191" style:family="table-cell" style:parent-style-name="Default">
      <style:table-cell-properties fo:border-bottom="0.99pt solid #000000" fo:background-color="#ffffff" style:diagonal-bl-tr="none" style:diagonal-tl-br="none" style:text-align-source="value-type" style:repeat-content="false" fo:wrap-option="wrap" fo:border-left="0.99pt solid #000000" style:direction="ltr" fo:border-right="2.49pt solid #000000" style:rotation-angle="0" style:rotation-align="none" style:shrink-to-fit="false" fo:border-top="0.99pt solid #000000" style:vertical-align="top" style:vertical-justify="auto"/>
      <style:paragraph-properties css3t:text-justify="auto" fo:margin-left="0cm" style:writing-mode="page"/>
      <style:text-properties fo:color="#4f81bd" style:text-outline="false" style:text-line-through-style="none" style:font-name="Calibri" fo:font-size="10pt" fo:font-style="italic" fo:text-shadow="none" style:text-underline-style="none" fo:font-weight="normal" style:font-size-asian="10pt" style:font-style-asian="italic" style:font-weight-asian="normal" style:font-name-complex="Calibri" style:font-size-complex="10pt" style:font-style-complex="italic" style:font-weight-complex="normal"/>
    </style:style>
    <style:style style:name="ce192" style:family="table-cell" style:parent-style-name="Default">
      <style:table-cell-properties fo:border-bottom="0.99pt solid #000000" fo:background-color="#ffffff" style:diagonal-bl-tr="none" style:diagonal-tl-br="none" style:text-align-source="value-type" style:repeat-content="false" fo:wrap-option="wrap" fo:border-left="0.99pt solid #000000" style:direction="ltr" fo:border-right="2.49pt solid #000000" style:rotation-angle="0" style:rotation-align="none" style:shrink-to-fit="false" fo:border-top="0.99pt solid #000000" style:vertical-align="top" style:vertical-justify="auto"/>
      <style:paragraph-properties css3t:text-justify="auto" fo:margin-left="0cm" style:writing-mode="page"/>
      <style:text-properties fo:color="#00b050" style:text-outline="false" style:text-line-through-style="none" style:font-name="Calibri" fo:font-size="10pt" fo:font-style="italic" fo:text-shadow="none" style:text-underline-style="none" fo:font-weight="bold" style:font-size-asian="10pt" style:font-style-asian="italic" style:font-weight-asian="bold" style:font-name-complex="Calibri" style:font-size-complex="10pt" style:font-style-complex="italic" style:font-weight-complex="bold"/>
    </style:style>
    <style:style style:name="ce193" style:family="table-cell" style:parent-style-name="Default">
      <style:table-cell-properties fo:border-bottom="0.99pt solid #000000" style:diagonal-bl-tr="none" style:diagonal-tl-br="none" style:text-align-source="value-type" style:repeat-content="false" fo:background-color="transparent" fo:wrap-option="wrap" fo:border-left="0.99pt solid #000000" style:direction="ltr" fo:border-right="2.49pt solid #000000" style:rotation-angle="0" style:rotation-align="none" style:shrink-to-fit="false" fo:border-top="0.99pt solid #000000" style:vertical-align="top" style:vertical-justify="auto"/>
      <style:paragraph-properties css3t:text-justify="auto" fo:margin-left="0cm" style:writing-mode="page"/>
      <style:text-properties fo:color="#4f81bd" style:text-outline="false" style:text-line-through-style="none" style:font-name="Calibri" fo:font-size="10pt" fo:font-style="italic" fo:text-shadow="none" style:text-underline-style="none" fo:font-weight="normal" style:font-size-asian="10pt" style:font-style-asian="italic" style:font-weight-asian="normal" style:font-name-complex="Calibri" style:font-size-complex="10pt" style:font-style-complex="italic" style:font-weight-complex="normal"/>
    </style:style>
    <style:style style:name="ce194" style:family="table-cell" style:parent-style-name="Default">
      <style:table-cell-properties fo:border-bottom="0.99pt solid #000000" fo:background-color="#f2f2f2" style:diagonal-bl-tr="none" style:diagonal-tl-br="none" style:text-align-source="value-type" style:repeat-content="false" fo:wrap-option="wrap" fo:border-left="0.99pt solid #000000" style:direction="ltr" fo:border-right="2.49pt solid #000000" style:rotation-angle="0" style:rotation-align="none" style:shrink-to-fit="false" fo:border-top="0.99pt solid #000000" style:vertical-align="top" style:vertical-justify="auto"/>
      <style:paragraph-properties css3t:text-justify="auto" fo:margin-left="0cm" style:writing-mode="page"/>
      <style:text-properties fo:color="#4f81bd" style:text-outline="false" style:text-line-through-style="none" style:font-name="Calibri" fo:font-size="10pt" fo:font-style="italic" fo:text-shadow="none" style:text-underline-style="none" fo:font-weight="normal" style:font-size-asian="10pt" style:font-style-asian="italic" style:font-weight-asian="normal" style:font-name-complex="Calibri" style:font-size-complex="10pt" style:font-style-complex="italic" style:font-weight-complex="normal"/>
    </style:style>
    <style:style style:name="ce195" style:family="table-cell" style:parent-style-name="Default">
      <style:table-cell-properties fo:border-bottom="0.99pt solid #000000" style:diagonal-bl-tr="none" style:diagonal-tl-br="none" style:text-align-source="value-type" style:repeat-content="false" fo:background-color="transparent" fo:wrap-option="wrap" fo:border-left="0.99pt solid #000000" style:direction="ltr" fo:border-right="2.49pt solid #000000" style:rotation-angle="0" style:rotation-align="none" style:shrink-to-fit="false" fo:border-top="none" style:vertical-align="top" style:vertical-justify="auto"/>
      <style:paragraph-properties css3t:text-justify="auto" fo:margin-left="0cm" style:writing-mode="page"/>
      <style:text-properties fo:color="#00b050" style:text-outline="false" style:text-line-through-style="none" style:font-name="Calibri" fo:font-size="10pt" fo:font-style="italic" fo:text-shadow="none" style:text-underline-style="none" fo:font-weight="bold" style:font-size-asian="10pt" style:font-style-asian="italic" style:font-weight-asian="bold" style:font-name-complex="Calibri" style:font-size-complex="10pt" style:font-style-complex="italic" style:font-weight-complex="bold"/>
    </style:style>
    <style:style style:name="ce196" style:family="table-cell" style:parent-style-name="Default">
      <style:table-cell-properties fo:border-bottom="2.49pt solid #000000" fo:background-color="#ffffff" style:diagonal-bl-tr="none" style:diagonal-tl-br="none" style:text-align-source="value-type" style:repeat-content="false" fo:wrap-option="wrap" fo:border-left="0.99pt solid #000000" style:direction="ltr" fo:border-right="2.49pt solid #000000" style:rotation-angle="0" style:rotation-align="none" style:shrink-to-fit="false" fo:border-top="0.99pt solid #000000" style:vertical-align="top" style:vertical-justify="auto"/>
      <style:paragraph-properties css3t:text-justify="auto" fo:margin-left="0cm" style:writing-mode="page"/>
      <style:text-properties fo:color="#4f81bd" style:text-outline="false" style:text-line-through-style="none" style:font-name="Calibri" fo:font-size="10pt" fo:font-style="italic" fo:text-shadow="none" style:text-underline-style="none" fo:font-weight="normal" style:font-size-asian="10pt" style:font-style-asian="italic" style:font-weight-asian="normal" style:font-name-complex="Calibri" style:font-size-complex="10pt" style:font-style-complex="italic" style:font-weight-complex="normal"/>
    </style:style>
    <style:style style:name="ce197" style:family="table-cell" style:parent-style-name="Default">
      <style:table-cell-properties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8" style:family="table-cell" style:parent-style-name="Default">
      <style:table-cell-properties style:diagonal-bl-tr="none" style:diagonal-tl-br="none" fo:border="0.99pt solid #000000" style:rotation-align="none"/>
      <style:map style:condition="is-true-formula(NOT(ISERROR(SEARCH(&quot;Unable to publish&quot;;[.A1]))))" style:apply-style-name="ConditionalStyle_5f_20" style:base-cell-address="Instructions.A1"/>
      <style:map style:condition="is-true-formula(NOT(ISERROR(SEARCH(&quot;Under consideration&quot;;[.A1]))))" style:apply-style-name="ConditionalStyle_5f_19" style:base-cell-address="Instructions.A1"/>
      <style:map style:condition="is-true-formula(NOT(ISERROR(SEARCH(&quot;Future publication&quot;;[.A1]))))" style:apply-style-name="ConditionalStyle_5f_18" style:base-cell-address="Instructions.A1"/>
      <style:map style:condition="is-true-formula(NOT(ISERROR(SEARCH(&quot;Partially comliant&quot;;[.A1]))))" style:apply-style-name="ConditionalStyle_5f_17" style:base-cell-address="Instructions.A1"/>
      <style:map style:condition="is-true-formula(NOT(ISERROR(SEARCH(&quot;Fully compliant&quot;;[.A1]))))" style:apply-style-name="ConditionalStyle_5f_16" style:base-cell-address="Instructions.A1"/>
      <style:map style:condition="is-true-formula(NOT(ISERROR(SEARCH(&quot;NO&quot;;[.A1]))))" style:apply-style-name="ConditionalStyle_5f_15" style:base-cell-address="Instructions.A1"/>
      <style:map style:condition="is-true-formula(NOT(ISERROR(SEARCH(&quot;POSSIBLE&quot;;[.A1]))))" style:apply-style-name="ConditionalStyle_5f_14" style:base-cell-address="Instructions.A1"/>
      <style:map style:condition="is-true-formula(NOT(ISERROR(SEARCH(&quot;FUTURE&quot;;[.A1]))))" style:apply-style-name="ConditionalStyle_5f_13" style:base-cell-address="Instructions.A1"/>
      <style:map style:condition="is-true-formula(NOT(ISERROR(SEARCH(&quot;PARTIAL&quot;;[.A1]))))" style:apply-style-name="ConditionalStyle_5f_12" style:base-cell-address="Instructions.A1"/>
      <style:map style:condition="is-true-formula(NOT(ISERROR(SEARCH(&quot;YES&quot;;[.A1]))))" style:apply-style-name="ConditionalStyle_5f_11" style:base-cell-address="Instructions.A1"/>
      <style:map style:condition="is-true-formula(NOT(ISERROR(SEARCH(&quot;POSSIBLE&quot;;[.A1]))))" style:apply-style-name="ConditionalStyle_5f_10" style:base-cell-address="Instructions.A1"/>
      <style:map style:condition="is-true-formula(NOT(ISERROR(SEARCH(&quot;FUTURE&quot;;[.A1]))))" style:apply-style-name="ConditionalStyle_5f_9" style:base-cell-address="Instructions.A1"/>
      <style:map style:condition="is-true-formula(NOT(ISERROR(SEARCH(&quot;PARTIAL&quot;;[.A1]))))" style:apply-style-name="ConditionalStyle_5f_8" style:base-cell-address="Instructions.A1"/>
      <style:map style:condition="is-true-formula(NOT(ISERROR(SEARCH(&quot;YES&quot;;[.A1]))))" style:apply-style-name="ConditionalStyle_5f_7" style:base-cell-address="Instructions.A1"/>
      <style:map style:condition="is-true-formula(NOT(ISERROR(SEARCH(&quot;NO&quot;;[.A1]))))" style:apply-style-name="ConditionalStyle_5f_6" style:base-cell-address="Instructions.A1"/>
      <style:map style:condition="is-true-formula(NOT(ISERROR(SEARCH(&quot;POSSIBLE&quot;;[.A1]))))" style:apply-style-name="ConditionalStyle_5f_5" style:base-cell-address="Instructions.A1"/>
      <style:map style:condition="is-true-formula(NOT(ISERROR(SEARCH(&quot;YES&quot;;[.A1]))))" style:apply-style-name="ConditionalStyle_5f_4" style:base-cell-address="Instructions.A1"/>
      <style:map style:condition="is-true-formula(NOT(ISERROR(SEARCH(&quot;GREEN&quot;;[.A1]))))" style:apply-style-name="ConditionalStyle_5f_3" style:base-cell-address="Instructions.A1"/>
      <style:map style:condition="is-true-formula(NOT(ISERROR(SEARCH(&quot;AMBER&quot;;[.A1]))))" style:apply-style-name="ConditionalStyle_5f_2" style:base-cell-address="Instructions.A1"/>
      <style:map style:condition="is-true-formula(NOT(ISERROR(SEARCH(&quot;RED&quot;;[.A1]))))" style:apply-style-name="ConditionalStyle_5f_1" style:base-cell-address="Instructions.A1"/>
    </style:style>
    <style:style style:name="ce199" style:family="table-cell" style:parent-style-name="Default">
      <style:table-cell-properties fo:background-color="transparent" style:rotation-align="none"/>
    </style:style>
    <style:style style:name="gr1" style:family="graphic">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1" style:family="paragraph">
      <style:paragraph-properties fo:text-align="start"/>
      <style:text-properties fo:font-size="18pt"/>
    </style:style>
    <style:style style:name="T1"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2" style:family="text">
      <style:text-properties fo:color="#000000" style:text-outline="false" style:text-line-through-styl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3" style:family="text">
      <style:text-properties fo:color="#000000" style:text-outline="false" style:text-line-through-style="none" style:text-position="0% 100%"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T4" style:family="text">
      <style:text-properties fo:color="#000000" style:text-outline="false" style:text-line-through-style="none" style:text-position="0% 100%" style:font-name="Calibri" fo:font-size="12pt" fo:font-style="italic" fo:text-shadow="none" style:text-underline-style="none" fo:font-weight="normal" style:font-size-asian="12pt" style:font-style-asian="italic" style:font-weight-asian="normal" style:font-name-complex="Calibri" style:font-size-complex="12pt" style:font-style-complex="italic" style:font-weight-complex="normal"/>
    </style:style>
    <style:style style:name="T5" style:family="text">
      <style:text-properties fo:color="#000000" style:text-outline="false" style:text-line-through-style="none" style:text-position="0% 100%"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T6" style:family="text">
      <style:text-properties fo:color="#33cccc" style:text-outline="false" style:text-line-through-style="none" style:text-position="0% 100%"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T7" style:family="text">
      <style:text-properties fo:color="#dd0806" style:text-outline="false" style:text-line-through-style="none" style:text-position="0% 100%"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T8" style:family="text">
      <style:text-properties fo:color="#4ee257" style:text-outline="false" style:text-line-through-style="none" style:text-position="0% 100%"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T9" style:family="text">
      <style:text-properties fo:color="#33cccc" style:text-outline="false" style:text-line-through-style="none" style:text-position="0% 100%" style:font-name="Calibri" fo:font-size="10pt" fo:font-style="italic" fo:text-shadow="none" style:text-underline-style="none" fo:font-weight="normal" style:font-size-asian="10pt" style:font-style-asian="italic" style:font-weight-asian="normal" style:font-name-complex="Calibri" style:font-size-complex="10pt" style:font-style-complex="italic" style:font-weight-complex="normal"/>
    </style:style>
    <style:style style:name="T10" style:family="text">
      <style:text-properties fo:color="#33cccc" style:text-outline="false" style:text-line-through-style="none" style:text-position="0% 100%" style:font-name="Calibri" fo:font-size="10pt" fo:font-style="italic" fo:text-shadow="none" style:text-underline-style="none" fo:font-weight="bold" style:font-size-asian="10pt" style:font-style-asian="italic" style:font-weight-asian="bold" style:font-name-complex="Calibri" style:font-size-complex="10pt" style:font-style-complex="italic" style:font-weight-complex="bold"/>
    </style:style>
    <style:style style:name="T11" style:family="text">
      <style:text-properties fo:color="#dd0806" style:text-outline="false" style:text-line-through-style="none" style:text-position="0% 100%" style:font-name="Calibri" fo:font-size="10pt" fo:font-style="italic" fo:text-shadow="none" style:text-underline-style="none" fo:font-weight="bold" style:font-size-asian="10pt" style:font-style-asian="italic" style:font-weight-asian="bold" style:font-name-complex="Calibri" style:font-size-complex="10pt" style:font-style-complex="italic" style:font-weight-complex="bold"/>
    </style:style>
    <style:style style:name="T12" style:family="text">
      <style:text-properties fo:color="#dd0806" style:text-outline="false" style:text-line-through-style="none" style:text-position="0% 100%"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T13" style:family="text">
      <style:text-properties fo:color="#000000" style:text-outline="false" style:text-line-through-style="none" style:text-position="0% 100%"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T14" style:family="text">
      <style:text-properties fo:color="#33cccc" style:text-outline="false" style:text-line-through-style="none" style:text-position="0% 100%"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T15" style:family="text">
      <style:text-properties fo:color="#4ee257" style:text-outline="false" style:text-line-through-style="none" style:text-position="0% 100%" style:font-name="Calibri" fo:font-size="10pt" fo:font-style="italic" fo:text-shadow="none" style:text-underline-style="none" fo:font-weight="bold" style:font-size-asian="10pt" style:font-style-asian="italic" style:font-weight-asian="bold" style:font-name-complex="Calibri" style:font-size-complex="10pt" style:font-style-complex="italic" style:font-weight-complex="bold"/>
    </style:style>
    <style:style style:name="T16" style:family="text">
      <style:text-properties fo:color="#4ee257" style:text-outline="false" style:text-line-through-style="none" style:text-position="0% 100%" style:font-name="Calibri" fo:font-size="10pt" fo:font-style="italic" fo:text-shadow="none" style:text-underline-style="none" fo:font-weight="normal" style:font-size-asian="10pt" style:font-style-asian="italic" style:font-weight-asian="normal" style:font-name-complex="Calibri" style:font-size-complex="10pt" style:font-style-complex="italic" style:font-weight-complex="normal"/>
    </style:style>
    <style:style style:name="T17" style:family="text">
      <style:text-properties fo:color="#008080" style:text-outline="false" style:text-line-through-style="none" style:text-position="0% 100%" style:font-name="Calibri" fo:font-size="10pt" fo:font-style="italic" fo:text-shadow="none" style:text-underline-style="none" fo:font-weight="normal" style:font-size-asian="10pt" style:font-style-asian="italic" style:font-weight-asian="normal" style:font-name-complex="Calibri" style:font-size-complex="10pt" style:font-style-complex="italic" style:font-weight-complex="normal"/>
    </style:style>
    <style:style style:name="T18" style:family="text">
      <style:text-properties style:use-window-font-color="true"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9" style:family="text">
      <style:text-properties fo:color="#ff6600" style:text-outline="false" style:text-line-through-style="none" style:text-position="0% 100%" style:font-name="Calibri" fo:font-size="10pt" fo:font-style="italic" fo:text-shadow="none" style:text-underline-style="none" fo:font-weight="bold" style:font-size-asian="10pt" style:font-style-asian="italic" style:font-weight-asian="bold" style:font-name-complex="Calibri" style:font-size-complex="10pt" style:font-style-complex="italic" style:font-weight-complex="bold"/>
    </style:style>
    <style:style style:name="T20" style:family="text">
      <style:text-properties fo:color="#008080" style:text-outline="false" style:text-line-through-style="none" style:text-position="0% 100%" style:font-name="Calibri" fo:font-size="10pt" fo:font-style="italic" fo:text-shadow="none" style:text-underline-style="none" fo:font-weight="bold" style:font-size-asian="10pt" style:font-style-asian="italic" style:font-weight-asian="bold" style:font-name-complex="Calibri" style:font-size-complex="10pt" style:font-style-complex="italic" style:font-weight-complex="bold"/>
    </style:style>
    <style:style style:name="T21" style:family="text">
      <style:text-properties fo:color="#00abea" style:text-outline="false" style:text-line-through-style="none" style:text-position="0% 100%" style:font-name="Calibri" fo:font-size="10pt" fo:font-style="italic" fo:text-shadow="none" style:text-underline-style="none" fo:font-weight="normal" style:font-size-asian="10pt" style:font-style-asian="italic" style:font-weight-asian="normal" style:font-name-complex="Calibri" style:font-size-complex="10pt" style:font-style-complex="italic" style:font-weight-complex="normal"/>
    </style:style>
    <style:style style:name="T22" style:family="text">
      <style:text-properties fo:color="#ffcc00" style:text-outline="false" style:text-line-through-style="none" style:text-position="0% 100%" style:font-name="Calibri" fo:font-size="10pt" fo:font-style="italic" fo:text-shadow="none" style:text-underline-style="none" fo:font-weight="bold" style:font-size-asian="10pt" style:font-style-asian="italic" style:font-weight-asian="bold" style:font-name-complex="Calibri" style:font-size-complex="10pt" style:font-style-complex="italic" style:font-weight-complex="bold"/>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decimal-number() and cell-content-is-between(0,100)" table:allow-empty-cell="true" table:base-cell-address="Instructions.A1">
          <table:help-message table:title="Percentage" table:display="true">
            <text:p>Numeric entry only</text:p>
          </table:help-message>
          <table:error-message table:message-type="stop" table:title="Percentage" table:display="true">
            <text:p>Numeric entry only</text:p>
          </table:error-message>
        </table:content-validation>
        <table:content-validation table:name="val2" table:condition="of:cell-content-is-date() and cell-content()&gt;18264" table:allow-empty-cell="false" table:base-cell-address="Instructions.A1">
          <table:help-message table:title="Date" table:display="true">
            <text:p>Enter as mmm-yy (e.g. Jan-12)</text:p>
          </table:help-message>
          <table:error-message table:message-type="stop" table:title="Date" table:display="true">
            <text:p>Enter as mmm-yy (e.g. Jan-12)</text:p>
          </table:error-message>
        </table:content-validation>
        <table:content-validation table:name="val3" table:condition="of:cell-content-is-in-list(Frequency)" table:allow-empty-cell="true" table:display-list="unsorted" table:base-cell-address="Instructions.A1">
          <table:help-message table:display="true"/>
          <table:error-message table:message-type="stop" table:display="true"/>
        </table:content-validation>
        <table:content-validation table:name="val4" table:condition="of:cell-content-is-in-list(Lifecycle)" table:allow-empty-cell="false" table:display-list="unsorted" table:base-cell-address="Instructions.A1">
          <table:help-message table:display="true"/>
          <table:error-message table:message-type="stop" table:display="true"/>
        </table:content-validation>
        <table:content-validation table:name="val5" table:condition="of:cell-content-is-in-list(Quality)" table:allow-empty-cell="false" table:display-list="unsorted" table:base-cell-address="Instructions.A1">
          <table:help-message table:display="true"/>
          <table:error-message table:message-type="stop" table:display="true"/>
        </table:content-validation>
        <table:content-validation table:name="val6" table:condition="of:cell-content-is-in-list(System)" table:allow-empty-cell="false" table:display-list="unsorted" table:base-cell-address="Instructions.A1">
          <table:help-message table:display="true"/>
          <table:error-message table:message-type="stop" table:display="true"/>
        </table:content-validation>
        <table:content-validation table:name="val7" table:condition="of:cell-content-is-in-list(License)" table:allow-empty-cell="false" table:display-list="unsorted" table:base-cell-address="Instructions.A1">
          <table:help-message table:display="true"/>
          <table:error-message table:message-type="stop" table:display="true"/>
        </table:content-validation>
        <table:content-validation table:name="val8" table:condition="of:cell-content-is-in-list(Activity)" table:allow-empty-cell="true" table:display-list="unsorted" table:base-cell-address="Instructions.A1">
          <table:help-message table:display="true"/>
          <table:error-message table:message-type="stop" table:display="true"/>
        </table:content-validation>
        <table:content-validation table:name="val9" table:condition="of:cell-content-is-in-list(Segmentation)" table:allow-empty-cell="false" table:display-list="unsorted" table:base-cell-address="Instructions.A1">
          <table:help-message table:display="true"/>
          <table:error-message table:message-type="stop" table:display="true"/>
        </table:content-validation>
        <table:content-validation table:name="val10" table:condition="of:cell-content-is-in-list(Interface)" table:allow-empty-cell="true" table:display-list="unsorted" table:base-cell-address="Instructions.A1">
          <table:help-message table:display="true"/>
          <table:error-message table:message-type="stop" table:display="true"/>
        </table:content-validation>
        <table:content-validation table:name="val11" table:condition="of:cell-content-is-date() and cell-content()&gt;18264" table:allow-empty-cell="true" table:base-cell-address="Instructions.A1">
          <table:help-message table:title="Date" table:display="true">
            <text:p>Enter as mmm-yy (e.g. Jan-12)</text:p>
          </table:help-message>
          <table:error-message table:message-type="stop" table:title="Date" table:display="true">
            <text:p>Enter as mmm-yy (e.g. Jan-12)</text:p>
          </table:error-message>
        </table:content-validation>
        <table:content-validation table:name="val12" table:condition="of:cell-content-is-in-list(Timeliness)" table:allow-empty-cell="false" table:display-list="unsorted" table:base-cell-address="Instructions.A1">
          <table:help-message table:display="true"/>
          <table:error-message table:message-type="stop" table:display="true"/>
        </table:content-validation>
        <table:content-validation table:name="val13" table:condition="of:cell-content-is-in-list(RAG)" table:allow-empty-cell="true" table:display-list="unsorted" table:base-cell-address="Instructions.A1">
          <table:help-message table:display="true"/>
          <table:error-message table:message-type="stop" table:display="true"/>
        </table:content-validation>
        <table:content-validation table:name="val14" table:condition="of:cell-content-is-in-list(Exclusions)" table:allow-empty-cell="false" table:display-list="unsorted" table:base-cell-address="Instructions.A1">
          <table:help-message table:display="true"/>
          <table:error-message table:message-type="stop" table:display="true"/>
        </table:content-validation>
      </table:content-validations>
      <table:table table:name="Instructions" table:style-name="ta1">
        <office:forms form:automatic-focus="false" form:apply-design-mode="false"/>
        <table:shapes>
          <draw:frame draw:z-index="0" draw:name="Picture 2" draw:style-name="gr1" draw:text-style-name="P1" svg:width="11.994cm" svg:height="2.777cm" svg:x="1.883cm" svg:y="0.16cm">
            <draw:image xlink:href="Pictures/20000009000038C80000165DF919A87B.wmf" xlink:type="simple" xlink:show="embed" xlink:actuate="onLoad">
              <text:p/>
            </draw:image>
          </draw:frame>
        </table:shapes>
        <table:table-column table:style-name="co1" table:default-cell-style-name="ce1"/>
        <table:table-column table:style-name="co2" table:default-cell-style-name="ce1"/>
        <table:table-column table:style-name="co3" table:default-cell-style-name="ce1"/>
        <table:table-column table:style-name="co2" table:number-columns-repeated="2" table:default-cell-style-name="ce1"/>
        <table:table-column table:style-name="co4" table:default-cell-style-name="ce1"/>
        <table:table-column table:style-name="co2" table:number-columns-repeated="1018" table:default-cell-style-name="ce1"/>
        <table:table-row table:style-name="ro1">
          <table:table-cell/>
          <table:table-cell table:style-name="ce5" table:number-columns-spanned="6" table:number-rows-spanned="1"/>
          <table:covered-table-cell table:number-columns-repeated="5" table:style-name="ce22"/>
          <table:table-cell table:number-columns-repeated="1017"/>
        </table:table-row>
        <table:table-row table:style-name="ro2">
          <table:table-cell table:number-columns-repeated="1024"/>
        </table:table-row>
        <table:table-row table:style-name="ro3">
          <table:table-cell table:style-name="ce2"/>
          <table:table-cell table:style-name="ce6" office:value-type="string" table:number-columns-spanned="5" table:number-rows-spanned="1">
            <text:p>IATI Implementation Schedule for: </text:p>
          </table:table-cell>
          <table:covered-table-cell table:number-columns-repeated="4" table:style-name="ce2"/>
          <table:table-cell table:style-name="ce39" table:number-columns-spanned="5" table:number-rows-spanned="1"/>
          <table:covered-table-cell table:number-columns-repeated="3" table:style-name="ce41"/>
          <table:covered-table-cell table:style-name="ce44"/>
          <table:table-cell table:style-name="ce2" table:number-columns-repeated="1013"/>
        </table:table-row>
        <table:table-row table:style-name="ro2">
          <table:table-cell table:number-columns-repeated="1024"/>
        </table:table-row>
        <table:table-row table:style-name="ro4">
          <table:table-cell table:style-name="ce3"/>
          <table:table-cell table:style-name="ce7" office:value-type="string" table:number-columns-spanned="5" table:number-rows-spanned="1">
            <text:p>IATI Organisation Identifier:</text:p>
          </table:table-cell>
          <table:covered-table-cell table:number-columns-repeated="3" table:style-name="ce3"/>
          <table:covered-table-cell table:style-name="ce38"/>
          <table:table-cell table:style-name="ce34" table:number-columns-spanned="5" table:number-rows-spanned="1"/>
          <table:covered-table-cell table:number-columns-repeated="3" table:style-name="ce42"/>
          <table:covered-table-cell table:style-name="ce43"/>
          <table:table-cell table:style-name="ce3" table:number-columns-repeated="1013"/>
        </table:table-row>
        <table:table-row table:style-name="ro4">
          <table:table-cell table:style-name="ce3"/>
          <table:table-cell table:style-name="ce8" office:value-type="string" table:number-columns-spanned="10" table:number-rows-spanned="1">
            <text:p>(Click on hyperlink above for more information on IATI Organisation Identifiers)</text:p>
          </table:table-cell>
          <table:covered-table-cell table:number-columns-repeated="4" table:style-name="ce23"/>
          <table:covered-table-cell table:number-columns-repeated="5" table:style-name="ce40"/>
          <table:table-cell table:style-name="ce3" table:number-columns-repeated="1013"/>
        </table:table-row>
        <table:table-row table:style-name="ro5">
          <table:table-cell table:number-columns-repeated="1024"/>
        </table:table-row>
        <table:table-row table:style-name="ro2">
          <table:table-cell table:style-name="ce3"/>
          <table:table-cell table:style-name="ce9" office:value-type="string" table:number-columns-spanned="2" table:number-rows-spanned="1">
            <text:p>Version:</text:p>
          </table:table-cell>
          <table:covered-table-cell table:style-name="ce24"/>
          <table:table-cell table:style-name="ce34"/>
          <table:table-cell table:style-name="ce36"/>
          <table:table-cell table:style-name="ce36" office:value-type="string">
            <text:p>Date:</text:p>
          </table:table-cell>
          <table:table-cell table:style-name="ce34" table:number-columns-spanned="3" table:number-rows-spanned="1"/>
          <table:covered-table-cell table:style-name="ce42"/>
          <table:covered-table-cell table:style-name="ce43"/>
          <table:table-cell table:style-name="ce3" table:number-columns-repeated="1015"/>
        </table:table-row>
        <table:table-row table:style-name="ro6">
          <table:table-cell table:number-columns-repeated="1024"/>
        </table:table-row>
        <table:table-row table:style-name="ro2">
          <table:table-cell table:number-columns-repeated="1024"/>
        </table:table-row>
        <table:table-row table:style-name="ro2">
          <table:table-cell/>
          <table:table-cell table:style-name="ce10" office:value-type="string" table:number-columns-spanned="7" table:number-rows-spanned="1">
            <text:p>This document provides a publication plan which covers:</text:p>
          </table:table-cell>
          <table:covered-table-cell table:number-columns-repeated="6"/>
          <table:table-cell table:number-columns-repeated="1016"/>
        </table:table-row>
        <table:table-row table:style-name="ro7">
          <table:table-cell table:number-columns-repeated="1024"/>
        </table:table-row>
        <table:table-row table:style-name="ro2">
          <table:table-cell/>
          <table:table-cell table:style-name="ce11" office:value-type="string" table:number-columns-spanned="9" table:number-rows-spanned="1">
            <text:p>1. When will data be published? Timetable and frequency of publication</text:p>
          </table:table-cell>
          <table:covered-table-cell table:number-columns-repeated="8"/>
          <table:table-cell table:number-columns-repeated="1014"/>
        </table:table-row>
        <table:table-row table:style-name="ro2">
          <table:table-cell/>
          <table:table-cell table:style-name="ce11" office:value-type="string" table:number-columns-spanned="9" table:number-rows-spanned="1">
            <text:p>2. Exclusions and constraints: Overview of exceptions, thresholds &amp; constraints</text:p>
          </table:table-cell>
          <table:covered-table-cell table:number-columns-repeated="8"/>
          <table:table-cell table:number-columns-repeated="1014"/>
        </table:table-row>
        <table:table-row table:style-name="ro2">
          <table:table-cell/>
          <table:table-cell table:style-name="ce11" office:value-type="string" table:number-columns-spanned="9" table:number-rows-spanned="1">
            <text:p>3. How will data be published? How published data will be presented to users</text:p>
          </table:table-cell>
          <table:covered-table-cell table:number-columns-repeated="8"/>
          <table:table-cell table:number-columns-repeated="1014"/>
        </table:table-row>
        <table:table-row table:style-name="ro2">
          <table:table-cell/>
          <table:table-cell table:style-name="ce11" office:value-type="string" table:number-columns-spanned="9" table:number-rows-spanned="1">
            <text:p>4. What data will be published? Overview coverage. For each area of the standard:</text:p>
          </table:table-cell>
          <table:covered-table-cell table:number-columns-repeated="8"/>
          <table:table-cell table:number-columns-repeated="1014"/>
        </table:table-row>
        <table:table-row table:style-name="ro2">
          <table:table-cell/>
          <table:table-cell table:style-name="ce12"/>
          <table:table-cell table:style-name="ce15" office:value-type="string" table:number-columns-spanned="5" table:number-rows-spanned="1">
            <text:p>a. Timetable for publication</text:p>
          </table:table-cell>
          <table:covered-table-cell table:number-columns-repeated="4"/>
          <table:table-cell table:number-columns-repeated="1017"/>
        </table:table-row>
        <table:table-row table:style-name="ro2">
          <table:table-cell/>
          <table:table-cell table:style-name="ce12"/>
          <table:table-cell table:style-name="ce15" office:value-type="string" table:number-columns-spanned="5" table:number-rows-spanned="1">
            <text:p>b. Terminology used within the data provider's systems</text:p>
          </table:table-cell>
          <table:covered-table-cell table:number-columns-repeated="4"/>
          <table:table-cell table:number-columns-repeated="1017"/>
        </table:table-row>
        <table:table-row table:style-name="ro2">
          <table:table-cell/>
          <table:table-cell table:style-name="ce12"/>
          <table:table-cell table:style-name="ce15" office:value-type="string" table:number-columns-spanned="5" table:number-rows-spanned="1">
            <text:p>c. Exceptions, thresholds &amp; constraints</text:p>
          </table:table-cell>
          <table:covered-table-cell table:number-columns-repeated="4"/>
          <table:table-cell table:number-columns-repeated="1017"/>
        </table:table-row>
        <table:table-row table:style-name="ro2">
          <table:table-cell table:number-columns-repeated="1024"/>
        </table:table-row>
        <table:table-row table:style-name="ro2">
          <table:table-cell/>
          <table:table-cell table:style-name="ce10" office:value-type="string" table:number-columns-spanned="7" table:number-rows-spanned="1">
            <text:p>Instructions for completion:</text:p>
          </table:table-cell>
          <table:covered-table-cell table:number-columns-repeated="6"/>
          <table:table-cell table:number-columns-repeated="1016"/>
        </table:table-row>
        <table:table-row table:style-name="ro7">
          <table:table-cell/>
          <table:table-cell table:style-name="ce13"/>
          <table:table-cell table:number-columns-repeated="1022"/>
        </table:table-row>
        <table:table-row table:style-name="ro8">
          <table:table-cell/>
          <table:table-cell table:style-name="ce14" office:value-type="string" table:number-columns-spanned="10" table:number-rows-spanned="1">
            <text:p>The Implementation Schedule is divided into three tabs, with mirrored guidance tabs providing more help in completing the schedule (which should be deleted prior to submitting a completed Implementation Schedule):</text:p>
          </table:table-cell>
          <table:covered-table-cell table:number-columns-repeated="9" table:style-name="ce25"/>
          <table:table-cell table:number-columns-repeated="1013"/>
        </table:table-row>
        <table:table-row table:style-name="ro2">
          <table:table-cell table:number-columns-repeated="2"/>
          <table:table-cell table:style-name="ce15" office:value-type="string" table:number-columns-spanned="9" table:number-rows-spanned="1">
            <text:p>1. Publishing Information</text:p>
          </table:table-cell>
          <table:covered-table-cell table:number-columns-repeated="8"/>
          <table:table-cell table:number-columns-repeated="1013"/>
        </table:table-row>
        <table:table-row table:style-name="ro2">
          <table:table-cell table:number-columns-repeated="2"/>
          <table:table-cell table:style-name="ce15" office:value-type="string" table:number-columns-spanned="9" table:number-rows-spanned="1">
            <text:p>2. Organisation Data</text:p>
          </table:table-cell>
          <table:covered-table-cell table:number-columns-repeated="8"/>
          <table:table-cell table:number-columns-repeated="1013"/>
        </table:table-row>
        <table:table-row table:style-name="ro2">
          <table:table-cell table:number-columns-repeated="2"/>
          <table:table-cell table:style-name="ce15" office:value-type="string" table:number-columns-spanned="9" table:number-rows-spanned="1">
            <text:p>3. Activity Data</text:p>
          </table:table-cell>
          <table:covered-table-cell table:number-columns-repeated="8"/>
          <table:table-cell table:number-columns-repeated="1013"/>
        </table:table-row>
        <table:table-row table:style-name="ro2">
          <table:table-cell/>
          <table:table-cell table:style-name="ce15" table:number-columns-spanned="10" table:number-rows-spanned="1"/>
          <table:covered-table-cell table:number-columns-repeated="9"/>
          <table:table-cell table:number-columns-repeated="1013"/>
        </table:table-row>
        <table:table-row table:style-name="ro4">
          <table:table-cell/>
          <table:table-cell table:style-name="ce16" office:value-type="string" table:number-columns-spanned="10" table:number-rows-spanned="1">
            <text:p>Publishing Information</text:p>
          </table:table-cell>
          <table:covered-table-cell table:number-columns-repeated="9" table:style-name="ce26"/>
          <table:table-cell table:number-columns-repeated="1013"/>
        </table:table-row>
        <table:table-row table:style-name="ro9">
          <table:table-cell/>
          <table:table-cell table:style-name="ce15" office:value-type="string" table:number-columns-spanned="10" table:number-rows-spanned="1">
            <text:p>This provides space to provide more detailed information about what data will be published, whether there will be any exclusions, and how the data will be published.</text:p>
          </table:table-cell>
          <table:covered-table-cell table:number-columns-repeated="9"/>
          <table:table-cell table:number-columns-repeated="1013"/>
        </table:table-row>
        <table:table-row table:style-name="ro8">
          <table:table-cell/>
          <table:table-cell table:style-name="ce15" office:value-type="string" table:number-columns-spanned="10" table:number-rows-spanned="1">
            <text:p>This is made up of a mixture of boxes for extracting specific information and text boxes for providing more detailed information.</text:p>
          </table:table-cell>
          <table:covered-table-cell table:number-columns-repeated="9"/>
          <table:table-cell table:number-columns-repeated="1013"/>
        </table:table-row>
        <table:table-row table:style-name="ro10">
          <table:table-cell/>
          <table:table-cell table:style-name="ce15" office:value-type="string" table:number-columns-spanned="10" table:number-rows-spanned="1">
            <text:p>Many of the boxes for specific information consist of drop-down menus where you will need to select the most appropriate category that fits with the qualitative information you provide in the adjacent text box.</text:p>
          </table:table-cell>
          <table:covered-table-cell table:number-columns-repeated="9"/>
          <table:table-cell table:number-columns-repeated="1013"/>
        </table:table-row>
        <table:table-row table:style-name="ro2">
          <table:table-cell/>
          <table:table-cell table:style-name="ce15" office:value-type="string" table:number-columns-spanned="10" table:number-rows-spanned="1">
            <text:p>Some require a typed entry:</text:p>
          </table:table-cell>
          <table:covered-table-cell table:number-columns-repeated="9"/>
          <table:table-cell table:number-columns-repeated="1013"/>
        </table:table-row>
        <table:table-row table:style-name="ro11">
          <table:table-cell/>
          <table:table-cell table:style-name="ce17" office:value-type="string" table:number-columns-spanned="10" table:number-rows-spanned="1">
            <text:p>e.g. Numeric entry for % of total budget (/ODA) and date entries for publication timetable (this should appear in mmm-yy format - e.g. Jan-12).</text:p>
          </table:table-cell>
          <table:covered-table-cell table:number-columns-repeated="9" table:style-name="ce27"/>
          <table:table-cell table:number-columns-repeated="1013"/>
        </table:table-row>
        <table:table-row table:style-name="ro11">
          <table:table-cell/>
          <table:table-cell table:style-name="ce15" office:value-type="string" table:number-columns-spanned="10" table:number-rows-spanned="1">
            <text:p>The purpose of these boxes is to make it easier for users to extract the most pertinent information, whereas the text boxes expand on this to provide more detailed information.</text:p>
          </table:table-cell>
          <table:covered-table-cell table:number-columns-repeated="9"/>
          <table:table-cell table:number-columns-repeated="1013"/>
        </table:table-row>
        <table:table-row table:style-name="ro2">
          <table:table-cell/>
          <table:table-cell table:style-name="ce15" table:number-columns-spanned="10" table:number-rows-spanned="1"/>
          <table:covered-table-cell table:number-columns-repeated="9"/>
          <table:table-cell table:number-columns-repeated="1013"/>
        </table:table-row>
        <table:table-row table:style-name="ro4">
          <table:table-cell/>
          <table:table-cell table:style-name="ce16" office:value-type="string" table:number-columns-spanned="10" table:number-rows-spanned="1">
            <text:p>Organisation Data and Activity Data</text:p>
          </table:table-cell>
          <table:covered-table-cell table:number-columns-repeated="9" table:style-name="ce26"/>
          <table:table-cell table:number-columns-repeated="1013"/>
        </table:table-row>
        <table:table-row table:style-name="ro2">
          <table:table-cell/>
          <table:table-cell table:style-name="ce15" office:value-type="string" table:number-columns-spanned="10" table:number-rows-spanned="1">
            <text:p>Although each of these has its own worksheet, the format for completing each is the same.</text:p>
          </table:table-cell>
          <table:covered-table-cell table:number-columns-repeated="9"/>
          <table:table-cell table:number-columns-repeated="1013"/>
        </table:table-row>
        <table:table-row table:style-name="ro10">
          <table:table-cell/>
          <table:table-cell table:style-name="ce15" office:value-type="string" table:number-columns-spanned="10" table:number-rows-spanned="1">
            <text:p>Each is made up of a table consisting of seven columns: </text:p>
            <text:p>1) Information Area, 2) Status, 3) Publication date, 4) Exclusions &amp; Thresholds, 5) Exclusion category 6) Data provider definition, and 7) Publication notes.</text:p>
          </table:table-cell>
          <table:covered-table-cell table:number-columns-repeated="9"/>
          <table:table-cell table:number-columns-repeated="1013"/>
        </table:table-row>
        <table:table-row table:style-name="ro2">
          <table:table-cell table:number-columns-repeated="1024"/>
        </table:table-row>
        <table:table-row table:style-name="ro8">
          <table:table-cell/>
          <table:table-cell table:style-name="ce18" office:value-type="string" table:number-columns-spanned="10" table:number-rows-spanned="1">
            <text:p>1) Information Area<text:span text:style-name="T1"> - </text:span></text:p>
            <text:p><text:span text:style-name="T1">this identifies the data item.</text:span></text:p>
          </table:table-cell>
          <table:covered-table-cell table:number-columns-repeated="9" table:style-name="ce20"/>
          <table:table-cell table:number-columns-repeated="1013"/>
        </table:table-row>
        <table:table-row table:style-name="ro12">
          <table:table-cell/>
          <table:table-cell table:style-name="ce18" office:value-type="string" table:number-columns-spanned="10" table:number-rows-spanned="1">
            <text:p>2) Status<text:span text:style-name="T1"> - </text:span></text:p>
            <text:p><text:span text:style-name="T1">this provides a traffic light rating on the readiness of data to be published and is based on the following key:</text:span></text:p>
          </table:table-cell>
          <table:covered-table-cell table:number-columns-repeated="9" table:style-name="ce20"/>
          <table:table-cell table:number-columns-repeated="1013"/>
        </table:table-row>
        <table:table-row table:style-name="ro2">
          <table:table-cell table:style-name="ce4" table:number-columns-repeated="2"/>
          <table:table-cell table:style-name="ce28" office:value-type="string">
            <text:p>Fully compliant</text:p>
          </table:table-cell>
          <table:table-cell table:style-name="ce35" office:value-type="string" table:number-columns-spanned="8" table:number-rows-spanned="1">
            <text:p>Publishing in full compliance with the IATI Standard</text:p>
          </table:table-cell>
          <table:covered-table-cell table:number-columns-repeated="7" table:style-name="ce35"/>
          <table:table-cell table:style-name="ce4" table:number-columns-repeated="3"/>
          <table:table-cell table:style-name="ce46"/>
          <table:table-cell table:style-name="ce4" table:number-columns-repeated="1009"/>
        </table:table-row>
        <table:table-row table:style-name="ro2">
          <table:table-cell table:style-name="ce4" table:number-columns-repeated="2"/>
          <table:table-cell table:style-name="ce29" office:value-type="string">
            <text:p>Partially compliant</text:p>
          </table:table-cell>
          <table:table-cell table:style-name="ce35" office:value-type="string" table:number-columns-spanned="8" table:number-rows-spanned="1">
            <text:p>Publishing some data required by the IATI Standard</text:p>
          </table:table-cell>
          <table:covered-table-cell table:number-columns-repeated="6" table:style-name="ce37"/>
          <table:covered-table-cell table:style-name="ce45"/>
          <table:table-cell table:style-name="ce4" table:number-columns-repeated="3"/>
          <table:table-cell table:style-name="ce46"/>
          <table:table-cell table:style-name="ce4" table:number-columns-repeated="1009"/>
        </table:table-row>
        <table:table-row table:style-name="ro2">
          <table:table-cell table:style-name="ce4" table:number-columns-repeated="2"/>
          <table:table-cell table:style-name="ce30" office:value-type="string">
            <text:p>Future publication</text:p>
          </table:table-cell>
          <table:table-cell table:style-name="ce35" office:value-type="string" table:number-columns-spanned="8" table:number-rows-spanned="1">
            <text:p>Data will be published at a future date</text:p>
          </table:table-cell>
          <table:covered-table-cell table:number-columns-repeated="7" table:style-name="ce35"/>
          <table:table-cell table:style-name="ce4" table:number-columns-repeated="3"/>
          <table:table-cell table:style-name="ce46"/>
          <table:table-cell table:style-name="ce4" table:number-columns-repeated="1009"/>
        </table:table-row>
        <table:table-row table:style-name="ro2">
          <table:table-cell table:style-name="ce4" table:number-columns-repeated="2"/>
          <table:table-cell table:style-name="ce31" office:value-type="string">
            <text:p>Under consideration</text:p>
          </table:table-cell>
          <table:table-cell table:style-name="ce35" office:value-type="string" table:number-columns-spanned="8" table:number-rows-spanned="1">
            <text:p>No current plans to publish, but could be considered</text:p>
          </table:table-cell>
          <table:covered-table-cell table:number-columns-repeated="6" table:style-name="ce37"/>
          <table:covered-table-cell table:style-name="ce45"/>
          <table:table-cell table:style-name="ce4" table:number-columns-repeated="3"/>
          <table:table-cell table:style-name="ce46"/>
          <table:table-cell table:style-name="ce4" table:number-columns-repeated="1009"/>
        </table:table-row>
        <table:table-row table:style-name="ro2">
          <table:table-cell table:style-name="ce4" table:number-columns-repeated="2"/>
          <table:table-cell table:style-name="ce32" office:value-type="string">
            <text:p>Unable to publish</text:p>
          </table:table-cell>
          <table:table-cell table:style-name="ce35" office:value-type="string" table:number-columns-spanned="8" table:number-rows-spanned="1">
            <text:p>Information not available or collected, or not relevant to organisation</text:p>
          </table:table-cell>
          <table:covered-table-cell table:number-columns-repeated="7" table:style-name="ce35"/>
          <table:table-cell table:style-name="ce4" table:number-columns-repeated="3"/>
          <table:table-cell table:style-name="ce46"/>
          <table:table-cell table:style-name="ce4" table:number-columns-repeated="1009"/>
        </table:table-row>
        <table:table-row table:style-name="ro2">
          <table:table-cell table:style-name="ce4"/>
          <table:table-cell table:style-name="ce19" office:value-type="string" table:number-columns-spanned="10" table:number-rows-spanned="1">
            <text:p>(The colour coding is auto-generated through use of the drop-down menu.)</text:p>
          </table:table-cell>
          <table:covered-table-cell table:number-columns-repeated="9" table:style-name="ce4"/>
          <table:table-cell table:style-name="ce4" table:number-columns-repeated="3"/>
          <table:table-cell table:style-name="ce46"/>
          <table:table-cell table:style-name="ce4" table:number-columns-repeated="1009"/>
        </table:table-row>
        <table:table-row table:style-name="ro11">
          <table:table-cell table:style-name="ce4"/>
          <table:table-cell table:style-name="ce19" office:value-type="string" table:number-columns-spanned="10" table:number-rows-spanned="1">
            <text:p>For anything less than full compliance, further information should be provided in the publication notes. This includes:</text:p>
          </table:table-cell>
          <table:covered-table-cell table:number-columns-repeated="9" table:style-name="ce4"/>
          <table:table-cell table:style-name="ce4" table:number-columns-repeated="3"/>
          <table:table-cell table:style-name="ce46"/>
          <table:table-cell table:style-name="ce4" table:number-columns-repeated="1009"/>
        </table:table-row>
        <table:table-row table:style-name="ro2">
          <table:table-cell table:style-name="ce4" table:number-columns-repeated="2"/>
          <table:table-cell table:style-name="ce19" office:value-type="string" table:number-columns-spanned="9" table:number-rows-spanned="1">
            <text:p>- dates for full compliance if partial compliance is expected initially</text:p>
          </table:table-cell>
          <table:covered-table-cell table:number-columns-repeated="8" table:style-name="ce4"/>
          <table:table-cell table:style-name="ce4" table:number-columns-repeated="3"/>
          <table:table-cell table:style-name="ce46"/>
          <table:table-cell table:style-name="ce4" table:number-columns-repeated="1009"/>
        </table:table-row>
        <table:table-row table:style-name="ro8">
          <table:table-cell table:style-name="ce4" table:number-columns-repeated="2"/>
          <table:table-cell table:style-name="ce19" office:value-type="string" table:number-columns-spanned="9" table:number-rows-spanned="1">
            <text:p>- information on future publication of data items - e.g. potential dates or what it is dependent upon (e.g. new management systems)</text:p>
          </table:table-cell>
          <table:covered-table-cell table:number-columns-repeated="8" table:style-name="ce4"/>
          <table:table-cell table:style-name="ce4" table:number-columns-repeated="3"/>
          <table:table-cell table:style-name="ce46"/>
          <table:table-cell table:style-name="ce4" table:number-columns-repeated="1009"/>
        </table:table-row>
        <table:table-row table:style-name="ro11">
          <table:table-cell table:style-name="ce4" table:number-columns-repeated="2"/>
          <table:table-cell table:style-name="ce19" office:value-type="string" table:number-columns-spanned="9" table:number-rows-spanned="1">
            <text:p>- under what conditions data items under consideration could be published (e.g. implementing geo-coding or collecting of results data)</text:p>
          </table:table-cell>
          <table:covered-table-cell table:number-columns-repeated="8" table:style-name="ce4"/>
          <table:table-cell table:style-name="ce4" table:number-columns-repeated="3"/>
          <table:table-cell table:style-name="ce46"/>
          <table:table-cell table:style-name="ce4" table:number-columns-repeated="1009"/>
        </table:table-row>
        <table:table-row table:style-name="ro9">
          <table:table-cell table:style-name="ce4" table:number-columns-repeated="2"/>
          <table:table-cell table:style-name="ce19" office:value-type="string" table:number-columns-spanned="9" table:number-rows-spanned="1">
            <text:p>- reasons for being unable to publish (e.g. not relevant to the organisation, not part of the organisation's business model, etc.)</text:p>
          </table:table-cell>
          <table:covered-table-cell table:number-columns-repeated="8" table:style-name="ce4"/>
          <table:table-cell table:style-name="ce4" table:number-columns-repeated="3"/>
          <table:table-cell table:style-name="ce46"/>
          <table:table-cell table:style-name="ce4" table:number-columns-repeated="1009"/>
        </table:table-row>
        <table:table-row table:style-name="ro13">
          <table:table-cell table:style-name="ce4"/>
          <table:table-cell table:style-name="ce18" office:value-type="string" table:number-columns-spanned="10" table:number-rows-spanned="1">
            <text:p>3) Publication date<text:span text:style-name="T1"> - </text:span></text:p>
            <text:p><text:span text:style-name="T1">identifies when data can start being published (this will be based on the overall timetable for publication identified in the 'Publishing Information' tab, and should indicate when in the publication timetable this date item will be published).</text:span></text:p>
          </table:table-cell>
          <table:covered-table-cell table:number-columns-repeated="9" table:style-name="ce20"/>
          <table:table-cell table:style-name="ce4" table:number-columns-repeated="3"/>
          <table:table-cell table:style-name="ce46"/>
          <table:table-cell table:style-name="ce4" table:number-columns-repeated="1009"/>
        </table:table-row>
        <table:table-row table:style-name="ro8">
          <table:table-cell table:style-name="ce4"/>
          <table:table-cell table:style-name="ce19" office:value-type="string" table:number-columns-spanned="10" table:number-rows-spanned="1">
            <text:p>The date should appear in mmm-yy format (e.g. Jan-12). If any additional information needs to be provided about the date, this should be added in the 'Publication notes'.</text:p>
          </table:table-cell>
          <table:covered-table-cell table:number-columns-repeated="9" table:style-name="ce20"/>
          <table:table-cell table:style-name="ce4" table:number-columns-repeated="1013"/>
        </table:table-row>
        <table:table-row table:style-name="ro11">
          <table:table-cell table:style-name="ce4"/>
          <table:table-cell table:style-name="ce18" office:value-type="string" table:number-columns-spanned="10" table:number-rows-spanned="1">
            <text:p>4) Exclusions &amp; Thresholds<text:span text:style-name="T1"> - </text:span></text:p>
            <text:p><text:span text:style-name="T1">highlights any specific thresholds or exclusions for the data item.</text:span></text:p>
          </table:table-cell>
          <table:covered-table-cell table:number-columns-repeated="9" table:style-name="ce20"/>
          <table:table-cell table:style-name="ce4" table:number-columns-repeated="1013"/>
        </table:table-row>
        <table:table-row table:style-name="ro9">
          <table:table-cell table:style-name="ce4"/>
          <table:table-cell table:style-name="ce18" office:value-type="string" table:number-columns-spanned="10" table:number-rows-spanned="1">
            <text:p>5) Exclusion category<text:span text:style-name="T1"> - </text:span></text:p>
            <text:p><text:span text:style-name="T1">identifies the reason for the exclusion using the following drop-down menu:</text:span></text:p>
          </table:table-cell>
          <table:covered-table-cell table:number-columns-repeated="9" table:style-name="ce20"/>
          <table:table-cell table:style-name="ce4" table:number-columns-repeated="1013"/>
        </table:table-row>
        <table:table-row table:style-name="ro2">
          <table:table-cell table:style-name="ce4"/>
          <table:table-cell table:style-name="ce20"/>
          <table:table-cell table:style-name="ce33" office:value-type="string">
            <text:p>n/a</text:p>
          </table:table-cell>
          <table:table-cell table:style-name="ce35" office:value-type="string" table:number-columns-spanned="8" table:number-rows-spanned="1">
            <text:p>No exclusions</text:p>
          </table:table-cell>
          <table:covered-table-cell table:number-columns-repeated="7" table:style-name="ce35"/>
          <table:table-cell table:style-name="ce4" table:number-columns-repeated="1013"/>
        </table:table-row>
        <table:table-row table:style-name="ro2">
          <table:table-cell table:style-name="ce4"/>
          <table:table-cell table:style-name="ce20"/>
          <table:table-cell table:style-name="ce33" office:value-type="string">
            <text:p>a</text:p>
          </table:table-cell>
          <table:table-cell table:style-name="ce35" office:value-type="string" table:number-columns-spanned="8" table:number-rows-spanned="1">
            <text:p>Not applicable to organisation</text:p>
          </table:table-cell>
          <table:covered-table-cell table:number-columns-repeated="7" table:style-name="ce35"/>
          <table:table-cell table:style-name="ce4" table:number-columns-repeated="1013"/>
        </table:table-row>
        <table:table-row table:style-name="ro2">
          <table:table-cell table:style-name="ce4"/>
          <table:table-cell table:style-name="ce20"/>
          <table:table-cell table:style-name="ce33" office:value-type="string">
            <text:p>b</text:p>
          </table:table-cell>
          <table:table-cell table:style-name="ce35" office:value-type="string" table:number-columns-spanned="8" table:number-rows-spanned="1">
            <text:p>A non-disclosure policy</text:p>
          </table:table-cell>
          <table:covered-table-cell table:number-columns-repeated="7" table:style-name="ce35"/>
          <table:table-cell table:style-name="ce4" table:number-columns-repeated="1013"/>
        </table:table-row>
        <table:table-row table:style-name="ro2">
          <table:table-cell table:style-name="ce4"/>
          <table:table-cell table:style-name="ce20"/>
          <table:table-cell table:style-name="ce33" office:value-type="string">
            <text:p>c</text:p>
          </table:table-cell>
          <table:table-cell table:style-name="ce35" office:value-type="string" table:number-columns-spanned="8" table:number-rows-spanned="1">
            <text:p>Not currently captured and prohibitive cost</text:p>
          </table:table-cell>
          <table:covered-table-cell table:number-columns-repeated="7" table:style-name="ce35"/>
          <table:table-cell table:style-name="ce4" table:number-columns-repeated="1013"/>
        </table:table-row>
        <table:table-row table:style-name="ro2">
          <table:table-cell table:style-name="ce4"/>
          <table:table-cell table:style-name="ce20"/>
          <table:table-cell table:style-name="ce33" office:value-type="string">
            <text:p>d</text:p>
          </table:table-cell>
          <table:table-cell table:style-name="ce35" office:value-type="string" table:number-columns-spanned="8" table:number-rows-spanned="1">
            <text:p>Other (please specify within the 'Exclusions &amp; Thresholds narrative)</text:p>
          </table:table-cell>
          <table:covered-table-cell table:number-columns-repeated="7" table:style-name="ce35"/>
          <table:table-cell table:style-name="ce4" table:number-columns-repeated="1013"/>
        </table:table-row>
        <table:table-row table:style-name="ro10">
          <table:table-cell table:style-name="ce4"/>
          <table:table-cell table:style-name="ce18" office:value-type="string" table:number-columns-spanned="10" table:number-rows-spanned="1">
            <text:p>6) Data provider definition<text:span text:style-name="T1"> - </text:span></text:p>
            <text:p><text:span text:style-name="T1">provides the terminology used within the organisation's internal systems (this demonstrates how internal terminology maps to IATI).</text:span></text:p>
          </table:table-cell>
          <table:covered-table-cell table:number-columns-repeated="9" table:style-name="ce20"/>
          <table:table-cell table:style-name="ce4" table:number-columns-repeated="1013"/>
        </table:table-row>
        <table:table-row table:style-name="ro10">
          <table:table-cell table:style-name="ce4"/>
          <table:table-cell table:style-name="ce18" office:value-type="string" table:number-columns-spanned="10" table:number-rows-spanned="1">
            <text:p>7) Publication notes<text:span text:style-name="T1"> - </text:span></text:p>
            <text:p><text:span text:style-name="T1">provides additional information, such as reasons for amber or red coding, or relevant information which is not covered in the preceding columns or requires further clarification. </text:span></text:p>
          </table:table-cell>
          <table:covered-table-cell table:number-columns-repeated="9" table:style-name="ce20"/>
          <table:table-cell table:style-name="ce4" table:number-columns-repeated="1013"/>
        </table:table-row>
        <table:table-row table:style-name="ro2">
          <table:table-cell table:style-name="ce4" table:number-columns-repeated="1024"/>
        </table:table-row>
        <table:table-row table:style-name="ro2">
          <table:table-cell table:style-name="ce4"/>
          <table:table-cell table:style-name="ce10" office:value-type="string" table:number-columns-spanned="7" table:number-rows-spanned="1">
            <text:p>Support available:</text:p>
          </table:table-cell>
          <table:covered-table-cell table:number-columns-repeated="6" table:style-name="ce4"/>
          <table:table-cell table:style-name="ce4" table:number-columns-repeated="1016"/>
        </table:table-row>
        <table:table-row table:style-name="ro14">
          <table:table-cell table:style-name="ce4"/>
          <table:table-cell table:style-name="ce19" table:number-columns-spanned="10" table:number-rows-spanned="1"/>
          <table:covered-table-cell table:number-columns-repeated="9" table:style-name="ce4"/>
          <table:table-cell table:style-name="ce4" table:number-columns-repeated="1013"/>
        </table:table-row>
        <table:table-row table:style-name="ro4">
          <table:table-cell table:style-name="ce4"/>
          <table:table-cell table:style-name="ce16" office:value-type="string" table:number-columns-spanned="10" table:number-rows-spanned="1">
            <text:p>Knowledge Base</text:p>
          </table:table-cell>
          <table:covered-table-cell table:number-columns-repeated="9" table:style-name="ce26"/>
          <table:table-cell table:style-name="ce4" table:number-columns-repeated="1013"/>
        </table:table-row>
        <table:table-row table:style-name="ro15">
          <table:table-cell/>
          <table:table-cell table:style-name="ce15" office:value-type="string" table:number-columns-spanned="10" table:number-rows-spanned="1">
            <text:p>The Knowledge Base has a number of forums that provide additional information about getting started and implementing IATI, including discussions on tools, information for NGOs and some technical information.</text:p>
          </table:table-cell>
          <table:covered-table-cell table:number-columns-repeated="9"/>
          <table:table-cell table:number-columns-repeated="1013"/>
        </table:table-row>
        <table:table-row table:style-name="ro16">
          <table:table-cell/>
          <table:table-cell table:style-name="ce15" office:value-type="string" table:number-columns-spanned="10" table:number-rows-spanned="1">
            <text:p>Information on communication support can also be found here to help in promoting your IATI publication (including examples of existing news releases, templates and contacts).</text:p>
          </table:table-cell>
          <table:covered-table-cell table:number-columns-repeated="9"/>
          <table:table-cell table:number-columns-repeated="1013"/>
        </table:table-row>
        <table:table-row table:style-name="ro2">
          <table:table-cell/>
          <table:table-cell table:style-name="ce15" office:value-type="string" table:number-columns-spanned="10" table:number-rows-spanned="1">
            <text:p>The Knowledge Base can be found at:</text:p>
          </table:table-cell>
          <table:covered-table-cell table:number-columns-repeated="9"/>
          <table:table-cell table:number-columns-repeated="1013"/>
        </table:table-row>
        <table:table-row table:style-name="ro2">
          <table:table-cell/>
          <table:table-cell table:style-name="ce21" office:value-type="string" table:number-columns-spanned="10" table:number-rows-spanned="1">
            <text:p><text:a xlink:href="http://support.iatistandard.org/forums" xlink:type="simple">http://support.iatistandard.org/forums</text:a></text:p>
          </table:table-cell>
          <table:covered-table-cell table:number-columns-repeated="9" table:style-name="ce21"/>
          <table:table-cell table:number-columns-repeated="1013"/>
        </table:table-row>
        <table:table-row table:style-name="ro2">
          <table:table-cell/>
          <table:table-cell table:style-name="ce15" table:number-columns-spanned="10" table:number-rows-spanned="1"/>
          <table:covered-table-cell table:number-columns-repeated="9"/>
          <table:table-cell table:number-columns-repeated="1013"/>
        </table:table-row>
        <table:table-row table:style-name="ro4">
          <table:table-cell/>
          <table:table-cell table:style-name="ce16" office:value-type="string" table:number-columns-spanned="10" table:number-rows-spanned="1">
            <text:p>Further support</text:p>
          </table:table-cell>
          <table:covered-table-cell table:number-columns-repeated="9" table:style-name="ce26"/>
          <table:table-cell table:number-columns-repeated="1013"/>
        </table:table-row>
        <table:table-row table:style-name="ro16">
          <table:table-cell/>
          <table:table-cell table:style-name="ce15" office:value-type="string" table:number-columns-spanned="10" table:number-rows-spanned="1">
            <text:p>If you require any further support or there are any areas of information you would like to see added, please contact IATI Support:</text:p>
          </table:table-cell>
          <table:covered-table-cell table:number-columns-repeated="9"/>
          <table:table-cell table:number-columns-repeated="1013"/>
        </table:table-row>
        <table:table-row table:style-name="ro2">
          <table:table-cell/>
          <table:table-cell table:style-name="ce21" office:value-type="string" table:number-columns-spanned="10" table:number-rows-spanned="1">
            <text:p><text:a xlink:href="mailto:support@iatistandard.org" xlink:type="simple">support@iatistandard.org</text:a></text:p>
          </table:table-cell>
          <table:covered-table-cell table:number-columns-repeated="9"/>
          <table:table-cell table:number-columns-repeated="1013"/>
        </table:table-row>
        <table:table-row table:style-name="ro2" table:number-rows-repeated="1048500">
          <table:table-cell table:number-columns-repeated="1024"/>
        </table:table-row>
        <table:table-row table:style-name="ro2">
          <table:table-cell table:number-columns-repeated="1024"/>
        </table:table-row>
      </table:table>
      <table:table table:name="Publishing Information" table:style-name="ta2">
        <table:table-column table:style-name="co1" table:default-cell-style-name="ce1"/>
        <table:table-column table:style-name="co5" table:visibility="collapse" table:default-cell-style-name="ce1"/>
        <table:table-column table:style-name="co6" table:number-columns-repeated="2" table:default-cell-style-name="ce1"/>
        <table:table-column table:style-name="co7" table:default-cell-style-name="ce1"/>
        <table:table-column table:style-name="co6" table:number-columns-repeated="2" table:default-cell-style-name="ce1"/>
        <table:table-column table:style-name="co2" table:number-columns-repeated="1017" table:default-cell-style-name="ce1"/>
        <table:table-row table:style-name="ro2">
          <table:table-cell table:number-columns-repeated="1024"/>
        </table:table-row>
        <table:table-row table:style-name="ro3">
          <table:table-cell table:number-columns-repeated="2"/>
          <table:table-cell table:style-name="ce48" office:value-type="string" table:number-columns-spanned="3" table:number-rows-spanned="1">
            <text:p>1. When will data be published?</text:p>
          </table:table-cell>
          <table:covered-table-cell table:number-columns-repeated="2" table:style-name="ce69"/>
          <table:table-cell table:number-columns-repeated="1019"/>
        </table:table-row>
        <table:table-row table:style-name="ro4">
          <table:table-cell table:number-columns-repeated="1024"/>
        </table:table-row>
        <table:table-row table:style-name="ro17">
          <table:table-cell table:style-name="ce20" table:number-columns-repeated="2"/>
          <table:table-cell table:style-name="ce49" office:value-type="string" table:number-columns-spanned="3" table:number-rows-spanned="1">
            <text:p>Timetable and frequency of publication</text:p>
          </table:table-cell>
          <table:covered-table-cell table:style-name="ce70"/>
          <table:covered-table-cell table:style-name="ce82"/>
          <table:table-cell table:style-name="ce20" table:number-columns-repeated="1019"/>
        </table:table-row>
        <table:table-row table:style-name="ro18">
          <table:table-cell table:style-name="ce20" table:number-columns-repeated="2"/>
          <table:table-cell table:style-name="ce50" office:value-type="string" table:number-columns-spanned="3" table:number-rows-spanned="1">
            <text:p>Which organisations/agencies/programmes will your IATI data cover? <text:span text:style-name="T1">(What % of your total development flows does this cover? What is missing?)</text:span></text:p>
          </table:table-cell>
          <table:covered-table-cell table:style-name="ce71"/>
          <table:covered-table-cell table:style-name="ce83"/>
          <table:table-cell table:style-name="ce20" table:number-columns-repeated="1019"/>
        </table:table-row>
        <table:table-row table:style-name="ro2">
          <table:table-cell table:style-name="ce4" table:number-columns-repeated="2"/>
          <table:table-cell table:style-name="ce51" office:value-type="string" table:number-columns-spanned="2" table:number-rows-spanned="1">
            <text:p>Percentage of total budget / ODA</text:p>
          </table:table-cell>
          <table:covered-table-cell table:style-name="ce72"/>
          <table:table-cell table:style-name="ce84" office:value-type="string">
            <text:p>Narrative</text:p>
          </table:table-cell>
          <table:table-cell table:style-name="ce4" table:number-columns-repeated="1019"/>
        </table:table-row>
        <table:table-row table:style-name="ro19">
          <table:table-cell table:style-name="ce47"/>
          <table:table-cell table:style-name="ce47" office:value-type="string">
            <text:p>SCOPE</text:p>
          </table:table-cell>
          <table:table-cell table:style-name="ce52" table:content-validation-name="val1" table:number-columns-spanned="2" table:number-rows-spanned="1"/>
          <table:covered-table-cell table:style-name="ce73" table:content-validation-name="val1"/>
          <table:table-cell table:style-name="ce85"/>
          <table:table-cell table:style-name="ce47" table:number-columns-repeated="1019"/>
        </table:table-row>
        <table:table-row table:style-name="ro20">
          <table:table-cell table:number-columns-repeated="2"/>
          <table:table-cell table:style-name="ce53" office:value-type="string" table:number-columns-spanned="3" table:number-rows-spanned="1">
            <text:p><text:span text:style-name="T2">Overall timetable for publication</text:span><text:span text:style-name="T1"> (Provide a date for when these organisations will publish (a) an initial (incomplete) set of IATI data and (b) full IATI implementation)</text:span></text:p>
          </table:table-cell>
          <table:covered-table-cell table:style-name="ce74"/>
          <table:covered-table-cell table:style-name="ce86"/>
          <table:table-cell table:number-columns-repeated="1019"/>
        </table:table-row>
        <table:table-row table:style-name="ro16">
          <table:table-cell table:number-columns-repeated="2"/>
          <table:table-cell table:style-name="ce54" office:value-type="string">
            <text:p>Date of initial implementation</text:p>
          </table:table-cell>
          <table:table-cell table:style-name="ce72" office:value-type="string">
            <text:p>Date of full implementation</text:p>
          </table:table-cell>
          <table:table-cell table:style-name="ce84" office:value-type="string">
            <text:p>Narrative</text:p>
          </table:table-cell>
          <table:table-cell table:number-columns-repeated="1019"/>
        </table:table-row>
        <table:table-row table:style-name="ro19">
          <table:table-cell table:style-name="ce47"/>
          <table:table-cell table:style-name="ce47" office:value-type="string">
            <text:p>TIMETABLE</text:p>
          </table:table-cell>
          <table:table-cell table:style-name="ce55" table:content-validation-name="val2"/>
          <table:table-cell table:style-name="ce75" table:content-validation-name="val11"/>
          <table:table-cell table:style-name="ce85"/>
          <table:table-cell table:style-name="ce47" table:number-columns-repeated="1019"/>
        </table:table-row>
        <table:table-row table:style-name="ro8">
          <table:table-cell table:number-columns-repeated="2"/>
          <table:table-cell table:style-name="ce56" office:value-type="string" table:number-columns-spanned="3" table:number-rows-spanned="1">
            <text:p><text:span text:style-name="T2">Timeliness and frequency of publication</text:span><text:span text:style-name="T1"> (How soon after data is captured and available internally will data be published? How frequently will data be published?)</text:span></text:p>
          </table:table-cell>
          <table:covered-table-cell table:style-name="ce74"/>
          <table:covered-table-cell table:style-name="ce86"/>
          <table:table-cell table:number-columns-repeated="1019"/>
        </table:table-row>
        <table:table-row table:style-name="ro16">
          <table:table-cell table:number-columns-repeated="2"/>
          <table:table-cell table:style-name="ce54" office:value-type="string">
            <text:p>Frequency of publication</text:p>
          </table:table-cell>
          <table:table-cell table:style-name="ce72" office:value-type="string">
            <text:p>Timeliness of publication</text:p>
          </table:table-cell>
          <table:table-cell table:style-name="ce84" office:value-type="string">
            <text:p>Narrative</text:p>
          </table:table-cell>
          <table:table-cell table:number-columns-repeated="1019"/>
        </table:table-row>
        <table:table-row table:style-name="ro19">
          <table:table-cell table:style-name="ce47"/>
          <table:table-cell table:style-name="ce47" office:value-type="string">
            <text:p>TIMEFREQ</text:p>
          </table:table-cell>
          <table:table-cell table:style-name="ce57" table:content-validation-name="val3"/>
          <table:table-cell table:style-name="ce73" table:content-validation-name="val12"/>
          <table:table-cell table:style-name="ce85"/>
          <table:table-cell table:style-name="ce47" table:number-columns-repeated="1019"/>
        </table:table-row>
        <table:table-row table:style-name="ro16">
          <table:table-cell table:number-columns-repeated="2"/>
          <table:table-cell table:style-name="ce58" office:value-type="string" table:number-columns-spanned="3" table:number-rows-spanned="1">
            <text:p><text:span text:style-name="T2">How early in lifecycle will activity details be published?</text:span><text:span text:style-name="T1"> (Will activity details be published during the pipeline/identification stage or not until they are approved and in the implementation stage)</text:span></text:p>
          </table:table-cell>
          <table:covered-table-cell table:style-name="ce74"/>
          <table:covered-table-cell table:style-name="ce86"/>
          <table:table-cell table:number-columns-repeated="1019"/>
        </table:table-row>
        <table:table-row table:style-name="ro2">
          <table:table-cell table:number-columns-repeated="2"/>
          <table:table-cell table:style-name="ce51" office:value-type="string" table:number-columns-spanned="2" table:number-rows-spanned="1">
            <text:p>Lifecycle status at publication</text:p>
          </table:table-cell>
          <table:covered-table-cell table:style-name="ce72"/>
          <table:table-cell table:style-name="ce84" office:value-type="string">
            <text:p>Narrative</text:p>
          </table:table-cell>
          <table:table-cell table:number-columns-repeated="1019"/>
        </table:table-row>
        <table:table-row table:style-name="ro19">
          <table:table-cell table:style-name="ce47"/>
          <table:table-cell table:style-name="ce47" office:value-type="string">
            <text:p>LIFECYCLE</text:p>
          </table:table-cell>
          <table:table-cell table:style-name="ce59" table:content-validation-name="val4" table:number-columns-spanned="2" table:number-rows-spanned="1"/>
          <table:covered-table-cell table:style-name="ce73"/>
          <table:table-cell table:style-name="ce85"/>
          <table:table-cell table:style-name="ce47" table:number-columns-repeated="1019"/>
        </table:table-row>
        <table:table-row table:style-name="ro16">
          <table:table-cell table:number-columns-repeated="2"/>
          <table:table-cell table:style-name="ce58" office:value-type="string" table:number-columns-spanned="3" table:number-rows-spanned="1">
            <text:p><text:span text:style-name="T2">Data quality status</text:span><text:span text:style-name="T1"> (Do you want to identify the status of the quality/audit/statistical verification of data that is published in registry? Please indicate whether you anticipate doing this, and the likely timing of moving from unverified data to verified data)</text:span></text:p>
          </table:table-cell>
          <table:covered-table-cell table:style-name="ce74"/>
          <table:covered-table-cell table:style-name="ce86"/>
          <table:table-cell table:number-columns-repeated="1019"/>
        </table:table-row>
        <table:table-row table:style-name="ro2">
          <table:table-cell table:number-columns-repeated="2"/>
          <table:table-cell table:style-name="ce51" office:value-type="string" table:number-columns-spanned="2" table:number-rows-spanned="1">
            <text:p>Data quality</text:p>
          </table:table-cell>
          <table:covered-table-cell table:style-name="ce72"/>
          <table:table-cell table:style-name="ce84" office:value-type="string">
            <text:p>Narrative</text:p>
          </table:table-cell>
          <table:table-cell table:number-columns-repeated="1019"/>
        </table:table-row>
        <table:table-row table:style-name="ro19">
          <table:table-cell table:style-name="ce47"/>
          <table:table-cell table:style-name="ce47" office:value-type="string">
            <text:p>DATAQUAL</text:p>
          </table:table-cell>
          <table:table-cell table:style-name="ce59" table:content-validation-name="val5" table:number-columns-spanned="2" table:number-rows-spanned="1"/>
          <table:covered-table-cell table:style-name="ce73"/>
          <table:table-cell table:style-name="ce85"/>
          <table:table-cell table:style-name="ce47" table:number-columns-repeated="1019"/>
        </table:table-row>
        <table:table-row table:style-name="ro20">
          <table:table-cell table:number-columns-repeated="2"/>
          <table:table-cell table:style-name="ce58" office:value-type="string" table:number-columns-spanned="3" table:number-rows-spanned="1">
            <text:p><text:span text:style-name="T2">Approach to publication</text:span><text:span text:style-name="T1"> (Please outline what staff and system resources are being made available to implement IATI, any relevant organisational structures e.g. working groups, and who is leading on IATI implementation)</text:span></text:p>
          </table:table-cell>
          <table:covered-table-cell table:style-name="ce74"/>
          <table:covered-table-cell table:style-name="ce86"/>
          <table:table-cell table:number-columns-repeated="1019"/>
        </table:table-row>
        <table:table-row table:style-name="ro2">
          <table:table-cell table:number-columns-repeated="2"/>
          <table:table-cell table:style-name="ce51" office:value-type="string" table:number-columns-spanned="2" table:number-rows-spanned="1">
            <text:p>System resource</text:p>
          </table:table-cell>
          <table:covered-table-cell table:style-name="ce72"/>
          <table:table-cell table:style-name="ce87" office:value-type="string">
            <text:p>Narrative</text:p>
          </table:table-cell>
          <table:table-cell table:style-name="ce78"/>
          <table:table-cell table:number-columns-repeated="1018"/>
        </table:table-row>
        <table:table-row table:style-name="ro19">
          <table:table-cell table:style-name="ce47"/>
          <table:table-cell table:style-name="ce47" office:value-type="string">
            <text:p>SYSRESOURCES</text:p>
          </table:table-cell>
          <table:table-cell table:style-name="ce60" table:content-validation-name="val6" table:number-columns-spanned="2" table:number-rows-spanned="1"/>
          <table:covered-table-cell table:style-name="ce76" table:content-validation-name="val6"/>
          <table:table-cell table:style-name="ce85"/>
          <table:table-cell table:style-name="ce47" table:number-columns-repeated="1019"/>
        </table:table-row>
        <table:table-row table:style-name="ro2">
          <table:table-cell table:number-columns-repeated="2"/>
          <table:table-cell table:style-name="ce61" office:value-type="string">
            <text:p>Other notes</text:p>
          </table:table-cell>
          <table:table-cell table:style-name="ce74"/>
          <table:table-cell table:style-name="ce86"/>
          <table:table-cell table:number-columns-repeated="1019"/>
        </table:table-row>
        <table:table-row table:style-name="ro19">
          <table:table-cell table:style-name="ce47"/>
          <table:table-cell table:style-name="ce47" office:value-type="string">
            <text:p>NOTES</text:p>
          </table:table-cell>
          <table:table-cell table:style-name="ce62"/>
          <table:table-cell table:style-name="ce77"/>
          <table:table-cell table:style-name="ce88"/>
          <table:table-cell table:style-name="ce47" table:number-columns-repeated="1019"/>
        </table:table-row>
        <table:table-row table:style-name="ro2" table:number-rows-repeated="2">
          <table:table-cell table:number-columns-repeated="1024"/>
        </table:table-row>
        <table:table-row table:style-name="ro3">
          <table:table-cell table:number-columns-repeated="2"/>
          <table:table-cell table:style-name="ce63" office:value-type="string" table:number-columns-spanned="3" table:number-rows-spanned="1">
            <text:p>2. What are the exclusions from publication?</text:p>
          </table:table-cell>
          <table:covered-table-cell table:number-columns-repeated="2" table:style-name="ce78"/>
          <table:table-cell table:number-columns-repeated="1019"/>
        </table:table-row>
        <table:table-row table:style-name="ro4">
          <table:table-cell table:number-columns-repeated="1024"/>
        </table:table-row>
        <table:table-row table:style-name="ro10">
          <table:table-cell table:number-columns-repeated="2"/>
          <table:table-cell table:style-name="ce49" office:value-type="string" table:number-columns-spanned="3" table:number-rows-spanned="1">
            <text:p>Exceptions and constraints: <text:span text:style-name="T3">general rules that exclude activities from being published. </text:span><text:span text:style-name="T4">Any specific data item exclusions should be listed in the data tables (Organisation data tab and Activity data tab).</text:span></text:p>
          </table:table-cell>
          <table:covered-table-cell table:style-name="ce79"/>
          <table:covered-table-cell table:style-name="ce89"/>
          <table:table-cell table:number-columns-repeated="1019"/>
        </table:table-row>
        <table:table-row table:style-name="ro4">
          <table:table-cell table:number-columns-repeated="2"/>
          <table:table-cell table:style-name="ce50" office:value-type="string" table:number-columns-spanned="3" table:number-rows-spanned="1">
            <text:p>Thresholds <text:span text:style-name="T5">(are there any thresholds on the value of activities or transactions to be published. Please specify what the general threshold limits are for publication)</text:span></text:p>
          </table:table-cell>
          <table:covered-table-cell table:style-name="ce80"/>
          <table:covered-table-cell table:style-name="ce90"/>
          <table:table-cell table:number-columns-repeated="1019"/>
        </table:table-row>
        <table:table-row table:style-name="ro19">
          <table:table-cell table:style-name="ce47"/>
          <table:table-cell table:style-name="ce47" office:value-type="string">
            <text:p>THRESH</text:p>
          </table:table-cell>
          <table:table-cell table:style-name="ce64" table:number-columns-spanned="3" table:number-rows-spanned="1"/>
          <table:covered-table-cell table:style-name="ce76"/>
          <table:covered-table-cell table:style-name="ce91"/>
          <table:table-cell table:style-name="ce47" table:number-columns-repeated="1019"/>
        </table:table-row>
        <table:table-row table:style-name="ro2">
          <table:table-cell table:number-columns-repeated="2"/>
          <table:table-cell table:style-name="ce65" office:value-type="string" table:number-columns-spanned="3" table:number-rows-spanned="1">
            <text:p>Exclusions <text:span text:style-name="T5">(Please identify any rules for excluding data or information that will either be applied automatically or used as a basis to manually exclude publication. Note that exceptions for publication should be kept to a minimum and based on existing national or other regulations)</text:span></text:p>
          </table:table-cell>
          <table:covered-table-cell table:style-name="ce74"/>
          <table:covered-table-cell table:style-name="ce86"/>
          <table:table-cell table:number-columns-repeated="1019"/>
        </table:table-row>
        <table:table-row table:style-name="ro19">
          <table:table-cell table:style-name="ce47"/>
          <table:table-cell table:style-name="ce47" office:value-type="string">
            <text:p>EXCLUSIONS</text:p>
          </table:table-cell>
          <table:table-cell table:style-name="ce64" table:number-columns-spanned="3" table:number-rows-spanned="1"/>
          <table:covered-table-cell table:style-name="ce76"/>
          <table:covered-table-cell table:style-name="ce91"/>
          <table:table-cell table:style-name="ce47" table:number-columns-repeated="1019"/>
        </table:table-row>
        <table:table-row table:style-name="ro2">
          <table:table-cell table:number-columns-repeated="2"/>
          <table:table-cell table:style-name="ce65" office:value-type="string" table:number-columns-spanned="3" table:number-rows-spanned="1">
            <text:p>Any general issues or other constraints</text:p>
          </table:table-cell>
          <table:covered-table-cell table:style-name="ce74"/>
          <table:covered-table-cell table:style-name="ce86"/>
          <table:table-cell table:number-columns-repeated="1019"/>
        </table:table-row>
        <table:table-row table:style-name="ro19">
          <table:table-cell table:style-name="ce47"/>
          <table:table-cell table:style-name="ce47" office:value-type="string">
            <text:p>OTHER</text:p>
          </table:table-cell>
          <table:table-cell table:style-name="ce66" table:number-columns-spanned="3" table:number-rows-spanned="1"/>
          <table:covered-table-cell table:style-name="ce81"/>
          <table:covered-table-cell table:style-name="ce92"/>
          <table:table-cell table:style-name="ce47" table:number-columns-repeated="1019"/>
        </table:table-row>
        <table:table-row table:style-name="ro2" table:number-rows-repeated="2">
          <table:table-cell table:number-columns-repeated="1024"/>
        </table:table-row>
        <table:table-row table:style-name="ro3">
          <table:table-cell table:number-columns-repeated="2"/>
          <table:table-cell table:style-name="ce67" office:value-type="string" table:number-columns-spanned="3" table:number-rows-spanned="1">
            <text:p>3. How will data be published? </text:p>
          </table:table-cell>
          <table:covered-table-cell table:number-columns-repeated="2"/>
          <table:table-cell table:number-columns-repeated="1019"/>
        </table:table-row>
        <table:table-row table:style-name="ro4">
          <table:table-cell table:number-columns-repeated="1024"/>
        </table:table-row>
        <table:table-row table:style-name="ro17">
          <table:table-cell table:number-columns-repeated="2"/>
          <table:table-cell table:style-name="ce49" office:value-type="string" table:number-columns-spanned="3" table:number-rows-spanned="1">
            <text:p>Information for prospective users of information</text:p>
          </table:table-cell>
          <table:covered-table-cell table:style-name="ce79"/>
          <table:covered-table-cell table:style-name="ce89"/>
          <table:table-cell table:number-columns-repeated="1019"/>
        </table:table-row>
        <table:table-row table:style-name="ro9">
          <table:table-cell table:number-columns-repeated="2"/>
          <table:table-cell table:style-name="ce68" office:value-type="string" table:number-columns-spanned="3" table:number-rows-spanned="1">
            <text:p><text:span text:style-name="T2">Licensing</text:span><text:span text:style-name="T1"> (Under which license will data be published: public domain or attribution? If the license does not meet the IATI standard please specify why. Please state whether you intend to use the IATI authorised license or another)</text:span></text:p>
          </table:table-cell>
          <table:covered-table-cell table:style-name="ce71"/>
          <table:covered-table-cell table:style-name="ce83"/>
          <table:table-cell table:number-columns-repeated="1019"/>
        </table:table-row>
        <table:table-row table:style-name="ro2">
          <table:table-cell table:number-columns-repeated="2"/>
          <table:table-cell table:style-name="ce51" office:value-type="string" table:number-columns-spanned="2" table:number-rows-spanned="1">
            <text:p>Licence type</text:p>
          </table:table-cell>
          <table:covered-table-cell table:style-name="ce72"/>
          <table:table-cell table:style-name="ce84" office:value-type="string">
            <text:p>Narrative</text:p>
          </table:table-cell>
          <table:table-cell table:number-columns-repeated="1019"/>
        </table:table-row>
        <table:table-row table:style-name="ro19">
          <table:table-cell table:style-name="ce47"/>
          <table:table-cell table:style-name="ce47" office:value-type="string">
            <text:p>LICENCE</text:p>
          </table:table-cell>
          <table:table-cell table:style-name="ce59" table:content-validation-name="val7" table:number-columns-spanned="2" table:number-rows-spanned="1"/>
          <table:covered-table-cell table:style-name="ce73" table:content-validation-name="val7"/>
          <table:table-cell table:style-name="ce85"/>
          <table:table-cell table:style-name="ce47" table:number-columns-repeated="1019"/>
        </table:table-row>
        <table:table-row table:style-name="ro21">
          <table:table-cell table:number-columns-repeated="2"/>
          <table:table-cell table:style-name="ce58" office:value-type="string" table:number-columns-spanned="3" table:number-rows-spanned="1">
            <text:p><text:span text:style-name="T2">Definition of an activity and multi-level activities</text:span><text:span text:style-name="T1"> (How is an activity defined e.g. projects and programmes, or some other structure? Do you have multi-tiered project structures e.g. projects and sub-projects or components? At which level do you intend to publish details (e.g. transactions)?)</text:span></text:p>
          </table:table-cell>
          <table:covered-table-cell table:style-name="ce74"/>
          <table:covered-table-cell table:style-name="ce86"/>
          <table:table-cell table:number-columns-repeated="1019"/>
        </table:table-row>
        <table:table-row table:style-name="ro2">
          <table:table-cell table:number-columns-repeated="2"/>
          <table:table-cell table:style-name="ce51" office:value-type="string" table:number-columns-spanned="2" table:number-rows-spanned="1">
            <text:p>Multi-level activities reported?</text:p>
          </table:table-cell>
          <table:covered-table-cell table:style-name="ce72"/>
          <table:table-cell table:style-name="ce84" office:value-type="string">
            <text:p>Narrative</text:p>
          </table:table-cell>
          <table:table-cell table:number-columns-repeated="1019"/>
        </table:table-row>
        <table:table-row table:style-name="ro19">
          <table:table-cell table:style-name="ce47"/>
          <table:table-cell table:style-name="ce47" office:value-type="string">
            <text:p>MULTILEVEL</text:p>
          </table:table-cell>
          <table:table-cell table:style-name="ce60" table:content-validation-name="val8" table:number-columns-spanned="2" table:number-rows-spanned="1"/>
          <table:covered-table-cell table:style-name="ce76"/>
          <table:table-cell table:style-name="ce85"/>
          <table:table-cell table:style-name="ce47" table:number-columns-repeated="1019"/>
        </table:table-row>
        <table:table-row table:style-name="ro13">
          <table:table-cell table:number-columns-repeated="2"/>
          <table:table-cell table:style-name="ce58" office:value-type="string" table:number-columns-spanned="3" table:number-rows-spanned="1">
            <text:p><text:span text:style-name="T2">Segmenting data for publication </text:span><text:span text:style-name="T1">(The recommendation is to publish data segmented by country i.e. one data file for each country. Duplicate project data must not exist within different files, so projects targeting multiple countries or regional/worldwide by nature should be held within a non-country specific file(s). Is this a practical suggestion for your programme? How many projects are not specific to one country and what non-country files best suit your programme?)</text:span></text:p>
          </table:table-cell>
          <table:covered-table-cell table:style-name="ce74"/>
          <table:covered-table-cell table:style-name="ce86"/>
          <table:table-cell table:number-columns-repeated="1019"/>
        </table:table-row>
        <table:table-row table:style-name="ro2">
          <table:table-cell table:number-columns-repeated="2"/>
          <table:table-cell table:style-name="ce51" office:value-type="string" table:number-columns-spanned="2" table:number-rows-spanned="1">
            <text:p>Segmentation</text:p>
          </table:table-cell>
          <table:covered-table-cell table:style-name="ce72"/>
          <table:table-cell table:style-name="ce84" office:value-type="string">
            <text:p>Narrative</text:p>
          </table:table-cell>
          <table:table-cell table:number-columns-repeated="1019"/>
        </table:table-row>
        <table:table-row table:style-name="ro19">
          <table:table-cell table:style-name="ce47"/>
          <table:table-cell table:style-name="ce47" office:value-type="string">
            <text:p>SEGMENT</text:p>
          </table:table-cell>
          <table:table-cell table:style-name="ce59" table:content-validation-name="val9" table:number-columns-spanned="2" table:number-rows-spanned="1"/>
          <table:covered-table-cell table:style-name="ce73" table:content-validation-name="val9"/>
          <table:table-cell table:style-name="ce85"/>
          <table:table-cell table:style-name="ce47" table:number-columns-repeated="1019"/>
        </table:table-row>
        <table:table-row table:style-name="ro18">
          <table:table-cell table:number-columns-repeated="2"/>
          <table:table-cell table:style-name="ce58" office:value-type="string" table:number-columns-spanned="3" table:number-rows-spanned="1">
            <text:p><text:span text:style-name="T2">Do you intend to provide a user interface in addition to raw (XML) IATI data?</text:span><text:span text:style-name="T1"> (Will IATI data be accessible for end users through an existing or a new user interface on your website? [Note: this is not an IATI requirement])</text:span></text:p>
          </table:table-cell>
          <table:covered-table-cell table:style-name="ce74"/>
          <table:covered-table-cell table:style-name="ce86"/>
          <table:table-cell table:number-columns-repeated="1019"/>
        </table:table-row>
        <table:table-row table:style-name="ro2">
          <table:table-cell table:number-columns-repeated="2"/>
          <table:table-cell table:style-name="ce51" office:value-type="string" table:number-columns-spanned="2" table:number-rows-spanned="1">
            <text:p>User interface?</text:p>
          </table:table-cell>
          <table:covered-table-cell table:style-name="ce72"/>
          <table:table-cell table:style-name="ce84" office:value-type="string">
            <text:p>Narrative</text:p>
          </table:table-cell>
          <table:table-cell table:number-columns-repeated="1019"/>
        </table:table-row>
        <table:table-row table:style-name="ro19">
          <table:table-cell table:style-name="ce47"/>
          <table:table-cell table:style-name="ce47" office:value-type="string">
            <text:p>USERINT</text:p>
          </table:table-cell>
          <table:table-cell table:style-name="ce62" table:content-validation-name="val10" table:number-columns-spanned="2" table:number-rows-spanned="1"/>
          <table:covered-table-cell table:style-name="ce77" table:content-validation-name="val10"/>
          <table:table-cell table:style-name="ce93"/>
          <table:table-cell table:style-name="ce47" table:number-columns-repeated="1019"/>
        </table:table-row>
        <table:table-row table:style-name="ro2" table:number-rows-repeated="1048523">
          <table:table-cell table:number-columns-repeated="1024"/>
        </table:table-row>
        <table:table-row table:style-name="ro2">
          <table:table-cell table:number-columns-repeated="1024"/>
        </table:table-row>
      </table:table>
      <table:table table:name="Publishing Info GUIDE (DELETE) " table:style-name="ta3">
        <table:table-column table:style-name="co1" table:default-cell-style-name="ce1"/>
        <table:table-column table:style-name="co5" table:visibility="collapse" table:default-cell-style-name="ce1"/>
        <table:table-column table:style-name="co6" table:number-columns-repeated="2" table:default-cell-style-name="ce1"/>
        <table:table-column table:style-name="co7" table:default-cell-style-name="ce1"/>
        <table:table-column table:style-name="co8" table:default-cell-style-name="ce1"/>
        <table:table-column table:style-name="co6" table:default-cell-style-name="ce1"/>
        <table:table-column table:style-name="co2" table:number-columns-repeated="1017" table:default-cell-style-name="ce1"/>
        <table:table-row table:style-name="ro2">
          <table:table-cell table:number-columns-repeated="1024"/>
        </table:table-row>
        <table:table-row table:style-name="ro3">
          <table:table-cell table:number-columns-repeated="2"/>
          <table:table-cell table:style-name="ce48" office:value-type="string" table:number-columns-spanned="3" table:number-rows-spanned="1">
            <text:p>1. When will data be published?</text:p>
          </table:table-cell>
          <table:covered-table-cell table:number-columns-repeated="2" table:style-name="ce69"/>
          <table:table-cell table:number-columns-repeated="1019"/>
        </table:table-row>
        <table:table-row table:style-name="ro22">
          <table:table-cell table:number-columns-repeated="2"/>
          <table:table-cell table:style-name="ce94" office:value-type="string" table:number-columns-spanned="3" table:number-rows-spanned="1">
            <text:p>This is a guide to filling in the implementation schedule, including examples of the information to include, descriptions of the information and links to available guidance materials. Further information can be found at www.iatistandard.org or queries posted to the Knowledge Base: http://support.iatistandard.org/anonymous_requests/new The examples are included in RED, with guidance information in <text:span text:style-name="T6">BLUE</text:span><text:span text:style-name="T7"> and notes on DFID's minimum requirements in </text:span><text:span text:style-name="T8">GREEN</text:span><text:span text:style-name="T6">.</text:span></text:p>
          </table:table-cell>
          <table:covered-table-cell table:number-columns-repeated="2" table:style-name="ce94"/>
          <table:table-cell table:number-columns-repeated="1019"/>
        </table:table-row>
        <table:table-row table:style-name="ro17">
          <table:table-cell table:style-name="ce20" table:number-columns-repeated="2"/>
          <table:table-cell table:style-name="ce49" office:value-type="string" table:number-columns-spanned="3" table:number-rows-spanned="1">
            <text:p>Timetable and frequency of publication</text:p>
          </table:table-cell>
          <table:covered-table-cell table:style-name="ce70"/>
          <table:covered-table-cell table:style-name="ce82"/>
          <table:table-cell table:style-name="ce20" table:number-columns-repeated="1019"/>
        </table:table-row>
        <table:table-row table:style-name="ro18">
          <table:table-cell table:style-name="ce20" table:number-columns-repeated="2"/>
          <table:table-cell table:style-name="ce50" office:value-type="string" table:number-columns-spanned="3" table:number-rows-spanned="1">
            <text:p>Which organisations/agencies/programmes will your IATI data cover? <text:span text:style-name="T1">(What % of your total development flows does this cover? What is missing?)</text:span></text:p>
          </table:table-cell>
          <table:covered-table-cell table:style-name="ce71"/>
          <table:covered-table-cell table:style-name="ce83"/>
          <table:table-cell table:style-name="ce20" table:number-columns-repeated="1019"/>
        </table:table-row>
        <table:table-row table:style-name="ro2">
          <table:table-cell table:style-name="ce4" table:number-columns-repeated="2"/>
          <table:table-cell table:style-name="ce51" office:value-type="string" table:number-columns-spanned="2" table:number-rows-spanned="1">
            <text:p>Percentage of total budget</text:p>
          </table:table-cell>
          <table:covered-table-cell table:style-name="ce72"/>
          <table:table-cell table:style-name="ce84" office:value-type="string">
            <text:p>Narrative</text:p>
          </table:table-cell>
          <table:table-cell table:style-name="ce4" table:number-columns-repeated="1019"/>
        </table:table-row>
        <table:table-row table:style-name="ro19">
          <table:table-cell table:style-name="ce47"/>
          <table:table-cell table:style-name="ce47" office:value-type="string">
            <text:p>SCOPE</text:p>
          </table:table-cell>
          <table:table-cell table:style-name="ce95" table:content-validation-name="val1" office:value-type="percentage" office:value="0.75" table:number-columns-spanned="2" table:number-rows-spanned="1">
            <text:p>75%</text:p>
          </table:table-cell>
          <table:covered-table-cell table:style-name="ce103" table:content-validation-name="val1"/>
          <table:table-cell table:style-name="ce107" office:value-type="string">
            <text:p><text:span text:style-name="T11">Publishing all overseas projects and programmes that use funding from DFID.</text:span><text:span text:style-name="T12"> <text:s/></text:span><text:span text:style-name="T13"><text:s text:c="150"/></text:span><text:span text:style-name="T9">This field should capture the coverage of your organisations' projects/programmes/agencies that will be covered in your initial publication of data. This can be updated at a later date if you start publishing additional project or programme streams. <text:s text:c="2"/></text:span><text:span text:style-name="T10"><text:s text:c="4"/></text:span><text:span text:style-name="T14"><text:s text:c="8"/></text:span><text:span text:style-name="T13"><text:s text:c="143"/></text:span></text:p>
            <text:p><text:span text:style-name="T15">DFID Minimum Requirement: </text:span><text:span text:style-name="T16">Publish at least those projects that use DFID funding, and if this is not possible, all projects.</text:span><text:span text:style-name="T17"> </text:span></text:p>
          </table:table-cell>
          <table:table-cell table:style-name="ce47" table:number-columns-repeated="1019"/>
        </table:table-row>
        <table:table-row table:style-name="ro20">
          <table:table-cell table:number-columns-repeated="2"/>
          <table:table-cell table:style-name="ce53" office:value-type="string" table:number-columns-spanned="3" table:number-rows-spanned="1">
            <text:p><text:span text:style-name="T2">Overall timetable for publication</text:span><text:span text:style-name="T1"> (Provide a date for when these organisations will publish (a) an initial (incomplete) set of IATI data and (b) full IATI implementation)</text:span></text:p>
          </table:table-cell>
          <table:covered-table-cell table:style-name="ce74"/>
          <table:covered-table-cell table:style-name="ce86"/>
          <table:table-cell table:number-columns-repeated="1019"/>
        </table:table-row>
        <table:table-row table:style-name="ro16">
          <table:table-cell table:number-columns-repeated="2"/>
          <table:table-cell table:style-name="ce54" office:value-type="string">
            <text:p>Date of initial implementation</text:p>
          </table:table-cell>
          <table:table-cell table:style-name="ce72" office:value-type="string">
            <text:p>Date of full implementation</text:p>
          </table:table-cell>
          <table:table-cell table:style-name="ce84" office:value-type="string">
            <text:p>Narrative</text:p>
          </table:table-cell>
          <table:table-cell table:number-columns-repeated="1019"/>
        </table:table-row>
        <table:table-row table:style-name="ro23">
          <table:table-cell table:style-name="ce47"/>
          <table:table-cell table:style-name="ce47" office:value-type="string">
            <text:p>TIMETABLE</text:p>
          </table:table-cell>
          <table:table-cell table:style-name="ce96" table:content-validation-name="val2" office:value-type="date" office:date-value="2013-04-01">
            <text:p>Apr-13</text:p>
          </table:table-cell>
          <table:table-cell table:style-name="ce104" table:content-validation-name="val11" office:value-type="date" office:date-value="2013-12-01">
            <text:p>Dec-13</text:p>
          </table:table-cell>
          <table:table-cell table:style-name="ce108" office:value-type="string">
            <text:p>a) Initial publication (covering only projects using DFID funding to DFID's Minimum requirements) will be complete by April 2013 <text:s text:c="168"/></text:p>
            <text:p>b) Full IATI Implementation (covering all projects in the organisation and the full IATI Standard) will be complete in December 2013 <text:s text:c="166"/></text:p>
            <text:p><text:span text:style-name="T9">This narrative enables your organisation to outline the broader intentions for publishing IATI data over a period of time. It can be helpful to include in the narrative a summary of what initial implementation will cover in terms of the organisation's projects or budget. <text:s text:c="137"/></text:span></text:p>
            <text:p><text:span text:style-name="T15">DFID Minimum Requirement: </text:span><text:span text:style-name="T16">Please verify with your DFID grant manager what the timetable for publication is for your grant. <text:s text:c="173"/></text:span></text:p>
          </table:table-cell>
          <table:table-cell table:style-name="ce47" table:number-columns-repeated="1019"/>
        </table:table-row>
        <table:table-row table:style-name="ro9">
          <table:table-cell table:number-columns-repeated="2"/>
          <table:table-cell table:style-name="ce56" office:value-type="string" table:number-columns-spanned="3" table:number-rows-spanned="1">
            <text:p><text:span text:style-name="T2">Timeliness and frequency of publication</text:span><text:span text:style-name="T1"> (How soon after data is captured and available internally will data be published? How frequently will data be published?)</text:span></text:p>
          </table:table-cell>
          <table:covered-table-cell table:style-name="ce74"/>
          <table:covered-table-cell table:style-name="ce86"/>
          <table:table-cell table:number-columns-repeated="1019"/>
        </table:table-row>
        <table:table-row table:style-name="ro16">
          <table:table-cell table:number-columns-repeated="2"/>
          <table:table-cell table:style-name="ce54" office:value-type="string">
            <text:p>Frequency of publication</text:p>
          </table:table-cell>
          <table:table-cell table:style-name="ce72" office:value-type="string">
            <text:p>Timeliness of publication</text:p>
          </table:table-cell>
          <table:table-cell table:style-name="ce84" office:value-type="string">
            <text:p>Narrative</text:p>
          </table:table-cell>
          <table:table-cell table:number-columns-repeated="1019"/>
        </table:table-row>
        <table:table-row table:style-name="ro24">
          <table:table-cell table:style-name="ce47"/>
          <table:table-cell table:style-name="ce47" office:value-type="string">
            <text:p>TIMEFREQ</text:p>
          </table:table-cell>
          <table:table-cell table:style-name="ce97" table:content-validation-name="val3" office:value-type="string">
            <text:p>Quarterly</text:p>
          </table:table-cell>
          <table:table-cell table:style-name="ce103" table:content-validation-name="val12" office:value-type="string">
            <text:p>1 quarter in arrears</text:p>
          </table:table-cell>
          <table:table-cell table:style-name="ce108" office:value-type="string">
            <text:p>Data will be updated quarterly, initially a quarter in arrears. However, we aim, with an upgrade to our financial system, to enable us to publish more timely information on transactions, to publish quarterly with 2 weeks in arrears by December 2013. <text:s text:c="160"/></text:p>
            <text:p><text:span text:style-name="T9">This field captures information on how often information will be published, and how up to date it will be when it is published. It can be useful to include a brief explanation of the barriers to delays in publishing, and whether the organisation has any strategies in place to improve this over a period of time. <text:s text:c="65"/></text:span></text:p>
            <text:p><text:span text:style-name="T15">DFID Minimum Requirement: </text:span><text:span text:style-name="T16">Either monthly or quarterly publication.</text:span></text:p>
          </table:table-cell>
          <table:table-cell table:style-name="ce47" table:number-columns-repeated="1019"/>
        </table:table-row>
        <table:table-row table:style-name="ro16">
          <table:table-cell table:number-columns-repeated="2"/>
          <table:table-cell table:style-name="ce58" office:value-type="string" table:number-columns-spanned="3" table:number-rows-spanned="1">
            <text:p><text:span text:style-name="T2">How early in lifecycle will activity details be published?</text:span><text:span text:style-name="T1"> (Will activity details be published during the pipeline/identification stage or not until they are approved and in the implementation stage)</text:span></text:p>
          </table:table-cell>
          <table:covered-table-cell table:style-name="ce74"/>
          <table:covered-table-cell table:style-name="ce86"/>
          <table:table-cell table:number-columns-repeated="1019"/>
        </table:table-row>
        <table:table-row table:style-name="ro2">
          <table:table-cell table:number-columns-repeated="2"/>
          <table:table-cell table:style-name="ce51" office:value-type="string" table:number-columns-spanned="2" table:number-rows-spanned="1">
            <text:p>Lifecycle status at publication</text:p>
          </table:table-cell>
          <table:covered-table-cell table:style-name="ce72"/>
          <table:table-cell table:style-name="ce84" office:value-type="string">
            <text:p>Narrative</text:p>
          </table:table-cell>
          <table:table-cell table:number-columns-repeated="1019"/>
        </table:table-row>
        <table:table-row table:style-name="ro19">
          <table:table-cell table:style-name="ce47"/>
          <table:table-cell table:style-name="ce47" office:value-type="string">
            <text:p>LIFECYCLE</text:p>
          </table:table-cell>
          <table:table-cell table:style-name="ce98" table:content-validation-name="val4" office:value-type="string" table:number-columns-spanned="2" table:number-rows-spanned="1">
            <text:p>Implementation</text:p>
          </table:table-cell>
          <table:covered-table-cell table:style-name="ce103"/>
          <table:table-cell table:style-name="ce108" office:value-type="string">
            <text:p>Projects will be published once work has commenced and the first expenditures take place. As the organisation <text:s text:c="44"/>changes its project approval process, we will consider publishing projects as soon as they are approved. <text:s text:c="22"/><text:span text:style-name="T9">This indicates when an organisation will start to publish information on their projects, whether that be in the planning stage, after they have been or approved, or when they have started. <text:s text:c="81"/></text:span></text:p>
          </table:table-cell>
          <table:table-cell table:style-name="ce47" table:number-columns-repeated="1019"/>
        </table:table-row>
        <table:table-row table:style-name="ro16">
          <table:table-cell table:number-columns-repeated="2"/>
          <table:table-cell table:style-name="ce58" office:value-type="string" table:number-columns-spanned="3" table:number-rows-spanned="1">
            <text:p><text:span text:style-name="T2">Data quality status</text:span><text:span text:style-name="T1"> (Do you want to identify the status of the quality/audit/statistical verification of data that is published in registry? Please indicate whether you anticipate doing this, and the likely timing of moving from unverified data to verified data)</text:span></text:p>
          </table:table-cell>
          <table:covered-table-cell table:style-name="ce74"/>
          <table:covered-table-cell table:style-name="ce86"/>
          <table:table-cell table:number-columns-repeated="1019"/>
        </table:table-row>
        <table:table-row table:style-name="ro2">
          <table:table-cell table:number-columns-repeated="2"/>
          <table:table-cell table:style-name="ce51" office:value-type="string" table:number-columns-spanned="2" table:number-rows-spanned="1">
            <text:p>Data quality</text:p>
          </table:table-cell>
          <table:covered-table-cell table:style-name="ce72"/>
          <table:table-cell table:style-name="ce84" office:value-type="string">
            <text:p>Narrative</text:p>
          </table:table-cell>
          <table:table-cell table:number-columns-repeated="1019"/>
        </table:table-row>
        <table:table-row table:style-name="ro25">
          <table:table-cell table:style-name="ce47"/>
          <table:table-cell table:style-name="ce47" office:value-type="string">
            <text:p>DATAQUAL</text:p>
          </table:table-cell>
          <table:table-cell table:style-name="ce98" table:content-validation-name="val5" office:value-type="string" table:number-columns-spanned="2" table:number-rows-spanned="1">
            <text:p>Verified</text:p>
          </table:table-cell>
          <table:covered-table-cell table:style-name="ce103"/>
          <table:table-cell table:style-name="ce108" office:value-type="string">
            <text:p>For initial publication, the data will only be verified by programme staff just prior to publication, as in line with current organisational policy. The intention is to improve verification processes at an earlier stage (data entry), by programme and financial staff by December 2013. <text:s text:c="100"/></text:p>
            <text:p><text:span text:style-name="T9">Some organisations will be happy to publish either unverified data or only lightly verified data, since they may be publishing very regularly, and expect the information to be updated on a regular basis. Others may prefer to ensure all data is highly verified prior to publication. It can be useful to include any changes that the organisation may be considering in the future. </text:span></text:p>
          </table:table-cell>
          <table:table-cell table:style-name="ce47" table:number-columns-repeated="1019"/>
        </table:table-row>
        <table:table-row table:style-name="ro20">
          <table:table-cell table:number-columns-repeated="2"/>
          <table:table-cell table:style-name="ce58" office:value-type="string" table:number-columns-spanned="3" table:number-rows-spanned="1">
            <text:p><text:span text:style-name="T2">Approach to publication</text:span><text:span text:style-name="T1"> (Please outline what staff and system resources are being made available to implement IATI, any relevant organisational structures e.g. working groups, and who is leading on IATI implementation)</text:span></text:p>
          </table:table-cell>
          <table:covered-table-cell table:style-name="ce74"/>
          <table:covered-table-cell table:style-name="ce86"/>
          <table:table-cell table:number-columns-repeated="1019"/>
        </table:table-row>
        <table:table-row table:style-name="ro2">
          <table:table-cell table:number-columns-repeated="2"/>
          <table:table-cell table:style-name="ce51" office:value-type="string" table:number-columns-spanned="2" table:number-rows-spanned="1">
            <text:p>System resource</text:p>
          </table:table-cell>
          <table:covered-table-cell table:style-name="ce72"/>
          <table:table-cell table:style-name="ce87"/>
          <table:table-cell table:style-name="ce78"/>
          <table:table-cell table:number-columns-repeated="1018"/>
        </table:table-row>
        <table:table-row table:style-name="ro26">
          <table:table-cell table:style-name="ce47"/>
          <table:table-cell table:style-name="ce47" office:value-type="string">
            <text:p>SYSRESOURCES</text:p>
          </table:table-cell>
          <table:table-cell table:style-name="ce99" table:content-validation-name="val6" office:value-type="string" table:number-columns-spanned="2" table:number-rows-spanned="1">
            <text:p>Manual capture through an online tool (web entry platform)</text:p>
          </table:table-cell>
          <table:covered-table-cell table:style-name="ce105" table:content-validation-name="val6"/>
          <table:table-cell table:style-name="ce108" office:value-type="string">
            <text:p>We will be using Aidstream to capture and publish all of our projects in the IATI format, and have formed a working group of financial, programme and IT staff to manage this process. Programme staff will be responsible for liaising with other colleagues to ensure that Aidstream is updated. The lead on IATI is the Head of Finance, with prime responsibility for the process lying in that team. In 2014 we are introducing a new project management and finance system throughout the organisation. When this has been implemented we hope to build a direct report function of our data held in that system into the IATI format, instead of using Aidstream. <text:s text:c="116"/><text:span text:style-name="T9">This field indicates the way you wish to capture and the convert data into the IATI XML format. This may be through a direct report pulled from your internal system, using a web entry and management tool, like AidStream (www.aidstream.org) or an Excel Spreadsheet conversion. This field also allows for the organisation to more broadly outline the approach the organisation is taking to IATI data publication, the teams that are involved in the project, and whether there may be any planned changes in the future. </text:span></text:p>
          </table:table-cell>
          <table:table-cell table:style-name="ce47" table:number-columns-repeated="1019"/>
        </table:table-row>
        <table:table-row table:style-name="ro2">
          <table:table-cell table:number-columns-repeated="2"/>
          <table:table-cell table:style-name="ce61" office:value-type="string">
            <text:p>Other notes</text:p>
          </table:table-cell>
          <table:table-cell table:style-name="ce74"/>
          <table:table-cell table:style-name="ce86"/>
          <table:table-cell table:number-columns-repeated="1019"/>
        </table:table-row>
        <table:table-row table:style-name="ro19">
          <table:table-cell table:style-name="ce47"/>
          <table:table-cell table:style-name="ce47" office:value-type="string">
            <text:p>NOTES</text:p>
          </table:table-cell>
          <table:table-cell table:style-name="ce100" office:value-type="string" table:number-columns-spanned="3" table:number-rows-spanned="1">
            <text:p>This can be used to flag any other organisation-specific information that might be useful to those reading the schedule to understand more about the data you are publishing/intending to publish.</text:p>
          </table:table-cell>
          <table:covered-table-cell table:style-name="ce81"/>
          <table:covered-table-cell table:style-name="ce92"/>
          <table:table-cell table:style-name="ce47" table:number-columns-repeated="1019"/>
        </table:table-row>
        <table:table-row table:style-name="ro2" table:number-rows-repeated="2">
          <table:table-cell table:number-columns-repeated="1024"/>
        </table:table-row>
        <table:table-row table:style-name="ro3">
          <table:table-cell table:number-columns-repeated="2"/>
          <table:table-cell table:style-name="ce63" office:value-type="string" table:number-columns-spanned="3" table:number-rows-spanned="1">
            <text:p>2. What are the exclusions from publication?</text:p>
          </table:table-cell>
          <table:covered-table-cell table:number-columns-repeated="2" table:style-name="ce78"/>
          <table:table-cell table:number-columns-repeated="1019"/>
        </table:table-row>
        <table:table-row table:style-name="ro4">
          <table:table-cell table:number-columns-repeated="1024"/>
        </table:table-row>
        <table:table-row table:style-name="ro10">
          <table:table-cell table:number-columns-repeated="2"/>
          <table:table-cell table:style-name="ce49" office:value-type="string" table:number-columns-spanned="3" table:number-rows-spanned="1">
            <text:p>Exceptions and constraints: <text:span text:style-name="T3">general rules that exclude activities from being published. </text:span><text:span text:style-name="T4">Any specific data item exclusions should be listed in the data tables (Organisation data tab and Activity data tab).</text:span></text:p>
          </table:table-cell>
          <table:covered-table-cell table:style-name="ce79"/>
          <table:covered-table-cell table:style-name="ce89"/>
          <table:table-cell table:number-columns-repeated="1019"/>
        </table:table-row>
        <table:table-row table:style-name="ro18">
          <table:table-cell table:number-columns-repeated="2"/>
          <table:table-cell table:style-name="ce50" office:value-type="string" table:number-columns-spanned="3" table:number-rows-spanned="1">
            <text:p>Thresholds <text:span text:style-name="T5">(are there any thresholds on the value of activities or transactions to be published. Please specify what the general threshold limits are for publication)</text:span></text:p>
          </table:table-cell>
          <table:covered-table-cell table:style-name="ce80"/>
          <table:covered-table-cell table:style-name="ce90"/>
          <table:table-cell table:number-columns-repeated="1019"/>
        </table:table-row>
        <table:table-row table:style-name="ro19">
          <table:table-cell table:style-name="ce47"/>
          <table:table-cell table:style-name="ce47" office:value-type="string">
            <text:p>THRESH</text:p>
          </table:table-cell>
          <table:table-cell table:style-name="ce101" office:value-type="string" table:number-columns-spanned="3" table:number-rows-spanned="1">
            <text:p>There are no thresholds for publishing activities. <text:s text:c="163"/></text:p>
            <text:p>Transactions will be aggregated by quarter per activity if they are under £500 in value. <text:s text:c="116"/></text:p>
            <text:p><text:span text:style-name="T9">IATI allows organisations to include thresholds for publication, this may include not publishing projects under a certain threshold, or aggregating all transactions or projects under a certain value. <text:s text:c="2"/></text:span><text:span text:style-name="T10"><text:s text:c="75"/></text:span></text:p>
          </table:table-cell>
          <table:covered-table-cell table:style-name="ce105"/>
          <table:covered-table-cell table:style-name="ce109"/>
          <table:table-cell table:style-name="ce47" table:number-columns-repeated="1019"/>
        </table:table-row>
        <table:table-row table:style-name="ro2">
          <table:table-cell table:number-columns-repeated="2"/>
          <table:table-cell table:style-name="ce65" office:value-type="string" table:number-columns-spanned="3" table:number-rows-spanned="1">
            <text:p>Exclusions <text:span text:style-name="T5">(Please identify any rules for excluding data or information that will either be applied automatically or used as a basis to manually exclude publication. Note that exceptions for publication should be kept to a minimum and based on existing national or other regulations)</text:span></text:p>
          </table:table-cell>
          <table:covered-table-cell table:style-name="ce74"/>
          <table:covered-table-cell table:style-name="ce86"/>
          <table:table-cell table:number-columns-repeated="1019"/>
        </table:table-row>
        <table:table-row table:style-name="ro19">
          <table:table-cell table:style-name="ce47"/>
          <table:table-cell table:style-name="ce47" office:value-type="string">
            <text:p>EXCLUSIONS</text:p>
          </table:table-cell>
          <table:table-cell table:style-name="ce101" office:value-type="string" table:number-columns-spanned="3" table:number-rows-spanned="1">
            <text:p>All exclusions are made in line with our exclusion policy which can be found on our organisation website www.organisation.org.uk/datause/exclusions and cover staff security and commercial interest. In total, this results in excluding 1% of all DFID-funded projects. <text:s text:c="80"/><text:span text:style-name="T9">Exclusions are an important part of IATI, and are expected to be published clearly, either on your organisations website, or in the implementation schedule. BOND have been working with a group of DFID-grantees to produce a guidance document for creating exclusion policies which is available on the IATI Knowledge Base. It can be useful to use existing Freedom of Information guidelines to start discussing exclusion policies. <text:s text:c="2"/></text:span></text:p>
          </table:table-cell>
          <table:covered-table-cell table:style-name="ce105"/>
          <table:covered-table-cell table:style-name="ce109"/>
          <table:table-cell table:style-name="ce47" table:number-columns-repeated="1019"/>
        </table:table-row>
        <table:table-row table:style-name="ro2">
          <table:table-cell table:number-columns-repeated="2"/>
          <table:table-cell table:style-name="ce65" office:value-type="string" table:number-columns-spanned="3" table:number-rows-spanned="1">
            <text:p>Any general issues or other constraints</text:p>
          </table:table-cell>
          <table:covered-table-cell table:style-name="ce74"/>
          <table:covered-table-cell table:style-name="ce86"/>
          <table:table-cell table:number-columns-repeated="1019"/>
        </table:table-row>
        <table:table-row table:style-name="ro19">
          <table:table-cell table:style-name="ce47"/>
          <table:table-cell table:style-name="ce47" office:value-type="string">
            <text:p>OTHER</text:p>
          </table:table-cell>
          <table:table-cell table:style-name="ce66" table:number-columns-spanned="3" table:number-rows-spanned="1"/>
          <table:covered-table-cell table:style-name="ce81"/>
          <table:covered-table-cell table:style-name="ce92"/>
          <table:table-cell table:style-name="ce47" table:number-columns-repeated="1019"/>
        </table:table-row>
        <table:table-row table:style-name="ro2" table:number-rows-repeated="2">
          <table:table-cell table:number-columns-repeated="1024"/>
        </table:table-row>
        <table:table-row table:style-name="ro3">
          <table:table-cell table:number-columns-repeated="2"/>
          <table:table-cell table:style-name="ce67" office:value-type="string" table:number-columns-spanned="3" table:number-rows-spanned="1">
            <text:p>3. How will data be published? </text:p>
          </table:table-cell>
          <table:covered-table-cell table:number-columns-repeated="2"/>
          <table:table-cell table:number-columns-repeated="1019"/>
        </table:table-row>
        <table:table-row table:style-name="ro4">
          <table:table-cell table:number-columns-repeated="1024"/>
        </table:table-row>
        <table:table-row table:style-name="ro17">
          <table:table-cell table:number-columns-repeated="2"/>
          <table:table-cell table:style-name="ce49" office:value-type="string" table:number-columns-spanned="3" table:number-rows-spanned="1">
            <text:p>Information for prospective users of information</text:p>
          </table:table-cell>
          <table:covered-table-cell table:style-name="ce79"/>
          <table:covered-table-cell table:style-name="ce89"/>
          <table:table-cell table:number-columns-repeated="1019"/>
        </table:table-row>
        <table:table-row table:style-name="ro9">
          <table:table-cell table:number-columns-repeated="2"/>
          <table:table-cell table:style-name="ce68" office:value-type="string" table:number-columns-spanned="3" table:number-rows-spanned="1">
            <text:p><text:span text:style-name="T2">Licensing</text:span><text:span text:style-name="T1"> (Under which license will data be published: public domain or attribution? If the license does not meet the IATI standard please specify why. Please state whether you intend to use the IATI authorised license or another)</text:span></text:p>
          </table:table-cell>
          <table:covered-table-cell table:style-name="ce71"/>
          <table:covered-table-cell table:style-name="ce83"/>
          <table:table-cell table:number-columns-repeated="1019"/>
        </table:table-row>
        <table:table-row table:style-name="ro2">
          <table:table-cell table:number-columns-repeated="2"/>
          <table:table-cell table:style-name="ce51" office:value-type="string" table:number-columns-spanned="2" table:number-rows-spanned="1">
            <text:p>Licence type</text:p>
          </table:table-cell>
          <table:covered-table-cell table:style-name="ce72"/>
          <table:table-cell table:style-name="ce84" office:value-type="string">
            <text:p>Narrative</text:p>
          </table:table-cell>
          <table:table-cell table:number-columns-repeated="1019"/>
        </table:table-row>
        <table:table-row table:style-name="ro27">
          <table:table-cell table:style-name="ce47"/>
          <table:table-cell table:style-name="ce47" office:value-type="string">
            <text:p>LICENCE</text:p>
          </table:table-cell>
          <table:table-cell table:style-name="ce98" table:content-validation-name="val7" office:value-type="string" table:number-columns-spanned="2" table:number-rows-spanned="1">
            <text:p>Public domain</text:p>
          </table:table-cell>
          <table:covered-table-cell table:style-name="ce103" table:content-validation-name="val7"/>
          <table:table-cell table:style-name="ce108" office:value-type="string">
            <text:p>Data will be published under a public-domain licence (using the Open Data Commons Public Domain Licence) which is available on our website www.organisation.org/data/licence. <text:s text:c="88"/></text:p>
            <text:p><text:span text:style-name="T9">To become IATI compliant, data should be licensed as either Public Domain or Attribution-Only. For further definitions and more information on licences visit http://support.iatistandard.org/entries/21001811-licensing. Templates for licenses can be found at http://opendatacommons.org/licenses/ <text:s text:c="44"/></text:span><text:span text:style-name="T10"><text:s text:c="43"/></text:span></text:p>
            <text:p><text:span text:style-name="T15">DFID Minimum Requirements: </text:span><text:span text:style-name="T16">Licenses should be either Public Domain or Attribution-Only</text:span></text:p>
          </table:table-cell>
          <table:table-cell table:style-name="ce47" table:number-columns-repeated="1019"/>
        </table:table-row>
        <table:table-row table:style-name="ro21">
          <table:table-cell table:number-columns-repeated="2"/>
          <table:table-cell table:style-name="ce58" office:value-type="string" table:number-columns-spanned="3" table:number-rows-spanned="1">
            <text:p><text:span text:style-name="T2">Definition of an activity and multi-level activities</text:span><text:span text:style-name="T1"> (How is an activity defined e.g. projects and programmes, or some other structure? Do you have multi-tiered project structures e.g. projects and sub-projects or components? At which level do you intend to publish details (e.g. transactions)?)</text:span></text:p>
          </table:table-cell>
          <table:covered-table-cell table:style-name="ce74"/>
          <table:covered-table-cell table:style-name="ce86"/>
          <table:table-cell table:number-columns-repeated="1019"/>
        </table:table-row>
        <table:table-row table:style-name="ro2">
          <table:table-cell table:number-columns-repeated="2"/>
          <table:table-cell table:style-name="ce51" office:value-type="string" table:number-columns-spanned="2" table:number-rows-spanned="1">
            <text:p>Multi-level activities reported?</text:p>
          </table:table-cell>
          <table:covered-table-cell table:style-name="ce72"/>
          <table:table-cell table:style-name="ce84" office:value-type="string">
            <text:p>Narrative</text:p>
          </table:table-cell>
          <table:table-cell table:number-columns-repeated="1019"/>
        </table:table-row>
        <table:table-row table:style-name="ro23">
          <table:table-cell table:style-name="ce47"/>
          <table:table-cell table:style-name="ce47" office:value-type="string">
            <text:p>MULTILEVEL</text:p>
          </table:table-cell>
          <table:table-cell table:style-name="ce99" table:content-validation-name="val8" office:value-type="string" table:number-columns-spanned="2" table:number-rows-spanned="1">
            <text:p>Yes</text:p>
          </table:table-cell>
          <table:covered-table-cell table:style-name="ce105"/>
          <table:table-cell table:style-name="ce108" office:value-type="string">
            <text:p>The organisation is structured with 4 sectoral programmes, containing a series of country specific project beneath those. We will report to IATI on 2 activity levels: <text:s text:c="111"/></text:p>
            <text:p>1. Top Level - Programmes (including information on full programme budget, and descriptions etc.) <text:s text:c="28"/></text:p>
            <text:p>2. Lower <text:s/>Level - Corresponding projects that are related to each of the programmes, these will contain more detailed information on financial transactions and specific geographic location (beyond region). <text:s text:c="51"/>These two levels of activities will be related to each other. <text:s text:c="101"/></text:p>
            <text:p><text:span text:style-name="T9">To enable clearer reporting of an organisation's structure, IATI allows for projects to be published in a hierarchy, with, for example, broader programmes being published as a high-level activity, containing less detailed information, and then components of the programme being reported as individual activities on a second level, containing more detailed information, perhaps on transactions. For more information, please visit: http://support.iatistandard.org/entries/20032766-units-of-aid <text:s text:c="13"/></text:span><text:span text:style-name="T11"><text:s text:c="2"/></text:span></text:p>
          </table:table-cell>
          <table:table-cell table:style-name="ce47" table:number-columns-repeated="1019"/>
        </table:table-row>
        <table:table-row table:style-name="ro13">
          <table:table-cell table:number-columns-repeated="2"/>
          <table:table-cell table:style-name="ce58" office:value-type="string" table:number-columns-spanned="3" table:number-rows-spanned="1">
            <text:p><text:span text:style-name="T2">Segmenting data for publication </text:span><text:span text:style-name="T1">(The recommendation is to publish data segmented by country i.e. one data file for each country. Duplicate project data must not exist within different files, so projects targeting multiple countries or regional/worldwide by nature should be held within a non-country specific file(s). Is this a practical suggestion for your programme? How many projects are not specific to one country and what non-country files best suit your programme?)</text:span></text:p>
          </table:table-cell>
          <table:covered-table-cell table:style-name="ce74"/>
          <table:covered-table-cell table:style-name="ce86"/>
          <table:table-cell table:number-columns-repeated="1019"/>
        </table:table-row>
        <table:table-row table:style-name="ro2">
          <table:table-cell table:number-columns-repeated="2"/>
          <table:table-cell table:style-name="ce51" office:value-type="string" table:number-columns-spanned="2" table:number-rows-spanned="1">
            <text:p>Segmentation</text:p>
          </table:table-cell>
          <table:covered-table-cell table:style-name="ce72"/>
          <table:table-cell table:style-name="ce84" office:value-type="string">
            <text:p>Narrative</text:p>
          </table:table-cell>
          <table:table-cell table:number-columns-repeated="1019"/>
        </table:table-row>
        <table:table-row table:style-name="ro19">
          <table:table-cell table:style-name="ce47"/>
          <table:table-cell table:style-name="ce47" office:value-type="string">
            <text:p>SEGMENT</text:p>
          </table:table-cell>
          <table:table-cell table:style-name="ce98" table:content-validation-name="val9" office:value-type="string" table:number-columns-spanned="2" table:number-rows-spanned="1">
            <text:p>Single file</text:p>
          </table:table-cell>
          <table:covered-table-cell table:style-name="ce103" table:content-validation-name="val9"/>
          <table:table-cell table:style-name="ce108" office:value-type="string">
            <text:p>Since only 15 activities are being reported, we are going to report our IATI data in one single file. As we expand our data, we may consider segmenting the data into regional-based files in order to make the data easier to use. <text:s text:c="13"/><text:span text:style-name="T9">The decision to segment data will depend on the structure of the organisation (whether it is possible to easily separate activities by region or country) or whether the organisation is publishing enough data to need to segment the data. </text:span></text:p>
          </table:table-cell>
          <table:table-cell table:style-name="ce47" table:number-columns-repeated="1019"/>
        </table:table-row>
        <table:table-row table:style-name="ro18">
          <table:table-cell table:number-columns-repeated="2"/>
          <table:table-cell table:style-name="ce58" office:value-type="string" table:number-columns-spanned="3" table:number-rows-spanned="1">
            <text:p><text:span text:style-name="T2">Do you intend to provide a user interface in addition to raw (XML) IATI data?</text:span><text:span text:style-name="T1"> (Will IATI data be accessible for end users through an existing or a new user interface on your website? [Note: this is not an IATI requirement])</text:span></text:p>
          </table:table-cell>
          <table:covered-table-cell table:style-name="ce74"/>
          <table:covered-table-cell table:style-name="ce86"/>
          <table:table-cell table:number-columns-repeated="1019"/>
        </table:table-row>
        <table:table-row table:style-name="ro2">
          <table:table-cell table:number-columns-repeated="2"/>
          <table:table-cell table:style-name="ce51" office:value-type="string" table:number-columns-spanned="2" table:number-rows-spanned="1">
            <text:p>User interface?</text:p>
          </table:table-cell>
          <table:covered-table-cell table:style-name="ce72"/>
          <table:table-cell table:style-name="ce84" office:value-type="string">
            <text:p>Narrative</text:p>
          </table:table-cell>
          <table:table-cell table:number-columns-repeated="1019"/>
        </table:table-row>
        <table:table-row table:style-name="ro28">
          <table:table-cell table:style-name="ce47"/>
          <table:table-cell table:style-name="ce47" office:value-type="string">
            <text:p>USERINT</text:p>
          </table:table-cell>
          <table:table-cell table:style-name="ce102" table:content-validation-name="val10" office:value-type="string" table:number-columns-spanned="2" table:number-rows-spanned="1">
            <text:p>Under consideration</text:p>
          </table:table-cell>
          <table:covered-table-cell table:style-name="ce106" table:content-validation-name="val10"/>
          <table:table-cell table:style-name="ce110" office:value-type="string">
            <text:p>We are not planning to create an individual organisational interface, but are interested in connecting with organisations working in similar sectors or countries to discuss the possibilities of working on this in 2014. <text:s text:c="19"/><text:span text:style-name="T14"><text:s/></text:span><text:span text:style-name="T9">Some organisations are beginning to consider how to make their IATI XML data user-friendly for their different stakeholders (be that funders, grantees or public supporters). This is not a necessary requirement of IATI, but several organisations are beginning to have this discussion, either alone or in groups.</text:span></text:p>
          </table:table-cell>
          <table:table-cell table:style-name="ce47" table:number-columns-repeated="1019"/>
        </table:table-row>
        <table:table-row table:style-name="ro2" table:number-rows-repeated="1048523">
          <table:table-cell table:number-columns-repeated="1024"/>
        </table:table-row>
        <table:table-row table:style-name="ro2">
          <table:table-cell table:number-columns-repeated="1024"/>
        </table:table-row>
      </table:table>
      <table:table table:name="Organisation Data" table:style-name="ta4">
        <office:forms form:automatic-focus="false" form:apply-design-mode="false"/>
        <table:table-column table:style-name="co1" table:default-cell-style-name="ce1"/>
        <table:table-column table:style-name="co9" table:visibility="collapse" table:default-cell-style-name="ce1"/>
        <table:table-column table:style-name="co10" table:default-cell-style-name="ce1"/>
        <table:table-column table:style-name="co3" table:default-cell-style-name="ce1"/>
        <table:table-column table:style-name="co11" table:default-cell-style-name="ce1"/>
        <table:table-column table:style-name="co12" table:default-cell-style-name="ce1"/>
        <table:table-column table:style-name="co6" table:default-cell-style-name="ce1"/>
        <table:table-column table:style-name="co13" table:default-cell-style-name="ce1"/>
        <table:table-column table:style-name="co14" table:default-cell-style-name="ce1"/>
        <table:table-column table:style-name="co2" table:number-columns-repeated="1015" table:default-cell-style-name="ce1"/>
        <table:table-row table:style-name="ro2">
          <table:table-cell table:number-columns-repeated="1024"/>
        </table:table-row>
        <table:table-row table:style-name="ro3">
          <table:table-cell table:number-columns-repeated="2"/>
          <table:table-cell table:style-name="ce112" office:value-type="string">
            <text:p>Organisation</text:p>
          </table:table-cell>
          <table:table-cell table:style-name="ce21"/>
          <table:table-cell table:number-columns-repeated="1020"/>
        </table:table-row>
        <table:table-row table:style-name="ro2">
          <table:table-cell table:number-columns-repeated="2"/>
          <table:table-cell table:style-name="ce113"/>
          <table:table-cell table:style-name="ce21"/>
          <table:table-cell table:number-columns-repeated="1020"/>
        </table:table-row>
        <table:table-row table:style-name="ro2">
          <table:table-cell table:number-columns-repeated="2"/>
          <table:table-cell table:style-name="ce114" office:value-type="string" table:number-columns-spanned="2" table:number-rows-spanned="1">
            <text:p>Note: <text:span text:style-name="T18">definitions and code lists can be found at:</text:span></text:p>
          </table:table-cell>
          <table:covered-table-cell table:style-name="ce69"/>
          <table:table-cell/>
          <table:table-cell table:style-name="ce18" office:value-type="string" table:number-columns-spanned="3" table:number-rows-spanned="1">
            <text:p>Note: <text:span text:style-name="T1">For further information or support please go to the Knowledge Base:</text:span></text:p>
          </table:table-cell>
          <table:covered-table-cell table:number-columns-repeated="2" table:style-name="ce20"/>
          <table:table-cell table:number-columns-repeated="1016"/>
        </table:table-row>
        <table:table-row table:style-name="ro2">
          <table:table-cell table:number-columns-repeated="2"/>
          <table:table-cell table:style-name="ce115" office:value-type="string" table:number-columns-spanned="2" table:number-rows-spanned="1">
            <text:p><text:a xlink:href="http://iatistandard.org/organisation-standard" xlink:type="simple">http://iatistandard.org/organisation-standard</text:a></text:p>
          </table:table-cell>
          <table:covered-table-cell table:style-name="ce69"/>
          <table:table-cell table:style-name="ce115"/>
          <table:table-cell table:style-name="ce115" office:value-type="string" table:number-columns-spanned="3" table:number-rows-spanned="1">
            <text:p><text:a xlink:href="http://support.iatistandard.org/forums" xlink:type="simple">http://support.iatistandard.org/forums</text:a></text:p>
          </table:table-cell>
          <table:covered-table-cell table:number-columns-repeated="2" table:style-name="ce128"/>
          <table:table-cell table:number-columns-repeated="1016"/>
        </table:table-row>
        <table:table-row table:style-name="ro4">
          <table:table-cell table:number-columns-repeated="1024"/>
        </table:table-row>
        <table:table-row table:style-name="ro9">
          <table:table-cell table:style-name="ce111" table:number-columns-repeated="2"/>
          <table:table-cell table:style-name="ce116" office:value-type="string">
            <text:p>Information Area</text:p>
          </table:table-cell>
          <table:table-cell table:style-name="ce120" office:value-type="string">
            <text:p>Status</text:p>
          </table:table-cell>
          <table:table-cell table:style-name="ce120" office:value-type="string">
            <text:p>Publication date</text:p>
          </table:table-cell>
          <table:table-cell table:style-name="ce120" office:value-type="string">
            <text:p>Exclusions &amp; Thresholds</text:p>
          </table:table-cell>
          <table:table-cell table:style-name="ce120" office:value-type="string">
            <text:p>Exclusion category</text:p>
          </table:table-cell>
          <table:table-cell table:style-name="ce120" office:value-type="string">
            <text:p>Data provider definition</text:p>
          </table:table-cell>
          <table:table-cell table:style-name="ce131" office:value-type="string">
            <text:p>Publication notes</text:p>
          </table:table-cell>
          <table:table-cell table:style-name="ce111" table:number-columns-repeated="1015"/>
        </table:table-row>
        <table:table-row table:style-name="ro29">
          <table:table-cell/>
          <table:table-cell office:value-type="string">
            <text:p>TOTALBUDGET</text:p>
          </table:table-cell>
          <table:table-cell table:style-name="ce117" office:value-type="string">
            <text:p>Annual forward planning budget data for agency</text:p>
          </table:table-cell>
          <table:table-cell table:style-name="ce121" table:content-validation-name="val13"/>
          <table:table-cell table:style-name="ce123" table:content-validation-name="val11"/>
          <table:table-cell table:style-name="ce126"/>
          <table:table-cell table:style-name="ce126" table:content-validation-name="val14"/>
          <table:table-cell table:style-name="ce126"/>
          <table:table-cell table:style-name="ce85"/>
          <table:table-cell table:number-columns-repeated="1015"/>
        </table:table-row>
        <table:table-row table:style-name="ro29">
          <table:table-cell/>
          <table:table-cell office:value-type="string">
            <text:p>TOTALBUDGETORG</text:p>
          </table:table-cell>
          <table:table-cell table:style-name="ce118" office:value-type="string">
            <text:p>Annual forward planning budget for funded institutions</text:p>
          </table:table-cell>
          <table:table-cell table:style-name="ce121" table:content-validation-name="val13"/>
          <table:table-cell table:style-name="ce124" table:content-validation-name="val11"/>
          <table:table-cell table:style-name="ce126"/>
          <table:table-cell table:style-name="ce126" table:content-validation-name="val14"/>
          <table:table-cell table:style-name="ce129"/>
          <table:table-cell table:style-name="ce132"/>
          <table:table-cell table:number-columns-repeated="1015"/>
        </table:table-row>
        <table:table-row table:style-name="ro29">
          <table:table-cell/>
          <table:table-cell office:value-type="string">
            <text:p>TOTALBUDGETCOUNTRY</text:p>
          </table:table-cell>
          <table:table-cell table:style-name="ce118" office:value-type="string">
            <text:p>Annual forward planning budget data for countries</text:p>
          </table:table-cell>
          <table:table-cell table:style-name="ce121" table:content-validation-name="val13"/>
          <table:table-cell table:style-name="ce124" table:content-validation-name="val11"/>
          <table:table-cell table:style-name="ce126"/>
          <table:table-cell table:style-name="ce126" table:content-validation-name="val14"/>
          <table:table-cell table:style-name="ce129"/>
          <table:table-cell table:style-name="ce132"/>
          <table:table-cell table:number-columns-repeated="1015"/>
        </table:table-row>
        <table:table-row table:style-name="ro29">
          <table:table-cell/>
          <table:table-cell office:value-type="string">
            <text:p>ORGDOCS</text:p>
          </table:table-cell>
          <table:table-cell table:style-name="ce119" office:value-type="string">
            <text:p>Organisation documents</text:p>
          </table:table-cell>
          <table:table-cell table:style-name="ce122" table:content-validation-name="val13"/>
          <table:table-cell table:style-name="ce125" table:content-validation-name="val11"/>
          <table:table-cell table:style-name="ce127"/>
          <table:table-cell table:style-name="ce127" table:content-validation-name="val14"/>
          <table:table-cell table:style-name="ce130"/>
          <table:table-cell table:style-name="ce133"/>
          <table:table-cell table:number-columns-repeated="1015"/>
        </table:table-row>
        <table:table-row table:style-name="ro2" table:number-rows-repeated="2">
          <table:table-cell table:number-columns-repeated="1024"/>
        </table:table-row>
        <table:table-row table:style-name="ro2">
          <table:table-cell table:number-columns-repeated="3"/>
          <table:table-cell table:style-name="ce78"/>
          <table:table-cell table:number-columns-repeated="1020"/>
        </table:table-row>
        <table:table-row table:style-name="ro2" table:number-rows-repeated="1048561">
          <table:table-cell table:number-columns-repeated="1024"/>
        </table:table-row>
        <table:table-row table:style-name="ro2">
          <table:table-cell table:number-columns-repeated="1024"/>
        </table:table-row>
      </table:table>
      <table:table table:name="Org Data Guide (DELETE)" table:style-name="ta5">
        <table:table-column table:style-name="co1" table:default-cell-style-name="ce1"/>
        <table:table-column table:style-name="co9" table:visibility="collapse" table:default-cell-style-name="ce1"/>
        <table:table-column table:style-name="co10" table:default-cell-style-name="ce1"/>
        <table:table-column table:style-name="co15" table:default-cell-style-name="ce1"/>
        <table:table-column table:style-name="co11" table:default-cell-style-name="ce1"/>
        <table:table-column table:style-name="co12" table:default-cell-style-name="ce1"/>
        <table:table-column table:style-name="co6" table:default-cell-style-name="ce1"/>
        <table:table-column table:style-name="co16" table:default-cell-style-name="ce1"/>
        <table:table-column table:style-name="co17" table:default-cell-style-name="ce1"/>
        <table:table-column table:style-name="co18" table:default-cell-style-name="ce1"/>
        <table:table-column table:style-name="co2" table:number-columns-repeated="1014" table:default-cell-style-name="ce1"/>
        <table:table-row table:style-name="ro2">
          <table:table-cell table:number-columns-repeated="1024"/>
        </table:table-row>
        <table:table-row table:style-name="ro3">
          <table:table-cell table:number-columns-repeated="2"/>
          <table:table-cell table:style-name="ce112" office:value-type="string">
            <text:p>Organisation</text:p>
          </table:table-cell>
          <table:table-cell table:style-name="ce21"/>
          <table:table-cell table:number-columns-repeated="1020"/>
        </table:table-row>
        <table:table-row table:style-name="ro2">
          <table:table-cell table:number-columns-repeated="2"/>
          <table:table-cell table:style-name="ce113"/>
          <table:table-cell table:style-name="ce21"/>
          <table:table-cell table:number-columns-repeated="1020"/>
        </table:table-row>
        <table:table-row table:style-name="ro2">
          <table:table-cell table:number-columns-repeated="2"/>
          <table:table-cell table:style-name="ce114" office:value-type="string" table:number-columns-spanned="2" table:number-rows-spanned="1">
            <text:p>Note: <text:span text:style-name="T18">definitions and code lists can be found at:</text:span></text:p>
          </table:table-cell>
          <table:covered-table-cell table:style-name="ce69"/>
          <table:table-cell/>
          <table:table-cell table:style-name="ce18" office:value-type="string" table:number-columns-spanned="3" table:number-rows-spanned="1">
            <text:p>Note: <text:span text:style-name="T1">For further information or support please go to the Knowledge Base:</text:span></text:p>
          </table:table-cell>
          <table:covered-table-cell table:number-columns-repeated="2" table:style-name="ce20"/>
          <table:table-cell table:number-columns-repeated="1016"/>
        </table:table-row>
        <table:table-row table:style-name="ro2">
          <table:table-cell table:number-columns-repeated="2"/>
          <table:table-cell table:style-name="ce115" office:value-type="string" table:number-columns-spanned="2" table:number-rows-spanned="1">
            <text:p><text:a xlink:href="http://iatistandard.org/organisation-standard" xlink:type="simple">http://iatistandard.org/organisation-standard</text:a></text:p>
          </table:table-cell>
          <table:covered-table-cell table:style-name="ce69"/>
          <table:table-cell table:style-name="ce115"/>
          <table:table-cell table:style-name="ce115" office:value-type="string" table:number-columns-spanned="3" table:number-rows-spanned="1">
            <text:p><text:a xlink:href="http://support.iatistandard.org/forums" xlink:type="simple">http://support.iatistandard.org/forums</text:a></text:p>
          </table:table-cell>
          <table:covered-table-cell table:number-columns-repeated="2" table:style-name="ce128"/>
          <table:table-cell table:number-columns-repeated="1016"/>
        </table:table-row>
        <table:table-row table:style-name="ro4">
          <table:table-cell table:number-columns-repeated="1024"/>
        </table:table-row>
        <table:table-row table:style-name="ro9">
          <table:table-cell table:style-name="ce111" table:number-columns-repeated="2"/>
          <table:table-cell table:style-name="ce116" office:value-type="string">
            <text:p>Information Area</text:p>
          </table:table-cell>
          <table:table-cell table:style-name="ce120" office:value-type="string">
            <text:p>Status</text:p>
          </table:table-cell>
          <table:table-cell table:style-name="ce120" office:value-type="string">
            <text:p>Publication date</text:p>
          </table:table-cell>
          <table:table-cell table:style-name="ce120" office:value-type="string">
            <text:p>Exclusions &amp; Thresholds</text:p>
          </table:table-cell>
          <table:table-cell table:style-name="ce120" office:value-type="string">
            <text:p>Exclusion category</text:p>
          </table:table-cell>
          <table:table-cell table:style-name="ce120" office:value-type="string">
            <text:p>Data provider definition</text:p>
          </table:table-cell>
          <table:table-cell table:style-name="ce131" office:value-type="string">
            <text:p>Publication notes</text:p>
          </table:table-cell>
          <table:table-cell table:style-name="ce131" office:value-type="string">
            <text:p>Guidance </text:p>
          </table:table-cell>
          <table:table-cell table:style-name="ce111" table:number-columns-repeated="1014"/>
        </table:table-row>
        <table:table-row table:style-name="ro30">
          <table:table-cell/>
          <table:table-cell office:value-type="string">
            <text:p>TOTALBUDGET</text:p>
          </table:table-cell>
          <table:table-cell table:style-name="ce117" office:value-type="string">
            <text:p>Annual forward planning budget data for agency</text:p>
          </table:table-cell>
          <table:table-cell table:style-name="ce134" table:content-validation-name="val13" office:value-type="string">
            <text:p>Future publication</text:p>
          </table:table-cell>
          <table:table-cell table:style-name="ce123" table:content-validation-name="val11" office:value-type="date" office:date-value="2013-12-01">
            <text:p>Dec-13</text:p>
          </table:table-cell>
          <table:table-cell table:style-name="ce126"/>
          <table:table-cell table:style-name="ce126" table:content-validation-name="val14" office:value-type="string">
            <text:p>n/a (No exclusions)</text:p>
          </table:table-cell>
          <table:table-cell table:style-name="ce136" office:value-type="string">
            <text:p>Annual budget for the organisation by financial year</text:p>
          </table:table-cell>
          <table:table-cell table:style-name="ce138" office:value-type="string">
            <text:p>Updated annually. </text:p>
          </table:table-cell>
          <table:table-cell table:style-name="ce140" office:value-type="string">
            <text:p>This information should be forward looking and cover the whole organisation. This would only be updated annually. More information is available here: http://iatistandard.org/organisation-standard/budget-organisation</text:p>
          </table:table-cell>
          <table:table-cell table:number-columns-repeated="1014"/>
        </table:table-row>
        <table:table-row table:style-name="ro31">
          <table:table-cell/>
          <table:table-cell office:value-type="string">
            <text:p>TOTALBUDGETORG</text:p>
          </table:table-cell>
          <table:table-cell table:style-name="ce118" office:value-type="string">
            <text:p>Annual forward planning budget for funded institutions</text:p>
          </table:table-cell>
          <table:table-cell table:style-name="ce134" table:content-validation-name="val13" office:value-type="string">
            <text:p>Unable to publish</text:p>
          </table:table-cell>
          <table:table-cell table:style-name="ce124" table:content-validation-name="val11"/>
          <table:table-cell table:style-name="ce126"/>
          <table:table-cell table:style-name="ce126" table:content-validation-name="val14" office:value-type="string">
            <text:p>a) Not applicable to organisation</text:p>
          </table:table-cell>
          <table:table-cell table:style-name="ce129"/>
          <table:table-cell table:style-name="ce132"/>
          <table:table-cell table:style-name="ce140" office:value-type="string">
            <text:p>If your organisation funds other organisations, include a forward looking annual budget per organisation that you fund. This would only be updated annually. More information is available here: http://iatistandard.org/organisation-standard/budget-institution</text:p>
          </table:table-cell>
          <table:table-cell table:number-columns-repeated="1014"/>
        </table:table-row>
        <table:table-row table:style-name="ro30">
          <table:table-cell/>
          <table:table-cell office:value-type="string">
            <text:p>TOTALBUDGETCOUNTRY</text:p>
          </table:table-cell>
          <table:table-cell table:style-name="ce118" office:value-type="string">
            <text:p>Annual forward planning budget data for countries</text:p>
          </table:table-cell>
          <table:table-cell table:style-name="ce134" table:content-validation-name="val13" office:value-type="string">
            <text:p>Under consideration</text:p>
          </table:table-cell>
          <table:table-cell table:style-name="ce124" table:content-validation-name="val11" office:value-type="date" office:date-value="2014-08-01">
            <text:p>Aug-14</text:p>
          </table:table-cell>
          <table:table-cell table:style-name="ce126"/>
          <table:table-cell table:style-name="ce126" table:content-validation-name="val14" office:value-type="string">
            <text:p>c) Not currently captured and prohibitive cost</text:p>
          </table:table-cell>
          <table:table-cell table:style-name="ce129"/>
          <table:table-cell table:style-name="ce139" office:value-type="string">
            <text:p>This information is not currently captured, but it is being considered.</text:p>
          </table:table-cell>
          <table:table-cell table:style-name="ce140" office:value-type="string">
            <text:p>Forward-looking annual budgets for each country that your organisation works in. This would only be updated annually. More information is available here: http://iatistandard.org/organisation-standard/budget-country</text:p>
          </table:table-cell>
          <table:table-cell table:number-columns-repeated="1014"/>
        </table:table-row>
        <table:table-row table:style-name="ro32">
          <table:table-cell/>
          <table:table-cell office:value-type="string">
            <text:p>ORGDOCS</text:p>
          </table:table-cell>
          <table:table-cell table:style-name="ce119" office:value-type="string">
            <text:p>Organisation documents</text:p>
          </table:table-cell>
          <table:table-cell table:style-name="ce135" table:content-validation-name="val13" office:value-type="string">
            <text:p>Partially compliant</text:p>
          </table:table-cell>
          <table:table-cell table:style-name="ce125" table:content-validation-name="val11" office:value-type="date" office:date-value="2013-04-01">
            <text:p>Apr-13</text:p>
          </table:table-cell>
          <table:table-cell table:style-name="ce127" office:value-type="string">
            <text:p>Not able to publish any country strategy documents published before 2012, since they hold staff information that will not be published.</text:p>
          </table:table-cell>
          <table:table-cell table:style-name="ce127" table:content-validation-name="val14" office:value-type="string">
            <text:p>b) A non-disclosure policy</text:p>
          </table:table-cell>
          <table:table-cell table:style-name="ce137" office:value-type="string">
            <text:p>Publishing country strategies written after 2012, organisation strategy and annual reports. </text:p>
          </table:table-cell>
          <table:table-cell table:style-name="ce133"/>
          <table:table-cell table:style-name="ce141" office:value-type="string">
            <text:p><text:span text:style-name="T19">DFID Preferred Level of Disclosure Item </text:span><text:span text:style-name="T20"><text:s text:c="22"/></text:span><text:span text:style-name="T9">Publishing links to organisational documents, perhaps including organisation strategies, country strategies or reports. More information is available here: http://iatistandard.org/organisation-standard/documents </text:span><text:span text:style-name="T14">. If funding is strategic, e.g. for a PPA, it may make more sense to include PPA MOUs and reports here, rather than as activity documents.</text:span></text:p>
          </table:table-cell>
          <table:table-cell table:number-columns-repeated="1014"/>
        </table:table-row>
        <table:table-row table:style-name="ro2" table:number-rows-repeated="2">
          <table:table-cell table:number-columns-repeated="1024"/>
        </table:table-row>
        <table:table-row table:style-name="ro2">
          <table:table-cell table:number-columns-repeated="3"/>
          <table:table-cell table:style-name="ce78"/>
          <table:table-cell table:number-columns-repeated="1020"/>
        </table:table-row>
        <table:table-row table:style-name="ro2" table:number-rows-repeated="1048561">
          <table:table-cell table:number-columns-repeated="1024"/>
        </table:table-row>
        <table:table-row table:style-name="ro2">
          <table:table-cell table:number-columns-repeated="1024"/>
        </table:table-row>
      </table:table>
      <table:table table:name="Activity Data" table:style-name="ta6">
        <table:table-column table:style-name="co1" table:default-cell-style-name="ce1"/>
        <table:table-column table:style-name="co19" table:visibility="collapse" table:default-cell-style-name="ce1"/>
        <table:table-column table:style-name="co20" table:default-cell-style-name="ce20"/>
        <table:table-column table:style-name="co21" table:default-cell-style-name="ce1"/>
        <table:table-column table:style-name="co22" table:default-cell-style-name="ce1"/>
        <table:table-column table:style-name="co12" table:default-cell-style-name="ce1"/>
        <table:table-column table:style-name="co6" table:default-cell-style-name="ce1"/>
        <table:table-column table:style-name="co13" table:default-cell-style-name="ce1"/>
        <table:table-column table:style-name="co14" table:default-cell-style-name="ce1"/>
        <table:table-column table:style-name="co2" table:number-columns-repeated="1015" table:default-cell-style-name="ce1"/>
        <table:table-row table:style-name="ro2">
          <table:table-cell table:number-columns-repeated="1024"/>
        </table:table-row>
        <table:table-row table:style-name="ro3">
          <table:table-cell table:number-columns-repeated="2"/>
          <table:table-cell table:style-name="ce112" office:value-type="string">
            <text:p>Activities</text:p>
          </table:table-cell>
          <table:table-cell table:number-columns-repeated="1021"/>
        </table:table-row>
        <table:table-row table:style-name="ro2">
          <table:table-cell table:number-columns-repeated="1024"/>
        </table:table-row>
        <table:table-row table:style-name="ro2">
          <table:table-cell table:number-columns-repeated="2"/>
          <table:table-cell table:style-name="ce114" office:value-type="string" table:number-columns-spanned="2" table:number-rows-spanned="1">
            <text:p>Note: <text:span text:style-name="T18">definitions and code lists can be found at:</text:span></text:p>
          </table:table-cell>
          <table:covered-table-cell table:style-name="ce69"/>
          <table:table-cell/>
          <table:table-cell table:style-name="ce18" office:value-type="string" table:number-columns-spanned="3" table:number-rows-spanned="1">
            <text:p>Note: <text:span text:style-name="T1">For further information or support please go to the Knowledge Base:</text:span></text:p>
          </table:table-cell>
          <table:covered-table-cell table:number-columns-repeated="2" table:style-name="ce20"/>
          <table:table-cell table:number-columns-repeated="1016"/>
        </table:table-row>
        <table:table-row table:style-name="ro2">
          <table:table-cell table:number-columns-repeated="2"/>
          <table:table-cell table:style-name="ce21" office:value-type="string" table:number-columns-spanned="3" table:number-rows-spanned="1">
            <text:p><text:a xlink:href="http://iatistandard.org/activities-standard" xlink:type="simple">http://iatistandard.org/activities-standard</text:a></text:p>
          </table:table-cell>
          <table:covered-table-cell table:number-columns-repeated="2" table:style-name="ce149"/>
          <table:table-cell table:style-name="ce149" office:value-type="string" table:number-columns-spanned="3" table:number-rows-spanned="1">
            <text:p><text:a xlink:href="http://support.iatistandard.org/forums" xlink:type="simple">http://support.iatistandard.org/forums</text:a></text:p>
          </table:table-cell>
          <table:covered-table-cell table:number-columns-repeated="2" table:style-name="ce149"/>
          <table:table-cell table:number-columns-repeated="1016"/>
        </table:table-row>
        <table:table-row table:style-name="ro4">
          <table:table-cell table:number-columns-repeated="1024"/>
        </table:table-row>
        <table:table-row table:style-name="ro9">
          <table:table-cell table:style-name="ce111" table:number-columns-repeated="2"/>
          <table:table-cell table:style-name="ce116" office:value-type="string">
            <text:p>Information Area</text:p>
          </table:table-cell>
          <table:table-cell table:style-name="ce120" office:value-type="string">
            <text:p>Status</text:p>
          </table:table-cell>
          <table:table-cell table:style-name="ce120" office:value-type="string">
            <text:p>Publication date</text:p>
          </table:table-cell>
          <table:table-cell table:style-name="ce120" office:value-type="string">
            <text:p>Exclusions &amp; Thresholds</text:p>
          </table:table-cell>
          <table:table-cell table:style-name="ce120" office:value-type="string">
            <text:p>Exclusion category</text:p>
          </table:table-cell>
          <table:table-cell table:style-name="ce120" office:value-type="string">
            <text:p>Data provider definition</text:p>
          </table:table-cell>
          <table:table-cell table:style-name="ce131" office:value-type="string">
            <text:p>Publication notes</text:p>
          </table:table-cell>
          <table:table-cell table:style-name="ce111" table:number-columns-repeated="1015"/>
        </table:table-row>
        <table:table-row table:style-name="ro33">
          <table:table-cell table:style-name="ce111" table:number-columns-repeated="2"/>
          <table:table-cell table:style-name="ce142" office:value-type="string" table:number-columns-spanned="7" table:number-rows-spanned="1">
            <text:p>Identification</text:p>
          </table:table-cell>
          <table:covered-table-cell table:number-columns-repeated="5" table:style-name="ce150"/>
          <table:covered-table-cell table:style-name="ce166"/>
          <table:table-cell table:style-name="ce111" table:number-columns-repeated="1015"/>
        </table:table-row>
        <table:table-row table:style-name="ro29">
          <table:table-cell/>
          <table:table-cell office:value-type="string">
            <text:p>REPORTINGORG</text:p>
          </table:table-cell>
          <table:table-cell table:style-name="ce143" office:value-type="string">
            <text:p>Reporting Organisation</text:p>
          </table:table-cell>
          <table:table-cell table:style-name="ce151" table:content-validation-name="val13"/>
          <table:table-cell table:style-name="ce123" table:content-validation-name="val11"/>
          <table:table-cell table:style-name="ce126"/>
          <table:table-cell table:style-name="ce126" table:content-validation-name="val14"/>
          <table:table-cell table:style-name="ce126"/>
          <table:table-cell table:style-name="ce85"/>
          <table:table-cell table:number-columns-repeated="1015"/>
        </table:table-row>
        <table:table-row table:style-name="ro29">
          <table:table-cell/>
          <table:table-cell office:value-type="string">
            <text:p>IATIID</text:p>
          </table:table-cell>
          <table:table-cell table:style-name="ce144" office:value-type="string">
            <text:p>IATI activity identifier</text:p>
          </table:table-cell>
          <table:table-cell table:style-name="ce151"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29">
          <table:table-cell/>
          <table:table-cell office:value-type="string">
            <text:p>OTHERID</text:p>
          </table:table-cell>
          <table:table-cell table:style-name="ce144" office:value-type="string">
            <text:p>Other activity identifiers</text:p>
          </table:table-cell>
          <table:table-cell table:style-name="ce151"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4">
          <table:table-cell table:number-columns-repeated="2"/>
          <table:table-cell table:style-name="ce145" office:value-type="string" table:number-columns-spanned="7" table:number-rows-spanned="1">
            <text:p>Basic Activity Information</text:p>
          </table:table-cell>
          <table:covered-table-cell table:number-columns-repeated="5" table:style-name="ce152"/>
          <table:covered-table-cell table:style-name="ce167"/>
          <table:table-cell table:number-columns-repeated="1015"/>
        </table:table-row>
        <table:table-row table:style-name="ro29">
          <table:table-cell/>
          <table:table-cell office:value-type="string">
            <text:p>TITLEAGLANG</text:p>
          </table:table-cell>
          <table:table-cell table:style-name="ce144" office:value-type="string">
            <text:p>Activity Title <text:span text:style-name="T1">(Agency language)</text:span></text:p>
          </table:table-cell>
          <table:table-cell table:style-name="ce153"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29">
          <table:table-cell/>
          <table:table-cell office:value-type="string">
            <text:p>TITLERELANG</text:p>
          </table:table-cell>
          <table:table-cell table:style-name="ce144" office:value-type="string">
            <text:p>Activity Title <text:span text:style-name="T1">(Recipient language)</text:span></text:p>
          </table:table-cell>
          <table:table-cell table:style-name="ce153"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29">
          <table:table-cell/>
          <table:table-cell office:value-type="string">
            <text:p>DESCAGLANG</text:p>
          </table:table-cell>
          <table:table-cell table:style-name="ce144" office:value-type="string">
            <text:p>Activity Description <text:span text:style-name="T1">(Agency language)</text:span></text:p>
          </table:table-cell>
          <table:table-cell table:style-name="ce153"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29">
          <table:table-cell/>
          <table:table-cell office:value-type="string">
            <text:p>DESCRELANG</text:p>
          </table:table-cell>
          <table:table-cell table:style-name="ce144" office:value-type="string">
            <text:p>Activity Description <text:span text:style-name="T1">(Recipient language)</text:span></text:p>
          </table:table-cell>
          <table:table-cell table:style-name="ce153"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29">
          <table:table-cell/>
          <table:table-cell office:value-type="string">
            <text:p>STATUS</text:p>
          </table:table-cell>
          <table:table-cell table:style-name="ce144" office:value-type="string">
            <text:p>Activity Status</text:p>
          </table:table-cell>
          <table:table-cell table:style-name="ce153"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29">
          <table:table-cell/>
          <table:table-cell office:value-type="string">
            <text:p>STARTDATE</text:p>
          </table:table-cell>
          <table:table-cell table:style-name="ce144" office:value-type="string">
            <text:p>Activity Dates <text:span text:style-name="T1">(Start Date)</text:span></text:p>
          </table:table-cell>
          <table:table-cell table:style-name="ce153"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29">
          <table:table-cell/>
          <table:table-cell office:value-type="string">
            <text:p>ENDDATE</text:p>
          </table:table-cell>
          <table:table-cell table:style-name="ce144" office:value-type="string">
            <text:p>Activity Dates <text:span text:style-name="T1">(End Date)</text:span></text:p>
          </table:table-cell>
          <table:table-cell table:style-name="ce153"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29">
          <table:table-cell/>
          <table:table-cell office:value-type="string">
            <text:p>CONTACTS</text:p>
          </table:table-cell>
          <table:table-cell table:style-name="ce144" office:value-type="string">
            <text:p>Activity Contacts</text:p>
          </table:table-cell>
          <table:table-cell table:style-name="ce154"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29">
          <table:table-cell/>
          <table:table-cell office:value-type="string">
            <text:p>ORGFUNDING</text:p>
          </table:table-cell>
          <table:table-cell table:style-name="ce144" office:value-type="string">
            <text:p>Participating Organisation <text:span text:style-name="T1">(Funding)</text:span></text:p>
          </table:table-cell>
          <table:table-cell table:style-name="ce154"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29">
          <table:table-cell/>
          <table:table-cell office:value-type="string">
            <text:p>ORGEXTENDING</text:p>
          </table:table-cell>
          <table:table-cell table:style-name="ce144" office:value-type="string">
            <text:p>Participating Organisation <text:span text:style-name="T1">(Extending)</text:span></text:p>
          </table:table-cell>
          <table:table-cell table:style-name="ce154"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29">
          <table:table-cell/>
          <table:table-cell office:value-type="string">
            <text:p>ORGIMPLEMENTING</text:p>
          </table:table-cell>
          <table:table-cell table:style-name="ce144" office:value-type="string">
            <text:p>Participating Organisation <text:span text:style-name="T1">(Implementing)</text:span></text:p>
          </table:table-cell>
          <table:table-cell table:style-name="ce154"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29">
          <table:table-cell/>
          <table:table-cell office:value-type="string">
            <text:p>ORGACCOUNTABLE</text:p>
          </table:table-cell>
          <table:table-cell table:style-name="ce144" office:value-type="string">
            <text:p>Participating Organisation <text:span text:style-name="T1">(Accountable)</text:span></text:p>
          </table:table-cell>
          <table:table-cell table:style-name="ce154"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4">
          <table:table-cell table:number-columns-repeated="2"/>
          <table:table-cell table:style-name="ce145" office:value-type="string" table:number-columns-spanned="7" table:number-rows-spanned="1">
            <text:p>Geopolitical Information</text:p>
          </table:table-cell>
          <table:covered-table-cell table:number-columns-repeated="5" table:style-name="ce152"/>
          <table:covered-table-cell table:style-name="ce167"/>
          <table:table-cell table:number-columns-repeated="1015"/>
        </table:table-row>
        <table:table-row table:style-name="ro29">
          <table:table-cell/>
          <table:table-cell office:value-type="string">
            <text:p>COUNTRY</text:p>
          </table:table-cell>
          <table:table-cell table:style-name="ce144" office:value-type="string">
            <text:p>Recipient Country</text:p>
          </table:table-cell>
          <table:table-cell table:style-name="ce155"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29">
          <table:table-cell/>
          <table:table-cell office:value-type="string">
            <text:p>REGION</text:p>
          </table:table-cell>
          <table:table-cell table:style-name="ce144" office:value-type="string">
            <text:p>Recipient Region</text:p>
          </table:table-cell>
          <table:table-cell table:style-name="ce155"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29">
          <table:table-cell/>
          <table:table-cell office:value-type="string">
            <text:p>LOCATION</text:p>
          </table:table-cell>
          <table:table-cell table:style-name="ce144" office:value-type="string">
            <text:p>Sub-national Geographic Location</text:p>
          </table:table-cell>
          <table:table-cell table:style-name="ce155"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4">
          <table:table-cell table:number-columns-repeated="2"/>
          <table:table-cell table:style-name="ce145" office:value-type="string" table:number-columns-spanned="7" table:number-rows-spanned="1">
            <text:p>Classifications</text:p>
          </table:table-cell>
          <table:covered-table-cell table:number-columns-repeated="5" table:style-name="ce152"/>
          <table:covered-table-cell table:style-name="ce167"/>
          <table:table-cell table:number-columns-repeated="1015"/>
        </table:table-row>
        <table:table-row table:style-name="ro29">
          <table:table-cell/>
          <table:table-cell office:value-type="string">
            <text:p>SECTORCRS</text:p>
          </table:table-cell>
          <table:table-cell table:style-name="ce146" office:value-type="string">
            <text:p><text:a xlink:href="http://iatistandard.org/codelists/sector" xlink:type="simple">Sector (DAC CRS)</text:a></text:p>
          </table:table-cell>
          <table:table-cell table:style-name="ce156"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29">
          <table:table-cell/>
          <table:table-cell office:value-type="string">
            <text:p>SECTORAG</text:p>
          </table:table-cell>
          <table:table-cell table:style-name="ce144" office:value-type="string">
            <text:p>Sector <text:span text:style-name="T1">(Agency specific)</text:span></text:p>
          </table:table-cell>
          <table:table-cell table:style-name="ce156"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29">
          <table:table-cell/>
          <table:table-cell office:value-type="string">
            <text:p>POLICY</text:p>
          </table:table-cell>
          <table:table-cell table:style-name="ce144" office:value-type="string">
            <text:p>Policy Markers</text:p>
          </table:table-cell>
          <table:table-cell table:style-name="ce156"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29">
          <table:table-cell/>
          <table:table-cell office:value-type="string">
            <text:p>COLLAB</text:p>
          </table:table-cell>
          <table:table-cell table:style-name="ce143" office:value-type="string">
            <text:p>Collaboration Type</text:p>
          </table:table-cell>
          <table:table-cell table:style-name="ce156" table:content-validation-name="val13"/>
          <table:table-cell table:style-name="ce123" table:content-validation-name="val11"/>
          <table:table-cell table:style-name="ce126"/>
          <table:table-cell table:style-name="ce126" table:content-validation-name="val14"/>
          <table:table-cell table:style-name="ce126"/>
          <table:table-cell table:style-name="ce85"/>
          <table:table-cell table:number-columns-repeated="1015"/>
        </table:table-row>
        <table:table-row table:style-name="ro29">
          <table:table-cell/>
          <table:table-cell office:value-type="string">
            <text:p>FLOWTYPE</text:p>
          </table:table-cell>
          <table:table-cell table:style-name="ce144" office:value-type="string">
            <text:p>Default Flow Type</text:p>
          </table:table-cell>
          <table:table-cell table:style-name="ce156"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29">
          <table:table-cell/>
          <table:table-cell office:value-type="string">
            <text:p>FINANCETYPE</text:p>
          </table:table-cell>
          <table:table-cell table:style-name="ce144" office:value-type="string">
            <text:p>Default Finance Type</text:p>
          </table:table-cell>
          <table:table-cell table:style-name="ce156"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29">
          <table:table-cell/>
          <table:table-cell office:value-type="string">
            <text:p>AIDTYPE</text:p>
          </table:table-cell>
          <table:table-cell table:style-name="ce144" office:value-type="string">
            <text:p>Default Aid Type</text:p>
          </table:table-cell>
          <table:table-cell table:style-name="ce157"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29">
          <table:table-cell/>
          <table:table-cell office:value-type="string">
            <text:p>TIEDAIDSTATUS</text:p>
          </table:table-cell>
          <table:table-cell table:style-name="ce144" office:value-type="string">
            <text:p>Default Tied Aid Status</text:p>
          </table:table-cell>
          <table:table-cell table:style-name="ce157"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4">
          <table:table-cell table:number-columns-repeated="2"/>
          <table:table-cell table:style-name="ce145" office:value-type="string" table:number-columns-spanned="7" table:number-rows-spanned="1">
            <text:p>Financial</text:p>
          </table:table-cell>
          <table:covered-table-cell table:number-columns-repeated="5" table:style-name="ce152"/>
          <table:covered-table-cell table:style-name="ce167"/>
          <table:table-cell table:number-columns-repeated="1015"/>
        </table:table-row>
        <table:table-row table:style-name="ro29">
          <table:table-cell/>
          <table:table-cell office:value-type="string">
            <text:p>BUDGET</text:p>
          </table:table-cell>
          <table:table-cell table:style-name="ce144" office:value-type="string">
            <text:p>Activity Budget</text:p>
          </table:table-cell>
          <table:table-cell table:style-name="ce158"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29">
          <table:table-cell/>
          <table:table-cell office:value-type="string">
            <text:p>PLANNEDDISBURSE</text:p>
          </table:table-cell>
          <table:table-cell table:style-name="ce144" office:value-type="string">
            <text:p>Planned Disbursements</text:p>
          </table:table-cell>
          <table:table-cell table:style-name="ce158"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29">
          <table:table-cell/>
          <table:table-cell office:value-type="string">
            <text:p>RECCOUNBUDGETID</text:p>
          </table:table-cell>
          <table:table-cell table:style-name="ce147" office:value-type="string">
            <text:p>(UNDER DEVELOPMENT) Recipient Country Budget Identifier</text:p>
          </table:table-cell>
          <table:table-cell table:style-name="ce159" table:content-validation-name="val13"/>
          <table:table-cell table:style-name="ce164" table:content-validation-name="val11"/>
          <table:table-cell table:style-name="ce165"/>
          <table:table-cell table:style-name="ce165" table:content-validation-name="val14"/>
          <table:table-cell table:style-name="ce165"/>
          <table:table-cell table:style-name="ce168"/>
          <table:table-cell table:number-columns-repeated="1015"/>
        </table:table-row>
        <table:table-row table:style-name="ro4">
          <table:table-cell table:style-name="ce3" table:number-columns-repeated="2"/>
          <table:table-cell table:style-name="ce145" office:value-type="string" table:number-columns-spanned="7" table:number-rows-spanned="1">
            <text:p>Financial Transaction</text:p>
          </table:table-cell>
          <table:covered-table-cell table:number-columns-repeated="5" table:style-name="ce152"/>
          <table:covered-table-cell table:style-name="ce167"/>
          <table:table-cell table:style-name="ce3" table:number-columns-repeated="1015"/>
        </table:table-row>
        <table:table-row table:style-name="ro29">
          <table:table-cell/>
          <table:table-cell office:value-type="string">
            <text:p>COMMITMENT</text:p>
          </table:table-cell>
          <table:table-cell table:style-name="ce144" office:value-type="string">
            <text:p>Financial transaction <text:span text:style-name="T1">(Commitment)</text:span></text:p>
          </table:table-cell>
          <table:table-cell table:style-name="ce160"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29">
          <table:table-cell/>
          <table:table-cell office:value-type="string">
            <text:p>DISBURSEMENTEX</text:p>
          </table:table-cell>
          <table:table-cell table:style-name="ce144" office:value-type="string">
            <text:p>Financial transaction <text:span text:style-name="T1">(Disbursement &amp; Expenditure)</text:span></text:p>
          </table:table-cell>
          <table:table-cell table:style-name="ce160"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29">
          <table:table-cell/>
          <table:table-cell office:value-type="string">
            <text:p>REIMBURSEMENT</text:p>
          </table:table-cell>
          <table:table-cell table:style-name="ce144" office:value-type="string">
            <text:p>Financial transaction <text:span text:style-name="T1">(Reimbursement)</text:span></text:p>
          </table:table-cell>
          <table:table-cell table:style-name="ce160"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29">
          <table:table-cell/>
          <table:table-cell office:value-type="string">
            <text:p>INCOMINGFUNDS</text:p>
          </table:table-cell>
          <table:table-cell table:style-name="ce144" office:value-type="string">
            <text:p>Financial transaction <text:span text:style-name="T1">(Incoming Funds)</text:span></text:p>
          </table:table-cell>
          <table:table-cell table:style-name="ce160"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29">
          <table:table-cell/>
          <table:table-cell office:value-type="string">
            <text:p>REPAYMENT</text:p>
          </table:table-cell>
          <table:table-cell table:style-name="ce144" office:value-type="string">
            <text:p>Financial transaction </text:p>
            <text:p><text:span text:style-name="T1">(Loan repayment / interest repayment)</text:span></text:p>
          </table:table-cell>
          <table:table-cell table:style-name="ce160"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4">
          <table:table-cell table:style-name="ce3" table:number-columns-repeated="2"/>
          <table:table-cell table:style-name="ce145" office:value-type="string" table:number-columns-spanned="7" table:number-rows-spanned="1">
            <text:p>Related Documents</text:p>
          </table:table-cell>
          <table:covered-table-cell table:number-columns-repeated="5" table:style-name="ce152"/>
          <table:covered-table-cell table:style-name="ce167"/>
          <table:table-cell table:style-name="ce3" table:number-columns-repeated="1015"/>
        </table:table-row>
        <table:table-row table:style-name="ro29">
          <table:table-cell/>
          <table:table-cell office:value-type="string">
            <text:p>ACTDOCS</text:p>
          </table:table-cell>
          <table:table-cell table:style-name="ce144" office:value-type="string">
            <text:p>Activity Documents</text:p>
          </table:table-cell>
          <table:table-cell table:style-name="ce161"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29">
          <table:table-cell/>
          <table:table-cell office:value-type="string">
            <text:p>WEBSITE</text:p>
          </table:table-cell>
          <table:table-cell table:style-name="ce144" office:value-type="string">
            <text:p>Activity Website</text:p>
          </table:table-cell>
          <table:table-cell table:style-name="ce161"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29">
          <table:table-cell/>
          <table:table-cell office:value-type="string">
            <text:p>RELACT</text:p>
          </table:table-cell>
          <table:table-cell table:style-name="ce144" office:value-type="string">
            <text:p>Related Activity</text:p>
          </table:table-cell>
          <table:table-cell table:style-name="ce161"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4">
          <table:table-cell table:style-name="ce3" table:number-columns-repeated="2"/>
          <table:table-cell table:style-name="ce145" office:value-type="string" table:number-columns-spanned="7" table:number-rows-spanned="1">
            <text:p>Performance</text:p>
          </table:table-cell>
          <table:covered-table-cell table:number-columns-repeated="5" table:style-name="ce152"/>
          <table:covered-table-cell table:style-name="ce167"/>
          <table:table-cell table:style-name="ce3" table:number-columns-repeated="1015"/>
        </table:table-row>
        <table:table-row table:style-name="ro29">
          <table:table-cell/>
          <table:table-cell office:value-type="string">
            <text:p>CONDITIONS</text:p>
          </table:table-cell>
          <table:table-cell table:style-name="ce144" office:value-type="string">
            <text:p>Conditions attached Y/N</text:p>
          </table:table-cell>
          <table:table-cell table:style-name="ce162"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29">
          <table:table-cell/>
          <table:table-cell office:value-type="string">
            <text:p>TEXTCONDITIONS</text:p>
          </table:table-cell>
          <table:table-cell table:style-name="ce144" office:value-type="string">
            <text:p>Text of Conditions</text:p>
          </table:table-cell>
          <table:table-cell table:style-name="ce162" table:content-validation-name="val13"/>
          <table:table-cell table:style-name="ce124" table:content-validation-name="val11"/>
          <table:table-cell table:style-name="ce129"/>
          <table:table-cell table:style-name="ce129" table:content-validation-name="val14"/>
          <table:table-cell table:style-name="ce129"/>
          <table:table-cell table:style-name="ce132"/>
          <table:table-cell table:number-columns-repeated="1015"/>
        </table:table-row>
        <table:table-row table:style-name="ro29">
          <table:table-cell/>
          <table:table-cell office:value-type="string">
            <text:p>RESULTS</text:p>
          </table:table-cell>
          <table:table-cell table:style-name="ce148" office:value-type="string">
            <text:p>Results data</text:p>
          </table:table-cell>
          <table:table-cell table:style-name="ce163" table:content-validation-name="val13"/>
          <table:table-cell table:style-name="ce125" table:content-validation-name="val11"/>
          <table:table-cell table:style-name="ce130"/>
          <table:table-cell table:style-name="ce130" table:content-validation-name="val14"/>
          <table:table-cell table:style-name="ce130"/>
          <table:table-cell table:style-name="ce133"/>
          <table:table-cell table:number-columns-repeated="1015"/>
        </table:table-row>
        <table:table-row table:style-name="ro2" table:number-rows-repeated="1048520">
          <table:table-cell table:number-columns-repeated="1024"/>
        </table:table-row>
        <table:table-row table:style-name="ro2">
          <table:table-cell table:number-columns-repeated="1024"/>
        </table:table-row>
      </table:table>
      <table:table table:name="Activity Data Guide (DELETE)" table:style-name="ta7">
        <table:table-column table:style-name="co1" table:default-cell-style-name="ce1"/>
        <table:table-column table:style-name="co19" table:visibility="collapse" table:default-cell-style-name="ce1"/>
        <table:table-column table:style-name="co20" table:default-cell-style-name="ce20"/>
        <table:table-column table:style-name="co21" table:default-cell-style-name="ce1"/>
        <table:table-column table:style-name="co22" table:default-cell-style-name="ce1"/>
        <table:table-column table:style-name="co12" table:default-cell-style-name="ce1"/>
        <table:table-column table:style-name="co6" table:default-cell-style-name="ce1"/>
        <table:table-column table:style-name="co23" table:default-cell-style-name="ce1"/>
        <table:table-column table:style-name="co24" table:default-cell-style-name="ce1"/>
        <table:table-column table:style-name="co25" table:default-cell-style-name="ce1"/>
        <table:table-column table:style-name="co2" table:number-columns-repeated="1014" table:default-cell-style-name="ce1"/>
        <table:table-row table:style-name="ro2">
          <table:table-cell table:number-columns-repeated="1024"/>
        </table:table-row>
        <table:table-row table:style-name="ro3">
          <table:table-cell table:number-columns-repeated="2"/>
          <table:table-cell table:style-name="ce112" office:value-type="string">
            <text:p>Activities</text:p>
          </table:table-cell>
          <table:table-cell table:number-columns-repeated="1021"/>
        </table:table-row>
        <table:table-row table:style-name="ro2">
          <table:table-cell table:number-columns-repeated="1024"/>
        </table:table-row>
        <table:table-row table:style-name="ro2">
          <table:table-cell table:number-columns-repeated="2"/>
          <table:table-cell table:style-name="ce114" office:value-type="string" table:number-columns-spanned="2" table:number-rows-spanned="1">
            <text:p>Note: <text:span text:style-name="T18">definitions and code lists can be found at:</text:span></text:p>
          </table:table-cell>
          <table:covered-table-cell table:style-name="ce69"/>
          <table:table-cell/>
          <table:table-cell table:style-name="ce18" office:value-type="string" table:number-columns-spanned="3" table:number-rows-spanned="1">
            <text:p>Note: <text:span text:style-name="T1">For further information or support please go to the Knowledge Base:</text:span></text:p>
          </table:table-cell>
          <table:covered-table-cell table:number-columns-repeated="2" table:style-name="ce20"/>
          <table:table-cell table:style-name="ce20"/>
          <table:table-cell table:number-columns-repeated="1015"/>
        </table:table-row>
        <table:table-row table:style-name="ro2">
          <table:table-cell table:number-columns-repeated="2"/>
          <table:table-cell table:style-name="ce21" office:value-type="string" table:number-columns-spanned="3" table:number-rows-spanned="1">
            <text:p><text:a xlink:href="http://iatistandard.org/activities-standard" xlink:type="simple">http://iatistandard.org/activities-standard</text:a></text:p>
          </table:table-cell>
          <table:covered-table-cell table:number-columns-repeated="2" table:style-name="ce149"/>
          <table:table-cell table:style-name="ce149" office:value-type="string" table:number-columns-spanned="3" table:number-rows-spanned="1">
            <text:p><text:a xlink:href="http://support.iatistandard.org/forums" xlink:type="simple">http://support.iatistandard.org/forums</text:a></text:p>
          </table:table-cell>
          <table:covered-table-cell table:number-columns-repeated="2" table:style-name="ce149"/>
          <table:table-cell table:style-name="ce21"/>
          <table:table-cell table:number-columns-repeated="1015"/>
        </table:table-row>
        <table:table-row table:style-name="ro4">
          <table:table-cell table:number-columns-repeated="1024"/>
        </table:table-row>
        <table:table-row table:style-name="ro9">
          <table:table-cell table:style-name="ce111" table:number-columns-repeated="2"/>
          <table:table-cell table:style-name="ce116" office:value-type="string">
            <text:p>Information Area</text:p>
          </table:table-cell>
          <table:table-cell table:style-name="ce120" office:value-type="string">
            <text:p>Status</text:p>
          </table:table-cell>
          <table:table-cell table:style-name="ce120" office:value-type="string">
            <text:p>Publication date</text:p>
          </table:table-cell>
          <table:table-cell table:style-name="ce120" office:value-type="string">
            <text:p>Exclusions &amp; Thresholds</text:p>
          </table:table-cell>
          <table:table-cell table:style-name="ce120" office:value-type="string">
            <text:p>Exclusion category</text:p>
          </table:table-cell>
          <table:table-cell table:style-name="ce120" office:value-type="string">
            <text:p>Data provider definition</text:p>
          </table:table-cell>
          <table:table-cell table:style-name="ce183" office:value-type="string">
            <text:p>Publication notes</text:p>
          </table:table-cell>
          <table:table-cell table:style-name="ce131" office:value-type="string">
            <text:p>Guidance </text:p>
          </table:table-cell>
          <table:table-cell table:style-name="ce111" table:number-columns-repeated="1014"/>
        </table:table-row>
        <table:table-row table:style-name="ro33">
          <table:table-cell table:style-name="ce111" table:number-columns-repeated="2"/>
          <table:table-cell table:style-name="ce142" office:value-type="string" table:number-columns-spanned="8" table:number-rows-spanned="1">
            <text:p>Identification</text:p>
          </table:table-cell>
          <table:covered-table-cell table:number-columns-repeated="6" table:style-name="ce150"/>
          <table:covered-table-cell table:style-name="ce166"/>
          <table:table-cell table:style-name="ce111" table:number-columns-repeated="1014"/>
        </table:table-row>
        <table:table-row table:style-name="ro34">
          <table:table-cell/>
          <table:table-cell office:value-type="string">
            <text:p>REPORTINGORG</text:p>
          </table:table-cell>
          <table:table-cell table:style-name="ce143" office:value-type="string">
            <text:p>Reporting Organisation</text:p>
          </table:table-cell>
          <table:table-cell table:style-name="ce169" table:content-validation-name="val13" office:value-type="string">
            <text:p>Fully compliant</text:p>
          </table:table-cell>
          <table:table-cell table:style-name="ce123" table:content-validation-name="val11" office:value-type="date" office:date-value="2013-04-01">
            <text:p>Apr-13</text:p>
          </table:table-cell>
          <table:table-cell table:style-name="ce126"/>
          <table:table-cell table:style-name="ce126" table:content-validation-name="val14" office:value-type="string">
            <text:p>n/a (No exclusions)</text:p>
          </table:table-cell>
          <table:table-cell table:style-name="ce136" office:value-type="string">
            <text:p>Organisation information </text:p>
          </table:table-cell>
          <table:table-cell table:style-name="ce184"/>
          <table:table-cell table:style-name="ce190" office:value-type="string">
            <text:p>DFID Minimum Requirement <text:s text:c="56"/><text:span text:style-name="T9">This captures the name and organisation identifier of the organisation publishing the activity. For more information on organisation identifiers see http://support.iatistandard.org/entries/20603957-generating-a-unique-organisation-identifier <text:s text:c="3"/></text:span><text:span text:style-name="T10"><text:s text:c="9"/></text:span><text:span text:style-name="T20"><text:s text:c="31"/></text:span></text:p>
          </table:table-cell>
          <table:table-cell table:number-columns-repeated="1014"/>
        </table:table-row>
        <table:table-row table:style-name="ro35">
          <table:table-cell/>
          <table:table-cell office:value-type="string">
            <text:p>IATIID</text:p>
          </table:table-cell>
          <table:table-cell table:style-name="ce144" office:value-type="string">
            <text:p>IATI activity identifier</text:p>
          </table:table-cell>
          <table:table-cell table:style-name="ce169" table:content-validation-name="val13" office:value-type="string">
            <text:p>Fully compliant</text:p>
          </table:table-cell>
          <table:table-cell table:style-name="ce124" table:content-validation-name="val11" office:value-type="date" office:date-value="2013-04-01">
            <text:p>Apr-13</text:p>
          </table:table-cell>
          <table:table-cell table:style-name="ce129"/>
          <table:table-cell table:style-name="ce129" table:content-validation-name="val14" office:value-type="string">
            <text:p>n/a (No exclusions)</text:p>
          </table:table-cell>
          <table:table-cell table:style-name="ce181" office:value-type="string">
            <text:p>Project number</text:p>
          </table:table-cell>
          <table:table-cell table:style-name="ce185"/>
          <table:table-cell table:style-name="ce190" office:value-type="string">
            <text:p>DFID Minimum Requirement <text:s text:c="56"/><text:span text:style-name="T9">This is constructed using your organisation's unique IATI organisation identifier (see above), combined with your own project number/code <text:s text:c="24"/></text:span><text:span text:style-name="T10"><text:s text:c="2"/></text:span><text:span text:style-name="T20"><text:s text:c="15"/></text:span></text:p>
          </table:table-cell>
          <table:table-cell table:number-columns-repeated="1014"/>
        </table:table-row>
        <table:table-row table:style-name="ro29">
          <table:table-cell/>
          <table:table-cell office:value-type="string">
            <text:p>OTHERID</text:p>
          </table:table-cell>
          <table:table-cell table:style-name="ce144" office:value-type="string">
            <text:p>Other activity identifiers</text:p>
          </table:table-cell>
          <table:table-cell table:style-name="ce169" table:content-validation-name="val13" office:value-type="string">
            <text:p>Unable to publish</text:p>
          </table:table-cell>
          <table:table-cell table:style-name="ce124" table:content-validation-name="val11"/>
          <table:table-cell table:style-name="ce129"/>
          <table:table-cell table:style-name="ce129" table:content-validation-name="val14" office:value-type="string">
            <text:p>a) Not applicable to organisation</text:p>
          </table:table-cell>
          <table:table-cell table:style-name="ce129"/>
          <table:table-cell table:style-name="ce185"/>
          <table:table-cell table:style-name="ce191" office:value-type="string">
            <text:p>This can be used if another organisation will be reporting the same activity, and can hold the activity identifier of the other times this activity has been reported. </text:p>
          </table:table-cell>
          <table:table-cell table:number-columns-repeated="1014"/>
        </table:table-row>
        <table:table-row table:style-name="ro4">
          <table:table-cell table:number-columns-repeated="2"/>
          <table:table-cell table:style-name="ce145" office:value-type="string" table:number-columns-spanned="8" table:number-rows-spanned="1">
            <text:p>Basic Activity Information</text:p>
          </table:table-cell>
          <table:covered-table-cell table:number-columns-repeated="6" table:style-name="ce152"/>
          <table:covered-table-cell table:style-name="ce167"/>
          <table:table-cell table:number-columns-repeated="1014"/>
        </table:table-row>
        <table:table-row table:style-name="ro29">
          <table:table-cell/>
          <table:table-cell office:value-type="string">
            <text:p>TITLEAGLANG</text:p>
          </table:table-cell>
          <table:table-cell table:style-name="ce144" office:value-type="string">
            <text:p>Activity Title <text:span text:style-name="T1">(Agency language)</text:span></text:p>
          </table:table-cell>
          <table:table-cell table:style-name="ce170" table:content-validation-name="val13" office:value-type="string">
            <text:p>Fully compliant</text:p>
          </table:table-cell>
          <table:table-cell table:style-name="ce124" table:content-validation-name="val11" office:value-type="date" office:date-value="2013-04-01">
            <text:p>Apr-13</text:p>
          </table:table-cell>
          <table:table-cell table:style-name="ce129"/>
          <table:table-cell table:style-name="ce129" table:content-validation-name="val14" office:value-type="string">
            <text:p>n/a (No exclusions)</text:p>
          </table:table-cell>
          <table:table-cell table:style-name="ce181" office:value-type="string">
            <text:p>Project name</text:p>
          </table:table-cell>
          <table:table-cell table:style-name="ce185"/>
          <table:table-cell table:style-name="ce190" office:value-type="string">
            <text:p>DFID Minimum Requirement <text:s text:c="56"/><text:span text:style-name="T9">The name of the project or programme you are reporting in the organisation's language of use. <text:s text:c="9"/></text:span><text:span text:style-name="T10"><text:s text:c="3"/></text:span><text:span text:style-name="T20"><text:s text:c="24"/></text:span></text:p>
          </table:table-cell>
          <table:table-cell table:number-columns-repeated="1014"/>
        </table:table-row>
        <table:table-row table:style-name="ro29">
          <table:table-cell/>
          <table:table-cell office:value-type="string">
            <text:p>TITLERELANG</text:p>
          </table:table-cell>
          <table:table-cell table:style-name="ce144" office:value-type="string">
            <text:p>Activity Title <text:span text:style-name="T1">(Recipient language)</text:span></text:p>
          </table:table-cell>
          <table:table-cell table:style-name="ce170" table:content-validation-name="val13" office:value-type="string">
            <text:p>Unable to publish</text:p>
          </table:table-cell>
          <table:table-cell table:style-name="ce124" table:content-validation-name="val11"/>
          <table:table-cell table:style-name="ce129"/>
          <table:table-cell table:style-name="ce129" table:content-validation-name="val14" office:value-type="string">
            <text:p>a) Not applicable to organisation</text:p>
          </table:table-cell>
          <table:table-cell table:style-name="ce129"/>
          <table:table-cell table:style-name="ce185"/>
          <table:table-cell table:style-name="ce191" office:value-type="string">
            <text:p>This enables an organisation to publish the name of the project in the language that, for example might be spoken in the country where the project is being implemented.</text:p>
          </table:table-cell>
          <table:table-cell table:number-columns-repeated="1014"/>
        </table:table-row>
        <table:table-row table:style-name="ro29">
          <table:table-cell/>
          <table:table-cell office:value-type="string">
            <text:p>DESCAGLANG</text:p>
          </table:table-cell>
          <table:table-cell table:style-name="ce144" office:value-type="string">
            <text:p>Activity Description <text:span text:style-name="T1">(Agency language)</text:span></text:p>
          </table:table-cell>
          <table:table-cell table:style-name="ce170" table:content-validation-name="val13" office:value-type="string">
            <text:p>Fully compliant</text:p>
          </table:table-cell>
          <table:table-cell table:style-name="ce124" table:content-validation-name="val11" office:value-type="date" office:date-value="2013-04-01">
            <text:p>Apr-13</text:p>
          </table:table-cell>
          <table:table-cell table:style-name="ce129"/>
          <table:table-cell table:style-name="ce129" table:content-validation-name="val14" office:value-type="string">
            <text:p>n/a (No exclusions)</text:p>
          </table:table-cell>
          <table:table-cell table:style-name="ce181" office:value-type="string">
            <text:p>Project long description</text:p>
          </table:table-cell>
          <table:table-cell table:style-name="ce185"/>
          <table:table-cell table:style-name="ce190" office:value-type="string">
            <text:p>DFID Minimum Requirement <text:s text:c="56"/><text:span text:style-name="T9">The description of the project or programme you are reporting in the organisation's language of use. <text:s text:c="11"/></text:span><text:span text:style-name="T17"><text:s text:c="2"/></text:span><text:span text:style-name="T20"><text:s text:c="23"/></text:span></text:p>
          </table:table-cell>
          <table:table-cell table:number-columns-repeated="1014"/>
        </table:table-row>
        <table:table-row table:style-name="ro29">
          <table:table-cell/>
          <table:table-cell office:value-type="string">
            <text:p>DESCRELANG</text:p>
          </table:table-cell>
          <table:table-cell table:style-name="ce144" office:value-type="string">
            <text:p>Activity Description <text:span text:style-name="T1">(Recipient language)</text:span></text:p>
          </table:table-cell>
          <table:table-cell table:style-name="ce170" table:content-validation-name="val13" office:value-type="string">
            <text:p>Unable to publish</text:p>
          </table:table-cell>
          <table:table-cell table:style-name="ce124" table:content-validation-name="val11"/>
          <table:table-cell table:style-name="ce129"/>
          <table:table-cell table:style-name="ce129" table:content-validation-name="val14" office:value-type="string">
            <text:p>a) Not applicable to organisation</text:p>
          </table:table-cell>
          <table:table-cell table:style-name="ce129"/>
          <table:table-cell table:style-name="ce185"/>
          <table:table-cell table:style-name="ce191" office:value-type="string">
            <text:p>This enables an organisation to publish the description of the project in the language that, for example might be spoken in the country where the project is being implemented.</text:p>
          </table:table-cell>
          <table:table-cell table:number-columns-repeated="1014"/>
        </table:table-row>
        <table:table-row table:style-name="ro29">
          <table:table-cell/>
          <table:table-cell office:value-type="string">
            <text:p>STATUS</text:p>
          </table:table-cell>
          <table:table-cell table:style-name="ce144" office:value-type="string">
            <text:p>Activity Status</text:p>
          </table:table-cell>
          <table:table-cell table:style-name="ce170" table:content-validation-name="val13" office:value-type="string">
            <text:p>Fully compliant</text:p>
          </table:table-cell>
          <table:table-cell table:style-name="ce124" table:content-validation-name="val11" office:value-type="date" office:date-value="2013-04-01">
            <text:p>Apr-13</text:p>
          </table:table-cell>
          <table:table-cell table:style-name="ce129"/>
          <table:table-cell table:style-name="ce129" table:content-validation-name="val14" office:value-type="string">
            <text:p>n/a (No exclusions)</text:p>
          </table:table-cell>
          <table:table-cell table:style-name="ce181" office:value-type="string">
            <text:p>Whether the project is being implemented or closed. </text:p>
          </table:table-cell>
          <table:table-cell table:style-name="ce186"/>
          <table:table-cell table:style-name="ce190" office:value-type="string">
            <text:p>DFID Minimum Requirement <text:s text:c="55"/><text:span text:style-name="T9">This indicates whether the project is in the planning stage, if it is being implemented, or whether it is closed. </text:span></text:p>
          </table:table-cell>
          <table:table-cell table:number-columns-repeated="1014"/>
        </table:table-row>
        <table:table-row table:style-name="ro28">
          <table:table-cell/>
          <table:table-cell office:value-type="string">
            <text:p>STARTDATE</text:p>
          </table:table-cell>
          <table:table-cell table:style-name="ce144" office:value-type="string">
            <text:p>Activity Dates <text:span text:style-name="T1">(Start Date)</text:span></text:p>
          </table:table-cell>
          <table:table-cell table:style-name="ce170" table:content-validation-name="val13" office:value-type="string">
            <text:p>Fully compliant</text:p>
          </table:table-cell>
          <table:table-cell table:style-name="ce124" table:content-validation-name="val11" office:value-type="date" office:date-value="2013-04-01">
            <text:p>Apr-13</text:p>
          </table:table-cell>
          <table:table-cell table:style-name="ce129"/>
          <table:table-cell table:style-name="ce129" table:content-validation-name="val14" office:value-type="string">
            <text:p>n/a (No exclusions)</text:p>
          </table:table-cell>
          <table:table-cell table:style-name="ce181" office:value-type="string">
            <text:p>Date of first transaction on the project</text:p>
          </table:table-cell>
          <table:table-cell table:style-name="ce185"/>
          <table:table-cell table:style-name="ce192" office:value-type="string">
            <text:p>DFID Minimum Requirement <text:s text:c="2"/><text:span text:style-name="T19"><text:s text:c="2"/></text:span><text:span text:style-name="T20"><text:s text:c="44"/></text:span><text:span text:style-name="T9">The date of when the project starts (either planned or actual). This will depend on when your organisation considers a project to have started e.g. Post-approval or at the date of the first transaction</text:span></text:p>
          </table:table-cell>
          <table:table-cell table:number-columns-repeated="1014"/>
        </table:table-row>
        <table:table-row table:style-name="ro22">
          <table:table-cell/>
          <table:table-cell office:value-type="string">
            <text:p>ENDDATE</text:p>
          </table:table-cell>
          <table:table-cell table:style-name="ce144" office:value-type="string">
            <text:p>Activity Dates <text:span text:style-name="T1">(End Date)</text:span></text:p>
          </table:table-cell>
          <table:table-cell table:style-name="ce170" table:content-validation-name="val13" office:value-type="string">
            <text:p>Fully compliant</text:p>
          </table:table-cell>
          <table:table-cell table:style-name="ce124" table:content-validation-name="val11" office:value-type="date" office:date-value="2013-04-01">
            <text:p>Apr-13</text:p>
          </table:table-cell>
          <table:table-cell table:style-name="ce129"/>
          <table:table-cell table:style-name="ce129" table:content-validation-name="val14" office:value-type="string">
            <text:p>n/a (No exclusions)</text:p>
          </table:table-cell>
          <table:table-cell table:style-name="ce181" office:value-type="string">
            <text:p>Planned date for the project to finish or actual end date for closed projects.</text:p>
          </table:table-cell>
          <table:table-cell table:style-name="ce185"/>
          <table:table-cell table:style-name="ce192" office:value-type="string">
            <text:p>DFID Minimum Requirement <text:s text:c="5"/><text:span text:style-name="T20"><text:s text:c="43"/></text:span><text:span text:style-name="T9">The date of when the project ends (either planned or actual). </text:span></text:p>
          </table:table-cell>
          <table:table-cell table:number-columns-repeated="1014"/>
        </table:table-row>
        <table:table-row table:style-name="ro36">
          <table:table-cell/>
          <table:table-cell office:value-type="string">
            <text:p>CONTACTS</text:p>
          </table:table-cell>
          <table:table-cell table:style-name="ce144" office:value-type="string">
            <text:p>Activity Contacts</text:p>
          </table:table-cell>
          <table:table-cell table:style-name="ce171" table:content-validation-name="val13" office:value-type="string">
            <text:p>Partially compliant</text:p>
          </table:table-cell>
          <table:table-cell table:style-name="ce124" table:content-validation-name="val11" office:value-type="date" office:date-value="2013-04-01">
            <text:p>Apr-13</text:p>
          </table:table-cell>
          <table:table-cell table:style-name="ce181" office:value-type="string">
            <text:p>No individual staff names or contact details will be included</text:p>
          </table:table-cell>
          <table:table-cell table:style-name="ce129" table:content-validation-name="val14" office:value-type="string">
            <text:p>b) A non-disclosure policy</text:p>
          </table:table-cell>
          <table:table-cell table:style-name="ce181" office:value-type="string">
            <text:p>All information for the team running the project.</text:p>
          </table:table-cell>
          <table:table-cell table:style-name="ce185"/>
          <table:table-cell table:style-name="ce192" office:value-type="string">
            <text:p><text:span text:style-name="T19">DFID Preferred Level of Disclosure</text:span><text:span text:style-name="T20"> <text:s text:c="48"/></text:span><text:span text:style-name="T9">Contact details for the project, including contact email addresses, a website etc. Some organisations may choose not to name individual staff members or provide their contact details. </text:span></text:p>
          </table:table-cell>
          <table:table-cell table:number-columns-repeated="1014"/>
        </table:table-row>
        <table:table-row table:style-name="ro37">
          <table:table-cell/>
          <table:table-cell office:value-type="string">
            <text:p>ORGFUNDING</text:p>
          </table:table-cell>
          <table:table-cell table:style-name="ce144" office:value-type="string">
            <text:p>Participating Organisation <text:span text:style-name="T1">(Funding)</text:span></text:p>
          </table:table-cell>
          <table:table-cell table:style-name="ce171" table:content-validation-name="val13" office:value-type="string">
            <text:p>Fully compliant</text:p>
          </table:table-cell>
          <table:table-cell table:style-name="ce124" table:content-validation-name="val11" office:value-type="date" office:date-value="2013-04-01">
            <text:p>Apr-13</text:p>
          </table:table-cell>
          <table:table-cell table:style-name="ce129"/>
          <table:table-cell table:style-name="ce129" table:content-validation-name="val14" office:value-type="string">
            <text:p>n/a (No exclusions)</text:p>
          </table:table-cell>
          <table:table-cell table:style-name="ce181" office:value-type="string">
            <text:p>DFID</text:p>
          </table:table-cell>
          <table:table-cell table:style-name="ce185"/>
          <table:table-cell table:style-name="ce192" office:value-type="string">
            <text:p>DFID Minimum Requirement <text:s text:c="55"/><text:span text:style-name="T9">The organisation or organisations who are providing the funds for this activity. For the case of NGOs this will be DFID or other funding organisations. </text:span></text:p>
          </table:table-cell>
          <table:table-cell table:number-columns-repeated="1014"/>
        </table:table-row>
        <table:table-row table:style-name="ro38">
          <table:table-cell/>
          <table:table-cell office:value-type="string">
            <text:p>ORGEXTENDING</text:p>
          </table:table-cell>
          <table:table-cell table:style-name="ce144" office:value-type="string">
            <text:p>Participating Organisation <text:span text:style-name="T1">(Extending)</text:span></text:p>
          </table:table-cell>
          <table:table-cell table:style-name="ce171" table:content-validation-name="val13" office:value-type="string">
            <text:p>Unable to publish</text:p>
          </table:table-cell>
          <table:table-cell table:style-name="ce124" table:content-validation-name="val11"/>
          <table:table-cell table:style-name="ce129"/>
          <table:table-cell table:style-name="ce129" table:content-validation-name="val14" office:value-type="string">
            <text:p>a) Not applicable to organisation</text:p>
          </table:table-cell>
          <table:table-cell table:style-name="ce129"/>
          <table:table-cell table:style-name="ce185"/>
          <table:table-cell table:style-name="ce193" office:value-type="string">
            <text:p>Unlikely to be relevant to NGOs. This tends to refer to the government entity using funds from its own budget (for example, DFID would be the extending organisation for the UK Government's funding organisation.</text:p>
          </table:table-cell>
          <table:table-cell table:number-columns-repeated="1014"/>
        </table:table-row>
        <table:table-row table:style-name="ro39">
          <table:table-cell/>
          <table:table-cell office:value-type="string">
            <text:p>ORGIMPLEMENTING</text:p>
          </table:table-cell>
          <table:table-cell table:style-name="ce144" office:value-type="string">
            <text:p>Participating Organisation <text:span text:style-name="T1">(Implementing)</text:span></text:p>
          </table:table-cell>
          <table:table-cell table:style-name="ce171" table:content-validation-name="val13" office:value-type="string">
            <text:p>Future publication</text:p>
          </table:table-cell>
          <table:table-cell table:style-name="ce124" table:content-validation-name="val11" office:value-type="date" office:date-value="2013-12-01">
            <text:p>Dec-13</text:p>
          </table:table-cell>
          <table:table-cell table:style-name="ce129"/>
          <table:table-cell table:style-name="ce129" table:content-validation-name="val14" office:value-type="string">
            <text:p>n/a (No exclusions)</text:p>
          </table:table-cell>
          <table:table-cell table:style-name="ce181" office:value-type="string">
            <text:p>The organisation implementing the project. (Either the reporting organisation or our country partners)</text:p>
          </table:table-cell>
          <table:table-cell table:style-name="ce185"/>
          <table:table-cell table:style-name="ce191" office:value-type="string">
            <text:p><text:span text:style-name="T20">DFID Minimum Requirement <text:s text:c="48"/></text:span><text:span text:style-name="T21">This refers to the organisation who is carrying out the project. In some cases, this may be the reporting organisation, or alternatively a country partner. </text:span></text:p>
          </table:table-cell>
          <table:table-cell table:number-columns-repeated="1014"/>
        </table:table-row>
        <table:table-row table:style-name="ro29">
          <table:table-cell/>
          <table:table-cell office:value-type="string">
            <text:p>ORGACCOUNTABLE</text:p>
          </table:table-cell>
          <table:table-cell table:style-name="ce144" office:value-type="string">
            <text:p>Participating Organisation <text:span text:style-name="T1">(Accountable)</text:span></text:p>
          </table:table-cell>
          <table:table-cell table:style-name="ce171" table:content-validation-name="val13" office:value-type="string">
            <text:p>Unable to publish</text:p>
          </table:table-cell>
          <table:table-cell table:style-name="ce124" table:content-validation-name="val11"/>
          <table:table-cell table:style-name="ce129"/>
          <table:table-cell table:style-name="ce129" table:content-validation-name="val14" office:value-type="string">
            <text:p>a) Not applicable to organisation</text:p>
          </table:table-cell>
          <table:table-cell table:style-name="ce129" office:value-type="string">
            <text:p><text:s/></text:p>
          </table:table-cell>
          <table:table-cell table:style-name="ce185"/>
          <table:table-cell table:style-name="ce193" office:value-type="string">
            <text:p><text:span text:style-name="T20">DFID Minimum Requirement <text:s text:c="5"/></text:span><text:span text:style-name="T9"><text:s text:c="45"/></text:span><text:span text:style-name="T21">This refers to the organisation who is ultimately accountable for the implementation of the activity.</text:span></text:p>
          </table:table-cell>
          <table:table-cell table:number-columns-repeated="1014"/>
        </table:table-row>
        <table:table-row table:style-name="ro4">
          <table:table-cell table:number-columns-repeated="2"/>
          <table:table-cell table:style-name="ce145" office:value-type="string" table:number-columns-spanned="8" table:number-rows-spanned="1">
            <text:p>Geopolitical Information</text:p>
          </table:table-cell>
          <table:covered-table-cell table:number-columns-repeated="6" table:style-name="ce152"/>
          <table:covered-table-cell table:style-name="ce167"/>
          <table:table-cell table:number-columns-repeated="1014"/>
        </table:table-row>
        <table:table-row table:style-name="ro29">
          <table:table-cell/>
          <table:table-cell office:value-type="string">
            <text:p>COUNTRY</text:p>
          </table:table-cell>
          <table:table-cell table:style-name="ce144" office:value-type="string">
            <text:p>Recipient Country</text:p>
          </table:table-cell>
          <table:table-cell table:style-name="ce172" table:content-validation-name="val13" office:value-type="string">
            <text:p>Fully compliant</text:p>
          </table:table-cell>
          <table:table-cell table:style-name="ce124" table:content-validation-name="val11" office:value-type="date" office:date-value="2013-04-01">
            <text:p>Apr-13</text:p>
          </table:table-cell>
          <table:table-cell table:style-name="ce129"/>
          <table:table-cell table:style-name="ce129" table:content-validation-name="val14" office:value-type="string">
            <text:p>n/a (No exclusions)</text:p>
          </table:table-cell>
          <table:table-cell table:style-name="ce181" office:value-type="string">
            <text:p>Country where the project is being run</text:p>
          </table:table-cell>
          <table:table-cell table:style-name="ce186" office:value-type="string">
            <text:p>This will only be reported at the lower hierarchy activity level.</text:p>
          </table:table-cell>
          <table:table-cell table:style-name="ce190" office:value-type="string">
            <text:p>DFID Minimum Requirement <text:s text:c="55"/><text:span text:style-name="T9">This captures the country where the activity is taking place. You can only report EITHER country OR region per activity, not both. </text:span></text:p>
          </table:table-cell>
          <table:table-cell table:number-columns-repeated="1014"/>
        </table:table-row>
        <table:table-row table:style-name="ro29">
          <table:table-cell/>
          <table:table-cell office:value-type="string">
            <text:p>REGION</text:p>
          </table:table-cell>
          <table:table-cell table:style-name="ce144" office:value-type="string">
            <text:p>Recipient Region</text:p>
          </table:table-cell>
          <table:table-cell table:style-name="ce172" table:content-validation-name="val13" office:value-type="string">
            <text:p>Fully compliant</text:p>
          </table:table-cell>
          <table:table-cell table:style-name="ce124" table:content-validation-name="val11" office:value-type="date" office:date-value="2013-04-01">
            <text:p>Apr-13</text:p>
          </table:table-cell>
          <table:table-cell table:style-name="ce129"/>
          <table:table-cell table:style-name="ce129" table:content-validation-name="val14" office:value-type="string">
            <text:p>n/a (No exclusions)</text:p>
          </table:table-cell>
          <table:table-cell table:style-name="ce181" office:value-type="string">
            <text:p>Region where the project is being run</text:p>
          </table:table-cell>
          <table:table-cell table:style-name="ce186" office:value-type="string">
            <text:p>This will only be reported at the higher hierarchy level.</text:p>
          </table:table-cell>
          <table:table-cell table:style-name="ce190" office:value-type="string">
            <text:p>DFID Minimum Requirement <text:s text:c="55"/><text:span text:style-name="T9">This captures the region where the activity is taking place. You can only report EITHER country OR region per activity, not both. </text:span></text:p>
          </table:table-cell>
          <table:table-cell table:number-columns-repeated="1014"/>
        </table:table-row>
        <table:table-row table:style-name="ro38">
          <table:table-cell/>
          <table:table-cell office:value-type="string">
            <text:p>LOCATION</text:p>
          </table:table-cell>
          <table:table-cell table:style-name="ce144" office:value-type="string">
            <text:p>Sub-national Geographic Location</text:p>
          </table:table-cell>
          <table:table-cell table:style-name="ce172" table:content-validation-name="val13" office:value-type="string">
            <text:p>Under consideration</text:p>
          </table:table-cell>
          <table:table-cell table:style-name="ce124" table:content-validation-name="val11" office:value-type="date" office:date-value="2014-02-01">
            <text:p>Feb-14</text:p>
          </table:table-cell>
          <table:table-cell table:style-name="ce129"/>
          <table:table-cell table:style-name="ce129" table:content-validation-name="val14" office:value-type="string">
            <text:p>c) Not currently captured and prohibitive cost</text:p>
          </table:table-cell>
          <table:table-cell table:style-name="ce181" office:value-type="string">
            <text:p>District, province and village of the project</text:p>
          </table:table-cell>
          <table:table-cell table:style-name="ce186" office:value-type="string">
            <text:p>Planning to geo-code projects at the beginning of 2014 but not currently capturing this information. </text:p>
          </table:table-cell>
          <table:table-cell table:style-name="ce191" office:value-type="string">
            <text:p><text:span text:style-name="T22">DFID Preferred Level of Disclosure <text:s text:c="2"/></text:span><text:span text:style-name="T9"><text:s text:c="39"/>This enables reporting of geographic location of projects below the regional or country level. It is possible to report provinces, districts and also longitude and latitude information. </text:span></text:p>
          </table:table-cell>
          <table:table-cell table:number-columns-repeated="1014"/>
        </table:table-row>
        <table:table-row table:style-name="ro4">
          <table:table-cell table:number-columns-repeated="2"/>
          <table:table-cell table:style-name="ce145" office:value-type="string" table:number-columns-spanned="8" table:number-rows-spanned="1">
            <text:p>Classifications</text:p>
          </table:table-cell>
          <table:covered-table-cell table:number-columns-repeated="6" table:style-name="ce152"/>
          <table:covered-table-cell table:style-name="ce167"/>
          <table:table-cell table:number-columns-repeated="1014"/>
        </table:table-row>
        <table:table-row table:style-name="ro40">
          <table:table-cell/>
          <table:table-cell office:value-type="string">
            <text:p>SECTORCRS</text:p>
          </table:table-cell>
          <table:table-cell table:style-name="ce146" office:value-type="string">
            <text:p><text:a xlink:href="http://iatistandard.org/codelists/sector" xlink:type="simple">Sector (DAC CRS)</text:a></text:p>
          </table:table-cell>
          <table:table-cell table:style-name="ce173" table:content-validation-name="val13" office:value-type="string">
            <text:p>Future publication</text:p>
          </table:table-cell>
          <table:table-cell table:style-name="ce124" table:content-validation-name="val11" office:value-type="date" office:date-value="2013-12-01">
            <text:p>Dec-13</text:p>
          </table:table-cell>
          <table:table-cell table:style-name="ce129"/>
          <table:table-cell table:style-name="ce129" table:content-validation-name="val14" office:value-type="string">
            <text:p>c) Not currently captured and prohibitive cost</text:p>
          </table:table-cell>
          <table:table-cell table:style-name="ce129"/>
          <table:table-cell table:style-name="ce186" office:value-type="string">
            <text:p>Planning to map organisation-specific sector codes to the CRS sector codes in October 2013</text:p>
          </table:table-cell>
          <table:table-cell table:style-name="ce192" office:value-type="string">
            <text:p>DFID Minimum Requirement <text:s text:c="2"/><text:span text:style-name="T20"><text:s text:c="46"/></text:span><text:span text:style-name="T9">The sector or sectors that the activity is covered under, in accordance with the DAC CRS Sector codes, a full list is available here: http://iatistandard.org/codelists/sector . It is only necessary to report one type of sector - either CRS or organisation specific. Organisations are encouraged to map their internal sectors to the DAC CRS classifications to improve comparability of data. </text:span></text:p>
          </table:table-cell>
          <table:table-cell table:number-columns-repeated="1014"/>
        </table:table-row>
        <table:table-row table:style-name="ro41">
          <table:table-cell/>
          <table:table-cell office:value-type="string">
            <text:p>SECTORAG</text:p>
          </table:table-cell>
          <table:table-cell table:style-name="ce144" office:value-type="string">
            <text:p>Sector <text:span text:style-name="T1">(Agency specific)</text:span></text:p>
          </table:table-cell>
          <table:table-cell table:style-name="ce173" table:content-validation-name="val13" office:value-type="string">
            <text:p>Fully compliant</text:p>
          </table:table-cell>
          <table:table-cell table:style-name="ce124" table:content-validation-name="val11" office:value-type="date" office:date-value="2013-04-01">
            <text:p>Apr-13</text:p>
          </table:table-cell>
          <table:table-cell table:style-name="ce129"/>
          <table:table-cell table:style-name="ce129" table:content-validation-name="val14" office:value-type="string">
            <text:p>n/a (No exclusions)</text:p>
          </table:table-cell>
          <table:table-cell table:style-name="ce181" office:value-type="string">
            <text:p>Sector or sectors the activity is working on, and the percentage split.</text:p>
          </table:table-cell>
          <table:table-cell table:style-name="ce185"/>
          <table:table-cell table:style-name="ce192" office:value-type="string">
            <text:p>DFID Minimum Requirement <text:s text:c="6"/><text:span text:style-name="T20"><text:s text:c="42"/></text:span><text:span text:style-name="T9">The sector or sectors that the activity is covered under, according to an internal or other pre-existing set of sectors. It is only necessary to report one type of sector - either CRS or organisation specific. </text:span></text:p>
          </table:table-cell>
          <table:table-cell table:number-columns-repeated="1014"/>
        </table:table-row>
        <table:table-row table:style-name="ro29">
          <table:table-cell/>
          <table:table-cell office:value-type="string">
            <text:p>POLICY</text:p>
          </table:table-cell>
          <table:table-cell table:style-name="ce144" office:value-type="string">
            <text:p>Policy Markers</text:p>
          </table:table-cell>
          <table:table-cell table:style-name="ce173" table:content-validation-name="val13" office:value-type="string">
            <text:p>Unable to publish</text:p>
          </table:table-cell>
          <table:table-cell table:style-name="ce124" table:content-validation-name="val11"/>
          <table:table-cell table:style-name="ce129"/>
          <table:table-cell table:style-name="ce129" table:content-validation-name="val14" office:value-type="string">
            <text:p>a) Not applicable to organisation</text:p>
          </table:table-cell>
          <table:table-cell table:style-name="ce129"/>
          <table:table-cell table:style-name="ce185"/>
          <table:table-cell table:style-name="ce191" office:value-type="string">
            <text:p>This enables organisations to track key policy issues such as gender through their activities, but is unlikely to apply to NGOs. </text:p>
          </table:table-cell>
          <table:table-cell table:number-columns-repeated="1014"/>
        </table:table-row>
        <table:table-row table:style-name="ro29">
          <table:table-cell/>
          <table:table-cell office:value-type="string">
            <text:p>COLLAB</text:p>
          </table:table-cell>
          <table:table-cell table:style-name="ce143" office:value-type="string">
            <text:p>Collaboration Type</text:p>
          </table:table-cell>
          <table:table-cell table:style-name="ce173" table:content-validation-name="val13" office:value-type="string">
            <text:p>Unable to publish</text:p>
          </table:table-cell>
          <table:table-cell table:style-name="ce123" table:content-validation-name="val11"/>
          <table:table-cell table:style-name="ce126"/>
          <table:table-cell table:style-name="ce126" table:content-validation-name="val14" office:value-type="string">
            <text:p>a) Not applicable to organisation</text:p>
          </table:table-cell>
          <table:table-cell table:style-name="ce126"/>
          <table:table-cell table:style-name="ce187"/>
          <table:table-cell table:style-name="ce193" office:value-type="string">
            <text:p>This is unlikely to be relevant for NGOs as it is more for donor reporting. For example, DFID would report a collaboration type for providing core contributions to NGOs.</text:p>
          </table:table-cell>
          <table:table-cell table:number-columns-repeated="1014"/>
        </table:table-row>
        <table:table-row table:style-name="ro42">
          <table:table-cell/>
          <table:table-cell office:value-type="string">
            <text:p>FLOWTYPE</text:p>
          </table:table-cell>
          <table:table-cell table:style-name="ce144" office:value-type="string">
            <text:p>Default Flow Type</text:p>
          </table:table-cell>
          <table:table-cell table:style-name="ce173" table:content-validation-name="val13" office:value-type="string">
            <text:p>Fully compliant</text:p>
          </table:table-cell>
          <table:table-cell table:style-name="ce124" table:content-validation-name="val11" office:value-type="date" office:date-value="2013-04-01">
            <text:p>Apr-13</text:p>
          </table:table-cell>
          <table:table-cell table:style-name="ce129"/>
          <table:table-cell table:style-name="ce129" table:content-validation-name="val14" office:value-type="string">
            <text:p>n/a (No exclusions)</text:p>
          </table:table-cell>
          <table:table-cell table:style-name="ce181" office:value-type="string">
            <text:p>Default for all activities as a "private grant".</text:p>
          </table:table-cell>
          <table:table-cell table:style-name="ce185"/>
          <table:table-cell table:style-name="ce191" office:value-type="string">
            <text:p>This refers to the type of resource flow that is being made. For NGOs, this is likely to be a "private grant", further information on other flow types is available here http://iatistandard.org/codelists/flow_type </text:p>
          </table:table-cell>
          <table:table-cell table:number-columns-repeated="1014"/>
        </table:table-row>
        <table:table-row table:style-name="ro43">
          <table:table-cell/>
          <table:table-cell office:value-type="string">
            <text:p>FINANCETYPE</text:p>
          </table:table-cell>
          <table:table-cell table:style-name="ce144" office:value-type="string">
            <text:p>Default Finance Type</text:p>
          </table:table-cell>
          <table:table-cell table:style-name="ce173" table:content-validation-name="val13" office:value-type="string">
            <text:p>Unable to publish</text:p>
          </table:table-cell>
          <table:table-cell table:style-name="ce124" table:content-validation-name="val11"/>
          <table:table-cell table:style-name="ce129"/>
          <table:table-cell table:style-name="ce129" table:content-validation-name="val14" office:value-type="string">
            <text:p>a) Not applicable to organisation</text:p>
          </table:table-cell>
          <table:table-cell table:style-name="ce129"/>
          <table:table-cell table:style-name="ce185"/>
          <table:table-cell table:style-name="ce191" office:value-type="string">
            <text:p>This is likely to only be relevant to bilateral and multilateral donors, and refers to the financing mechanism that is used for this activity. If you would like further information, see http://iatistandard.org/codelists/finance_type</text:p>
          </table:table-cell>
          <table:table-cell table:number-columns-repeated="1014"/>
        </table:table-row>
        <table:table-row table:style-name="ro29">
          <table:table-cell/>
          <table:table-cell office:value-type="string">
            <text:p>AIDTYPE</text:p>
          </table:table-cell>
          <table:table-cell table:style-name="ce144" office:value-type="string">
            <text:p>Default Aid Type</text:p>
          </table:table-cell>
          <table:table-cell table:style-name="ce174" table:content-validation-name="val13" office:value-type="string">
            <text:p>Fully compliant</text:p>
          </table:table-cell>
          <table:table-cell table:style-name="ce124" table:content-validation-name="val11" office:value-type="date" office:date-value="2013-04-01">
            <text:p>Apr-13</text:p>
          </table:table-cell>
          <table:table-cell table:style-name="ce129"/>
          <table:table-cell table:style-name="ce129" table:content-validation-name="val14" office:value-type="string">
            <text:p>n/a (No exclusions)</text:p>
          </table:table-cell>
          <table:table-cell table:style-name="ce129"/>
          <table:table-cell table:style-name="ce185" office:value-type="string">
            <text:p>C01</text:p>
          </table:table-cell>
          <table:table-cell table:style-name="ce193" office:value-type="string">
            <text:p>For NGOs this is likely to be C01 (project type interventions), Further information on aid type codes can be found here http://iatistandard.org/codelists/aid_type</text:p>
          </table:table-cell>
          <table:table-cell table:number-columns-repeated="1014"/>
        </table:table-row>
        <table:table-row table:style-name="ro29">
          <table:table-cell/>
          <table:table-cell office:value-type="string">
            <text:p>TIEDAIDSTATUS</text:p>
          </table:table-cell>
          <table:table-cell table:style-name="ce144" office:value-type="string">
            <text:p>Default Tied Aid Status</text:p>
          </table:table-cell>
          <table:table-cell table:style-name="ce174" table:content-validation-name="val13" office:value-type="string">
            <text:p>Unable to publish</text:p>
          </table:table-cell>
          <table:table-cell table:style-name="ce124" table:content-validation-name="val11"/>
          <table:table-cell table:style-name="ce129"/>
          <table:table-cell table:style-name="ce129" table:content-validation-name="val14" office:value-type="string">
            <text:p>a) Not applicable to organisation</text:p>
          </table:table-cell>
          <table:table-cell table:style-name="ce129"/>
          <table:table-cell table:style-name="ce185"/>
          <table:table-cell table:style-name="ce191" office:value-type="string">
            <text:p>This field is only applicable to bilateral and multilateral donors.</text:p>
          </table:table-cell>
          <table:table-cell table:number-columns-repeated="1014"/>
        </table:table-row>
        <table:table-row table:style-name="ro4">
          <table:table-cell table:number-columns-repeated="2"/>
          <table:table-cell table:style-name="ce145" office:value-type="string" table:number-columns-spanned="8" table:number-rows-spanned="1">
            <text:p>Financial</text:p>
          </table:table-cell>
          <table:covered-table-cell table:number-columns-repeated="6" table:style-name="ce152"/>
          <table:covered-table-cell table:style-name="ce167"/>
          <table:table-cell table:number-columns-repeated="1014"/>
        </table:table-row>
        <table:table-row table:style-name="ro29">
          <table:table-cell/>
          <table:table-cell office:value-type="string">
            <text:p>BUDGET</text:p>
          </table:table-cell>
          <table:table-cell table:style-name="ce144" office:value-type="string">
            <text:p>Activity Budget</text:p>
          </table:table-cell>
          <table:table-cell table:style-name="ce175" table:content-validation-name="val13" office:value-type="string">
            <text:p>Fully compliant</text:p>
          </table:table-cell>
          <table:table-cell table:style-name="ce124" table:content-validation-name="val11" office:value-type="date" office:date-value="2013-04-01">
            <text:p>Apr-13</text:p>
          </table:table-cell>
          <table:table-cell table:style-name="ce129"/>
          <table:table-cell table:style-name="ce129" table:content-validation-name="val14" office:value-type="string">
            <text:p>n/a (No exclusions)</text:p>
          </table:table-cell>
          <table:table-cell table:style-name="ce181" office:value-type="string">
            <text:p>The budget for project annually by financial year</text:p>
          </table:table-cell>
          <table:table-cell table:style-name="ce185"/>
          <table:table-cell table:style-name="ce190" office:value-type="string">
            <text:p>DFID Minimum Requirement <text:s text:c="55"/><text:span text:style-name="T9">The forward-looking annual budget for this project. </text:span></text:p>
          </table:table-cell>
          <table:table-cell table:number-columns-repeated="1014"/>
        </table:table-row>
        <table:table-row table:style-name="ro29">
          <table:table-cell/>
          <table:table-cell office:value-type="string">
            <text:p>PLANNEDDISBURSE</text:p>
          </table:table-cell>
          <table:table-cell table:style-name="ce144" office:value-type="string">
            <text:p>Planned Disbursements</text:p>
          </table:table-cell>
          <table:table-cell table:style-name="ce175" table:content-validation-name="val13" office:value-type="string">
            <text:p>Unable to publish</text:p>
          </table:table-cell>
          <table:table-cell table:style-name="ce124" table:content-validation-name="val11"/>
          <table:table-cell table:style-name="ce129"/>
          <table:table-cell table:style-name="ce129" table:content-validation-name="val14" office:value-type="string">
            <text:p>a) Not applicable to organisation</text:p>
          </table:table-cell>
          <table:table-cell table:style-name="ce129"/>
          <table:table-cell table:style-name="ce185"/>
          <table:table-cell table:style-name="ce191" office:value-type="string">
            <text:p>Planned payments to implementing organisations or other parties. This information may not be relevant to NGOs.</text:p>
          </table:table-cell>
          <table:table-cell table:number-columns-repeated="1014"/>
        </table:table-row>
        <table:table-row table:style-name="ro29">
          <table:table-cell/>
          <table:table-cell office:value-type="string">
            <text:p>RECCOUNBUDGETID</text:p>
          </table:table-cell>
          <table:table-cell table:style-name="ce147" office:value-type="string">
            <text:p>(UNDER DEVELOPMENT) Recipient Country Budget Identifier</text:p>
          </table:table-cell>
          <table:table-cell table:style-name="ce176" table:content-validation-name="val13" office:value-type="string">
            <text:p>Unable to publish</text:p>
          </table:table-cell>
          <table:table-cell table:style-name="ce164" table:content-validation-name="val11"/>
          <table:table-cell table:style-name="ce165"/>
          <table:table-cell table:style-name="ce165" table:content-validation-name="val14" office:value-type="string">
            <text:p>a) Not applicable to organisation</text:p>
          </table:table-cell>
          <table:table-cell table:style-name="ce165"/>
          <table:table-cell table:style-name="ce188"/>
          <table:table-cell table:style-name="ce194" office:value-type="string">
            <text:p>This field is only applicable to bilateral and multilateral donors and is currently under development with the IATI Technical Advisory Group. </text:p>
          </table:table-cell>
          <table:table-cell table:number-columns-repeated="1014"/>
        </table:table-row>
        <table:table-row table:style-name="ro4">
          <table:table-cell table:style-name="ce3" table:number-columns-repeated="2"/>
          <table:table-cell table:style-name="ce145" office:value-type="string" table:number-columns-spanned="8" table:number-rows-spanned="1">
            <text:p>Financial Transaction</text:p>
          </table:table-cell>
          <table:covered-table-cell table:number-columns-repeated="6" table:style-name="ce152"/>
          <table:covered-table-cell table:style-name="ce167"/>
          <table:table-cell table:style-name="ce3" table:number-columns-repeated="1014"/>
        </table:table-row>
        <table:table-row table:style-name="ro44">
          <table:table-cell/>
          <table:table-cell office:value-type="string">
            <text:p>COMMITMENT</text:p>
          </table:table-cell>
          <table:table-cell table:style-name="ce144" office:value-type="string">
            <text:p>Financial transaction <text:span text:style-name="T1">(Commitment)</text:span></text:p>
          </table:table-cell>
          <table:table-cell table:style-name="ce177" table:content-validation-name="val13" office:value-type="string">
            <text:p>Fully compliant</text:p>
          </table:table-cell>
          <table:table-cell table:style-name="ce124" table:content-validation-name="val11" office:value-type="date" office:date-value="2013-04-01">
            <text:p>Apr-13</text:p>
          </table:table-cell>
          <table:table-cell table:style-name="ce129"/>
          <table:table-cell table:style-name="ce129" table:content-validation-name="val14" office:value-type="string">
            <text:p>n/a (No exclusions)</text:p>
          </table:table-cell>
          <table:table-cell table:style-name="ce181" office:value-type="string">
            <text:p>The total budget for this project</text:p>
          </table:table-cell>
          <table:table-cell table:style-name="ce186" office:value-type="string">
            <text:p>Only published on the second level of activities </text:p>
          </table:table-cell>
          <table:table-cell table:style-name="ce190" office:value-type="string">
            <text:p>DFID Minimum Requirement <text:s text:c="54"/><text:span text:style-name="T9"><text:s/>For NGOs, it is best to conceptualise this as the total budget for this project, which may capture some information in common with the "Activity Budget" field.</text:span></text:p>
          </table:table-cell>
          <table:table-cell table:number-columns-repeated="1014"/>
        </table:table-row>
        <table:table-row table:style-name="ro38">
          <table:table-cell/>
          <table:table-cell office:value-type="string">
            <text:p>DISBURSEMENTEX</text:p>
          </table:table-cell>
          <table:table-cell table:style-name="ce144" office:value-type="string">
            <text:p>Financial transaction <text:span text:style-name="T1">(Disbursement &amp; Expenditure)</text:span></text:p>
          </table:table-cell>
          <table:table-cell table:style-name="ce177" table:content-validation-name="val13" office:value-type="string">
            <text:p>Partially compliant</text:p>
          </table:table-cell>
          <table:table-cell table:style-name="ce124" table:content-validation-name="val11" office:value-type="date" office:date-value="2013-04-01">
            <text:p>Apr-13</text:p>
          </table:table-cell>
          <table:table-cell table:style-name="ce129" office:value-type="string">
            <text:p>Disbursements and expenditures under £500 in value will be aggregated per quarter.</text:p>
          </table:table-cell>
          <table:table-cell table:style-name="ce129" table:content-validation-name="val14" office:value-type="string">
            <text:p>n/a (No exclusions)</text:p>
          </table:table-cell>
          <table:table-cell table:style-name="ce181" office:value-type="string">
            <text:p>Disbursements to country partners and expenditures to other parties.</text:p>
          </table:table-cell>
          <table:table-cell table:style-name="ce186" office:value-type="string">
            <text:p>Only published on the second level of activities </text:p>
          </table:table-cell>
          <table:table-cell table:style-name="ce195" office:value-type="string">
            <text:p>DFID Minimum Requirement <text:s text:c="54"/><text:span text:style-name="T9"><text:s/>A Disbursement is funds being passed to another organisation for them to use in implementing a activity, and Expenditure is the direct purchasing of goods or services.</text:span></text:p>
          </table:table-cell>
          <table:table-cell table:number-columns-repeated="1014"/>
        </table:table-row>
        <table:table-row table:style-name="ro29">
          <table:table-cell/>
          <table:table-cell office:value-type="string">
            <text:p>REIMBURSEMENT</text:p>
          </table:table-cell>
          <table:table-cell table:style-name="ce144" office:value-type="string">
            <text:p>Financial transaction <text:span text:style-name="T1">(Reimbursement)</text:span></text:p>
          </table:table-cell>
          <table:table-cell table:style-name="ce177" table:content-validation-name="val13" office:value-type="string">
            <text:p>Unable to publish</text:p>
          </table:table-cell>
          <table:table-cell table:style-name="ce124" table:content-validation-name="val11"/>
          <table:table-cell table:style-name="ce129"/>
          <table:table-cell table:style-name="ce129" table:content-validation-name="val14" office:value-type="string">
            <text:p>a) Not applicable to organisation</text:p>
          </table:table-cell>
          <table:table-cell table:style-name="ce129"/>
          <table:table-cell table:style-name="ce185"/>
          <table:table-cell table:style-name="ce191" office:value-type="string">
            <text:p>This is only likely to be applicable to bilateral and multilateral donors. </text:p>
          </table:table-cell>
          <table:table-cell table:number-columns-repeated="1014"/>
        </table:table-row>
        <table:table-row table:style-name="ro45">
          <table:table-cell/>
          <table:table-cell office:value-type="string">
            <text:p>INCOMINGFUNDS</text:p>
          </table:table-cell>
          <table:table-cell table:style-name="ce144" office:value-type="string">
            <text:p>Financial transaction <text:span text:style-name="T1">(Incoming Funds)</text:span></text:p>
          </table:table-cell>
          <table:table-cell table:style-name="ce177" table:content-validation-name="val13" office:value-type="string">
            <text:p>Fully compliant</text:p>
          </table:table-cell>
          <table:table-cell table:style-name="ce124" table:content-validation-name="val11" office:value-type="date" office:date-value="2013-04-01">
            <text:p>Apr-13</text:p>
          </table:table-cell>
          <table:table-cell table:style-name="ce129"/>
          <table:table-cell table:style-name="ce129" table:content-validation-name="val14" office:value-type="string">
            <text:p>n/a (No exclusions)</text:p>
          </table:table-cell>
          <table:table-cell table:style-name="ce129"/>
          <table:table-cell table:style-name="ce186" office:value-type="string">
            <text:p>Only published on the first level of activities (programmes)</text:p>
          </table:table-cell>
          <table:table-cell table:style-name="ce195" office:value-type="string">
            <text:p>DFID Minimum Requirement <text:s text:c="50"/><text:span text:style-name="T9">The incoming funds that fund this project, including the name of the organisation providing this funding. For PPA agencies in particular, it may only be possible to report PPA funding in one overarching activity, with related activities reported without specific incoming funds. </text:span></text:p>
          </table:table-cell>
          <table:table-cell table:number-columns-repeated="1014"/>
        </table:table-row>
        <table:table-row table:style-name="ro29">
          <table:table-cell/>
          <table:table-cell office:value-type="string">
            <text:p>REPAYMENT</text:p>
          </table:table-cell>
          <table:table-cell table:style-name="ce144" office:value-type="string">
            <text:p>Financial transaction </text:p>
            <text:p><text:span text:style-name="T1">(Loan repayment / interest repayment)</text:span></text:p>
          </table:table-cell>
          <table:table-cell table:style-name="ce177" table:content-validation-name="val13" office:value-type="string">
            <text:p>Unable to publish</text:p>
          </table:table-cell>
          <table:table-cell table:style-name="ce124" table:content-validation-name="val11"/>
          <table:table-cell table:style-name="ce129"/>
          <table:table-cell table:style-name="ce129" table:content-validation-name="val14" office:value-type="string">
            <text:p>a) Not applicable to organisation</text:p>
          </table:table-cell>
          <table:table-cell table:style-name="ce129"/>
          <table:table-cell table:style-name="ce185"/>
          <table:table-cell table:style-name="ce191" office:value-type="string">
            <text:p>This is only likely to be applicable to bilateral and multilateral donors. </text:p>
          </table:table-cell>
          <table:table-cell table:number-columns-repeated="1014"/>
        </table:table-row>
        <table:table-row table:style-name="ro4">
          <table:table-cell table:style-name="ce3" table:number-columns-repeated="2"/>
          <table:table-cell table:style-name="ce145" office:value-type="string" table:number-columns-spanned="8" table:number-rows-spanned="1">
            <text:p>Related Documents</text:p>
          </table:table-cell>
          <table:covered-table-cell table:number-columns-repeated="6" table:style-name="ce152"/>
          <table:covered-table-cell table:style-name="ce167"/>
          <table:table-cell table:style-name="ce3" table:number-columns-repeated="1014"/>
        </table:table-row>
        <table:table-row table:style-name="ro46">
          <table:table-cell/>
          <table:table-cell office:value-type="string">
            <text:p>ACTDOCS</text:p>
          </table:table-cell>
          <table:table-cell table:style-name="ce144" office:value-type="string">
            <text:p>Activity Documents</text:p>
          </table:table-cell>
          <table:table-cell table:style-name="ce178" table:content-validation-name="val13" office:value-type="string">
            <text:p>Fully compliant</text:p>
          </table:table-cell>
          <table:table-cell table:style-name="ce124" table:content-validation-name="val11" office:value-type="date" office:date-value="2013-04-01">
            <text:p>Apr-13</text:p>
          </table:table-cell>
          <table:table-cell table:style-name="ce129"/>
          <table:table-cell table:style-name="ce129" table:content-validation-name="val14" office:value-type="string">
            <text:p>n/a (No exclusions)</text:p>
          </table:table-cell>
          <table:table-cell table:style-name="ce181" office:value-type="string">
            <text:p>Publishing evaluations, plans and a log frame </text:p>
          </table:table-cell>
          <table:table-cell table:style-name="ce185"/>
          <table:table-cell table:style-name="ce190" office:value-type="string">
            <text:p>DFID Minimum Requirement <text:s text:c="54"/><text:span text:style-name="T9"><text:s/>This enables links to be published to documents relevant to the specific activity, such as appraisals, objectives, contracts, logframes etc. For more information on the kind of information that IATI recommends documents should cover see: http://iatistandard.org/codelists/document_category</text:span></text:p>
          </table:table-cell>
          <table:table-cell table:number-columns-repeated="1014"/>
        </table:table-row>
        <table:table-row table:style-name="ro29">
          <table:table-cell/>
          <table:table-cell office:value-type="string">
            <text:p>WEBSITE</text:p>
          </table:table-cell>
          <table:table-cell table:style-name="ce144" office:value-type="string">
            <text:p>Activity Website</text:p>
          </table:table-cell>
          <table:table-cell table:style-name="ce178" table:content-validation-name="val13" office:value-type="string">
            <text:p>Fully compliant</text:p>
          </table:table-cell>
          <table:table-cell table:style-name="ce124" table:content-validation-name="val11" office:value-type="date" office:date-value="2013-04-01">
            <text:p>Apr-13</text:p>
          </table:table-cell>
          <table:table-cell table:style-name="ce129"/>
          <table:table-cell table:style-name="ce129" table:content-validation-name="val14" office:value-type="string">
            <text:p>n/a (No exclusions)</text:p>
          </table:table-cell>
          <table:table-cell table:style-name="ce182" office:value-type="string">
            <text:p><text:a xlink:href="http://www.organisation.org.uk/activity123" xlink:type="simple">www.organisation.org.uk/activity123 </text:a></text:p>
          </table:table-cell>
          <table:table-cell table:style-name="ce185"/>
          <table:table-cell table:style-name="ce192" office:value-type="string">
            <text:p><text:span text:style-name="T19">DFID Preferred Level of Disclosure <text:s text:c="2"/></text:span><text:span text:style-name="T20"><text:s text:c="46"/></text:span><text:span text:style-name="T9">A website that provides further information on the project. </text:span></text:p>
          </table:table-cell>
          <table:table-cell table:number-columns-repeated="1014"/>
        </table:table-row>
        <table:table-row table:style-name="ro29">
          <table:table-cell/>
          <table:table-cell office:value-type="string">
            <text:p>RELACT</text:p>
          </table:table-cell>
          <table:table-cell table:style-name="ce144" office:value-type="string">
            <text:p>Related Activity</text:p>
          </table:table-cell>
          <table:table-cell table:style-name="ce178" table:content-validation-name="val13" office:value-type="string">
            <text:p>Fully compliant</text:p>
          </table:table-cell>
          <table:table-cell table:style-name="ce124" table:content-validation-name="val11" office:value-type="date" office:date-value="2013-04-01">
            <text:p>Apr-13</text:p>
          </table:table-cell>
          <table:table-cell table:style-name="ce129"/>
          <table:table-cell table:style-name="ce129" table:content-validation-name="val14" office:value-type="string">
            <text:p>n/a (No exclusions)</text:p>
          </table:table-cell>
          <table:table-cell table:style-name="ce181" office:value-type="string">
            <text:p>The related first (programme) or second (project) level activities to this particular activity</text:p>
          </table:table-cell>
          <table:table-cell table:style-name="ce185"/>
          <table:table-cell table:style-name="ce191" office:value-type="string">
            <text:p>This enables organisations to link programmes and their components together, by recording whether there is a related project to the one being reported. </text:p>
          </table:table-cell>
          <table:table-cell table:number-columns-repeated="1014"/>
        </table:table-row>
        <table:table-row table:style-name="ro4">
          <table:table-cell table:style-name="ce3" table:number-columns-repeated="2"/>
          <table:table-cell table:style-name="ce145" office:value-type="string" table:number-columns-spanned="8" table:number-rows-spanned="1">
            <text:p>Performance</text:p>
          </table:table-cell>
          <table:covered-table-cell table:number-columns-repeated="6" table:style-name="ce152"/>
          <table:covered-table-cell table:style-name="ce167"/>
          <table:table-cell table:style-name="ce3" table:number-columns-repeated="1014"/>
        </table:table-row>
        <table:table-row table:style-name="ro29">
          <table:table-cell/>
          <table:table-cell office:value-type="string">
            <text:p>CONDITIONS</text:p>
          </table:table-cell>
          <table:table-cell table:style-name="ce144" office:value-type="string">
            <text:p>Conditions attached Y/N</text:p>
          </table:table-cell>
          <table:table-cell table:style-name="ce179" table:content-validation-name="val13" office:value-type="string">
            <text:p>Unable to publish</text:p>
          </table:table-cell>
          <table:table-cell table:style-name="ce124" table:content-validation-name="val11"/>
          <table:table-cell table:style-name="ce129"/>
          <table:table-cell table:style-name="ce129" table:content-validation-name="val14" office:value-type="string">
            <text:p>a) Not applicable to organisation</text:p>
          </table:table-cell>
          <table:table-cell table:style-name="ce129"/>
          <table:table-cell table:style-name="ce185"/>
          <table:table-cell table:style-name="ce191" office:value-type="string">
            <text:p>This is only likely to be applicable to bilateral and multilateral donors. </text:p>
          </table:table-cell>
          <table:table-cell table:number-columns-repeated="1014"/>
        </table:table-row>
        <table:table-row table:style-name="ro29">
          <table:table-cell/>
          <table:table-cell office:value-type="string">
            <text:p>TEXTCONDITIONS</text:p>
          </table:table-cell>
          <table:table-cell table:style-name="ce144" office:value-type="string">
            <text:p>Text of Conditions</text:p>
          </table:table-cell>
          <table:table-cell table:style-name="ce179" table:content-validation-name="val13" office:value-type="string">
            <text:p>Unable to publish</text:p>
          </table:table-cell>
          <table:table-cell table:style-name="ce124" table:content-validation-name="val11"/>
          <table:table-cell table:style-name="ce129"/>
          <table:table-cell table:style-name="ce129" table:content-validation-name="val14" office:value-type="string">
            <text:p>a) Not applicable to organisation</text:p>
          </table:table-cell>
          <table:table-cell table:style-name="ce129"/>
          <table:table-cell table:style-name="ce185"/>
          <table:table-cell table:style-name="ce191" office:value-type="string">
            <text:p>This is only likely to be applicable to bilateral and multilateral donors. </text:p>
          </table:table-cell>
          <table:table-cell table:number-columns-repeated="1014"/>
        </table:table-row>
        <table:table-row table:style-name="ro29">
          <table:table-cell/>
          <table:table-cell office:value-type="string">
            <text:p>RESULTS</text:p>
          </table:table-cell>
          <table:table-cell table:style-name="ce148" office:value-type="string">
            <text:p>Results data</text:p>
          </table:table-cell>
          <table:table-cell table:style-name="ce180" table:content-validation-name="val13" office:value-type="string">
            <text:p>Under consideration</text:p>
          </table:table-cell>
          <table:table-cell table:style-name="ce125" table:content-validation-name="val11" office:value-type="date" office:date-value="2015-01-01">
            <text:p>Jan-15</text:p>
          </table:table-cell>
          <table:table-cell table:style-name="ce130"/>
          <table:table-cell table:style-name="ce130" table:content-validation-name="val14" office:value-type="string">
            <text:p>c) Not currently captured and prohibitive cost</text:p>
          </table:table-cell>
          <table:table-cell table:style-name="ce130"/>
          <table:table-cell table:style-name="ce189" office:value-type="string">
            <text:p>Intending to start capturing results as data in January 2015, but this is undecided.</text:p>
          </table:table-cell>
          <table:table-cell table:style-name="ce196" office:value-type="string">
            <text:p>If an organisation is capturing information on results as data, rather than in documents, it is possible to report baselines, measures and indicators etc. In the IATI XML format. </text:p>
          </table:table-cell>
          <table:table-cell table:number-columns-repeated="1014"/>
        </table:table-row>
        <table:table-row table:style-name="ro2" table:number-rows-repeated="1048520">
          <table:table-cell table:number-columns-repeated="1024"/>
        </table:table-row>
        <table:table-row table:style-name="ro2">
          <table:table-cell table:number-columns-repeated="1024"/>
        </table:table-row>
      </table:table>
      <table:table table:name="Drop-down menu" table:style-name="ta8">
        <table:table-column table:style-name="co19" table:default-cell-style-name="Default"/>
        <table:table-column table:style-name="co2" table:default-cell-style-name="Default"/>
        <table:table-column table:style-name="co26" table:default-cell-style-name="Default"/>
        <table:table-column table:style-name="co2" table:default-cell-style-name="Default"/>
        <table:table-column table:style-name="co27" table:default-cell-style-name="Default"/>
        <table:table-column table:style-name="co2" table:default-cell-style-name="Default"/>
        <table:table-column table:style-name="co28" table:default-cell-style-name="Default"/>
        <table:table-column table:style-name="co2" table:default-cell-style-name="Default"/>
        <table:table-column table:style-name="co26" table:default-cell-style-name="Default"/>
        <table:table-column table:style-name="co2" table:default-cell-style-name="Default"/>
        <table:table-column table:style-name="co29" table:default-cell-style-name="Default"/>
        <table:table-column table:style-name="co2" table:number-columns-repeated="1013" table:default-cell-style-name="Default"/>
        <table:table-row table:style-name="ro2">
          <table:table-cell table:style-name="ce197" office:value-type="string">
            <text:p>Frequency</text:p>
          </table:table-cell>
          <table:table-cell table:style-name="ce197"/>
          <table:table-cell table:style-name="ce197" office:value-type="string">
            <text:p>Timeliness</text:p>
          </table:table-cell>
          <table:table-cell table:style-name="ce197"/>
          <table:table-cell table:style-name="ce197" office:value-type="string">
            <text:p>Lifecycle</text:p>
          </table:table-cell>
          <table:table-cell table:style-name="ce197"/>
          <table:table-cell table:style-name="ce197" office:value-type="string">
            <text:p>Data quality</text:p>
          </table:table-cell>
          <table:table-cell table:style-name="ce197"/>
          <table:table-cell table:style-name="ce197" office:value-type="string">
            <text:p>Staff resource</text:p>
          </table:table-cell>
          <table:table-cell table:style-name="ce197"/>
          <table:table-cell table:style-name="ce197" office:value-type="string">
            <text:p>System resource</text:p>
          </table:table-cell>
          <table:table-cell table:style-name="ce197" table:number-columns-repeated="1013"/>
        </table:table-row>
        <table:table-row table:style-name="ro2">
          <table:table-cell table:number-columns-repeated="1024"/>
        </table:table-row>
        <table:table-row table:style-name="ro2">
          <table:table-cell office:value-type="string">
            <text:p>Real time</text:p>
          </table:table-cell>
          <table:table-cell/>
          <table:table-cell office:value-type="string">
            <text:p>Real time</text:p>
          </table:table-cell>
          <table:table-cell/>
          <table:table-cell office:value-type="string">
            <text:p>Pipeline/identification</text:p>
          </table:table-cell>
          <table:table-cell/>
          <table:table-cell office:value-type="string">
            <text:p>Unverified</text:p>
          </table:table-cell>
          <table:table-cell/>
          <table:table-cell office:value-type="string">
            <text:p>Dedicated resource</text:p>
          </table:table-cell>
          <table:table-cell/>
          <table:table-cell office:value-type="string">
            <text:p>Manual capture through an online tool (web entry platform)</text:p>
          </table:table-cell>
          <table:table-cell table:number-columns-repeated="1013"/>
        </table:table-row>
        <table:table-row table:style-name="ro2">
          <table:table-cell office:value-type="string">
            <text:p>Weekly</text:p>
          </table:table-cell>
          <table:table-cell/>
          <table:table-cell office:value-type="string">
            <text:p>1 week in arrears</text:p>
          </table:table-cell>
          <table:table-cell/>
          <table:table-cell office:value-type="string">
            <text:p>Implementation</text:p>
          </table:table-cell>
          <table:table-cell/>
          <table:table-cell office:value-type="string">
            <text:p>Verified</text:p>
          </table:table-cell>
          <table:table-cell/>
          <table:table-cell office:value-type="string">
            <text:p>Working group</text:p>
          </table:table-cell>
          <table:table-cell/>
          <table:table-cell office:value-type="string">
            <text:p>Excel spreadsheet conversion</text:p>
          </table:table-cell>
          <table:table-cell table:number-columns-repeated="1013"/>
        </table:table-row>
        <table:table-row table:style-name="ro2">
          <table:table-cell office:value-type="string">
            <text:p>Fortnightly</text:p>
          </table:table-cell>
          <table:table-cell/>
          <table:table-cell office:value-type="string">
            <text:p>2 weeks in arrears</text:p>
          </table:table-cell>
          <table:table-cell/>
          <table:table-cell office:value-type="string">
            <text:p>Other</text:p>
          </table:table-cell>
          <table:table-cell table:number-columns-repeated="3"/>
          <table:table-cell office:value-type="string">
            <text:p>Ad hoc</text:p>
          </table:table-cell>
          <table:table-cell/>
          <table:table-cell office:value-type="string">
            <text:p>Direct feed from internal systems</text:p>
          </table:table-cell>
          <table:table-cell table:number-columns-repeated="1013"/>
        </table:table-row>
        <table:table-row table:style-name="ro2">
          <table:table-cell office:value-type="string">
            <text:p>Monthly</text:p>
          </table:table-cell>
          <table:table-cell/>
          <table:table-cell office:value-type="string">
            <text:p>1 month in arrears</text:p>
          </table:table-cell>
          <table:table-cell table:number-columns-repeated="5"/>
          <table:table-cell office:value-type="string">
            <text:p>Other</text:p>
          </table:table-cell>
          <table:table-cell/>
          <table:table-cell office:value-type="string">
            <text:p>Other</text:p>
          </table:table-cell>
          <table:table-cell table:number-columns-repeated="1013"/>
        </table:table-row>
        <table:table-row table:style-name="ro2">
          <table:table-cell office:value-type="string">
            <text:p>Quarterly</text:p>
          </table:table-cell>
          <table:table-cell/>
          <table:table-cell office:value-type="string">
            <text:p>2 months in arrears</text:p>
          </table:table-cell>
          <table:table-cell table:number-columns-repeated="1021"/>
        </table:table-row>
        <table:table-row table:style-name="ro2">
          <table:table-cell office:value-type="string">
            <text:p>Bi-annually</text:p>
          </table:table-cell>
          <table:table-cell/>
          <table:table-cell office:value-type="string">
            <text:p>1 quarter in arrears</text:p>
          </table:table-cell>
          <table:table-cell table:number-columns-repeated="1021"/>
        </table:table-row>
        <table:table-row table:style-name="ro2">
          <table:table-cell office:value-type="string">
            <text:p>Annually</text:p>
          </table:table-cell>
          <table:table-cell/>
          <table:table-cell office:value-type="string">
            <text:p>&gt; 1 quarter in arrears</text:p>
          </table:table-cell>
          <table:table-cell table:number-columns-repeated="1021"/>
        </table:table-row>
        <table:table-row table:style-name="ro2">
          <table:table-cell office:value-type="string">
            <text:p>Other</text:p>
          </table:table-cell>
          <table:table-cell/>
          <table:table-cell office:value-type="string">
            <text:p>Other</text:p>
          </table:table-cell>
          <table:table-cell table:number-columns-repeated="7"/>
          <table:table-cell table:style-name="ce197" office:value-type="string">
            <text:p>Exclusions</text:p>
          </table:table-cell>
          <table:table-cell table:number-columns-repeated="1013"/>
        </table:table-row>
        <table:table-row table:style-name="ro2">
          <table:table-cell table:number-columns-repeated="10"/>
          <table:table-cell office:value-type="string">
            <text:p>n/a (No exclusions)</text:p>
          </table:table-cell>
          <table:table-cell table:number-columns-repeated="1013"/>
        </table:table-row>
        <table:table-row table:style-name="ro2">
          <table:table-cell table:number-columns-repeated="4"/>
          <table:table-cell table:style-name="ce197" office:value-type="string">
            <text:p>Multi-level type</text:p>
          </table:table-cell>
          <table:table-cell/>
          <table:table-cell table:style-name="ce197" office:value-type="string">
            <text:p>Segmentation</text:p>
          </table:table-cell>
          <table:table-cell table:number-columns-repeated="3"/>
          <table:table-cell office:value-type="string">
            <text:p>a) Not applicable to organisation</text:p>
          </table:table-cell>
          <table:table-cell table:number-columns-repeated="1013"/>
        </table:table-row>
        <table:table-row table:style-name="ro2">
          <table:table-cell table:style-name="ce197" office:value-type="string">
            <text:p>License type</text:p>
          </table:table-cell>
          <table:table-cell table:style-name="ce197" table:number-columns-repeated="7"/>
          <table:table-cell table:style-name="ce197" office:value-type="string">
            <text:p>User interface</text:p>
          </table:table-cell>
          <table:table-cell table:style-name="ce197"/>
          <table:table-cell table:style-name="ce197" office:value-type="string">
            <text:p>b) A non-disclosure policy</text:p>
          </table:table-cell>
          <table:table-cell table:style-name="ce197" table:number-columns-repeated="1013"/>
        </table:table-row>
        <table:table-row table:style-name="ro2">
          <table:table-cell table:number-columns-repeated="2"/>
          <table:table-cell table:style-name="ce197" office:value-type="string">
            <text:p>Multi-level reporting</text:p>
          </table:table-cell>
          <table:table-cell/>
          <table:table-cell office:value-type="string">
            <text:p>Related activities</text:p>
          </table:table-cell>
          <table:table-cell/>
          <table:table-cell office:value-type="string">
            <text:p>Single file</text:p>
          </table:table-cell>
          <table:table-cell table:number-columns-repeated="3"/>
          <table:table-cell office:value-type="string">
            <text:p>c) Not currently captured and prohibitive cost</text:p>
          </table:table-cell>
          <table:table-cell table:number-columns-repeated="1013"/>
        </table:table-row>
        <table:table-row table:style-name="ro2">
          <table:table-cell office:value-type="string">
            <text:p>Public domain</text:p>
          </table:table-cell>
          <table:table-cell table:number-columns-repeated="3"/>
          <table:table-cell office:value-type="string">
            <text:p>Hierarchy</text:p>
          </table:table-cell>
          <table:table-cell/>
          <table:table-cell office:value-type="string">
            <text:p>By country / region</text:p>
          </table:table-cell>
          <table:table-cell/>
          <table:table-cell office:value-type="string">
            <text:p>Yes</text:p>
          </table:table-cell>
          <table:table-cell/>
          <table:table-cell office:value-type="string">
            <text:p>d) Other</text:p>
          </table:table-cell>
          <table:table-cell table:number-columns-repeated="1013"/>
        </table:table-row>
        <table:table-row table:style-name="ro2">
          <table:table-cell office:value-type="string">
            <text:p>Attribution-only</text:p>
          </table:table-cell>
          <table:table-cell/>
          <table:table-cell office:value-type="string">
            <text:p>Yes</text:p>
          </table:table-cell>
          <table:table-cell/>
          <table:table-cell office:value-type="string">
            <text:p>Both</text:p>
          </table:table-cell>
          <table:table-cell/>
          <table:table-cell office:value-type="string">
            <text:p>Other</text:p>
          </table:table-cell>
          <table:table-cell/>
          <table:table-cell office:value-type="string">
            <text:p>In development</text:p>
          </table:table-cell>
          <table:table-cell table:number-columns-repeated="1015"/>
        </table:table-row>
        <table:table-row table:style-name="ro2">
          <table:table-cell office:value-type="string">
            <text:p>Other (non-compliant)</text:p>
          </table:table-cell>
          <table:table-cell/>
          <table:table-cell office:value-type="string">
            <text:p>No</text:p>
          </table:table-cell>
          <table:table-cell table:number-columns-repeated="5"/>
          <table:table-cell office:value-type="string">
            <text:p>Under consideration</text:p>
          </table:table-cell>
          <table:table-cell table:number-columns-repeated="1015"/>
        </table:table-row>
        <table:table-row table:style-name="ro2">
          <table:table-cell table:number-columns-repeated="8"/>
          <table:table-cell office:value-type="string">
            <text:p>No</text:p>
          </table:table-cell>
          <table:table-cell/>
          <table:table-cell table:style-name="ce199"/>
          <table:table-cell table:number-columns-repeated="1013"/>
        </table:table-row>
        <table:table-row table:style-name="ro2">
          <table:table-cell table:number-columns-repeated="1024"/>
        </table:table-row>
        <table:table-row table:style-name="ro2">
          <table:table-cell table:style-name="ce197" office:value-type="string">
            <text:p>RAG</text:p>
          </table:table-cell>
          <table:table-cell table:style-name="ce198" table:content-validation-name="val13"/>
          <table:table-cell table:number-columns-repeated="1022"/>
        </table:table-row>
        <table:table-row table:style-name="ro2">
          <table:table-cell table:style-name="ce47" office:value-type="string">
            <text:p>Fully compliant</text:p>
          </table:table-cell>
          <table:table-cell table:number-columns-repeated="6"/>
          <table:table-cell table:style-name="ce199"/>
          <table:table-cell/>
          <table:table-cell table:style-name="ce199" table:number-columns-repeated="7"/>
          <table:table-cell table:number-columns-repeated="1008"/>
        </table:table-row>
        <table:table-row table:style-name="ro2">
          <table:table-cell table:style-name="ce47" office:value-type="string">
            <text:p>Partially compliant</text:p>
          </table:table-cell>
          <table:table-cell table:number-columns-repeated="6"/>
          <table:table-cell table:style-name="ce199"/>
          <table:table-cell/>
          <table:table-cell table:style-name="ce199" table:number-columns-repeated="7"/>
          <table:table-cell table:number-columns-repeated="1008"/>
        </table:table-row>
        <table:table-row table:style-name="ro2">
          <table:table-cell table:style-name="ce47" office:value-type="string">
            <text:p>Future publication</text:p>
          </table:table-cell>
          <table:table-cell table:number-columns-repeated="6"/>
          <table:table-cell table:style-name="ce199"/>
          <table:table-cell/>
          <table:table-cell table:style-name="ce199" table:number-columns-repeated="7"/>
          <table:table-cell table:number-columns-repeated="1008"/>
        </table:table-row>
        <table:table-row table:style-name="ro2">
          <table:table-cell table:style-name="ce47" office:value-type="string">
            <text:p>Under consideration</text:p>
          </table:table-cell>
          <table:table-cell table:number-columns-repeated="1023"/>
        </table:table-row>
        <table:table-row table:style-name="ro2">
          <table:table-cell table:style-name="ce47" office:value-type="string">
            <text:p>Unable to publish</text:p>
          </table:table-cell>
          <table:table-cell table:number-columns-repeated="1023"/>
        </table:table-row>
        <table:table-row table:style-name="ro2" table:number-rows-repeated="1048550">
          <table:table-cell table:number-columns-repeated="1024"/>
        </table:table-row>
        <table:table-row table:style-name="ro2">
          <table:table-cell table:number-columns-repeated="1024"/>
        </table:table-row>
      </table:table>
      <table:named-expressions>
        <table:named-range table:name="Activity" table:base-cell-address="$Instructions.$A$1" table:cell-range-address="$'Drop-down menu'.$C$15:.$C$17"/>
        <table:named-range table:name="Exclusions" table:base-cell-address="$Instructions.$A$1" table:cell-range-address="$'Drop-down menu'.$K$11:.$K$15"/>
        <table:named-range table:name="Frequency" table:base-cell-address="$Instructions.$A$1" table:cell-range-address="$'Drop-down menu'.$A$2:.$A$10"/>
        <table:named-range table:name="Interface" table:base-cell-address="$Instructions.$A$1" table:cell-range-address="$'Drop-down menu'.$I$14:.$I$18"/>
        <table:named-range table:name="License" table:base-cell-address="$Instructions.$A$1" table:cell-range-address="$'Drop-down menu'.$A$14:.$A$17"/>
        <table:named-range table:name="Lifecycle" table:base-cell-address="$Instructions.$A$1" table:cell-range-address="$'Drop-down menu'.$E$2:.$E$5"/>
        <table:named-range table:name="Quality" table:base-cell-address="$Instructions.$A$1" table:cell-range-address="$'Drop-down menu'.$G$2:.$G$4"/>
        <table:named-range table:name="RAG" table:base-cell-address="$Instructions.$A$1" table:cell-range-address="$'Drop-down menu'.$A$21:.$A$25"/>
        <table:named-range table:name="Segmentation" table:base-cell-address="$Instructions.$A$1" table:cell-range-address="$'Drop-down menu'.$G$13:.$G$16"/>
        <table:named-range table:name="Staff" table:base-cell-address="$Instructions.$A$1" table:cell-range-address="$'Drop-down menu'.$I$2:.$I$6"/>
        <table:named-range table:name="System" table:base-cell-address="$Instructions.$A$1" table:cell-range-address="$'Drop-down menu'.$K$2:.$K$6"/>
        <table:named-range table:name="Timeliness" table:base-cell-address="$Instructions.$A$1" table:cell-range-address="$'Drop-down menu'.$C$2:.$C$10"/>
        <table:named-range table:name="Type" table:base-cell-address="$Instructions.$A$1" table:cell-range-address="$'Drop-down menu'.$E$13:.$E$16"/>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GB" style:letter-kerning="true" style:font-size-asian="24pt" style:language-asian="zh" style:country-asian="CN" style:font-size-complex="24pt" style:language-complex="hi" style:country-complex="IN"/>
    </style:default-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5000" number:language="en" number:country="GB">
      <number:number number:min-integer-digits="1"/>
    </number:number-style>
    <number:date-style style:name="N5110" number:language="en" number:country="GB">
      <number:day number:style="long"/>
      <number:text>-</number:text>
      <number:month number:textual="true"/>
      <number:text>-</number:text>
      <number:year/>
    </number:date-style>
    <number:date-style style:name="N5111" number:language="en" number:country="GB">
      <number:day number:style="long"/>
      <number:text>-</number:text>
      <number:month number:textual="true"/>
    </number:date-style>
    <number:date-style style:name="N5112" number:language="en" number:country="GB">
      <number:month number:textual="true"/>
      <number:text>-</number:text>
      <number:year/>
    </number:date-style>
    <number:time-style style:name="N5113" number:language="en" number:country="GB">
      <number:hours/>
      <number:text>:</number:text>
      <number:minutes number:style="long"/>
      <number:text> </number:text>
      <number:am-pm/>
    </number:time-style>
    <number:time-style style:name="N5114" number:language="en" number:country="GB">
      <number:hours/>
      <number:text>:</number:text>
      <number:minutes number:style="long"/>
      <number:text>:</number:text>
      <number:seconds number:style="long"/>
      <number:text> </number:text>
      <number:am-pm/>
    </number:time-style>
    <number:date-style style:name="N5115"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5116P0" style:volatile="true" number:language="en" number:country="GB">
      <number:number number:decimal-places="0" number:min-integer-digits="1" number:grouping="true"/>
    </number:number-style>
    <number:number-style style:name="N5116" number:language="en" number:country="GB">
      <number:text>-</number:text>
      <number:number number:decimal-places="0" number:min-integer-digits="1" number:grouping="true"/>
      <style:map style:condition="value()&gt;=0" style:apply-style-name="N5116P0"/>
    </number:number-style>
    <number:number-style style:name="N5117P0" style:volatile="true" number:language="en" number:country="GB">
      <number:number number:decimal-places="0" number:min-integer-digits="1" number:grouping="true"/>
    </number:number-style>
    <number:number-style style:name="N5117" number:language="en" number:country="GB">
      <style:text-properties fo:color="#ff0000"/>
      <number:text>-</number:text>
      <number:number number:decimal-places="0" number:min-integer-digits="1" number:grouping="true"/>
      <style:map style:condition="value()&gt;=0" style:apply-style-name="N5117P0"/>
    </number:number-style>
    <number:number-style style:name="N5118P0" style:volatile="true" number:language="en" number:country="GB">
      <number:number number:decimal-places="2" number:min-integer-digits="1" number:grouping="true"/>
    </number:number-style>
    <number:number-style style:name="N5118" number:language="en" number:country="GB">
      <number:text>-</number:text>
      <number:number number:decimal-places="2" number:min-integer-digits="1" number:grouping="true"/>
      <style:map style:condition="value()&gt;=0" style:apply-style-name="N5118P0"/>
    </number:number-style>
    <number:number-style style:name="N5119P0" style:volatile="true" number:language="en" number:country="GB">
      <number:number number:decimal-places="2" number:min-integer-digits="1" number:grouping="true"/>
    </number:number-style>
    <number:number-style style:name="N5119" number:language="en" number:country="GB">
      <style:text-properties fo:color="#ff0000"/>
      <number:text>-</number:text>
      <number:number number:decimal-places="2" number:min-integer-digits="1" number:grouping="true"/>
      <style:map style:condition="value()&gt;=0" style:apply-style-name="N5119P0"/>
    </number:number-style>
    <number:number-style style:name="N5120P0" style:volatile="true" number:language="en" number:country="GB">
      <number:text> </number:text>
      <number:number number:decimal-places="0" number:min-integer-digits="1" number:grouping="true"/>
      <number:text> </number:text>
    </number:number-style>
    <number:number-style style:name="N5120P1" style:volatile="true" number:language="en" number:country="GB">
      <number:text>-</number:text>
      <number:number number:decimal-places="0" number:min-integer-digits="1" number:grouping="true"/>
      <number:text> </number:text>
    </number:number-style>
    <number:number-style style:name="N5120P2" style:volatile="true" number:language="en" number:country="GB">
      <number:text> - </number:text>
    </number:number-style>
    <number:text-style style:name="N5120" number:language="en" number:country="GB">
      <number:text> </number:text>
      <number:text-content/>
      <number:text> </number:text>
      <style:map style:condition="value()&gt;0" style:apply-style-name="N5120P0"/>
      <style:map style:condition="value()&lt;0" style:apply-style-name="N5120P1"/>
      <style:map style:condition="value()=0" style:apply-style-name="N5120P2"/>
    </number:text-style>
    <number:number-style style:name="N5121P0" style:volatile="true" number:language="en" number:country="GB">
      <number:text> £</number:text>
      <number:number number:decimal-places="0" number:min-integer-digits="1" number:grouping="true"/>
      <number:text> </number:text>
    </number:number-style>
    <number:number-style style:name="N5121P1" style:volatile="true" number:language="en" number:country="GB">
      <number:text>-£</number:text>
      <number:number number:decimal-places="0" number:min-integer-digits="1" number:grouping="true"/>
      <number:text> </number:text>
    </number:number-style>
    <number:number-style style:name="N5121P2" style:volatile="true" number:language="en" number:country="GB">
      <number:text> £- </number:text>
    </number:number-style>
    <number:text-style style:name="N5121" number:language="en" number:country="GB">
      <number:text> </number:text>
      <number:text-content/>
      <number:text> </number:text>
      <style:map style:condition="value()&gt;0" style:apply-style-name="N5121P0"/>
      <style:map style:condition="value()&lt;0" style:apply-style-name="N5121P1"/>
      <style:map style:condition="value()=0" style:apply-style-name="N5121P2"/>
    </number:text-style>
    <number:number-style style:name="N5122P0" style:volatile="true" number:language="en" number:country="GB">
      <number:text> </number:text>
      <number:number number:decimal-places="2" number:min-integer-digits="1" number:grouping="true"/>
      <number:text> </number:text>
    </number:number-style>
    <number:number-style style:name="N5122P1" style:volatile="true" number:language="en" number:country="GB">
      <number:text>-</number:text>
      <number:number number:decimal-places="2" number:min-integer-digits="1" number:grouping="true"/>
      <number:text> </number:text>
    </number:number-style>
    <number:number-style style:name="N5122P2" style:volatile="true" number:language="en" number:country="GB">
      <number:text> -</number:text>
      <number:number number:decimal-places="0" number:min-integer-digits="0"/>
      <number:text> </number:text>
    </number:number-style>
    <number:text-style style:name="N5122" number:language="en" number:country="GB">
      <number:text> </number:text>
      <number:text-content/>
      <number:text> </number:text>
      <style:map style:condition="value()&gt;0" style:apply-style-name="N5122P0"/>
      <style:map style:condition="value()&lt;0" style:apply-style-name="N5122P1"/>
      <style:map style:condition="value()=0" style:apply-style-name="N5122P2"/>
    </number:text-style>
    <number:number-style style:name="N5123P0" style:volatile="true" number:language="en" number:country="GB">
      <number:text> £</number:text>
      <number:number number:decimal-places="2" number:min-integer-digits="1" number:grouping="true"/>
      <number:text> </number:text>
    </number:number-style>
    <number:number-style style:name="N5123P1" style:volatile="true" number:language="en" number:country="GB">
      <number:text>-£</number:text>
      <number:number number:decimal-places="2" number:min-integer-digits="1" number:grouping="true"/>
      <number:text> </number:text>
    </number:number-style>
    <number:number-style style:name="N5123P2" style:volatile="true" number:language="en" number:country="GB">
      <number:text> £-</number:text>
      <number:number number:decimal-places="0" number:min-integer-digits="0"/>
      <number:text> </number:text>
    </number:number-style>
    <number:text-style style:name="N5123" number:language="en" number:country="GB">
      <number:text> </number:text>
      <number:text-content/>
      <number:text> </number:text>
      <style:map style:condition="value()&gt;0" style:apply-style-name="N5123P0"/>
      <style:map style:condition="value()&lt;0" style:apply-style-name="N5123P1"/>
      <style:map style:condition="value()=0" style:apply-style-name="N5123P2"/>
    </number:text-style>
    <number:time-style style:name="N5124" number:language="en" number:country="GB">
      <number:minutes number:style="long"/>
      <number:text>:</number:text>
      <number:seconds number:style="long"/>
    </number:time-style>
    <number:time-style style:name="N5125" number:language="en" number:country="GB" number:truncate-on-overflow="false">
      <number:hours/>
      <number:text>:</number:text>
      <number:minutes number:style="long"/>
      <number:text>:</number:text>
      <number:seconds number:style="long"/>
    </number:time-style>
    <number:time-style style:name="N5126" number:language="en" number:country="GB">
      <number:minutes number:style="long"/>
      <number:text>:</number:text>
      <number:seconds number:style="long" number:decimal-places="1"/>
    </number:time-style>
    <number:number-style style:name="N5127" number:language="en" number:country="GB">
      <number:scientific-number number:decimal-places="1" number:min-integer-digits="3" number:min-exponent-digits="1"/>
    </number:number-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name-asian="Droid Sans Fallback" style:font-size-asian="11pt" style:font-style-asian="normal" style:font-weight-asian="normal" style:font-name-complex="Calibri"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yperlink" style:display-name="Excel Built-in Hyperlink" style:family="table-cell" style:parent-style-name="Default">
      <style:table-cell-properties style:rotation-align="none"/>
      <style:text-properties fo:color="#0000ff"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onditionalStyle_5f_430" style:display-name="ConditionalStyle_430" style:family="table-cell" style:parent-style-name="Default">
      <style:table-cell-properties fo:background-color="#00b050"/>
    </style:style>
    <style:style style:name="ConditionalStyle_5f_429" style:display-name="ConditionalStyle_429" style:family="table-cell" style:parent-style-name="Default">
      <style:table-cell-properties fo:background-color="#ffc000"/>
    </style:style>
    <style:style style:name="ConditionalStyle_5f_428" style:display-name="ConditionalStyle_428" style:family="table-cell" style:parent-style-name="Default">
      <style:table-cell-properties fo:background-color="#ff0000"/>
    </style:style>
    <style:style style:name="ConditionalStyle_5f_427" style:display-name="ConditionalStyle_427" style:family="table-cell" style:parent-style-name="Default">
      <style:table-cell-properties fo:background-color="#00b050"/>
    </style:style>
    <style:style style:name="ConditionalStyle_5f_426" style:display-name="ConditionalStyle_426" style:family="table-cell" style:parent-style-name="Default">
      <style:table-cell-properties fo:background-color="#ff0000"/>
    </style:style>
    <style:style style:name="ConditionalStyle_5f_425" style:display-name="ConditionalStyle_425" style:family="table-cell" style:parent-style-name="Default">
      <style:table-cell-properties fo:background-color="#ffc000"/>
    </style:style>
    <style:style style:name="ConditionalStyle_5f_424" style:display-name="ConditionalStyle_424" style:family="table-cell" style:parent-style-name="Default">
      <style:table-cell-properties fo:background-color="#ff0000"/>
    </style:style>
    <style:style style:name="ConditionalStyle_5f_423" style:display-name="ConditionalStyle_423" style:family="table-cell" style:parent-style-name="Default">
      <style:table-cell-properties fo:background-color="#00b050"/>
    </style:style>
    <style:style style:name="ConditionalStyle_5f_422" style:display-name="ConditionalStyle_422" style:family="table-cell" style:parent-style-name="Default">
      <style:table-cell-properties fo:background-color="#ffc000"/>
    </style:style>
    <style:style style:name="ConditionalStyle_5f_421" style:display-name="ConditionalStyle_421" style:family="table-cell" style:parent-style-name="Default">
      <style:table-cell-properties fo:background-color="#ff0000"/>
    </style:style>
    <style:style style:name="ConditionalStyle_5f_420" style:display-name="ConditionalStyle_420" style:family="table-cell" style:parent-style-name="Default">
      <style:table-cell-properties fo:background-color="#e46c0a"/>
    </style:style>
    <style:style style:name="ConditionalStyle_5f_419" style:display-name="ConditionalStyle_419" style:family="table-cell" style:parent-style-name="Default">
      <style:table-cell-properties fo:background-color="#ffc000"/>
    </style:style>
    <style:style style:name="ConditionalStyle_5f_418" style:display-name="ConditionalStyle_418" style:family="table-cell" style:parent-style-name="Default">
      <style:table-cell-properties fo:background-color="#92d050"/>
    </style:style>
    <style:style style:name="ConditionalStyle_5f_417" style:display-name="ConditionalStyle_417" style:family="table-cell" style:parent-style-name="Default">
      <style:table-cell-properties fo:background-color="#00b050"/>
    </style:style>
    <style:style style:name="ConditionalStyle_5f_416" style:display-name="ConditionalStyle_416" style:family="table-cell" style:parent-style-name="Default">
      <style:table-cell-properties fo:background-color="#ff0000"/>
    </style:style>
    <style:style style:name="ConditionalStyle_5f_415" style:display-name="ConditionalStyle_415" style:family="table-cell" style:parent-style-name="Default">
      <style:table-cell-properties fo:background-color="#ffc000"/>
    </style:style>
    <style:style style:name="ConditionalStyle_5f_414" style:display-name="ConditionalStyle_414" style:family="table-cell" style:parent-style-name="Default">
      <style:table-cell-properties fo:background-color="#ff0000"/>
    </style:style>
    <style:style style:name="ConditionalStyle_5f_413" style:display-name="ConditionalStyle_413" style:family="table-cell" style:parent-style-name="Default">
      <style:table-cell-properties fo:background-color="#00b050"/>
    </style:style>
    <style:style style:name="ConditionalStyle_5f_412" style:display-name="ConditionalStyle_412" style:family="table-cell" style:parent-style-name="Default">
      <style:table-cell-properties fo:background-color="#ffc000"/>
    </style:style>
    <style:style style:name="ConditionalStyle_5f_411" style:display-name="ConditionalStyle_411" style:family="table-cell" style:parent-style-name="Default">
      <style:table-cell-properties fo:background-color="#ff0000"/>
    </style:style>
    <style:style style:name="ConditionalStyle_5f_410" style:display-name="ConditionalStyle_410" style:family="table-cell" style:parent-style-name="Default">
      <style:table-cell-properties fo:background-color="#ff0000"/>
    </style:style>
    <style:style style:name="ConditionalStyle_5f_409" style:display-name="ConditionalStyle_409" style:family="table-cell" style:parent-style-name="Default">
      <style:table-cell-properties fo:background-color="#e46c0a"/>
    </style:style>
    <style:style style:name="ConditionalStyle_5f_408" style:display-name="ConditionalStyle_408" style:family="table-cell" style:parent-style-name="Default">
      <style:table-cell-properties fo:background-color="#ffc000"/>
    </style:style>
    <style:style style:name="ConditionalStyle_5f_407" style:display-name="ConditionalStyle_407" style:family="table-cell" style:parent-style-name="Default">
      <style:table-cell-properties fo:background-color="#92d050"/>
    </style:style>
    <style:style style:name="ConditionalStyle_5f_406" style:display-name="ConditionalStyle_406" style:family="table-cell" style:parent-style-name="Default">
      <style:table-cell-properties fo:background-color="#00b050"/>
    </style:style>
    <style:style style:name="ConditionalStyle_5f_405" style:display-name="ConditionalStyle_405" style:family="table-cell" style:parent-style-name="Default">
      <style:table-cell-properties fo:background-color="#ff0000"/>
    </style:style>
    <style:style style:name="ConditionalStyle_5f_404" style:display-name="ConditionalStyle_404" style:family="table-cell" style:parent-style-name="Default">
      <style:table-cell-properties fo:background-color="#e46c0a"/>
    </style:style>
    <style:style style:name="ConditionalStyle_5f_403" style:display-name="ConditionalStyle_403" style:family="table-cell" style:parent-style-name="Default">
      <style:table-cell-properties fo:background-color="#ffc000"/>
    </style:style>
    <style:style style:name="ConditionalStyle_5f_402" style:display-name="ConditionalStyle_402" style:family="table-cell" style:parent-style-name="Default">
      <style:table-cell-properties fo:background-color="#92d050"/>
    </style:style>
    <style:style style:name="ConditionalStyle_5f_401" style:display-name="ConditionalStyle_401" style:family="table-cell" style:parent-style-name="Default">
      <style:table-cell-properties fo:background-color="#00b050"/>
    </style:style>
    <style:style style:name="ConditionalStyle_5f_400" style:display-name="ConditionalStyle_400" style:family="table-cell" style:parent-style-name="Default">
      <style:table-cell-properties fo:background-color="#ff0000"/>
    </style:style>
    <style:style style:name="ConditionalStyle_5f_399" style:display-name="ConditionalStyle_399" style:family="table-cell" style:parent-style-name="Default">
      <style:table-cell-properties fo:background-color="#e46c0a"/>
    </style:style>
    <style:style style:name="ConditionalStyle_5f_398" style:display-name="ConditionalStyle_398" style:family="table-cell" style:parent-style-name="Default">
      <style:table-cell-properties fo:background-color="#ffc000"/>
    </style:style>
    <style:style style:name="ConditionalStyle_5f_397" style:display-name="ConditionalStyle_397" style:family="table-cell" style:parent-style-name="Default">
      <style:table-cell-properties fo:background-color="#92d050"/>
    </style:style>
    <style:style style:name="ConditionalStyle_5f_396" style:display-name="ConditionalStyle_396" style:family="table-cell" style:parent-style-name="Default">
      <style:table-cell-properties fo:background-color="#00b050"/>
    </style:style>
    <style:style style:name="ConditionalStyle_5f_395" style:display-name="ConditionalStyle_395" style:family="table-cell" style:parent-style-name="Default">
      <style:table-cell-properties fo:background-color="#ff0000"/>
    </style:style>
    <style:style style:name="ConditionalStyle_5f_394" style:display-name="ConditionalStyle_394" style:family="table-cell" style:parent-style-name="Default">
      <style:table-cell-properties fo:background-color="#e46c0a"/>
    </style:style>
    <style:style style:name="ConditionalStyle_5f_393" style:display-name="ConditionalStyle_393" style:family="table-cell" style:parent-style-name="Default">
      <style:table-cell-properties fo:background-color="#ffc000"/>
    </style:style>
    <style:style style:name="ConditionalStyle_5f_392" style:display-name="ConditionalStyle_392" style:family="table-cell" style:parent-style-name="Default">
      <style:table-cell-properties fo:background-color="#92d050"/>
    </style:style>
    <style:style style:name="ConditionalStyle_5f_391" style:display-name="ConditionalStyle_391" style:family="table-cell" style:parent-style-name="Default">
      <style:table-cell-properties fo:background-color="#00b050"/>
    </style:style>
    <style:style style:name="ConditionalStyle_5f_390" style:display-name="ConditionalStyle_390" style:family="table-cell" style:parent-style-name="Default">
      <style:table-cell-properties fo:background-color="#ff0000"/>
    </style:style>
    <style:style style:name="ConditionalStyle_5f_389" style:display-name="ConditionalStyle_389" style:family="table-cell" style:parent-style-name="Default">
      <style:table-cell-properties fo:background-color="#e46c0a"/>
    </style:style>
    <style:style style:name="ConditionalStyle_5f_388" style:display-name="ConditionalStyle_388" style:family="table-cell" style:parent-style-name="Default">
      <style:table-cell-properties fo:background-color="#ffc000"/>
    </style:style>
    <style:style style:name="ConditionalStyle_5f_387" style:display-name="ConditionalStyle_387" style:family="table-cell" style:parent-style-name="Default">
      <style:table-cell-properties fo:background-color="#92d050"/>
    </style:style>
    <style:style style:name="ConditionalStyle_5f_386" style:display-name="ConditionalStyle_386" style:family="table-cell" style:parent-style-name="Default">
      <style:table-cell-properties fo:background-color="#00b050"/>
    </style:style>
    <style:style style:name="ConditionalStyle_5f_385" style:display-name="ConditionalStyle_385" style:family="table-cell" style:parent-style-name="Default">
      <style:table-cell-properties fo:background-color="#00b050"/>
    </style:style>
    <style:style style:name="ConditionalStyle_5f_384" style:display-name="ConditionalStyle_384" style:family="table-cell" style:parent-style-name="Default">
      <style:table-cell-properties fo:background-color="#ffc000"/>
    </style:style>
    <style:style style:name="ConditionalStyle_5f_383" style:display-name="ConditionalStyle_383" style:family="table-cell" style:parent-style-name="Default">
      <style:table-cell-properties fo:background-color="#ff0000"/>
    </style:style>
    <style:style style:name="ConditionalStyle_5f_382" style:display-name="ConditionalStyle_382" style:family="table-cell" style:parent-style-name="Default">
      <style:table-cell-properties fo:background-color="#00b050"/>
    </style:style>
    <style:style style:name="ConditionalStyle_5f_381" style:display-name="ConditionalStyle_381" style:family="table-cell" style:parent-style-name="Default">
      <style:table-cell-properties fo:background-color="#ff0000"/>
    </style:style>
    <style:style style:name="ConditionalStyle_5f_380" style:display-name="ConditionalStyle_380" style:family="table-cell" style:parent-style-name="Default">
      <style:table-cell-properties fo:background-color="#ffc000"/>
    </style:style>
    <style:style style:name="ConditionalStyle_5f_379" style:display-name="ConditionalStyle_379" style:family="table-cell" style:parent-style-name="Default">
      <style:table-cell-properties fo:background-color="#ff0000"/>
    </style:style>
    <style:style style:name="ConditionalStyle_5f_378" style:display-name="ConditionalStyle_378" style:family="table-cell" style:parent-style-name="Default">
      <style:table-cell-properties fo:background-color="#00b050"/>
    </style:style>
    <style:style style:name="ConditionalStyle_5f_377" style:display-name="ConditionalStyle_377" style:family="table-cell" style:parent-style-name="Default">
      <style:table-cell-properties fo:background-color="#ffc000"/>
    </style:style>
    <style:style style:name="ConditionalStyle_5f_376" style:display-name="ConditionalStyle_376" style:family="table-cell" style:parent-style-name="Default">
      <style:table-cell-properties fo:background-color="#ff0000"/>
    </style:style>
    <style:style style:name="ConditionalStyle_5f_375" style:display-name="ConditionalStyle_375" style:family="table-cell" style:parent-style-name="Default">
      <style:table-cell-properties fo:background-color="#e46c0a"/>
    </style:style>
    <style:style style:name="ConditionalStyle_5f_374" style:display-name="ConditionalStyle_374" style:family="table-cell" style:parent-style-name="Default">
      <style:table-cell-properties fo:background-color="#ffc000"/>
    </style:style>
    <style:style style:name="ConditionalStyle_5f_373" style:display-name="ConditionalStyle_373" style:family="table-cell" style:parent-style-name="Default">
      <style:table-cell-properties fo:background-color="#92d050"/>
    </style:style>
    <style:style style:name="ConditionalStyle_5f_372" style:display-name="ConditionalStyle_372" style:family="table-cell" style:parent-style-name="Default">
      <style:table-cell-properties fo:background-color="#00b050"/>
    </style:style>
    <style:style style:name="ConditionalStyle_5f_371" style:display-name="ConditionalStyle_371" style:family="table-cell" style:parent-style-name="Default">
      <style:table-cell-properties fo:background-color="#ff0000"/>
    </style:style>
    <style:style style:name="ConditionalStyle_5f_370" style:display-name="ConditionalStyle_370" style:family="table-cell" style:parent-style-name="Default">
      <style:table-cell-properties fo:background-color="#ffc000"/>
    </style:style>
    <style:style style:name="ConditionalStyle_5f_369" style:display-name="ConditionalStyle_369" style:family="table-cell" style:parent-style-name="Default">
      <style:table-cell-properties fo:background-color="#ff0000"/>
    </style:style>
    <style:style style:name="ConditionalStyle_5f_368" style:display-name="ConditionalStyle_368" style:family="table-cell" style:parent-style-name="Default">
      <style:table-cell-properties fo:background-color="#00b050"/>
    </style:style>
    <style:style style:name="ConditionalStyle_5f_367" style:display-name="ConditionalStyle_367" style:family="table-cell" style:parent-style-name="Default">
      <style:table-cell-properties fo:background-color="#ffc000"/>
    </style:style>
    <style:style style:name="ConditionalStyle_5f_366" style:display-name="ConditionalStyle_366" style:family="table-cell" style:parent-style-name="Default">
      <style:table-cell-properties fo:background-color="#ff0000"/>
    </style:style>
    <style:style style:name="ConditionalStyle_5f_365" style:display-name="ConditionalStyle_365" style:family="table-cell" style:parent-style-name="Default">
      <style:table-cell-properties fo:background-color="#ff0000"/>
    </style:style>
    <style:style style:name="ConditionalStyle_5f_364" style:display-name="ConditionalStyle_364" style:family="table-cell" style:parent-style-name="Default">
      <style:table-cell-properties fo:background-color="#e46c0a"/>
    </style:style>
    <style:style style:name="ConditionalStyle_5f_363" style:display-name="ConditionalStyle_363" style:family="table-cell" style:parent-style-name="Default">
      <style:table-cell-properties fo:background-color="#ffc000"/>
    </style:style>
    <style:style style:name="ConditionalStyle_5f_362" style:display-name="ConditionalStyle_362" style:family="table-cell" style:parent-style-name="Default">
      <style:table-cell-properties fo:background-color="#92d050"/>
    </style:style>
    <style:style style:name="ConditionalStyle_5f_361" style:display-name="ConditionalStyle_361" style:family="table-cell" style:parent-style-name="Default">
      <style:table-cell-properties fo:background-color="#00b050"/>
    </style:style>
    <style:style style:name="ConditionalStyle_5f_360" style:display-name="ConditionalStyle_360" style:family="table-cell" style:parent-style-name="Default">
      <style:table-cell-properties fo:background-color="#ff0000"/>
    </style:style>
    <style:style style:name="ConditionalStyle_5f_359" style:display-name="ConditionalStyle_359" style:family="table-cell" style:parent-style-name="Default">
      <style:table-cell-properties fo:background-color="#e46c0a"/>
    </style:style>
    <style:style style:name="ConditionalStyle_5f_358" style:display-name="ConditionalStyle_358" style:family="table-cell" style:parent-style-name="Default">
      <style:table-cell-properties fo:background-color="#ffc000"/>
    </style:style>
    <style:style style:name="ConditionalStyle_5f_357" style:display-name="ConditionalStyle_357" style:family="table-cell" style:parent-style-name="Default">
      <style:table-cell-properties fo:background-color="#92d050"/>
    </style:style>
    <style:style style:name="ConditionalStyle_5f_356" style:display-name="ConditionalStyle_356" style:family="table-cell" style:parent-style-name="Default">
      <style:table-cell-properties fo:background-color="#00b050"/>
    </style:style>
    <style:style style:name="ConditionalStyle_5f_355" style:display-name="ConditionalStyle_355" style:family="table-cell" style:parent-style-name="Default">
      <style:table-cell-properties fo:background-color="#ff0000"/>
    </style:style>
    <style:style style:name="ConditionalStyle_5f_354" style:display-name="ConditionalStyle_354" style:family="table-cell" style:parent-style-name="Default">
      <style:table-cell-properties fo:background-color="#e46c0a"/>
    </style:style>
    <style:style style:name="ConditionalStyle_5f_353" style:display-name="ConditionalStyle_353" style:family="table-cell" style:parent-style-name="Default">
      <style:table-cell-properties fo:background-color="#ffc000"/>
    </style:style>
    <style:style style:name="ConditionalStyle_5f_352" style:display-name="ConditionalStyle_352" style:family="table-cell" style:parent-style-name="Default">
      <style:table-cell-properties fo:background-color="#92d050"/>
    </style:style>
    <style:style style:name="ConditionalStyle_5f_351" style:display-name="ConditionalStyle_351" style:family="table-cell" style:parent-style-name="Default">
      <style:table-cell-properties fo:background-color="#00b050"/>
    </style:style>
    <style:style style:name="ConditionalStyle_5f_350" style:display-name="ConditionalStyle_350" style:family="table-cell" style:parent-style-name="Default">
      <style:table-cell-properties fo:background-color="#ff0000"/>
    </style:style>
    <style:style style:name="ConditionalStyle_5f_349" style:display-name="ConditionalStyle_349" style:family="table-cell" style:parent-style-name="Default">
      <style:table-cell-properties fo:background-color="#e46c0a"/>
    </style:style>
    <style:style style:name="ConditionalStyle_5f_348" style:display-name="ConditionalStyle_348" style:family="table-cell" style:parent-style-name="Default">
      <style:table-cell-properties fo:background-color="#ffc000"/>
    </style:style>
    <style:style style:name="ConditionalStyle_5f_347" style:display-name="ConditionalStyle_347" style:family="table-cell" style:parent-style-name="Default">
      <style:table-cell-properties fo:background-color="#92d050"/>
    </style:style>
    <style:style style:name="ConditionalStyle_5f_346" style:display-name="ConditionalStyle_346" style:family="table-cell" style:parent-style-name="Default">
      <style:table-cell-properties fo:background-color="#00b050"/>
    </style:style>
    <style:style style:name="ConditionalStyle_5f_345" style:display-name="ConditionalStyle_345" style:family="table-cell" style:parent-style-name="Default">
      <style:table-cell-properties fo:background-color="#ff0000"/>
    </style:style>
    <style:style style:name="ConditionalStyle_5f_344" style:display-name="ConditionalStyle_344" style:family="table-cell" style:parent-style-name="Default">
      <style:table-cell-properties fo:background-color="#e46c0a"/>
    </style:style>
    <style:style style:name="ConditionalStyle_5f_343" style:display-name="ConditionalStyle_343" style:family="table-cell" style:parent-style-name="Default">
      <style:table-cell-properties fo:background-color="#ffc000"/>
    </style:style>
    <style:style style:name="ConditionalStyle_5f_342" style:display-name="ConditionalStyle_342" style:family="table-cell" style:parent-style-name="Default">
      <style:table-cell-properties fo:background-color="#92d050"/>
    </style:style>
    <style:style style:name="ConditionalStyle_5f_341" style:display-name="ConditionalStyle_341" style:family="table-cell" style:parent-style-name="Default">
      <style:table-cell-properties fo:background-color="#00b050"/>
    </style:style>
    <style:style style:name="ConditionalStyle_5f_340" style:display-name="ConditionalStyle_340" style:family="table-cell" style:parent-style-name="Default">
      <style:table-cell-properties fo:background-color="#00b050"/>
    </style:style>
    <style:style style:name="ConditionalStyle_5f_339" style:display-name="ConditionalStyle_339" style:family="table-cell" style:parent-style-name="Default">
      <style:table-cell-properties fo:background-color="#ffc000"/>
    </style:style>
    <style:style style:name="ConditionalStyle_5f_338" style:display-name="ConditionalStyle_338" style:family="table-cell" style:parent-style-name="Default">
      <style:table-cell-properties fo:background-color="#ff0000"/>
    </style:style>
    <style:style style:name="ConditionalStyle_5f_337" style:display-name="ConditionalStyle_337" style:family="table-cell" style:parent-style-name="Default">
      <style:table-cell-properties fo:background-color="#00b050"/>
    </style:style>
    <style:style style:name="ConditionalStyle_5f_336" style:display-name="ConditionalStyle_336" style:family="table-cell" style:parent-style-name="Default">
      <style:table-cell-properties fo:background-color="#ff0000"/>
    </style:style>
    <style:style style:name="ConditionalStyle_5f_335" style:display-name="ConditionalStyle_335" style:family="table-cell" style:parent-style-name="Default">
      <style:table-cell-properties fo:background-color="#ffc000"/>
    </style:style>
    <style:style style:name="ConditionalStyle_5f_334" style:display-name="ConditionalStyle_334" style:family="table-cell" style:parent-style-name="Default">
      <style:table-cell-properties fo:background-color="#ff0000"/>
    </style:style>
    <style:style style:name="ConditionalStyle_5f_333" style:display-name="ConditionalStyle_333" style:family="table-cell" style:parent-style-name="Default">
      <style:table-cell-properties fo:background-color="#00b050"/>
    </style:style>
    <style:style style:name="ConditionalStyle_5f_332" style:display-name="ConditionalStyle_332" style:family="table-cell" style:parent-style-name="Default">
      <style:table-cell-properties fo:background-color="#ffc000"/>
    </style:style>
    <style:style style:name="ConditionalStyle_5f_331" style:display-name="ConditionalStyle_331" style:family="table-cell" style:parent-style-name="Default">
      <style:table-cell-properties fo:background-color="#ff0000"/>
    </style:style>
    <style:style style:name="ConditionalStyle_5f_330" style:display-name="ConditionalStyle_330" style:family="table-cell" style:parent-style-name="Default">
      <style:table-cell-properties fo:background-color="#e46c0a"/>
    </style:style>
    <style:style style:name="ConditionalStyle_5f_329" style:display-name="ConditionalStyle_329" style:family="table-cell" style:parent-style-name="Default">
      <style:table-cell-properties fo:background-color="#ffc000"/>
    </style:style>
    <style:style style:name="ConditionalStyle_5f_328" style:display-name="ConditionalStyle_328" style:family="table-cell" style:parent-style-name="Default">
      <style:table-cell-properties fo:background-color="#92d050"/>
    </style:style>
    <style:style style:name="ConditionalStyle_5f_327" style:display-name="ConditionalStyle_327" style:family="table-cell" style:parent-style-name="Default">
      <style:table-cell-properties fo:background-color="#00b050"/>
    </style:style>
    <style:style style:name="ConditionalStyle_5f_326" style:display-name="ConditionalStyle_326" style:family="table-cell" style:parent-style-name="Default">
      <style:table-cell-properties fo:background-color="#ff0000"/>
    </style:style>
    <style:style style:name="ConditionalStyle_5f_325" style:display-name="ConditionalStyle_325" style:family="table-cell" style:parent-style-name="Default">
      <style:table-cell-properties fo:background-color="#ffc000"/>
    </style:style>
    <style:style style:name="ConditionalStyle_5f_324" style:display-name="ConditionalStyle_324" style:family="table-cell" style:parent-style-name="Default">
      <style:table-cell-properties fo:background-color="#ff0000"/>
    </style:style>
    <style:style style:name="ConditionalStyle_5f_323" style:display-name="ConditionalStyle_323" style:family="table-cell" style:parent-style-name="Default">
      <style:table-cell-properties fo:background-color="#00b050"/>
    </style:style>
    <style:style style:name="ConditionalStyle_5f_322" style:display-name="ConditionalStyle_322" style:family="table-cell" style:parent-style-name="Default">
      <style:table-cell-properties fo:background-color="#ffc000"/>
    </style:style>
    <style:style style:name="ConditionalStyle_5f_321" style:display-name="ConditionalStyle_321" style:family="table-cell" style:parent-style-name="Default">
      <style:table-cell-properties fo:background-color="#ff0000"/>
    </style:style>
    <style:style style:name="ConditionalStyle_5f_320" style:display-name="ConditionalStyle_320" style:family="table-cell" style:parent-style-name="Default">
      <style:table-cell-properties fo:background-color="#ff0000"/>
    </style:style>
    <style:style style:name="ConditionalStyle_5f_319" style:display-name="ConditionalStyle_319" style:family="table-cell" style:parent-style-name="Default">
      <style:table-cell-properties fo:background-color="#e46c0a"/>
    </style:style>
    <style:style style:name="ConditionalStyle_5f_318" style:display-name="ConditionalStyle_318" style:family="table-cell" style:parent-style-name="Default">
      <style:table-cell-properties fo:background-color="#ffc000"/>
    </style:style>
    <style:style style:name="ConditionalStyle_5f_317" style:display-name="ConditionalStyle_317" style:family="table-cell" style:parent-style-name="Default">
      <style:table-cell-properties fo:background-color="#92d050"/>
    </style:style>
    <style:style style:name="ConditionalStyle_5f_316" style:display-name="ConditionalStyle_316" style:family="table-cell" style:parent-style-name="Default">
      <style:table-cell-properties fo:background-color="#00b050"/>
    </style:style>
    <style:style style:name="ConditionalStyle_5f_315" style:display-name="ConditionalStyle_315" style:family="table-cell" style:parent-style-name="Default">
      <style:table-cell-properties fo:background-color="#ff0000"/>
    </style:style>
    <style:style style:name="ConditionalStyle_5f_314" style:display-name="ConditionalStyle_314" style:family="table-cell" style:parent-style-name="Default">
      <style:table-cell-properties fo:background-color="#e46c0a"/>
    </style:style>
    <style:style style:name="ConditionalStyle_5f_313" style:display-name="ConditionalStyle_313" style:family="table-cell" style:parent-style-name="Default">
      <style:table-cell-properties fo:background-color="#ffc000"/>
    </style:style>
    <style:style style:name="ConditionalStyle_5f_312" style:display-name="ConditionalStyle_312" style:family="table-cell" style:parent-style-name="Default">
      <style:table-cell-properties fo:background-color="#92d050"/>
    </style:style>
    <style:style style:name="ConditionalStyle_5f_311" style:display-name="ConditionalStyle_311" style:family="table-cell" style:parent-style-name="Default">
      <style:table-cell-properties fo:background-color="#00b050"/>
    </style:style>
    <style:style style:name="ConditionalStyle_5f_310" style:display-name="ConditionalStyle_310" style:family="table-cell" style:parent-style-name="Default">
      <style:table-cell-properties fo:background-color="#ff0000"/>
    </style:style>
    <style:style style:name="ConditionalStyle_5f_309" style:display-name="ConditionalStyle_309" style:family="table-cell" style:parent-style-name="Default">
      <style:table-cell-properties fo:background-color="#e46c0a"/>
    </style:style>
    <style:style style:name="ConditionalStyle_5f_308" style:display-name="ConditionalStyle_308" style:family="table-cell" style:parent-style-name="Default">
      <style:table-cell-properties fo:background-color="#ffc000"/>
    </style:style>
    <style:style style:name="ConditionalStyle_5f_307" style:display-name="ConditionalStyle_307" style:family="table-cell" style:parent-style-name="Default">
      <style:table-cell-properties fo:background-color="#92d050"/>
    </style:style>
    <style:style style:name="ConditionalStyle_5f_306" style:display-name="ConditionalStyle_306" style:family="table-cell" style:parent-style-name="Default">
      <style:table-cell-properties fo:background-color="#00b050"/>
    </style:style>
    <style:style style:name="ConditionalStyle_5f_305" style:display-name="ConditionalStyle_305" style:family="table-cell" style:parent-style-name="Default">
      <style:table-cell-properties fo:background-color="#ff0000"/>
    </style:style>
    <style:style style:name="ConditionalStyle_5f_304" style:display-name="ConditionalStyle_304" style:family="table-cell" style:parent-style-name="Default">
      <style:table-cell-properties fo:background-color="#e46c0a"/>
    </style:style>
    <style:style style:name="ConditionalStyle_5f_303" style:display-name="ConditionalStyle_303" style:family="table-cell" style:parent-style-name="Default">
      <style:table-cell-properties fo:background-color="#ffc000"/>
    </style:style>
    <style:style style:name="ConditionalStyle_5f_302" style:display-name="ConditionalStyle_302" style:family="table-cell" style:parent-style-name="Default">
      <style:table-cell-properties fo:background-color="#92d050"/>
    </style:style>
    <style:style style:name="ConditionalStyle_5f_301" style:display-name="ConditionalStyle_301" style:family="table-cell" style:parent-style-name="Default">
      <style:table-cell-properties fo:background-color="#00b050"/>
    </style:style>
    <style:style style:name="ConditionalStyle_5f_300" style:display-name="ConditionalStyle_300" style:family="table-cell" style:parent-style-name="Default">
      <style:table-cell-properties fo:background-color="#ff0000"/>
    </style:style>
    <style:style style:name="ConditionalStyle_5f_299" style:display-name="ConditionalStyle_299" style:family="table-cell" style:parent-style-name="Default">
      <style:table-cell-properties fo:background-color="#e46c0a"/>
    </style:style>
    <style:style style:name="ConditionalStyle_5f_298" style:display-name="ConditionalStyle_298" style:family="table-cell" style:parent-style-name="Default">
      <style:table-cell-properties fo:background-color="#ffc000"/>
    </style:style>
    <style:style style:name="ConditionalStyle_5f_297" style:display-name="ConditionalStyle_297" style:family="table-cell" style:parent-style-name="Default">
      <style:table-cell-properties fo:background-color="#92d050"/>
    </style:style>
    <style:style style:name="ConditionalStyle_5f_296" style:display-name="ConditionalStyle_296" style:family="table-cell" style:parent-style-name="Default">
      <style:table-cell-properties fo:background-color="#00b050"/>
    </style:style>
    <style:style style:name="ConditionalStyle_5f_295" style:display-name="ConditionalStyle_295" style:family="table-cell" style:parent-style-name="Default">
      <style:table-cell-properties fo:background-color="#ff0000"/>
    </style:style>
    <style:style style:name="ConditionalStyle_5f_294" style:display-name="ConditionalStyle_294" style:family="table-cell" style:parent-style-name="Default">
      <style:table-cell-properties fo:background-color="#e46c0a"/>
    </style:style>
    <style:style style:name="ConditionalStyle_5f_293" style:display-name="ConditionalStyle_293" style:family="table-cell" style:parent-style-name="Default">
      <style:table-cell-properties fo:background-color="#ffc000"/>
    </style:style>
    <style:style style:name="ConditionalStyle_5f_292" style:display-name="ConditionalStyle_292" style:family="table-cell" style:parent-style-name="Default">
      <style:table-cell-properties fo:background-color="#92d050"/>
    </style:style>
    <style:style style:name="ConditionalStyle_5f_291" style:display-name="ConditionalStyle_291" style:family="table-cell" style:parent-style-name="Default">
      <style:table-cell-properties fo:background-color="#00b050"/>
    </style:style>
    <style:style style:name="ConditionalStyle_5f_290" style:display-name="ConditionalStyle_290" style:family="table-cell" style:parent-style-name="Default">
      <style:table-cell-properties fo:background-color="#ff0000"/>
    </style:style>
    <style:style style:name="ConditionalStyle_5f_289" style:display-name="ConditionalStyle_289" style:family="table-cell" style:parent-style-name="Default">
      <style:table-cell-properties fo:background-color="#e46c0a"/>
    </style:style>
    <style:style style:name="ConditionalStyle_5f_288" style:display-name="ConditionalStyle_288" style:family="table-cell" style:parent-style-name="Default">
      <style:table-cell-properties fo:background-color="#ffc000"/>
    </style:style>
    <style:style style:name="ConditionalStyle_5f_287" style:display-name="ConditionalStyle_287" style:family="table-cell" style:parent-style-name="Default">
      <style:table-cell-properties fo:background-color="#92d050"/>
    </style:style>
    <style:style style:name="ConditionalStyle_5f_286" style:display-name="ConditionalStyle_286" style:family="table-cell" style:parent-style-name="Default">
      <style:table-cell-properties fo:background-color="#00b050"/>
    </style:style>
    <style:style style:name="ConditionalStyle_5f_285" style:display-name="ConditionalStyle_285" style:family="table-cell" style:parent-style-name="Default">
      <style:table-cell-properties fo:background-color="#ff0000"/>
    </style:style>
    <style:style style:name="ConditionalStyle_5f_284" style:display-name="ConditionalStyle_284" style:family="table-cell" style:parent-style-name="Default">
      <style:table-cell-properties fo:background-color="#e46c0a"/>
    </style:style>
    <style:style style:name="ConditionalStyle_5f_283" style:display-name="ConditionalStyle_283" style:family="table-cell" style:parent-style-name="Default">
      <style:table-cell-properties fo:background-color="#ffc000"/>
    </style:style>
    <style:style style:name="ConditionalStyle_5f_282" style:display-name="ConditionalStyle_282" style:family="table-cell" style:parent-style-name="Default">
      <style:table-cell-properties fo:background-color="#92d050"/>
    </style:style>
    <style:style style:name="ConditionalStyle_5f_281" style:display-name="ConditionalStyle_281" style:family="table-cell" style:parent-style-name="Default">
      <style:table-cell-properties fo:background-color="#00b050"/>
    </style:style>
    <style:style style:name="ConditionalStyle_5f_280" style:display-name="ConditionalStyle_280" style:family="table-cell" style:parent-style-name="Default">
      <style:table-cell-properties fo:background-color="#ff0000"/>
    </style:style>
    <style:style style:name="ConditionalStyle_5f_279" style:display-name="ConditionalStyle_279" style:family="table-cell" style:parent-style-name="Default">
      <style:table-cell-properties fo:background-color="#e46c0a"/>
    </style:style>
    <style:style style:name="ConditionalStyle_5f_278" style:display-name="ConditionalStyle_278" style:family="table-cell" style:parent-style-name="Default">
      <style:table-cell-properties fo:background-color="#ffc000"/>
    </style:style>
    <style:style style:name="ConditionalStyle_5f_277" style:display-name="ConditionalStyle_277" style:family="table-cell" style:parent-style-name="Default">
      <style:table-cell-properties fo:background-color="#92d050"/>
    </style:style>
    <style:style style:name="ConditionalStyle_5f_276" style:display-name="ConditionalStyle_276" style:family="table-cell" style:parent-style-name="Default">
      <style:table-cell-properties fo:background-color="#00b050"/>
    </style:style>
    <style:style style:name="ConditionalStyle_5f_275" style:display-name="ConditionalStyle_275" style:family="table-cell" style:parent-style-name="Default">
      <style:table-cell-properties fo:background-color="#ff0000"/>
    </style:style>
    <style:style style:name="ConditionalStyle_5f_274" style:display-name="ConditionalStyle_274" style:family="table-cell" style:parent-style-name="Default">
      <style:table-cell-properties fo:background-color="#e46c0a"/>
    </style:style>
    <style:style style:name="ConditionalStyle_5f_273" style:display-name="ConditionalStyle_273" style:family="table-cell" style:parent-style-name="Default">
      <style:table-cell-properties fo:background-color="#ffc000"/>
    </style:style>
    <style:style style:name="ConditionalStyle_5f_272" style:display-name="ConditionalStyle_272" style:family="table-cell" style:parent-style-name="Default">
      <style:table-cell-properties fo:background-color="#92d050"/>
    </style:style>
    <style:style style:name="ConditionalStyle_5f_271" style:display-name="ConditionalStyle_271" style:family="table-cell" style:parent-style-name="Default">
      <style:table-cell-properties fo:background-color="#00b050"/>
    </style:style>
    <style:style style:name="ConditionalStyle_5f_270" style:display-name="ConditionalStyle_270" style:family="table-cell" style:parent-style-name="Default">
      <style:table-cell-properties fo:background-color="#ff0000"/>
    </style:style>
    <style:style style:name="ConditionalStyle_5f_269" style:display-name="ConditionalStyle_269" style:family="table-cell" style:parent-style-name="Default">
      <style:table-cell-properties fo:background-color="#e46c0a"/>
    </style:style>
    <style:style style:name="ConditionalStyle_5f_268" style:display-name="ConditionalStyle_268" style:family="table-cell" style:parent-style-name="Default">
      <style:table-cell-properties fo:background-color="#ffc000"/>
    </style:style>
    <style:style style:name="ConditionalStyle_5f_267" style:display-name="ConditionalStyle_267" style:family="table-cell" style:parent-style-name="Default">
      <style:table-cell-properties fo:background-color="#92d050"/>
    </style:style>
    <style:style style:name="ConditionalStyle_5f_266" style:display-name="ConditionalStyle_266" style:family="table-cell" style:parent-style-name="Default">
      <style:table-cell-properties fo:background-color="#00b050"/>
    </style:style>
    <style:style style:name="ConditionalStyle_5f_265" style:display-name="ConditionalStyle_265" style:family="table-cell" style:parent-style-name="Default">
      <style:table-cell-properties fo:background-color="#ff0000"/>
    </style:style>
    <style:style style:name="ConditionalStyle_5f_264" style:display-name="ConditionalStyle_264" style:family="table-cell" style:parent-style-name="Default">
      <style:table-cell-properties fo:background-color="#e46c0a"/>
    </style:style>
    <style:style style:name="ConditionalStyle_5f_263" style:display-name="ConditionalStyle_263" style:family="table-cell" style:parent-style-name="Default">
      <style:table-cell-properties fo:background-color="#ffc000"/>
    </style:style>
    <style:style style:name="ConditionalStyle_5f_262" style:display-name="ConditionalStyle_262" style:family="table-cell" style:parent-style-name="Default">
      <style:table-cell-properties fo:background-color="#92d050"/>
    </style:style>
    <style:style style:name="ConditionalStyle_5f_261" style:display-name="ConditionalStyle_261" style:family="table-cell" style:parent-style-name="Default">
      <style:table-cell-properties fo:background-color="#00b050"/>
    </style:style>
    <style:style style:name="ConditionalStyle_5f_260" style:display-name="ConditionalStyle_260" style:family="table-cell" style:parent-style-name="Default">
      <style:table-cell-properties fo:background-color="#ff0000"/>
    </style:style>
    <style:style style:name="ConditionalStyle_5f_259" style:display-name="ConditionalStyle_259" style:family="table-cell" style:parent-style-name="Default">
      <style:table-cell-properties fo:background-color="#e46c0a"/>
    </style:style>
    <style:style style:name="ConditionalStyle_5f_258" style:display-name="ConditionalStyle_258" style:family="table-cell" style:parent-style-name="Default">
      <style:table-cell-properties fo:background-color="#ffc000"/>
    </style:style>
    <style:style style:name="ConditionalStyle_5f_257" style:display-name="ConditionalStyle_257" style:family="table-cell" style:parent-style-name="Default">
      <style:table-cell-properties fo:background-color="#92d050"/>
    </style:style>
    <style:style style:name="ConditionalStyle_5f_256" style:display-name="ConditionalStyle_256" style:family="table-cell" style:parent-style-name="Default">
      <style:table-cell-properties fo:background-color="#00b050"/>
    </style:style>
    <style:style style:name="ConditionalStyle_5f_255" style:display-name="ConditionalStyle_255" style:family="table-cell" style:parent-style-name="Default">
      <style:table-cell-properties fo:background-color="#ff0000"/>
    </style:style>
    <style:style style:name="ConditionalStyle_5f_254" style:display-name="ConditionalStyle_254" style:family="table-cell" style:parent-style-name="Default">
      <style:table-cell-properties fo:background-color="#e46c0a"/>
    </style:style>
    <style:style style:name="ConditionalStyle_5f_253" style:display-name="ConditionalStyle_253" style:family="table-cell" style:parent-style-name="Default">
      <style:table-cell-properties fo:background-color="#ffc000"/>
    </style:style>
    <style:style style:name="ConditionalStyle_5f_252" style:display-name="ConditionalStyle_252" style:family="table-cell" style:parent-style-name="Default">
      <style:table-cell-properties fo:background-color="#92d050"/>
    </style:style>
    <style:style style:name="ConditionalStyle_5f_251" style:display-name="ConditionalStyle_251" style:family="table-cell" style:parent-style-name="Default">
      <style:table-cell-properties fo:background-color="#00b050"/>
    </style:style>
    <style:style style:name="ConditionalStyle_5f_250" style:display-name="ConditionalStyle_250" style:family="table-cell" style:parent-style-name="Default">
      <style:table-cell-properties fo:background-color="#ff0000"/>
    </style:style>
    <style:style style:name="ConditionalStyle_5f_249" style:display-name="ConditionalStyle_249" style:family="table-cell" style:parent-style-name="Default">
      <style:table-cell-properties fo:background-color="#e46c0a"/>
    </style:style>
    <style:style style:name="ConditionalStyle_5f_248" style:display-name="ConditionalStyle_248" style:family="table-cell" style:parent-style-name="Default">
      <style:table-cell-properties fo:background-color="#ffc000"/>
    </style:style>
    <style:style style:name="ConditionalStyle_5f_247" style:display-name="ConditionalStyle_247" style:family="table-cell" style:parent-style-name="Default">
      <style:table-cell-properties fo:background-color="#92d050"/>
    </style:style>
    <style:style style:name="ConditionalStyle_5f_246" style:display-name="ConditionalStyle_246" style:family="table-cell" style:parent-style-name="Default">
      <style:table-cell-properties fo:background-color="#00b050"/>
    </style:style>
    <style:style style:name="ConditionalStyle_5f_245" style:display-name="ConditionalStyle_245" style:family="table-cell" style:parent-style-name="Default">
      <style:table-cell-properties fo:background-color="#ff0000"/>
    </style:style>
    <style:style style:name="ConditionalStyle_5f_244" style:display-name="ConditionalStyle_244" style:family="table-cell" style:parent-style-name="Default">
      <style:table-cell-properties fo:background-color="#e46c0a"/>
    </style:style>
    <style:style style:name="ConditionalStyle_5f_243" style:display-name="ConditionalStyle_243" style:family="table-cell" style:parent-style-name="Default">
      <style:table-cell-properties fo:background-color="#ffc000"/>
    </style:style>
    <style:style style:name="ConditionalStyle_5f_242" style:display-name="ConditionalStyle_242" style:family="table-cell" style:parent-style-name="Default">
      <style:table-cell-properties fo:background-color="#92d050"/>
    </style:style>
    <style:style style:name="ConditionalStyle_5f_241" style:display-name="ConditionalStyle_241" style:family="table-cell" style:parent-style-name="Default">
      <style:table-cell-properties fo:background-color="#00b050"/>
    </style:style>
    <style:style style:name="ConditionalStyle_5f_240" style:display-name="ConditionalStyle_240" style:family="table-cell" style:parent-style-name="Default">
      <style:table-cell-properties fo:background-color="#ff0000"/>
    </style:style>
    <style:style style:name="ConditionalStyle_5f_239" style:display-name="ConditionalStyle_239" style:family="table-cell" style:parent-style-name="Default">
      <style:table-cell-properties fo:background-color="#e46c0a"/>
    </style:style>
    <style:style style:name="ConditionalStyle_5f_238" style:display-name="ConditionalStyle_238" style:family="table-cell" style:parent-style-name="Default">
      <style:table-cell-properties fo:background-color="#ffc000"/>
    </style:style>
    <style:style style:name="ConditionalStyle_5f_237" style:display-name="ConditionalStyle_237" style:family="table-cell" style:parent-style-name="Default">
      <style:table-cell-properties fo:background-color="#92d050"/>
    </style:style>
    <style:style style:name="ConditionalStyle_5f_236" style:display-name="ConditionalStyle_236" style:family="table-cell" style:parent-style-name="Default">
      <style:table-cell-properties fo:background-color="#00b050"/>
    </style:style>
    <style:style style:name="ConditionalStyle_5f_235" style:display-name="ConditionalStyle_235" style:family="table-cell" style:parent-style-name="Default">
      <style:table-cell-properties fo:background-color="#ff0000"/>
    </style:style>
    <style:style style:name="ConditionalStyle_5f_234" style:display-name="ConditionalStyle_234" style:family="table-cell" style:parent-style-name="Default">
      <style:table-cell-properties fo:background-color="#e46c0a"/>
    </style:style>
    <style:style style:name="ConditionalStyle_5f_233" style:display-name="ConditionalStyle_233" style:family="table-cell" style:parent-style-name="Default">
      <style:table-cell-properties fo:background-color="#ffc000"/>
    </style:style>
    <style:style style:name="ConditionalStyle_5f_232" style:display-name="ConditionalStyle_232" style:family="table-cell" style:parent-style-name="Default">
      <style:table-cell-properties fo:background-color="#92d050"/>
    </style:style>
    <style:style style:name="ConditionalStyle_5f_231" style:display-name="ConditionalStyle_231" style:family="table-cell" style:parent-style-name="Default">
      <style:table-cell-properties fo:background-color="#00b050"/>
    </style:style>
    <style:style style:name="ConditionalStyle_5f_230" style:display-name="ConditionalStyle_230" style:family="table-cell" style:parent-style-name="Default">
      <style:table-cell-properties fo:background-color="#ff0000"/>
    </style:style>
    <style:style style:name="ConditionalStyle_5f_229" style:display-name="ConditionalStyle_229" style:family="table-cell" style:parent-style-name="Default">
      <style:table-cell-properties fo:background-color="#e46c0a"/>
    </style:style>
    <style:style style:name="ConditionalStyle_5f_228" style:display-name="ConditionalStyle_228" style:family="table-cell" style:parent-style-name="Default">
      <style:table-cell-properties fo:background-color="#ffc000"/>
    </style:style>
    <style:style style:name="ConditionalStyle_5f_227" style:display-name="ConditionalStyle_227" style:family="table-cell" style:parent-style-name="Default">
      <style:table-cell-properties fo:background-color="#92d050"/>
    </style:style>
    <style:style style:name="ConditionalStyle_5f_226" style:display-name="ConditionalStyle_226" style:family="table-cell" style:parent-style-name="Default">
      <style:table-cell-properties fo:background-color="#00b050"/>
    </style:style>
    <style:style style:name="ConditionalStyle_5f_225" style:display-name="ConditionalStyle_225" style:family="table-cell" style:parent-style-name="Default">
      <style:table-cell-properties fo:background-color="#ff0000"/>
    </style:style>
    <style:style style:name="ConditionalStyle_5f_224" style:display-name="ConditionalStyle_224" style:family="table-cell" style:parent-style-name="Default">
      <style:table-cell-properties fo:background-color="#e46c0a"/>
    </style:style>
    <style:style style:name="ConditionalStyle_5f_223" style:display-name="ConditionalStyle_223" style:family="table-cell" style:parent-style-name="Default">
      <style:table-cell-properties fo:background-color="#ffc000"/>
    </style:style>
    <style:style style:name="ConditionalStyle_5f_222" style:display-name="ConditionalStyle_222" style:family="table-cell" style:parent-style-name="Default">
      <style:table-cell-properties fo:background-color="#92d050"/>
    </style:style>
    <style:style style:name="ConditionalStyle_5f_221" style:display-name="ConditionalStyle_221" style:family="table-cell" style:parent-style-name="Default">
      <style:table-cell-properties fo:background-color="#00b050"/>
    </style:style>
    <style:style style:name="ConditionalStyle_5f_220" style:display-name="ConditionalStyle_220" style:family="table-cell" style:parent-style-name="Default">
      <style:table-cell-properties fo:background-color="#ff0000"/>
    </style:style>
    <style:style style:name="ConditionalStyle_5f_219" style:display-name="ConditionalStyle_219" style:family="table-cell" style:parent-style-name="Default">
      <style:table-cell-properties fo:background-color="#e46c0a"/>
    </style:style>
    <style:style style:name="ConditionalStyle_5f_218" style:display-name="ConditionalStyle_218" style:family="table-cell" style:parent-style-name="Default">
      <style:table-cell-properties fo:background-color="#ffc000"/>
    </style:style>
    <style:style style:name="ConditionalStyle_5f_217" style:display-name="ConditionalStyle_217" style:family="table-cell" style:parent-style-name="Default">
      <style:table-cell-properties fo:background-color="#92d050"/>
    </style:style>
    <style:style style:name="ConditionalStyle_5f_216" style:display-name="ConditionalStyle_216" style:family="table-cell" style:parent-style-name="Default">
      <style:table-cell-properties fo:background-color="#00b050"/>
    </style:style>
    <style:style style:name="ConditionalStyle_5f_215" style:display-name="ConditionalStyle_215" style:family="table-cell" style:parent-style-name="Default">
      <style:table-cell-properties fo:background-color="#ff0000"/>
    </style:style>
    <style:style style:name="ConditionalStyle_5f_214" style:display-name="ConditionalStyle_214" style:family="table-cell" style:parent-style-name="Default">
      <style:table-cell-properties fo:background-color="#e46c0a"/>
    </style:style>
    <style:style style:name="ConditionalStyle_5f_213" style:display-name="ConditionalStyle_213" style:family="table-cell" style:parent-style-name="Default">
      <style:table-cell-properties fo:background-color="#ffc000"/>
    </style:style>
    <style:style style:name="ConditionalStyle_5f_212" style:display-name="ConditionalStyle_212" style:family="table-cell" style:parent-style-name="Default">
      <style:table-cell-properties fo:background-color="#92d050"/>
    </style:style>
    <style:style style:name="ConditionalStyle_5f_211" style:display-name="ConditionalStyle_211" style:family="table-cell" style:parent-style-name="Default">
      <style:table-cell-properties fo:background-color="#00b050"/>
    </style:style>
    <style:style style:name="ConditionalStyle_5f_210" style:display-name="ConditionalStyle_210" style:family="table-cell" style:parent-style-name="Default">
      <style:table-cell-properties fo:background-color="#ff0000"/>
    </style:style>
    <style:style style:name="ConditionalStyle_5f_209" style:display-name="ConditionalStyle_209" style:family="table-cell" style:parent-style-name="Default">
      <style:table-cell-properties fo:background-color="#e46c0a"/>
    </style:style>
    <style:style style:name="ConditionalStyle_5f_208" style:display-name="ConditionalStyle_208" style:family="table-cell" style:parent-style-name="Default">
      <style:table-cell-properties fo:background-color="#ffc000"/>
    </style:style>
    <style:style style:name="ConditionalStyle_5f_207" style:display-name="ConditionalStyle_207" style:family="table-cell" style:parent-style-name="Default">
      <style:table-cell-properties fo:background-color="#92d050"/>
    </style:style>
    <style:style style:name="ConditionalStyle_5f_206" style:display-name="ConditionalStyle_206" style:family="table-cell" style:parent-style-name="Default">
      <style:table-cell-properties fo:background-color="#00b050"/>
    </style:style>
    <style:style style:name="ConditionalStyle_5f_205" style:display-name="ConditionalStyle_205" style:family="table-cell" style:parent-style-name="Default">
      <style:table-cell-properties fo:background-color="#ff0000"/>
    </style:style>
    <style:style style:name="ConditionalStyle_5f_204" style:display-name="ConditionalStyle_204" style:family="table-cell" style:parent-style-name="Default">
      <style:table-cell-properties fo:background-color="#e46c0a"/>
    </style:style>
    <style:style style:name="ConditionalStyle_5f_203" style:display-name="ConditionalStyle_203" style:family="table-cell" style:parent-style-name="Default">
      <style:table-cell-properties fo:background-color="#ffc000"/>
    </style:style>
    <style:style style:name="ConditionalStyle_5f_202" style:display-name="ConditionalStyle_202" style:family="table-cell" style:parent-style-name="Default">
      <style:table-cell-properties fo:background-color="#92d050"/>
    </style:style>
    <style:style style:name="ConditionalStyle_5f_201" style:display-name="ConditionalStyle_201" style:family="table-cell" style:parent-style-name="Default">
      <style:table-cell-properties fo:background-color="#00b050"/>
    </style:style>
    <style:style style:name="ConditionalStyle_5f_200" style:display-name="ConditionalStyle_200" style:family="table-cell" style:parent-style-name="Default">
      <style:table-cell-properties fo:background-color="#ff0000"/>
    </style:style>
    <style:style style:name="ConditionalStyle_5f_199" style:display-name="ConditionalStyle_199" style:family="table-cell" style:parent-style-name="Default">
      <style:table-cell-properties fo:background-color="#e46c0a"/>
    </style:style>
    <style:style style:name="ConditionalStyle_5f_198" style:display-name="ConditionalStyle_198" style:family="table-cell" style:parent-style-name="Default">
      <style:table-cell-properties fo:background-color="#ffc000"/>
    </style:style>
    <style:style style:name="ConditionalStyle_5f_197" style:display-name="ConditionalStyle_197" style:family="table-cell" style:parent-style-name="Default">
      <style:table-cell-properties fo:background-color="#92d050"/>
    </style:style>
    <style:style style:name="ConditionalStyle_5f_196" style:display-name="ConditionalStyle_196" style:family="table-cell" style:parent-style-name="Default">
      <style:table-cell-properties fo:background-color="#00b050"/>
    </style:style>
    <style:style style:name="ConditionalStyle_5f_195" style:display-name="ConditionalStyle_195" style:family="table-cell" style:parent-style-name="Default">
      <style:table-cell-properties fo:background-color="#ff0000"/>
    </style:style>
    <style:style style:name="ConditionalStyle_5f_194" style:display-name="ConditionalStyle_194" style:family="table-cell" style:parent-style-name="Default">
      <style:table-cell-properties fo:background-color="#e46c0a"/>
    </style:style>
    <style:style style:name="ConditionalStyle_5f_193" style:display-name="ConditionalStyle_193" style:family="table-cell" style:parent-style-name="Default">
      <style:table-cell-properties fo:background-color="#ffc000"/>
    </style:style>
    <style:style style:name="ConditionalStyle_5f_192" style:display-name="ConditionalStyle_192" style:family="table-cell" style:parent-style-name="Default">
      <style:table-cell-properties fo:background-color="#92d050"/>
    </style:style>
    <style:style style:name="ConditionalStyle_5f_191" style:display-name="ConditionalStyle_191" style:family="table-cell" style:parent-style-name="Default">
      <style:table-cell-properties fo:background-color="#00b050"/>
    </style:style>
    <style:style style:name="ConditionalStyle_5f_190" style:display-name="ConditionalStyle_190" style:family="table-cell" style:parent-style-name="Default">
      <style:table-cell-properties fo:background-color="#ff0000"/>
    </style:style>
    <style:style style:name="ConditionalStyle_5f_189" style:display-name="ConditionalStyle_189" style:family="table-cell" style:parent-style-name="Default">
      <style:table-cell-properties fo:background-color="#e46c0a"/>
    </style:style>
    <style:style style:name="ConditionalStyle_5f_188" style:display-name="ConditionalStyle_188" style:family="table-cell" style:parent-style-name="Default">
      <style:table-cell-properties fo:background-color="#ffc000"/>
    </style:style>
    <style:style style:name="ConditionalStyle_5f_187" style:display-name="ConditionalStyle_187" style:family="table-cell" style:parent-style-name="Default">
      <style:table-cell-properties fo:background-color="#92d050"/>
    </style:style>
    <style:style style:name="ConditionalStyle_5f_186" style:display-name="ConditionalStyle_186" style:family="table-cell" style:parent-style-name="Default">
      <style:table-cell-properties fo:background-color="#00b050"/>
    </style:style>
    <style:style style:name="ConditionalStyle_5f_185" style:display-name="ConditionalStyle_185" style:family="table-cell" style:parent-style-name="Default">
      <style:table-cell-properties fo:background-color="#ff0000"/>
    </style:style>
    <style:style style:name="ConditionalStyle_5f_184" style:display-name="ConditionalStyle_184" style:family="table-cell" style:parent-style-name="Default">
      <style:table-cell-properties fo:background-color="#e46c0a"/>
    </style:style>
    <style:style style:name="ConditionalStyle_5f_183" style:display-name="ConditionalStyle_183" style:family="table-cell" style:parent-style-name="Default">
      <style:table-cell-properties fo:background-color="#ffc000"/>
    </style:style>
    <style:style style:name="ConditionalStyle_5f_182" style:display-name="ConditionalStyle_182" style:family="table-cell" style:parent-style-name="Default">
      <style:table-cell-properties fo:background-color="#92d050"/>
    </style:style>
    <style:style style:name="ConditionalStyle_5f_181" style:display-name="ConditionalStyle_181" style:family="table-cell" style:parent-style-name="Default">
      <style:table-cell-properties fo:background-color="#00b050"/>
    </style:style>
    <style:style style:name="ConditionalStyle_5f_180" style:display-name="ConditionalStyle_180" style:family="table-cell" style:parent-style-name="Default">
      <style:table-cell-properties fo:background-color="#00b050"/>
    </style:style>
    <style:style style:name="ConditionalStyle_5f_179" style:display-name="ConditionalStyle_179" style:family="table-cell" style:parent-style-name="Default">
      <style:table-cell-properties fo:background-color="#ffc000"/>
    </style:style>
    <style:style style:name="ConditionalStyle_5f_178" style:display-name="ConditionalStyle_178" style:family="table-cell" style:parent-style-name="Default">
      <style:table-cell-properties fo:background-color="#ff0000"/>
    </style:style>
    <style:style style:name="ConditionalStyle_5f_177" style:display-name="ConditionalStyle_177" style:family="table-cell" style:parent-style-name="Default">
      <style:table-cell-properties fo:background-color="#00b050"/>
    </style:style>
    <style:style style:name="ConditionalStyle_5f_176" style:display-name="ConditionalStyle_176" style:family="table-cell" style:parent-style-name="Default">
      <style:table-cell-properties fo:background-color="#ff0000"/>
    </style:style>
    <style:style style:name="ConditionalStyle_5f_175" style:display-name="ConditionalStyle_175" style:family="table-cell" style:parent-style-name="Default">
      <style:table-cell-properties fo:background-color="#ffc000"/>
    </style:style>
    <style:style style:name="ConditionalStyle_5f_174" style:display-name="ConditionalStyle_174" style:family="table-cell" style:parent-style-name="Default">
      <style:table-cell-properties fo:background-color="#ff0000"/>
    </style:style>
    <style:style style:name="ConditionalStyle_5f_173" style:display-name="ConditionalStyle_173" style:family="table-cell" style:parent-style-name="Default">
      <style:table-cell-properties fo:background-color="#00b050"/>
    </style:style>
    <style:style style:name="ConditionalStyle_5f_172" style:display-name="ConditionalStyle_172" style:family="table-cell" style:parent-style-name="Default">
      <style:table-cell-properties fo:background-color="#ffc000"/>
    </style:style>
    <style:style style:name="ConditionalStyle_5f_171" style:display-name="ConditionalStyle_171" style:family="table-cell" style:parent-style-name="Default">
      <style:table-cell-properties fo:background-color="#ff0000"/>
    </style:style>
    <style:style style:name="ConditionalStyle_5f_170" style:display-name="ConditionalStyle_170" style:family="table-cell" style:parent-style-name="Default">
      <style:table-cell-properties fo:background-color="#e46c0a"/>
    </style:style>
    <style:style style:name="ConditionalStyle_5f_169" style:display-name="ConditionalStyle_169" style:family="table-cell" style:parent-style-name="Default">
      <style:table-cell-properties fo:background-color="#ffc000"/>
    </style:style>
    <style:style style:name="ConditionalStyle_5f_168" style:display-name="ConditionalStyle_168" style:family="table-cell" style:parent-style-name="Default">
      <style:table-cell-properties fo:background-color="#92d050"/>
    </style:style>
    <style:style style:name="ConditionalStyle_5f_167" style:display-name="ConditionalStyle_167" style:family="table-cell" style:parent-style-name="Default">
      <style:table-cell-properties fo:background-color="#00b050"/>
    </style:style>
    <style:style style:name="ConditionalStyle_5f_166" style:display-name="ConditionalStyle_166" style:family="table-cell" style:parent-style-name="Default">
      <style:table-cell-properties fo:background-color="#ff0000"/>
    </style:style>
    <style:style style:name="ConditionalStyle_5f_165" style:display-name="ConditionalStyle_165" style:family="table-cell" style:parent-style-name="Default">
      <style:table-cell-properties fo:background-color="#ffc000"/>
    </style:style>
    <style:style style:name="ConditionalStyle_5f_164" style:display-name="ConditionalStyle_164" style:family="table-cell" style:parent-style-name="Default">
      <style:table-cell-properties fo:background-color="#ff0000"/>
    </style:style>
    <style:style style:name="ConditionalStyle_5f_163" style:display-name="ConditionalStyle_163" style:family="table-cell" style:parent-style-name="Default">
      <style:table-cell-properties fo:background-color="#00b050"/>
    </style:style>
    <style:style style:name="ConditionalStyle_5f_162" style:display-name="ConditionalStyle_162" style:family="table-cell" style:parent-style-name="Default">
      <style:table-cell-properties fo:background-color="#ffc000"/>
    </style:style>
    <style:style style:name="ConditionalStyle_5f_161" style:display-name="ConditionalStyle_161" style:family="table-cell" style:parent-style-name="Default">
      <style:table-cell-properties fo:background-color="#ff0000"/>
    </style:style>
    <style:style style:name="ConditionalStyle_5f_160" style:display-name="ConditionalStyle_160" style:family="table-cell" style:parent-style-name="Default">
      <style:table-cell-properties fo:background-color="#ff0000"/>
    </style:style>
    <style:style style:name="ConditionalStyle_5f_159" style:display-name="ConditionalStyle_159" style:family="table-cell" style:parent-style-name="Default">
      <style:table-cell-properties fo:background-color="#e46c0a"/>
    </style:style>
    <style:style style:name="ConditionalStyle_5f_158" style:display-name="ConditionalStyle_158" style:family="table-cell" style:parent-style-name="Default">
      <style:table-cell-properties fo:background-color="#ffc000"/>
    </style:style>
    <style:style style:name="ConditionalStyle_5f_157" style:display-name="ConditionalStyle_157" style:family="table-cell" style:parent-style-name="Default">
      <style:table-cell-properties fo:background-color="#92d050"/>
    </style:style>
    <style:style style:name="ConditionalStyle_5f_156" style:display-name="ConditionalStyle_156" style:family="table-cell" style:parent-style-name="Default">
      <style:table-cell-properties fo:background-color="#00b050"/>
    </style:style>
    <style:style style:name="ConditionalStyle_5f_155" style:display-name="ConditionalStyle_155" style:family="table-cell" style:parent-style-name="Default">
      <style:table-cell-properties fo:background-color="#ff0000"/>
    </style:style>
    <style:style style:name="ConditionalStyle_5f_154" style:display-name="ConditionalStyle_154" style:family="table-cell" style:parent-style-name="Default">
      <style:table-cell-properties fo:background-color="#e46c0a"/>
    </style:style>
    <style:style style:name="ConditionalStyle_5f_153" style:display-name="ConditionalStyle_153" style:family="table-cell" style:parent-style-name="Default">
      <style:table-cell-properties fo:background-color="#ffc000"/>
    </style:style>
    <style:style style:name="ConditionalStyle_5f_152" style:display-name="ConditionalStyle_152" style:family="table-cell" style:parent-style-name="Default">
      <style:table-cell-properties fo:background-color="#92d050"/>
    </style:style>
    <style:style style:name="ConditionalStyle_5f_151" style:display-name="ConditionalStyle_151" style:family="table-cell" style:parent-style-name="Default">
      <style:table-cell-properties fo:background-color="#00b050"/>
    </style:style>
    <style:style style:name="ConditionalStyle_5f_150" style:display-name="ConditionalStyle_150" style:family="table-cell" style:parent-style-name="Default">
      <style:table-cell-properties fo:background-color="#ff0000"/>
    </style:style>
    <style:style style:name="ConditionalStyle_5f_149" style:display-name="ConditionalStyle_149" style:family="table-cell" style:parent-style-name="Default">
      <style:table-cell-properties fo:background-color="#e46c0a"/>
    </style:style>
    <style:style style:name="ConditionalStyle_5f_148" style:display-name="ConditionalStyle_148" style:family="table-cell" style:parent-style-name="Default">
      <style:table-cell-properties fo:background-color="#ffc000"/>
    </style:style>
    <style:style style:name="ConditionalStyle_5f_147" style:display-name="ConditionalStyle_147" style:family="table-cell" style:parent-style-name="Default">
      <style:table-cell-properties fo:background-color="#92d050"/>
    </style:style>
    <style:style style:name="ConditionalStyle_5f_146" style:display-name="ConditionalStyle_146" style:family="table-cell" style:parent-style-name="Default">
      <style:table-cell-properties fo:background-color="#00b050"/>
    </style:style>
    <style:style style:name="ConditionalStyle_5f_145" style:display-name="ConditionalStyle_145" style:family="table-cell" style:parent-style-name="Default">
      <style:table-cell-properties fo:background-color="#ff0000"/>
    </style:style>
    <style:style style:name="ConditionalStyle_5f_144" style:display-name="ConditionalStyle_144" style:family="table-cell" style:parent-style-name="Default">
      <style:table-cell-properties fo:background-color="#e46c0a"/>
    </style:style>
    <style:style style:name="ConditionalStyle_5f_143" style:display-name="ConditionalStyle_143" style:family="table-cell" style:parent-style-name="Default">
      <style:table-cell-properties fo:background-color="#ffc000"/>
    </style:style>
    <style:style style:name="ConditionalStyle_5f_142" style:display-name="ConditionalStyle_142" style:family="table-cell" style:parent-style-name="Default">
      <style:table-cell-properties fo:background-color="#92d050"/>
    </style:style>
    <style:style style:name="ConditionalStyle_5f_141" style:display-name="ConditionalStyle_141" style:family="table-cell" style:parent-style-name="Default">
      <style:table-cell-properties fo:background-color="#00b050"/>
    </style:style>
    <style:style style:name="ConditionalStyle_5f_140" style:display-name="ConditionalStyle_140" style:family="table-cell" style:parent-style-name="Default">
      <style:table-cell-properties fo:background-color="#ff0000"/>
    </style:style>
    <style:style style:name="ConditionalStyle_5f_139" style:display-name="ConditionalStyle_139" style:family="table-cell" style:parent-style-name="Default">
      <style:table-cell-properties fo:background-color="#e46c0a"/>
    </style:style>
    <style:style style:name="ConditionalStyle_5f_138" style:display-name="ConditionalStyle_138" style:family="table-cell" style:parent-style-name="Default">
      <style:table-cell-properties fo:background-color="#ffc000"/>
    </style:style>
    <style:style style:name="ConditionalStyle_5f_137" style:display-name="ConditionalStyle_137" style:family="table-cell" style:parent-style-name="Default">
      <style:table-cell-properties fo:background-color="#92d050"/>
    </style:style>
    <style:style style:name="ConditionalStyle_5f_136" style:display-name="ConditionalStyle_136" style:family="table-cell" style:parent-style-name="Default">
      <style:table-cell-properties fo:background-color="#00b050"/>
    </style:style>
    <style:style style:name="ConditionalStyle_5f_135" style:display-name="ConditionalStyle_135" style:family="table-cell" style:parent-style-name="Default">
      <style:table-cell-properties fo:background-color="#ff0000"/>
    </style:style>
    <style:style style:name="ConditionalStyle_5f_134" style:display-name="ConditionalStyle_134" style:family="table-cell" style:parent-style-name="Default">
      <style:table-cell-properties fo:background-color="#e46c0a"/>
    </style:style>
    <style:style style:name="ConditionalStyle_5f_133" style:display-name="ConditionalStyle_133" style:family="table-cell" style:parent-style-name="Default">
      <style:table-cell-properties fo:background-color="#ffc000"/>
    </style:style>
    <style:style style:name="ConditionalStyle_5f_132" style:display-name="ConditionalStyle_132" style:family="table-cell" style:parent-style-name="Default">
      <style:table-cell-properties fo:background-color="#92d050"/>
    </style:style>
    <style:style style:name="ConditionalStyle_5f_131" style:display-name="ConditionalStyle_131" style:family="table-cell" style:parent-style-name="Default">
      <style:table-cell-properties fo:background-color="#00b050"/>
    </style:style>
    <style:style style:name="ConditionalStyle_5f_130" style:display-name="ConditionalStyle_130" style:family="table-cell" style:parent-style-name="Default">
      <style:table-cell-properties fo:background-color="#ff0000"/>
    </style:style>
    <style:style style:name="ConditionalStyle_5f_129" style:display-name="ConditionalStyle_129" style:family="table-cell" style:parent-style-name="Default">
      <style:table-cell-properties fo:background-color="#e46c0a"/>
    </style:style>
    <style:style style:name="ConditionalStyle_5f_128" style:display-name="ConditionalStyle_128" style:family="table-cell" style:parent-style-name="Default">
      <style:table-cell-properties fo:background-color="#ffc000"/>
    </style:style>
    <style:style style:name="ConditionalStyle_5f_127" style:display-name="ConditionalStyle_127" style:family="table-cell" style:parent-style-name="Default">
      <style:table-cell-properties fo:background-color="#92d050"/>
    </style:style>
    <style:style style:name="ConditionalStyle_5f_126" style:display-name="ConditionalStyle_126" style:family="table-cell" style:parent-style-name="Default">
      <style:table-cell-properties fo:background-color="#00b050"/>
    </style:style>
    <style:style style:name="ConditionalStyle_5f_125" style:display-name="ConditionalStyle_125" style:family="table-cell" style:parent-style-name="Default">
      <style:table-cell-properties fo:background-color="#ff0000"/>
    </style:style>
    <style:style style:name="ConditionalStyle_5f_124" style:display-name="ConditionalStyle_124" style:family="table-cell" style:parent-style-name="Default">
      <style:table-cell-properties fo:background-color="#e46c0a"/>
    </style:style>
    <style:style style:name="ConditionalStyle_5f_123" style:display-name="ConditionalStyle_123" style:family="table-cell" style:parent-style-name="Default">
      <style:table-cell-properties fo:background-color="#ffc000"/>
    </style:style>
    <style:style style:name="ConditionalStyle_5f_122" style:display-name="ConditionalStyle_122" style:family="table-cell" style:parent-style-name="Default">
      <style:table-cell-properties fo:background-color="#92d050"/>
    </style:style>
    <style:style style:name="ConditionalStyle_5f_121" style:display-name="ConditionalStyle_121" style:family="table-cell" style:parent-style-name="Default">
      <style:table-cell-properties fo:background-color="#00b050"/>
    </style:style>
    <style:style style:name="ConditionalStyle_5f_120" style:display-name="ConditionalStyle_120" style:family="table-cell" style:parent-style-name="Default">
      <style:table-cell-properties fo:background-color="#ff0000"/>
    </style:style>
    <style:style style:name="ConditionalStyle_5f_119" style:display-name="ConditionalStyle_119" style:family="table-cell" style:parent-style-name="Default">
      <style:table-cell-properties fo:background-color="#e46c0a"/>
    </style:style>
    <style:style style:name="ConditionalStyle_5f_118" style:display-name="ConditionalStyle_118" style:family="table-cell" style:parent-style-name="Default">
      <style:table-cell-properties fo:background-color="#ffc000"/>
    </style:style>
    <style:style style:name="ConditionalStyle_5f_117" style:display-name="ConditionalStyle_117" style:family="table-cell" style:parent-style-name="Default">
      <style:table-cell-properties fo:background-color="#92d050"/>
    </style:style>
    <style:style style:name="ConditionalStyle_5f_116" style:display-name="ConditionalStyle_116" style:family="table-cell" style:parent-style-name="Default">
      <style:table-cell-properties fo:background-color="#00b050"/>
    </style:style>
    <style:style style:name="ConditionalStyle_5f_115" style:display-name="ConditionalStyle_115" style:family="table-cell" style:parent-style-name="Default">
      <style:table-cell-properties fo:background-color="#ff0000"/>
    </style:style>
    <style:style style:name="ConditionalStyle_5f_114" style:display-name="ConditionalStyle_114" style:family="table-cell" style:parent-style-name="Default">
      <style:table-cell-properties fo:background-color="#e46c0a"/>
    </style:style>
    <style:style style:name="ConditionalStyle_5f_113" style:display-name="ConditionalStyle_113" style:family="table-cell" style:parent-style-name="Default">
      <style:table-cell-properties fo:background-color="#ffc000"/>
    </style:style>
    <style:style style:name="ConditionalStyle_5f_112" style:display-name="ConditionalStyle_112" style:family="table-cell" style:parent-style-name="Default">
      <style:table-cell-properties fo:background-color="#92d050"/>
    </style:style>
    <style:style style:name="ConditionalStyle_5f_111" style:display-name="ConditionalStyle_111" style:family="table-cell" style:parent-style-name="Default">
      <style:table-cell-properties fo:background-color="#00b050"/>
    </style:style>
    <style:style style:name="ConditionalStyle_5f_110" style:display-name="ConditionalStyle_110" style:family="table-cell" style:parent-style-name="Default">
      <style:table-cell-properties fo:background-color="#ff0000"/>
    </style:style>
    <style:style style:name="ConditionalStyle_5f_109" style:display-name="ConditionalStyle_109" style:family="table-cell" style:parent-style-name="Default">
      <style:table-cell-properties fo:background-color="#e46c0a"/>
    </style:style>
    <style:style style:name="ConditionalStyle_5f_108" style:display-name="ConditionalStyle_108" style:family="table-cell" style:parent-style-name="Default">
      <style:table-cell-properties fo:background-color="#ffc000"/>
    </style:style>
    <style:style style:name="ConditionalStyle_5f_107" style:display-name="ConditionalStyle_107" style:family="table-cell" style:parent-style-name="Default">
      <style:table-cell-properties fo:background-color="#92d050"/>
    </style:style>
    <style:style style:name="ConditionalStyle_5f_106" style:display-name="ConditionalStyle_106" style:family="table-cell" style:parent-style-name="Default">
      <style:table-cell-properties fo:background-color="#00b050"/>
    </style:style>
    <style:style style:name="ConditionalStyle_5f_105" style:display-name="ConditionalStyle_105" style:family="table-cell" style:parent-style-name="Default">
      <style:table-cell-properties fo:background-color="#ff0000"/>
    </style:style>
    <style:style style:name="ConditionalStyle_5f_104" style:display-name="ConditionalStyle_104" style:family="table-cell" style:parent-style-name="Default">
      <style:table-cell-properties fo:background-color="#e46c0a"/>
    </style:style>
    <style:style style:name="ConditionalStyle_5f_103" style:display-name="ConditionalStyle_103" style:family="table-cell" style:parent-style-name="Default">
      <style:table-cell-properties fo:background-color="#ffc000"/>
    </style:style>
    <style:style style:name="ConditionalStyle_5f_102" style:display-name="ConditionalStyle_102" style:family="table-cell" style:parent-style-name="Default">
      <style:table-cell-properties fo:background-color="#92d050"/>
    </style:style>
    <style:style style:name="ConditionalStyle_5f_101" style:display-name="ConditionalStyle_101" style:family="table-cell" style:parent-style-name="Default">
      <style:table-cell-properties fo:background-color="#00b050"/>
    </style:style>
    <style:style style:name="ConditionalStyle_5f_100" style:display-name="ConditionalStyle_100" style:family="table-cell" style:parent-style-name="Default">
      <style:table-cell-properties fo:background-color="#ff0000"/>
    </style:style>
    <style:style style:name="ConditionalStyle_5f_99" style:display-name="ConditionalStyle_99" style:family="table-cell" style:parent-style-name="Default">
      <style:table-cell-properties fo:background-color="#e46c0a"/>
    </style:style>
    <style:style style:name="ConditionalStyle_5f_98" style:display-name="ConditionalStyle_98" style:family="table-cell" style:parent-style-name="Default">
      <style:table-cell-properties fo:background-color="#ffc000"/>
    </style:style>
    <style:style style:name="ConditionalStyle_5f_97" style:display-name="ConditionalStyle_97" style:family="table-cell" style:parent-style-name="Default">
      <style:table-cell-properties fo:background-color="#92d050"/>
    </style:style>
    <style:style style:name="ConditionalStyle_5f_96" style:display-name="ConditionalStyle_96" style:family="table-cell" style:parent-style-name="Default">
      <style:table-cell-properties fo:background-color="#00b050"/>
    </style:style>
    <style:style style:name="ConditionalStyle_5f_95" style:display-name="ConditionalStyle_95" style:family="table-cell" style:parent-style-name="Default">
      <style:table-cell-properties fo:background-color="#ff0000"/>
    </style:style>
    <style:style style:name="ConditionalStyle_5f_94" style:display-name="ConditionalStyle_94" style:family="table-cell" style:parent-style-name="Default">
      <style:table-cell-properties fo:background-color="#e46c0a"/>
    </style:style>
    <style:style style:name="ConditionalStyle_5f_93" style:display-name="ConditionalStyle_93" style:family="table-cell" style:parent-style-name="Default">
      <style:table-cell-properties fo:background-color="#ffc000"/>
    </style:style>
    <style:style style:name="ConditionalStyle_5f_92" style:display-name="ConditionalStyle_92" style:family="table-cell" style:parent-style-name="Default">
      <style:table-cell-properties fo:background-color="#92d050"/>
    </style:style>
    <style:style style:name="ConditionalStyle_5f_91" style:display-name="ConditionalStyle_91" style:family="table-cell" style:parent-style-name="Default">
      <style:table-cell-properties fo:background-color="#00b050"/>
    </style:style>
    <style:style style:name="ConditionalStyle_5f_90" style:display-name="ConditionalStyle_90" style:family="table-cell" style:parent-style-name="Default">
      <style:table-cell-properties fo:background-color="#ff0000"/>
    </style:style>
    <style:style style:name="ConditionalStyle_5f_89" style:display-name="ConditionalStyle_89" style:family="table-cell" style:parent-style-name="Default">
      <style:table-cell-properties fo:background-color="#e46c0a"/>
    </style:style>
    <style:style style:name="ConditionalStyle_5f_88" style:display-name="ConditionalStyle_88" style:family="table-cell" style:parent-style-name="Default">
      <style:table-cell-properties fo:background-color="#ffc000"/>
    </style:style>
    <style:style style:name="ConditionalStyle_5f_87" style:display-name="ConditionalStyle_87" style:family="table-cell" style:parent-style-name="Default">
      <style:table-cell-properties fo:background-color="#92d050"/>
    </style:style>
    <style:style style:name="ConditionalStyle_5f_86" style:display-name="ConditionalStyle_86" style:family="table-cell" style:parent-style-name="Default">
      <style:table-cell-properties fo:background-color="#00b050"/>
    </style:style>
    <style:style style:name="ConditionalStyle_5f_85" style:display-name="ConditionalStyle_85" style:family="table-cell" style:parent-style-name="Default">
      <style:table-cell-properties fo:background-color="#ff0000"/>
    </style:style>
    <style:style style:name="ConditionalStyle_5f_84" style:display-name="ConditionalStyle_84" style:family="table-cell" style:parent-style-name="Default">
      <style:table-cell-properties fo:background-color="#e46c0a"/>
    </style:style>
    <style:style style:name="ConditionalStyle_5f_83" style:display-name="ConditionalStyle_83" style:family="table-cell" style:parent-style-name="Default">
      <style:table-cell-properties fo:background-color="#ffc000"/>
    </style:style>
    <style:style style:name="ConditionalStyle_5f_82" style:display-name="ConditionalStyle_82" style:family="table-cell" style:parent-style-name="Default">
      <style:table-cell-properties fo:background-color="#92d050"/>
    </style:style>
    <style:style style:name="ConditionalStyle_5f_81" style:display-name="ConditionalStyle_81" style:family="table-cell" style:parent-style-name="Default">
      <style:table-cell-properties fo:background-color="#00b050"/>
    </style:style>
    <style:style style:name="ConditionalStyle_5f_80" style:display-name="ConditionalStyle_80" style:family="table-cell" style:parent-style-name="Default">
      <style:table-cell-properties fo:background-color="#ff0000"/>
    </style:style>
    <style:style style:name="ConditionalStyle_5f_79" style:display-name="ConditionalStyle_79" style:family="table-cell" style:parent-style-name="Default">
      <style:table-cell-properties fo:background-color="#e46c0a"/>
    </style:style>
    <style:style style:name="ConditionalStyle_5f_78" style:display-name="ConditionalStyle_78" style:family="table-cell" style:parent-style-name="Default">
      <style:table-cell-properties fo:background-color="#ffc000"/>
    </style:style>
    <style:style style:name="ConditionalStyle_5f_77" style:display-name="ConditionalStyle_77" style:family="table-cell" style:parent-style-name="Default">
      <style:table-cell-properties fo:background-color="#92d050"/>
    </style:style>
    <style:style style:name="ConditionalStyle_5f_76" style:display-name="ConditionalStyle_76" style:family="table-cell" style:parent-style-name="Default">
      <style:table-cell-properties fo:background-color="#00b050"/>
    </style:style>
    <style:style style:name="ConditionalStyle_5f_75" style:display-name="ConditionalStyle_75" style:family="table-cell" style:parent-style-name="Default">
      <style:table-cell-properties fo:background-color="#ff0000"/>
    </style:style>
    <style:style style:name="ConditionalStyle_5f_74" style:display-name="ConditionalStyle_74" style:family="table-cell" style:parent-style-name="Default">
      <style:table-cell-properties fo:background-color="#e46c0a"/>
    </style:style>
    <style:style style:name="ConditionalStyle_5f_73" style:display-name="ConditionalStyle_73" style:family="table-cell" style:parent-style-name="Default">
      <style:table-cell-properties fo:background-color="#ffc000"/>
    </style:style>
    <style:style style:name="ConditionalStyle_5f_72" style:display-name="ConditionalStyle_72" style:family="table-cell" style:parent-style-name="Default">
      <style:table-cell-properties fo:background-color="#92d050"/>
    </style:style>
    <style:style style:name="ConditionalStyle_5f_71" style:display-name="ConditionalStyle_71" style:family="table-cell" style:parent-style-name="Default">
      <style:table-cell-properties fo:background-color="#00b050"/>
    </style:style>
    <style:style style:name="ConditionalStyle_5f_70" style:display-name="ConditionalStyle_70" style:family="table-cell" style:parent-style-name="Default">
      <style:table-cell-properties fo:background-color="#ff0000"/>
    </style:style>
    <style:style style:name="ConditionalStyle_5f_69" style:display-name="ConditionalStyle_69" style:family="table-cell" style:parent-style-name="Default">
      <style:table-cell-properties fo:background-color="#e46c0a"/>
    </style:style>
    <style:style style:name="ConditionalStyle_5f_68" style:display-name="ConditionalStyle_68" style:family="table-cell" style:parent-style-name="Default">
      <style:table-cell-properties fo:background-color="#ffc000"/>
    </style:style>
    <style:style style:name="ConditionalStyle_5f_67" style:display-name="ConditionalStyle_67" style:family="table-cell" style:parent-style-name="Default">
      <style:table-cell-properties fo:background-color="#92d050"/>
    </style:style>
    <style:style style:name="ConditionalStyle_5f_66" style:display-name="ConditionalStyle_66" style:family="table-cell" style:parent-style-name="Default">
      <style:table-cell-properties fo:background-color="#00b050"/>
    </style:style>
    <style:style style:name="ConditionalStyle_5f_65" style:display-name="ConditionalStyle_65" style:family="table-cell" style:parent-style-name="Default">
      <style:table-cell-properties fo:background-color="#ff0000"/>
    </style:style>
    <style:style style:name="ConditionalStyle_5f_64" style:display-name="ConditionalStyle_64" style:family="table-cell" style:parent-style-name="Default">
      <style:table-cell-properties fo:background-color="#e46c0a"/>
    </style:style>
    <style:style style:name="ConditionalStyle_5f_63" style:display-name="ConditionalStyle_63" style:family="table-cell" style:parent-style-name="Default">
      <style:table-cell-properties fo:background-color="#ffc000"/>
    </style:style>
    <style:style style:name="ConditionalStyle_5f_62" style:display-name="ConditionalStyle_62" style:family="table-cell" style:parent-style-name="Default">
      <style:table-cell-properties fo:background-color="#92d050"/>
    </style:style>
    <style:style style:name="ConditionalStyle_5f_61" style:display-name="ConditionalStyle_61" style:family="table-cell" style:parent-style-name="Default">
      <style:table-cell-properties fo:background-color="#00b050"/>
    </style:style>
    <style:style style:name="ConditionalStyle_5f_60" style:display-name="ConditionalStyle_60" style:family="table-cell" style:parent-style-name="Default">
      <style:table-cell-properties fo:background-color="#ff0000"/>
    </style:style>
    <style:style style:name="ConditionalStyle_5f_59" style:display-name="ConditionalStyle_59" style:family="table-cell" style:parent-style-name="Default">
      <style:table-cell-properties fo:background-color="#e46c0a"/>
    </style:style>
    <style:style style:name="ConditionalStyle_5f_58" style:display-name="ConditionalStyle_58" style:family="table-cell" style:parent-style-name="Default">
      <style:table-cell-properties fo:background-color="#ffc000"/>
    </style:style>
    <style:style style:name="ConditionalStyle_5f_57" style:display-name="ConditionalStyle_57" style:family="table-cell" style:parent-style-name="Default">
      <style:table-cell-properties fo:background-color="#92d050"/>
    </style:style>
    <style:style style:name="ConditionalStyle_5f_56" style:display-name="ConditionalStyle_56" style:family="table-cell" style:parent-style-name="Default">
      <style:table-cell-properties fo:background-color="#00b050"/>
    </style:style>
    <style:style style:name="ConditionalStyle_5f_55" style:display-name="ConditionalStyle_55" style:family="table-cell" style:parent-style-name="Default">
      <style:table-cell-properties fo:background-color="#ff0000"/>
    </style:style>
    <style:style style:name="ConditionalStyle_5f_54" style:display-name="ConditionalStyle_54" style:family="table-cell" style:parent-style-name="Default">
      <style:table-cell-properties fo:background-color="#e46c0a"/>
    </style:style>
    <style:style style:name="ConditionalStyle_5f_53" style:display-name="ConditionalStyle_53" style:family="table-cell" style:parent-style-name="Default">
      <style:table-cell-properties fo:background-color="#ffc000"/>
    </style:style>
    <style:style style:name="ConditionalStyle_5f_52" style:display-name="ConditionalStyle_52" style:family="table-cell" style:parent-style-name="Default">
      <style:table-cell-properties fo:background-color="#92d050"/>
    </style:style>
    <style:style style:name="ConditionalStyle_5f_51" style:display-name="ConditionalStyle_51" style:family="table-cell" style:parent-style-name="Default">
      <style:table-cell-properties fo:background-color="#00b050"/>
    </style:style>
    <style:style style:name="ConditionalStyle_5f_50" style:display-name="ConditionalStyle_50" style:family="table-cell" style:parent-style-name="Default">
      <style:table-cell-properties fo:background-color="#ff0000"/>
    </style:style>
    <style:style style:name="ConditionalStyle_5f_49" style:display-name="ConditionalStyle_49" style:family="table-cell" style:parent-style-name="Default">
      <style:table-cell-properties fo:background-color="#e46c0a"/>
    </style:style>
    <style:style style:name="ConditionalStyle_5f_48" style:display-name="ConditionalStyle_48" style:family="table-cell" style:parent-style-name="Default">
      <style:table-cell-properties fo:background-color="#ffc000"/>
    </style:style>
    <style:style style:name="ConditionalStyle_5f_47" style:display-name="ConditionalStyle_47" style:family="table-cell" style:parent-style-name="Default">
      <style:table-cell-properties fo:background-color="#92d050"/>
    </style:style>
    <style:style style:name="ConditionalStyle_5f_46" style:display-name="ConditionalStyle_46" style:family="table-cell" style:parent-style-name="Default">
      <style:table-cell-properties fo:background-color="#00b050"/>
    </style:style>
    <style:style style:name="ConditionalStyle_5f_45" style:display-name="ConditionalStyle_45" style:family="table-cell" style:parent-style-name="Default">
      <style:table-cell-properties fo:background-color="#ff0000"/>
    </style:style>
    <style:style style:name="ConditionalStyle_5f_44" style:display-name="ConditionalStyle_44" style:family="table-cell" style:parent-style-name="Default">
      <style:table-cell-properties fo:background-color="#e46c0a"/>
    </style:style>
    <style:style style:name="ConditionalStyle_5f_43" style:display-name="ConditionalStyle_43" style:family="table-cell" style:parent-style-name="Default">
      <style:table-cell-properties fo:background-color="#ffc000"/>
    </style:style>
    <style:style style:name="ConditionalStyle_5f_42" style:display-name="ConditionalStyle_42" style:family="table-cell" style:parent-style-name="Default">
      <style:table-cell-properties fo:background-color="#92d050"/>
    </style:style>
    <style:style style:name="ConditionalStyle_5f_41" style:display-name="ConditionalStyle_41" style:family="table-cell" style:parent-style-name="Default">
      <style:table-cell-properties fo:background-color="#00b050"/>
    </style:style>
    <style:style style:name="ConditionalStyle_5f_40" style:display-name="ConditionalStyle_40" style:family="table-cell" style:parent-style-name="Default">
      <style:table-cell-properties fo:background-color="#ff0000"/>
    </style:style>
    <style:style style:name="ConditionalStyle_5f_39" style:display-name="ConditionalStyle_39" style:family="table-cell" style:parent-style-name="Default">
      <style:table-cell-properties fo:background-color="#e46c0a"/>
    </style:style>
    <style:style style:name="ConditionalStyle_5f_38" style:display-name="ConditionalStyle_38" style:family="table-cell" style:parent-style-name="Default">
      <style:table-cell-properties fo:background-color="#ffc000"/>
    </style:style>
    <style:style style:name="ConditionalStyle_5f_37" style:display-name="ConditionalStyle_37" style:family="table-cell" style:parent-style-name="Default">
      <style:table-cell-properties fo:background-color="#92d050"/>
    </style:style>
    <style:style style:name="ConditionalStyle_5f_36" style:display-name="ConditionalStyle_36" style:family="table-cell" style:parent-style-name="Default">
      <style:table-cell-properties fo:background-color="#00b050"/>
    </style:style>
    <style:style style:name="ConditionalStyle_5f_35" style:display-name="ConditionalStyle_35" style:family="table-cell" style:parent-style-name="Default">
      <style:table-cell-properties fo:background-color="#ff0000"/>
    </style:style>
    <style:style style:name="ConditionalStyle_5f_34" style:display-name="ConditionalStyle_34" style:family="table-cell" style:parent-style-name="Default">
      <style:table-cell-properties fo:background-color="#e46c0a"/>
    </style:style>
    <style:style style:name="ConditionalStyle_5f_33" style:display-name="ConditionalStyle_33" style:family="table-cell" style:parent-style-name="Default">
      <style:table-cell-properties fo:background-color="#ffc000"/>
    </style:style>
    <style:style style:name="ConditionalStyle_5f_32" style:display-name="ConditionalStyle_32" style:family="table-cell" style:parent-style-name="Default">
      <style:table-cell-properties fo:background-color="#92d050"/>
    </style:style>
    <style:style style:name="ConditionalStyle_5f_31" style:display-name="ConditionalStyle_31" style:family="table-cell" style:parent-style-name="Default">
      <style:table-cell-properties fo:background-color="#00b050"/>
    </style:style>
    <style:style style:name="ConditionalStyle_5f_30" style:display-name="ConditionalStyle_30" style:family="table-cell" style:parent-style-name="Default">
      <style:table-cell-properties fo:background-color="#ff0000"/>
    </style:style>
    <style:style style:name="ConditionalStyle_5f_29" style:display-name="ConditionalStyle_29" style:family="table-cell" style:parent-style-name="Default">
      <style:table-cell-properties fo:background-color="#e46c0a"/>
    </style:style>
    <style:style style:name="ConditionalStyle_5f_28" style:display-name="ConditionalStyle_28" style:family="table-cell" style:parent-style-name="Default">
      <style:table-cell-properties fo:background-color="#ffc000"/>
    </style:style>
    <style:style style:name="ConditionalStyle_5f_27" style:display-name="ConditionalStyle_27" style:family="table-cell" style:parent-style-name="Default">
      <style:table-cell-properties fo:background-color="#92d050"/>
    </style:style>
    <style:style style:name="ConditionalStyle_5f_26" style:display-name="ConditionalStyle_26" style:family="table-cell" style:parent-style-name="Default">
      <style:table-cell-properties fo:background-color="#00b050"/>
    </style:style>
    <style:style style:name="ConditionalStyle_5f_25" style:display-name="ConditionalStyle_25" style:family="table-cell" style:parent-style-name="Default">
      <style:table-cell-properties fo:background-color="#ff0000"/>
    </style:style>
    <style:style style:name="ConditionalStyle_5f_24" style:display-name="ConditionalStyle_24" style:family="table-cell" style:parent-style-name="Default">
      <style:table-cell-properties fo:background-color="#e46c0a"/>
    </style:style>
    <style:style style:name="ConditionalStyle_5f_23" style:display-name="ConditionalStyle_23" style:family="table-cell" style:parent-style-name="Default">
      <style:table-cell-properties fo:background-color="#ffc000"/>
    </style:style>
    <style:style style:name="ConditionalStyle_5f_22" style:display-name="ConditionalStyle_22" style:family="table-cell" style:parent-style-name="Default">
      <style:table-cell-properties fo:background-color="#92d050"/>
    </style:style>
    <style:style style:name="ConditionalStyle_5f_21" style:display-name="ConditionalStyle_21" style:family="table-cell" style:parent-style-name="Default">
      <style:table-cell-properties fo:background-color="#00b050"/>
    </style:style>
    <style:style style:name="ConditionalStyle_5f_20" style:display-name="ConditionalStyle_20" style:family="table-cell" style:parent-style-name="Default">
      <style:table-cell-properties fo:background-color="#ff0000"/>
    </style:style>
    <style:style style:name="ConditionalStyle_5f_19" style:display-name="ConditionalStyle_19" style:family="table-cell" style:parent-style-name="Default">
      <style:table-cell-properties fo:background-color="#e46c0a"/>
    </style:style>
    <style:style style:name="ConditionalStyle_5f_18" style:display-name="ConditionalStyle_18" style:family="table-cell" style:parent-style-name="Default">
      <style:table-cell-properties fo:background-color="#ffc000"/>
    </style:style>
    <style:style style:name="ConditionalStyle_5f_17" style:display-name="ConditionalStyle_17" style:family="table-cell" style:parent-style-name="Default">
      <style:table-cell-properties fo:background-color="#92d050"/>
    </style:style>
    <style:style style:name="ConditionalStyle_5f_16" style:display-name="ConditionalStyle_16" style:family="table-cell" style:parent-style-name="Default">
      <style:table-cell-properties fo:background-color="#00b050"/>
    </style:style>
    <style:style style:name="ConditionalStyle_5f_15" style:display-name="ConditionalStyle_15" style:family="table-cell" style:parent-style-name="Default">
      <style:table-cell-properties fo:background-color="#ff0000"/>
    </style:style>
    <style:style style:name="ConditionalStyle_5f_14" style:display-name="ConditionalStyle_14" style:family="table-cell" style:parent-style-name="Default">
      <style:table-cell-properties fo:background-color="#e46c0a"/>
    </style:style>
    <style:style style:name="ConditionalStyle_5f_13" style:display-name="ConditionalStyle_13" style:family="table-cell" style:parent-style-name="Default">
      <style:table-cell-properties fo:background-color="#ffc000"/>
    </style:style>
    <style:style style:name="ConditionalStyle_5f_12" style:display-name="ConditionalStyle_12" style:family="table-cell" style:parent-style-name="Default">
      <style:table-cell-properties fo:background-color="#92d050"/>
    </style:style>
    <style:style style:name="ConditionalStyle_5f_11" style:display-name="ConditionalStyle_11" style:family="table-cell" style:parent-style-name="Default">
      <style:table-cell-properties fo:background-color="#00b050"/>
    </style:style>
    <style:style style:name="ConditionalStyle_5f_10" style:display-name="ConditionalStyle_10" style:family="table-cell" style:parent-style-name="Default">
      <style:table-cell-properties fo:background-color="#e46c0a"/>
    </style:style>
    <style:style style:name="ConditionalStyle_5f_9" style:display-name="ConditionalStyle_9" style:family="table-cell" style:parent-style-name="Default">
      <style:table-cell-properties fo:background-color="#ffc000"/>
    </style:style>
    <style:style style:name="ConditionalStyle_5f_8" style:display-name="ConditionalStyle_8" style:family="table-cell" style:parent-style-name="Default">
      <style:table-cell-properties fo:background-color="#92d050"/>
    </style:style>
    <style:style style:name="ConditionalStyle_5f_7" style:display-name="ConditionalStyle_7" style:family="table-cell" style:parent-style-name="Default">
      <style:table-cell-properties fo:background-color="#00b050"/>
    </style:style>
    <style:style style:name="ConditionalStyle_5f_6" style:display-name="ConditionalStyle_6" style:family="table-cell" style:parent-style-name="Default">
      <style:table-cell-properties fo:background-color="#ff0000"/>
    </style:style>
    <style:style style:name="ConditionalStyle_5f_5" style:display-name="ConditionalStyle_5" style:family="table-cell" style:parent-style-name="Default">
      <style:table-cell-properties fo:background-color="#ffc000"/>
    </style:style>
    <style:style style:name="ConditionalStyle_5f_4" style:display-name="ConditionalStyle_4" style:family="table-cell" style:parent-style-name="Default">
      <style:table-cell-properties fo:background-color="#ff0000"/>
    </style:style>
    <style:style style:name="ConditionalStyle_5f_3" style:display-name="ConditionalStyle_3" style:family="table-cell" style:parent-style-name="Default">
      <style:table-cell-properties fo:background-color="#00b050"/>
    </style:style>
    <style:style style:name="ConditionalStyle_5f_2" style:display-name="ConditionalStyle_2" style:family="table-cell" style:parent-style-name="Default">
      <style:table-cell-properties fo:background-color="#ffc000"/>
    </style:style>
    <style:style style:name="ConditionalStyle_5f_1" style:display-name="ConditionalStyle_1" style:family="table-cell" style:parent-style-name="Default">
      <style:table-cell-properties fo:background-color="#ff000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cm" fo:margin-bottom="1.9cm" fo:margin-left="1.799cm" fo:margin-right="1.799cm" style:print-page-order="ttb" style:first-page-number="continue" style:scale-to="8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landscape" fo:margin-top="1.9cm" fo:margin-bottom="1.9cm" fo:margin-left="1.799cm" fo:margin-right="1.79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6">
      <style:page-layout-properties style:num-format="1" style:print-orientation="landscape" fo:margin-top="1.9cm" fo:margin-bottom="1.9cm" fo:margin-left="0.3cm" fo:margin-right="0.3cm" style:print-page-order="ttb" style:first-page-number="continue" style:scale-to="8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5">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Instructions" style:display-name="PageStyle_Instructions" style:page-layout-name="Mpm3">
      <style:header style:display="false"/>
      <style:header-left style:display="false"/>
      <style:footer style:display="false"/>
      <style:footer-left style:display="false"/>
    </style:master-page>
    <style:master-page style:name="PageStyle_5f_Publishing_20_Information" style:display-name="PageStyle_Publishing Information" style:page-layout-name="Mpm4">
      <style:header style:display="false"/>
      <style:header-left style:display="false"/>
      <style:footer style:display="false"/>
      <style:footer-left style:display="false"/>
    </style:master-page>
    <style:master-page style:name="PageStyle_5f_Publishing_20_Info_20_GUIDE_20__28_DELETE_29__20_" style:display-name="PageStyle_Publishing Info GUIDE (DELETE) " style:page-layout-name="Mpm5">
      <style:header style:display="false"/>
      <style:header-left style:display="false"/>
      <style:footer style:display="false"/>
      <style:footer-left style:display="false"/>
    </style:master-page>
    <style:master-page style:name="PageStyle_5f_Organisation_20_Data" style:display-name="PageStyle_Organisation Data" style:page-layout-name="Mpm6">
      <style:header style:display="false"/>
      <style:header-left style:display="false"/>
      <style:footer style:display="false"/>
      <style:footer-left style:display="false"/>
    </style:master-page>
    <style:master-page style:name="PageStyle_5f_Org_20_Data_20_Guide_20__28_DELETE_29_" style:display-name="PageStyle_Org Data Guide (DELETE)" style:page-layout-name="Mpm5">
      <style:header style:display="false"/>
      <style:header-left style:display="false"/>
      <style:footer style:display="false"/>
      <style:footer-left style:display="false"/>
    </style:master-page>
    <style:master-page style:name="PageStyle_5f_Activity_20_Data" style:display-name="PageStyle_Activity Data" style:page-layout-name="Mpm6">
      <style:header style:display="false"/>
      <style:header-left style:display="false"/>
      <style:footer style:display="false"/>
      <style:footer-left style:display="false"/>
    </style:master-page>
    <style:master-page style:name="PageStyle_5f_Activity_20_Data_20_Guide_20__28_DELETE_29_" style:display-name="PageStyle_Activity Data Guide (DELETE)" style:page-layout-name="Mpm5">
      <style:header style:display="false"/>
      <style:header-left style:display="false"/>
      <style:footer style:display="false"/>
      <style:footer-left style:display="false"/>
    </style:master-page>
    <style:master-page style:name="PageStyle_5f_Drop-down_20_menu" style:display-name="PageStyle_Drop-down menu"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dy Burrows</meta:initial-creator>
    <dc:creator>wendyr</dc:creator>
    <meta:print-date>2012-02-20T11:41:46</meta:print-date>
    <meta:creation-date>2012-01-12T11:44:42</meta:creation-date>
    <dc:date>2013-10-04T07:52:38</dc:date>
    <meta:generator>LibreOffice/3.5$Linux_X86_64 LibreOffice_project/350m1$Build-2</meta:generator>
    <meta:document-statistic meta:table-count="8" meta:cell-count="715" meta:object-count="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